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6.406cm" fo:margin-left="-0.323cm" table:align="left"/>
    </style:style>
    <style:style style:name="Tabela1.A" style:family="table-column">
      <style:table-column-properties style:column-width="2.193cm"/>
    </style:style>
    <style:style style:name="Tabela1.B" style:family="table-column">
      <style:table-column-properties style:column-width="2.004cm"/>
    </style:style>
    <style:style style:name="Tabela1.C" style:family="table-column">
      <style:table-column-properties style:column-width="2.21cm"/>
    </style:style>
    <style:style style:name="Tabela1.A1" style:family="table-cell">
      <style:table-cell-properties style:vertical-align="middle" fo:background-color="#999999" fo:padding-left="0.37cm" fo:padding-right="0.37cm" fo:padding-top="0.132cm" fo:padding-bottom="0.132cm" fo:border="0.05pt solid #e5e5e5">
        <style:background-image/>
      </style:table-cell-properties>
    </style:style>
    <style:style style:name="Tabela1.C1" style:family="table-cell">
      <style:table-cell-properties style:vertical-align="middle" fo:background-color="#999999" fo:padding-left="0cm" fo:padding-right="0cm" fo:padding-top="0.132cm" fo:padding-bottom="0.132cm" fo:border-left="none" fo:border-right="none" fo:border-top="0.75pt solid #e5e5e5" fo:border-bottom="0.75pt solid #e5e5e5">
        <style:background-image/>
      </style:table-cell-properties>
    </style:style>
    <style:style style:name="Tabela1.A2" style:family="table-cell">
      <style:table-cell-properties style:vertical-align="middle" fo:background-color="#eeeeee" fo:padding-left="0.37cm" fo:padding-right="0.37cm" fo:padding-top="0.132cm" fo:padding-bottom="0.132cm" fo:border="0.05pt solid #e5e5e5">
        <style:background-image/>
      </style:table-cell-properties>
    </style:style>
    <style:style style:name="Tabela1.B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2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2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3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3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4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4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5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5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6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6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7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7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8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8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0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0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1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1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2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2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3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3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4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4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5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5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6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6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7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7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A987" style:family="table-cell" style:data-style-name="N10004">
      <style:table-cell-properties style:vertical-align="middle" fo:background-color="#eeeeee" fo:padding-left="0.37cm" fo:padding-right="0.37cm" fo:padding-top="0.132cm" fo:padding-bottom="0.132cm" fo:border="0.05pt solid #e5e5e5">
        <style:background-image/>
      </style:table-cell-properties>
    </style:style>
    <style:style style:name="Tabela1.B98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8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8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2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2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3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3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4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4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5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5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6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6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7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7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8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8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999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999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00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00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Tabela1.B1001" style:family="table-cell">
      <style:table-cell-properties style:vertical-align="middle" fo:padding-left="0.37cm" fo:padding-right="0.37cm" fo:padding-top="0.132cm" fo:padding-bottom="0.132cm" fo:border="0.05pt solid #e5e5e5"/>
    </style:style>
    <style:style style:name="Tabela1.C1001" style:family="table-cell">
      <style:table-cell-properties style:vertical-align="middle" fo:padding-left="0cm" fo:padding-right="0cm" fo:padding-top="0.132cm" fo:padding-bottom="0.132cm" fo:border-left="none" fo:border-right="none" fo:border-top="0.75pt solid #e5e5e5" fo:border-bottom="0.75pt solid #e5e5e5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/>
    </style:style>
    <style:style style:name="P3" style:family="paragraph" style:parent-style-name="Table_20_Heading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inherit" fo:font-size="9pt" fo:font-weight="bold" style:font-size-asian="9pt" style:font-size-complex="9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weight="bold" fo:background-color="transparent" style:font-weight-asian="bold" style:font-weight-complex="bold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weight="bold" style:font-weight-asian="bold" style:font-weight-complex="bold"/>
    </style:style>
    <style:style style:name="P6" style:family="paragraph" style:parent-style-name="Table_20_Heading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inherit" fo:font-size="9pt" fo:font-weight="bold" style:font-size-asian="9pt" style:font-weight-asian="bold" style:font-size-complex="9pt" style:font-weight-complex="bold"/>
    </style:style>
    <style:style style:name="Sect1" style:family="section">
      <style:section-properties text:dont-balance-text-columns="false" fo:margin-left="0cm" fo:margin-right="-0.445cm" style:editable="false">
        <style:columns fo:column-count="3">
          <style:column style:rel-width="3573*" fo:start-indent="0cm" fo:end-indent="0cm"/>
          <style:column style:rel-width="3573*" fo:start-indent="0cm" fo:end-indent="0cm"/>
          <style:column style:rel-width="3573*" fo:start-indent="0cm" fo:end-indent="0cm"/>
        </style:columns>
      </style:section-properties>
    </style:style>
    <number:number-style style:name="N10004" number:language="pt" number:country="BR">
      <number:number number:decimal-places="2" loext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leLine94914114373760">
            <table:table-cell table:style-name="Tabela1.A1" office:value-type="string">
              <text:p text:style-name="P6">Palavra</text:p>
            </table:table-cell>
            <table:table-cell table:style-name="Tabela1.A1" office:value-type="string">
              <text:p text:style-name="P3">Pronúncia</text:p>
            </table:table-cell>
            <table:table-cell table:style-name="Tabela1.C1" office:value-type="string">
              <text:p text:style-name="P3">Tradução</text:p>
            </table:table-cell>
          </table:table-row>
          <table:table-row table:style-name="TableLine94914116968704">
            <table:table-cell table:style-name="Tabela1.A2" office:value-type="string">
              <text:p text:style-name="P4">the</text:p>
            </table:table-cell>
            <table:table-cell table:style-name="Tabela1.B2" office:value-type="string">
              <text:p text:style-name="P2">dhâ</text:p>
            </table:table-cell>
            <table:table-cell table:style-name="Tabela1.C2" office:value-type="string">
              <text:p text:style-name="P2">o, a, os, as</text:p>
            </table:table-cell>
          </table:table-row>
          <table:table-row table:style-name="TableLine94914116970448">
            <table:table-cell table:style-name="Tabela1.A2" office:value-type="string">
              <text:p text:style-name="P4">of</text:p>
            </table:table-cell>
            <table:table-cell table:style-name="Tabela1.B3" office:value-type="string">
              <text:p text:style-name="P2">âv</text:p>
            </table:table-cell>
            <table:table-cell table:style-name="Tabela1.C3" office:value-type="string">
              <text:p text:style-name="P2">de</text:p>
            </table:table-cell>
          </table:table-row>
          <table:table-row table:style-name="TableLine94914116972096">
            <table:table-cell table:style-name="Tabela1.A2" office:value-type="string">
              <text:p text:style-name="P4">to</text:p>
            </table:table-cell>
            <table:table-cell table:style-name="Tabela1.B4" office:value-type="string">
              <text:p text:style-name="P2">tuu</text:p>
            </table:table-cell>
            <table:table-cell table:style-name="Tabela1.C4" office:value-type="string">
              <text:p text:style-name="P2">para</text:p>
            </table:table-cell>
          </table:table-row>
          <table:table-row table:style-name="TableLine94914116974032">
            <table:table-cell table:style-name="Tabela1.A2" office:value-type="string">
              <text:p text:style-name="P4">and</text:p>
            </table:table-cell>
            <table:table-cell table:style-name="Tabela1.B5" office:value-type="string">
              <text:p text:style-name="P2">énd</text:p>
            </table:table-cell>
            <table:table-cell table:style-name="Tabela1.C5" office:value-type="string">
              <text:p text:style-name="P2">e</text:p>
            </table:table-cell>
          </table:table-row>
          <table:table-row table:style-name="TableLine94914116976080">
            <table:table-cell table:style-name="Tabela1.A2" office:value-type="string">
              <text:p text:style-name="P4">a</text:p>
            </table:table-cell>
            <table:table-cell table:style-name="Tabela1.B6" office:value-type="string">
              <text:p text:style-name="P2">â</text:p>
            </table:table-cell>
            <table:table-cell table:style-name="Tabela1.C6" office:value-type="string">
              <text:p text:style-name="P2">um, uma</text:p>
            </table:table-cell>
          </table:table-row>
          <table:table-row table:style-name="TableLine94914116978320">
            <table:table-cell table:style-name="Tabela1.A2" office:value-type="string">
              <text:p text:style-name="P4">in</text:p>
            </table:table-cell>
            <table:table-cell table:style-name="Tabela1.B7" office:value-type="string">
              <text:p text:style-name="P2">ên</text:p>
            </table:table-cell>
            <table:table-cell table:style-name="Tabela1.C7" office:value-type="string">
              <text:p text:style-name="P2">em, dentro</text:p>
            </table:table-cell>
          </table:table-row>
          <table:table-row table:style-name="TableLine94914116980256">
            <table:table-cell table:style-name="Tabela1.A2" office:value-type="string">
              <text:p text:style-name="P4">is</text:p>
            </table:table-cell>
            <table:table-cell table:style-name="Tabela1.B8" office:value-type="string">
              <text:p text:style-name="P2">ês</text:p>
            </table:table-cell>
            <table:table-cell table:style-name="Tabela1.C8" office:value-type="string">
              <text:p text:style-name="P2">é</text:p>
            </table:table-cell>
          </table:table-row>
          <table:table-row table:style-name="TableLine94914116982304">
            <table:table-cell table:style-name="Tabela1.A2" office:value-type="string">
              <text:p text:style-name="P4">it</text:p>
            </table:table-cell>
            <table:table-cell table:style-name="Tabela1.B9" office:value-type="string">
              <text:p text:style-name="P2">êt</text:p>
            </table:table-cell>
            <table:table-cell table:style-name="Tabela1.C9" office:value-type="string">
              <text:p text:style-name="P2">este</text:p>
            </table:table-cell>
          </table:table-row>
          <table:table-row table:style-name="TableLine94914116984272">
            <table:table-cell table:style-name="Tabela1.A2" office:value-type="string">
              <text:p text:style-name="P4">you</text:p>
            </table:table-cell>
            <table:table-cell table:style-name="Tabela1.B10" office:value-type="string">
              <text:p text:style-name="P2">yuu</text:p>
            </table:table-cell>
            <table:table-cell table:style-name="Tabela1.C10" office:value-type="string">
              <text:p text:style-name="P2">você</text:p>
            </table:table-cell>
          </table:table-row>
          <table:table-row table:style-name="TableLine94914116986320">
            <table:table-cell table:style-name="Tabela1.A2" office:value-type="string">
              <text:p text:style-name="P4">that</text:p>
            </table:table-cell>
            <table:table-cell table:style-name="Tabela1.B11" office:value-type="string">
              <text:p text:style-name="P2">dhét</text:p>
            </table:table-cell>
            <table:table-cell table:style-name="Tabela1.C11" office:value-type="string">
              <text:p text:style-name="P2">que, aquele</text:p>
            </table:table-cell>
          </table:table-row>
          <table:table-row table:style-name="TableLine94914116988368">
            <table:table-cell table:style-name="Tabela1.A2" office:value-type="string">
              <text:p text:style-name="P4">he</text:p>
            </table:table-cell>
            <table:table-cell table:style-name="Tabela1.B12" office:value-type="string">
              <text:p text:style-name="P2">rrii</text:p>
            </table:table-cell>
            <table:table-cell table:style-name="Tabela1.C12" office:value-type="string">
              <text:p text:style-name="P2">ele</text:p>
            </table:table-cell>
          </table:table-row>
          <table:table-row table:style-name="TableLine94914116990416">
            <table:table-cell table:style-name="Tabela1.A2" office:value-type="string">
              <text:p text:style-name="P4">was</text:p>
            </table:table-cell>
            <table:table-cell table:style-name="Tabela1.B13" office:value-type="string">
              <text:p text:style-name="P2">uós</text:p>
            </table:table-cell>
            <table:table-cell table:style-name="Tabela1.C13" office:value-type="string">
              <text:p text:style-name="P2">era, estava</text:p>
            </table:table-cell>
          </table:table-row>
          <table:table-row table:style-name="TableLine94914116992464">
            <table:table-cell table:style-name="Tabela1.A2" office:value-type="string">
              <text:p text:style-name="P4">for</text:p>
            </table:table-cell>
            <table:table-cell table:style-name="Tabela1.B14" office:value-type="string">
              <text:p text:style-name="P2">fór</text:p>
            </table:table-cell>
            <table:table-cell table:style-name="Tabela1.C14" office:value-type="string">
              <text:p text:style-name="P2">por, para</text:p>
            </table:table-cell>
          </table:table-row>
          <table:table-row table:style-name="TableLine94914116994512">
            <table:table-cell table:style-name="Tabela1.A2" office:value-type="string">
              <text:p text:style-name="P4">on</text:p>
            </table:table-cell>
            <table:table-cell table:style-name="Tabela1.B15" office:value-type="string">
              <text:p text:style-name="P2">ón</text:p>
            </table:table-cell>
            <table:table-cell table:style-name="Tabela1.C15" office:value-type="string">
              <text:p text:style-name="P2">em</text:p>
            </table:table-cell>
          </table:table-row>
          <table:table-row table:style-name="TableLine94914116996560">
            <table:table-cell table:style-name="Tabela1.A2" office:value-type="string">
              <text:p text:style-name="P4">are</text:p>
            </table:table-cell>
            <table:table-cell table:style-name="Tabela1.B16" office:value-type="string">
              <text:p text:style-name="P2">ar</text:p>
            </table:table-cell>
            <table:table-cell table:style-name="Tabela1.C16" office:value-type="string">
              <text:p text:style-name="P2">são, estão</text:p>
            </table:table-cell>
          </table:table-row>
          <table:table-row table:style-name="TableLine94914116998608">
            <table:table-cell table:style-name="Tabela1.A2" office:value-type="string">
              <text:p text:style-name="P4">with</text:p>
            </table:table-cell>
            <table:table-cell table:style-name="Tabela1.B17" office:value-type="string">
              <text:p text:style-name="P2">uêdh</text:p>
            </table:table-cell>
            <table:table-cell table:style-name="Tabela1.C17" office:value-type="string">
              <text:p text:style-name="P2">com</text:p>
            </table:table-cell>
          </table:table-row>
          <table:table-row table:style-name="TableLine94914117000656">
            <table:table-cell table:style-name="Tabela1.A2" office:value-type="string">
              <text:p text:style-name="P4">as</text:p>
            </table:table-cell>
            <table:table-cell table:style-name="Tabela1.B18" office:value-type="string">
              <text:p text:style-name="P2">és</text:p>
            </table:table-cell>
            <table:table-cell table:style-name="Tabela1.C18" office:value-type="string">
              <text:p text:style-name="P2">como, enquanto</text:p>
            </table:table-cell>
          </table:table-row>
          <table:table-row table:style-name="TableLine94914117002704">
            <table:table-cell table:style-name="Tabela1.A2" office:value-type="string">
              <text:p text:style-name="P4">I</text:p>
            </table:table-cell>
            <table:table-cell table:style-name="Tabela1.B19" office:value-type="string">
              <text:p text:style-name="P2">ai</text:p>
            </table:table-cell>
            <table:table-cell table:style-name="Tabela1.C19" office:value-type="string">
              <text:p text:style-name="P2">eu</text:p>
            </table:table-cell>
          </table:table-row>
          <table:table-row table:style-name="TableLine94914117004752">
            <table:table-cell table:style-name="Tabela1.A2" office:value-type="string">
              <text:p text:style-name="P4">his</text:p>
            </table:table-cell>
            <table:table-cell table:style-name="Tabela1.B20" office:value-type="string">
              <text:p text:style-name="P2">rrês</text:p>
            </table:table-cell>
            <table:table-cell table:style-name="Tabela1.C20" office:value-type="string">
              <text:p text:style-name="P2">seu</text:p>
            </table:table-cell>
          </table:table-row>
          <table:table-row table:style-name="TableLine94914117006800">
            <table:table-cell table:style-name="Tabela1.A2" office:value-type="string">
              <text:p text:style-name="P4">they</text:p>
            </table:table-cell>
            <table:table-cell table:style-name="Tabela1.B21" office:value-type="string">
              <text:p text:style-name="P2">dhei</text:p>
            </table:table-cell>
            <table:table-cell table:style-name="Tabela1.C21" office:value-type="string">
              <text:p text:style-name="P2">eles</text:p>
            </table:table-cell>
          </table:table-row>
          <table:table-row table:style-name="TableLine94914117008848">
            <table:table-cell table:style-name="Tabela1.A2" office:value-type="string">
              <text:p text:style-name="P4">be</text:p>
            </table:table-cell>
            <table:table-cell table:style-name="Tabela1.B22" office:value-type="string">
              <text:p text:style-name="P2">bii</text:p>
            </table:table-cell>
            <table:table-cell table:style-name="Tabela1.C22" office:value-type="string">
              <text:p text:style-name="P2">ser, estar</text:p>
            </table:table-cell>
          </table:table-row>
          <table:table-row table:style-name="TableLine94914117010832">
            <table:table-cell table:style-name="Tabela1.A2" office:value-type="string">
              <text:p text:style-name="P4">at</text:p>
            </table:table-cell>
            <table:table-cell table:style-name="Tabela1.B23" office:value-type="string">
              <text:p text:style-name="P2">ét</text:p>
            </table:table-cell>
            <table:table-cell table:style-name="Tabela1.C23" office:value-type="string">
              <text:p text:style-name="P2">em</text:p>
            </table:table-cell>
          </table:table-row>
          <table:table-row table:style-name="TableLine94914117012880">
            <table:table-cell table:style-name="Tabela1.A2" office:value-type="string">
              <text:p text:style-name="P4">one</text:p>
            </table:table-cell>
            <table:table-cell table:style-name="Tabela1.B24" office:value-type="string">
              <text:p text:style-name="P2">uân</text:p>
            </table:table-cell>
            <table:table-cell table:style-name="Tabela1.C24" office:value-type="string">
              <text:p text:style-name="P2">um</text:p>
            </table:table-cell>
          </table:table-row>
          <table:table-row table:style-name="TableLine94914117014928">
            <table:table-cell table:style-name="Tabela1.A2" office:value-type="string">
              <text:p text:style-name="P4">have</text:p>
            </table:table-cell>
            <table:table-cell table:style-name="Tabela1.B25" office:value-type="string">
              <text:p text:style-name="P2">rrév</text:p>
            </table:table-cell>
            <table:table-cell table:style-name="Tabela1.C25" office:value-type="string">
              <text:p text:style-name="P2">ter</text:p>
            </table:table-cell>
          </table:table-row>
          <table:table-row table:style-name="TableLine94914117016976">
            <table:table-cell table:style-name="Tabela1.A2" office:value-type="string">
              <text:p text:style-name="P4">this</text:p>
            </table:table-cell>
            <table:table-cell table:style-name="Tabela1.B26" office:value-type="string">
              <text:p text:style-name="P2">dhês</text:p>
            </table:table-cell>
            <table:table-cell table:style-name="Tabela1.C26" office:value-type="string">
              <text:p text:style-name="P2">este</text:p>
            </table:table-cell>
          </table:table-row>
          <table:table-row table:style-name="TableLine94914117019024">
            <table:table-cell table:style-name="Tabela1.A2" office:value-type="string">
              <text:p text:style-name="P4">from</text:p>
            </table:table-cell>
            <table:table-cell table:style-name="Tabela1.B27" office:value-type="string">
              <text:p text:style-name="P2">frâm</text:p>
            </table:table-cell>
            <table:table-cell table:style-name="Tabela1.C27" office:value-type="string">
              <text:p text:style-name="P2">de</text:p>
            </table:table-cell>
          </table:table-row>
          <table:table-row table:style-name="TableLine94914117021072">
            <table:table-cell table:style-name="Tabela1.A2" office:value-type="string">
              <text:p text:style-name="P4">or</text:p>
            </table:table-cell>
            <table:table-cell table:style-name="Tabela1.B28" office:value-type="string">
              <text:p text:style-name="P2">ór</text:p>
            </table:table-cell>
            <table:table-cell table:style-name="Tabela1.C28" office:value-type="string">
              <text:p text:style-name="P2">ou</text:p>
            </table:table-cell>
          </table:table-row>
          <table:table-row table:style-name="TableLine94914117023120">
            <table:table-cell table:style-name="Tabela1.A2" office:value-type="string">
              <text:p text:style-name="P4">had</text:p>
            </table:table-cell>
            <table:table-cell table:style-name="Tabela1.B29" office:value-type="string">
              <text:p text:style-name="P2">rréd</text:p>
            </table:table-cell>
            <table:table-cell table:style-name="Tabela1.C29" office:value-type="string">
              <text:p text:style-name="P2">tinha</text:p>
            </table:table-cell>
          </table:table-row>
          <table:table-row table:style-name="TableLine94914117026192">
            <table:table-cell table:style-name="Tabela1.A2" office:value-type="string">
              <text:p text:style-name="P4">by</text:p>
            </table:table-cell>
            <table:table-cell table:style-name="Tabela1.B30" office:value-type="string">
              <text:p text:style-name="P2">bai</text:p>
            </table:table-cell>
            <table:table-cell table:style-name="Tabela1.C30" office:value-type="string">
              <text:p text:style-name="P2">por, em</text:p>
            </table:table-cell>
          </table:table-row>
          <table:table-row table:style-name="TableLine94914117028240">
            <table:table-cell table:style-name="Tabela1.A2" office:value-type="string">
              <text:p text:style-name="P4">hot</text:p>
            </table:table-cell>
            <table:table-cell table:style-name="Tabela1.B31" office:value-type="string">
              <text:p text:style-name="P2">rrat</text:p>
            </table:table-cell>
            <table:table-cell table:style-name="Tabela1.C31" office:value-type="string">
              <text:p text:style-name="P2">quente</text:p>
            </table:table-cell>
          </table:table-row>
          <table:table-row table:style-name="TableLine94914117030288">
            <table:table-cell table:style-name="Tabela1.A2" office:value-type="string">
              <text:p text:style-name="P4">word</text:p>
            </table:table-cell>
            <table:table-cell table:style-name="Tabela1.B32" office:value-type="string">
              <text:p text:style-name="P2">uâd</text:p>
            </table:table-cell>
            <table:table-cell table:style-name="Tabela1.C32" office:value-type="string">
              <text:p text:style-name="P2">palavra</text:p>
            </table:table-cell>
          </table:table-row>
          <table:table-row table:style-name="TableLine94914117032336">
            <table:table-cell table:style-name="Tabela1.A2" office:value-type="string">
              <text:p text:style-name="P4">but</text:p>
            </table:table-cell>
            <table:table-cell table:style-name="Tabela1.B33" office:value-type="string">
              <text:p text:style-name="P2">bât</text:p>
            </table:table-cell>
            <table:table-cell table:style-name="Tabela1.C33" office:value-type="string">
              <text:p text:style-name="P2">mas</text:p>
            </table:table-cell>
          </table:table-row>
          <table:table-row table:style-name="TableLine94914117034384">
            <table:table-cell table:style-name="Tabela1.A2" office:value-type="string">
              <text:p text:style-name="P4">what</text:p>
            </table:table-cell>
            <table:table-cell table:style-name="Tabela1.B34" office:value-type="string">
              <text:p text:style-name="P2">uót</text:p>
            </table:table-cell>
            <table:table-cell table:style-name="Tabela1.C34" office:value-type="string">
              <text:p text:style-name="P2">o-que</text:p>
            </table:table-cell>
          </table:table-row>
          <table:table-row table:style-name="TableLine94914117036432">
            <table:table-cell table:style-name="Tabela1.A2" office:value-type="string">
              <text:p text:style-name="P4">some</text:p>
            </table:table-cell>
            <table:table-cell table:style-name="Tabela1.B35" office:value-type="string">
              <text:p text:style-name="P2">sâm</text:p>
            </table:table-cell>
            <table:table-cell table:style-name="Tabela1.C35" office:value-type="string">
              <text:p text:style-name="P2">algum</text:p>
            </table:table-cell>
          </table:table-row>
          <table:table-row table:style-name="TableLine94914117038480">
            <table:table-cell table:style-name="Tabela1.A2" office:value-type="string">
              <text:p text:style-name="P4">we</text:p>
            </table:table-cell>
            <table:table-cell table:style-name="Tabela1.B36" office:value-type="string">
              <text:p text:style-name="P2">uii</text:p>
            </table:table-cell>
            <table:table-cell table:style-name="Tabela1.C36" office:value-type="string">
              <text:p text:style-name="P2">nós</text:p>
            </table:table-cell>
          </table:table-row>
          <table:table-row table:style-name="TableLine94914117040528">
            <table:table-cell table:style-name="Tabela1.A2" office:value-type="string">
              <text:p text:style-name="P4">can</text:p>
            </table:table-cell>
            <table:table-cell table:style-name="Tabela1.B37" office:value-type="string">
              <text:p text:style-name="P2">kén</text:p>
            </table:table-cell>
            <table:table-cell table:style-name="Tabela1.C37" office:value-type="string">
              <text:p text:style-name="P2">pode, lata</text:p>
            </table:table-cell>
          </table:table-row>
          <table:table-row table:style-name="TableLine94914117042576">
            <table:table-cell table:style-name="Tabela1.A2" office:value-type="string">
              <text:p text:style-name="P4">out</text:p>
            </table:table-cell>
            <table:table-cell table:style-name="Tabela1.B38" office:value-type="string">
              <text:p text:style-name="P2">aut</text:p>
            </table:table-cell>
            <table:table-cell table:style-name="Tabela1.C38" office:value-type="string">
              <text:p text:style-name="P2">fora</text:p>
            </table:table-cell>
          </table:table-row>
          <table:table-row table:style-name="TableLine94914117044624">
            <table:table-cell table:style-name="Tabela1.A2" office:value-type="string">
              <text:p text:style-name="P4">other</text:p>
            </table:table-cell>
            <table:table-cell table:style-name="Tabela1.B39" office:value-type="string">
              <text:p text:style-name="P2">âdhâr</text:p>
            </table:table-cell>
            <table:table-cell table:style-name="Tabela1.C39" office:value-type="string">
              <text:p text:style-name="P2">outro</text:p>
            </table:table-cell>
          </table:table-row>
          <table:table-row table:style-name="TableLine94914117046672">
            <table:table-cell table:style-name="Tabela1.A2" office:value-type="string">
              <text:p text:style-name="P4">were</text:p>
            </table:table-cell>
            <table:table-cell table:style-name="Tabela1.B40" office:value-type="string">
              <text:p text:style-name="P2">uâr</text:p>
            </table:table-cell>
            <table:table-cell table:style-name="Tabela1.C40" office:value-type="string">
              <text:p text:style-name="P2">eram, esavam</text:p>
            </table:table-cell>
          </table:table-row>
          <table:table-row table:style-name="TableLine94914117048720">
            <table:table-cell table:style-name="Tabela1.A2" office:value-type="string">
              <text:p text:style-name="P4">all</text:p>
            </table:table-cell>
            <table:table-cell table:style-name="Tabela1.B41" office:value-type="string">
              <text:p text:style-name="P2">ól</text:p>
            </table:table-cell>
            <table:table-cell table:style-name="Tabela1.C41" office:value-type="string">
              <text:p text:style-name="P2">todo</text:p>
            </table:table-cell>
          </table:table-row>
          <table:table-row table:style-name="TableLine94914117050768">
            <table:table-cell table:style-name="Tabela1.A2" office:value-type="string">
              <text:p text:style-name="P4">there</text:p>
            </table:table-cell>
            <table:table-cell table:style-name="Tabela1.B42" office:value-type="string">
              <text:p text:style-name="P2">thér</text:p>
            </table:table-cell>
            <table:table-cell table:style-name="Tabela1.C42" office:value-type="string">
              <text:p text:style-name="P2">lá</text:p>
            </table:table-cell>
          </table:table-row>
          <table:table-row table:style-name="TableLine94914117052816">
            <table:table-cell table:style-name="Tabela1.A2" office:value-type="string">
              <text:p text:style-name="P4">when</text:p>
            </table:table-cell>
            <table:table-cell table:style-name="Tabela1.B43" office:value-type="string">
              <text:p text:style-name="P2">uen</text:p>
            </table:table-cell>
            <table:table-cell table:style-name="Tabela1.C43" office:value-type="string">
              <text:p text:style-name="P2">quando</text:p>
            </table:table-cell>
          </table:table-row>
          <table:table-row table:style-name="TableLine94914117056928">
            <table:table-cell table:style-name="Tabela1.A2" office:value-type="string">
              <text:p text:style-name="P4">up</text:p>
            </table:table-cell>
            <table:table-cell table:style-name="Tabela1.B44" office:value-type="string">
              <text:p text:style-name="P2">âp</text:p>
            </table:table-cell>
            <table:table-cell table:style-name="Tabela1.C44" office:value-type="string">
              <text:p text:style-name="P2">para-cima</text:p>
            </table:table-cell>
          </table:table-row>
          <table:table-row table:style-name="TableLine94914117058976">
            <table:table-cell table:style-name="Tabela1.A2" office:value-type="string">
              <text:p text:style-name="P4">use</text:p>
            </table:table-cell>
            <table:table-cell table:style-name="Tabela1.B45" office:value-type="string">
              <text:p text:style-name="P2">iuz</text:p>
            </table:table-cell>
            <table:table-cell table:style-name="Tabela1.C45" office:value-type="string">
              <text:p text:style-name="P2">usar</text:p>
            </table:table-cell>
          </table:table-row>
          <table:table-row table:style-name="TableLine94914117061024">
            <table:table-cell table:style-name="Tabela1.A2" office:value-type="string">
              <text:p text:style-name="P4">your</text:p>
            </table:table-cell>
            <table:table-cell table:style-name="Tabela1.B46" office:value-type="string">
              <text:p text:style-name="P2">yór</text:p>
            </table:table-cell>
            <table:table-cell table:style-name="Tabela1.C46" office:value-type="string">
              <text:p text:style-name="P2">seu</text:p>
            </table:table-cell>
          </table:table-row>
          <table:table-row table:style-name="TableLine94914117063072">
            <table:table-cell table:style-name="Tabela1.A2" office:value-type="string">
              <text:p text:style-name="P4">how</text:p>
            </table:table-cell>
            <table:table-cell table:style-name="Tabela1.B47" office:value-type="string">
              <text:p text:style-name="P2">rráu</text:p>
            </table:table-cell>
            <table:table-cell table:style-name="Tabela1.C47" office:value-type="string">
              <text:p text:style-name="P2">como, quão</text:p>
            </table:table-cell>
          </table:table-row>
          <table:table-row table:style-name="TableLine94914117065120">
            <table:table-cell table:style-name="Tabela1.A2" office:value-type="string">
              <text:p text:style-name="P4">said</text:p>
            </table:table-cell>
            <table:table-cell table:style-name="Tabela1.B48" office:value-type="string">
              <text:p text:style-name="P2">séd</text:p>
            </table:table-cell>
            <table:table-cell table:style-name="Tabela1.C48" office:value-type="string">
              <text:p text:style-name="P2">disse</text:p>
            </table:table-cell>
          </table:table-row>
          <table:table-row table:style-name="TableLine94914117067168">
            <table:table-cell table:style-name="Tabela1.A2" office:value-type="string">
              <text:p text:style-name="P4">an</text:p>
            </table:table-cell>
            <table:table-cell table:style-name="Tabela1.B49" office:value-type="string">
              <text:p text:style-name="P2">én</text:p>
            </table:table-cell>
            <table:table-cell table:style-name="Tabela1.C49" office:value-type="string">
              <text:p text:style-name="P2">um, uma</text:p>
            </table:table-cell>
          </table:table-row>
          <table:table-row table:style-name="TableLine94914117069216">
            <table:table-cell table:style-name="Tabela1.A2" office:value-type="string">
              <text:p text:style-name="P4">each</text:p>
            </table:table-cell>
            <table:table-cell table:style-name="Tabela1.B50" office:value-type="string">
              <text:p text:style-name="P2">iich</text:p>
            </table:table-cell>
            <table:table-cell table:style-name="Tabela1.C50" office:value-type="string">
              <text:p text:style-name="P2">cada</text:p>
            </table:table-cell>
          </table:table-row>
          <table:table-row table:style-name="TableLine94914117071264">
            <table:table-cell table:style-name="Tabela1.A2" office:value-type="string">
              <text:p text:style-name="P4">she</text:p>
            </table:table-cell>
            <table:table-cell table:style-name="Tabela1.B51" office:value-type="string">
              <text:p text:style-name="P2">shii</text:p>
            </table:table-cell>
            <table:table-cell table:style-name="Tabela1.C51" office:value-type="string">
              <text:p text:style-name="P2">ela</text:p>
            </table:table-cell>
          </table:table-row>
          <table:table-row table:style-name="TableLine94914117073312">
            <table:table-cell table:style-name="Tabela1.A2" office:value-type="string">
              <text:p text:style-name="P5">which</text:p>
            </table:table-cell>
            <table:table-cell table:style-name="Tabela1.B52" office:value-type="string">
              <text:p text:style-name="P2">uêtch</text:p>
            </table:table-cell>
            <table:table-cell table:style-name="Tabela1.C52" office:value-type="string">
              <text:p text:style-name="P2">qual</text:p>
            </table:table-cell>
          </table:table-row>
          <table:table-row table:style-name="TableLine94914117075360">
            <table:table-cell table:style-name="Tabela1.A2" office:value-type="string">
              <text:p text:style-name="P5">do</text:p>
            </table:table-cell>
            <table:table-cell table:style-name="Tabela1.B53" office:value-type="string">
              <text:p text:style-name="P2">duu</text:p>
            </table:table-cell>
            <table:table-cell table:style-name="Tabela1.C53" office:value-type="string">
              <text:p text:style-name="P2">fazer, mesmo</text:p>
            </table:table-cell>
          </table:table-row>
          <table:table-row table:style-name="TableLine94914117077408">
            <table:table-cell table:style-name="Tabela1.A2" office:value-type="string">
              <text:p text:style-name="P5">their</text:p>
            </table:table-cell>
            <table:table-cell table:style-name="Tabela1.B54" office:value-type="string">
              <text:p text:style-name="P2">thér</text:p>
            </table:table-cell>
            <table:table-cell table:style-name="Tabela1.C54" office:value-type="string">
              <text:p text:style-name="P2">seus</text:p>
            </table:table-cell>
          </table:table-row>
          <table:table-row table:style-name="TableLine94914117079456">
            <table:table-cell table:style-name="Tabela1.A2" office:value-type="string">
              <text:p text:style-name="P5">time</text:p>
            </table:table-cell>
            <table:table-cell table:style-name="Tabela1.B55" office:value-type="string">
              <text:p text:style-name="P2">taim</text:p>
            </table:table-cell>
            <table:table-cell table:style-name="Tabela1.C55" office:value-type="string">
              <text:p text:style-name="P2">tempo, hora</text:p>
            </table:table-cell>
          </table:table-row>
          <table:table-row table:style-name="TableLine94914117081504">
            <table:table-cell table:style-name="Tabela1.A2" office:value-type="string">
              <text:p text:style-name="P5">if</text:p>
            </table:table-cell>
            <table:table-cell table:style-name="Tabela1.B56" office:value-type="string">
              <text:p text:style-name="P2">êf</text:p>
            </table:table-cell>
            <table:table-cell table:style-name="Tabela1.C56" office:value-type="string">
              <text:p text:style-name="P2">se</text:p>
            </table:table-cell>
          </table:table-row>
          <table:table-row table:style-name="TableLine94914117083552">
            <table:table-cell table:style-name="Tabela1.A2" office:value-type="string">
              <text:p text:style-name="P5">will</text:p>
            </table:table-cell>
            <table:table-cell table:style-name="Tabela1.B57" office:value-type="string">
              <text:p text:style-name="P2">uêl</text:p>
            </table:table-cell>
            <table:table-cell table:style-name="Tabela1.C57" office:value-type="string">
              <text:p text:style-name="P2">vai, vontade</text:p>
            </table:table-cell>
          </table:table-row>
          <table:table-row table:style-name="TableLine94914117085600">
            <table:table-cell table:style-name="Tabela1.A2" office:value-type="string">
              <text:p text:style-name="P5">way</text:p>
            </table:table-cell>
            <table:table-cell table:style-name="Tabela1.B58" office:value-type="string">
              <text:p text:style-name="P2">uei</text:p>
            </table:table-cell>
            <table:table-cell table:style-name="Tabela1.C58" office:value-type="string">
              <text:p text:style-name="P2">caminho, jeito</text:p>
            </table:table-cell>
          </table:table-row>
          <table:table-row table:style-name="TableLine94914117087648">
            <table:table-cell table:style-name="Tabela1.A2" office:value-type="string">
              <text:p text:style-name="P5">about</text:p>
            </table:table-cell>
            <table:table-cell table:style-name="Tabela1.B59" office:value-type="string">
              <text:p text:style-name="P2">âbaut</text:p>
            </table:table-cell>
            <table:table-cell table:style-name="Tabela1.C59" office:value-type="string">
              <text:p text:style-name="P2">sobre, quase</text:p>
            </table:table-cell>
          </table:table-row>
          <table:table-row table:style-name="TableLine94914117089696">
            <table:table-cell table:style-name="Tabela1.A2" office:value-type="string">
              <text:p text:style-name="P5">many</text:p>
            </table:table-cell>
            <table:table-cell table:style-name="Tabela1.B60" office:value-type="string">
              <text:p text:style-name="P2">méni</text:p>
            </table:table-cell>
            <table:table-cell table:style-name="Tabela1.C60" office:value-type="string">
              <text:p text:style-name="P2">muitos</text:p>
            </table:table-cell>
          </table:table-row>
          <table:table-row table:style-name="TableLine94914117091744">
            <table:table-cell table:style-name="Tabela1.A2" office:value-type="string">
              <text:p text:style-name="P5">then</text:p>
            </table:table-cell>
            <table:table-cell table:style-name="Tabela1.B61" office:value-type="string">
              <text:p text:style-name="P2">dhên</text:p>
            </table:table-cell>
            <table:table-cell table:style-name="Tabela1.C61" office:value-type="string">
              <text:p text:style-name="P2">então</text:p>
            </table:table-cell>
          </table:table-row>
          <table:table-row table:style-name="TableLine94914117093792">
            <table:table-cell table:style-name="Tabela1.A2" office:value-type="string">
              <text:p text:style-name="P5">them</text:p>
            </table:table-cell>
            <table:table-cell table:style-name="Tabela1.B62" office:value-type="string">
              <text:p text:style-name="P2">dhêm</text:p>
            </table:table-cell>
            <table:table-cell table:style-name="Tabela1.C62" office:value-type="string">
              <text:p text:style-name="P2">deles</text:p>
            </table:table-cell>
          </table:table-row>
          <table:table-row table:style-name="TableLine94914117095840">
            <table:table-cell table:style-name="Tabela1.A2" office:value-type="string">
              <text:p text:style-name="P5">write</text:p>
            </table:table-cell>
            <table:table-cell table:style-name="Tabela1.B63" office:value-type="string">
              <text:p text:style-name="P2">rait</text:p>
            </table:table-cell>
            <table:table-cell table:style-name="Tabela1.C63" office:value-type="string">
              <text:p text:style-name="P2">escrever</text:p>
            </table:table-cell>
          </table:table-row>
          <table:table-row table:style-name="TableLine94914117099952">
            <table:table-cell table:style-name="Tabela1.A2" office:value-type="string">
              <text:p text:style-name="P5">would</text:p>
            </table:table-cell>
            <table:table-cell table:style-name="Tabela1.B64" office:value-type="string">
              <text:p text:style-name="P2">uôd</text:p>
            </table:table-cell>
            <table:table-cell table:style-name="Tabela1.C64" office:value-type="string">
              <text:p text:style-name="P2">deveria</text:p>
            </table:table-cell>
          </table:table-row>
          <table:table-row table:style-name="TableLine94914117102000">
            <table:table-cell table:style-name="Tabela1.A2" office:value-type="string">
              <text:p text:style-name="P5">like</text:p>
            </table:table-cell>
            <table:table-cell table:style-name="Tabela1.B65" office:value-type="string">
              <text:p text:style-name="P2">laik</text:p>
            </table:table-cell>
            <table:table-cell table:style-name="Tabela1.C65" office:value-type="string">
              <text:p text:style-name="P2">como, gostar</text:p>
            </table:table-cell>
          </table:table-row>
          <table:table-row table:style-name="TableLine94914117104048">
            <table:table-cell table:style-name="Tabela1.A2" office:value-type="string">
              <text:p text:style-name="P5">so</text:p>
            </table:table-cell>
            <table:table-cell table:style-name="Tabela1.B66" office:value-type="string">
              <text:p text:style-name="P2">sôu</text:p>
            </table:table-cell>
            <table:table-cell table:style-name="Tabela1.C66" office:value-type="string">
              <text:p text:style-name="P2">assim, tão</text:p>
            </table:table-cell>
          </table:table-row>
          <table:table-row table:style-name="TableLine94914117106096">
            <table:table-cell table:style-name="Tabela1.A2" office:value-type="string">
              <text:p text:style-name="P5">these</text:p>
            </table:table-cell>
            <table:table-cell table:style-name="Tabela1.B67" office:value-type="string">
              <text:p text:style-name="P2">dhiiz</text:p>
            </table:table-cell>
            <table:table-cell table:style-name="Tabela1.C67" office:value-type="string">
              <text:p text:style-name="P2">estes</text:p>
            </table:table-cell>
          </table:table-row>
          <table:table-row table:style-name="TableLine94914117108144">
            <table:table-cell table:style-name="Tabela1.A2" office:value-type="string">
              <text:p text:style-name="P5">her</text:p>
            </table:table-cell>
            <table:table-cell table:style-name="Tabela1.B68" office:value-type="string">
              <text:p text:style-name="P2">rrâr</text:p>
            </table:table-cell>
            <table:table-cell table:style-name="Tabela1.C68" office:value-type="string">
              <text:p text:style-name="P2">dela</text:p>
            </table:table-cell>
          </table:table-row>
          <table:table-row table:style-name="TableLine94914117110192">
            <table:table-cell table:style-name="Tabela1.A2" office:value-type="string">
              <text:p text:style-name="P5">long</text:p>
            </table:table-cell>
            <table:table-cell table:style-name="Tabela1.B69" office:value-type="string">
              <text:p text:style-name="P2">lóng</text:p>
            </table:table-cell>
            <table:table-cell table:style-name="Tabela1.C69" office:value-type="string">
              <text:p text:style-name="P2">longo</text:p>
            </table:table-cell>
          </table:table-row>
          <table:table-row table:style-name="TableLine94914117112240">
            <table:table-cell table:style-name="Tabela1.A2" office:value-type="string">
              <text:p text:style-name="P5">make</text:p>
            </table:table-cell>
            <table:table-cell table:style-name="Tabela1.B70" office:value-type="string">
              <text:p text:style-name="P2">meik</text:p>
            </table:table-cell>
            <table:table-cell table:style-name="Tabela1.C70" office:value-type="string">
              <text:p text:style-name="P2">fazer</text:p>
            </table:table-cell>
          </table:table-row>
          <table:table-row table:style-name="TableLine94914117114288">
            <table:table-cell table:style-name="Tabela1.A2" office:value-type="string">
              <text:p text:style-name="P5">thing</text:p>
            </table:table-cell>
            <table:table-cell table:style-name="Tabela1.B71" office:value-type="string">
              <text:p text:style-name="P2">thêng</text:p>
            </table:table-cell>
            <table:table-cell table:style-name="Tabela1.C71" office:value-type="string">
              <text:p text:style-name="P2">coisa</text:p>
            </table:table-cell>
          </table:table-row>
          <table:table-row table:style-name="TableLine94914117116336">
            <table:table-cell table:style-name="Tabela1.A2" office:value-type="string">
              <text:p text:style-name="P5">see</text:p>
            </table:table-cell>
            <table:table-cell table:style-name="Tabela1.B72" office:value-type="string">
              <text:p text:style-name="P2">sii</text:p>
            </table:table-cell>
            <table:table-cell table:style-name="Tabela1.C72" office:value-type="string">
              <text:p text:style-name="P2">ver</text:p>
            </table:table-cell>
          </table:table-row>
          <table:table-row table:style-name="TableLine94914117118384">
            <table:table-cell table:style-name="Tabela1.A2" office:value-type="string">
              <text:p text:style-name="P5">him</text:p>
            </table:table-cell>
            <table:table-cell table:style-name="Tabela1.B73" office:value-type="string">
              <text:p text:style-name="P2">rrêm</text:p>
            </table:table-cell>
            <table:table-cell table:style-name="Tabela1.C73" office:value-type="string">
              <text:p text:style-name="P2">dele</text:p>
            </table:table-cell>
          </table:table-row>
          <table:table-row table:style-name="TableLine94914117120432">
            <table:table-cell table:style-name="Tabela1.A2" office:value-type="string">
              <text:p text:style-name="P5">two</text:p>
            </table:table-cell>
            <table:table-cell table:style-name="Tabela1.B74" office:value-type="string">
              <text:p text:style-name="P2">tuu</text:p>
            </table:table-cell>
            <table:table-cell table:style-name="Tabela1.C74" office:value-type="string">
              <text:p text:style-name="P2">dois, duas</text:p>
            </table:table-cell>
          </table:table-row>
          <table:table-row table:style-name="TableLine94914117122480">
            <table:table-cell table:style-name="Tabela1.A2" office:value-type="string">
              <text:p text:style-name="P5">has</text:p>
            </table:table-cell>
            <table:table-cell table:style-name="Tabela1.B75" office:value-type="string">
              <text:p text:style-name="P2">rrés</text:p>
            </table:table-cell>
            <table:table-cell table:style-name="Tabela1.C75" office:value-type="string">
              <text:p text:style-name="P2">tem</text:p>
            </table:table-cell>
          </table:table-row>
          <table:table-row table:style-name="TableLine94914117124528">
            <table:table-cell table:style-name="Tabela1.A2" office:value-type="string">
              <text:p text:style-name="P5">look</text:p>
            </table:table-cell>
            <table:table-cell table:style-name="Tabela1.B76" office:value-type="string">
              <text:p text:style-name="P2">lôk</text:p>
            </table:table-cell>
            <table:table-cell table:style-name="Tabela1.C76" office:value-type="string">
              <text:p text:style-name="P2">olhar</text:p>
            </table:table-cell>
          </table:table-row>
          <table:table-row table:style-name="TableLine94914117126576">
            <table:table-cell table:style-name="Tabela1.A2" office:value-type="string">
              <text:p text:style-name="P5">more</text:p>
            </table:table-cell>
            <table:table-cell table:style-name="Tabela1.B77" office:value-type="string">
              <text:p text:style-name="P2">mór</text:p>
            </table:table-cell>
            <table:table-cell table:style-name="Tabela1.C77" office:value-type="string">
              <text:p text:style-name="P2">mais</text:p>
            </table:table-cell>
          </table:table-row>
          <table:table-row table:style-name="TableLine94914117128624">
            <table:table-cell table:style-name="Tabela1.A2" office:value-type="string">
              <text:p text:style-name="P5">day</text:p>
            </table:table-cell>
            <table:table-cell table:style-name="Tabela1.B78" office:value-type="string">
              <text:p text:style-name="P2">dei</text:p>
            </table:table-cell>
            <table:table-cell table:style-name="Tabela1.C78" office:value-type="string">
              <text:p text:style-name="P2">dia</text:p>
            </table:table-cell>
          </table:table-row>
          <table:table-row table:style-name="TableLine94914117130672">
            <table:table-cell table:style-name="Tabela1.A2" office:value-type="string">
              <text:p text:style-name="P5">could</text:p>
            </table:table-cell>
            <table:table-cell table:style-name="Tabela1.B79" office:value-type="string">
              <text:p text:style-name="P2">côd</text:p>
            </table:table-cell>
            <table:table-cell table:style-name="Tabela1.C79" office:value-type="string">
              <text:p text:style-name="P2">poderia</text:p>
            </table:table-cell>
          </table:table-row>
          <table:table-row table:style-name="TableLine94914117132720">
            <table:table-cell table:style-name="Tabela1.A2" office:value-type="string">
              <text:p text:style-name="P5">go</text:p>
            </table:table-cell>
            <table:table-cell table:style-name="Tabela1.B80" office:value-type="string">
              <text:p text:style-name="P2">gôu</text:p>
            </table:table-cell>
            <table:table-cell table:style-name="Tabela1.C80" office:value-type="string">
              <text:p text:style-name="P2">ir</text:p>
            </table:table-cell>
          </table:table-row>
          <table:table-row table:style-name="TableLine94914117134768">
            <table:table-cell table:style-name="Tabela1.A2" office:value-type="string">
              <text:p text:style-name="P5">come</text:p>
            </table:table-cell>
            <table:table-cell table:style-name="Tabela1.B81" office:value-type="string">
              <text:p text:style-name="P2">câm</text:p>
            </table:table-cell>
            <table:table-cell table:style-name="Tabela1.C81" office:value-type="string">
              <text:p text:style-name="P2">vir</text:p>
            </table:table-cell>
          </table:table-row>
          <table:table-row table:style-name="TableLine94914117136816">
            <table:table-cell table:style-name="Tabela1.A2" office:value-type="string">
              <text:p text:style-name="P5">did</text:p>
            </table:table-cell>
            <table:table-cell table:style-name="Tabela1.B82" office:value-type="string">
              <text:p text:style-name="P2">dêd</text:p>
            </table:table-cell>
            <table:table-cell table:style-name="Tabela1.C82" office:value-type="string">
              <text:p text:style-name="P2">fez, mesmo</text:p>
            </table:table-cell>
          </table:table-row>
          <table:table-row table:style-name="TableLine94914117138864">
            <table:table-cell table:style-name="Tabela1.A2" office:value-type="string">
              <text:p text:style-name="P5">number</text:p>
            </table:table-cell>
            <table:table-cell table:style-name="Tabela1.B83" office:value-type="string">
              <text:p text:style-name="P2">nâmbâr</text:p>
            </table:table-cell>
            <table:table-cell table:style-name="Tabela1.C83" office:value-type="string">
              <text:p text:style-name="P2">número</text:p>
            </table:table-cell>
          </table:table-row>
          <table:table-row table:style-name="TableLine94914117140912">
            <table:table-cell table:style-name="Tabela1.A2" office:value-type="string">
              <text:p text:style-name="P5">sound</text:p>
            </table:table-cell>
            <table:table-cell table:style-name="Tabela1.B84" office:value-type="string">
              <text:p text:style-name="P2">saund</text:p>
            </table:table-cell>
            <table:table-cell table:style-name="Tabela1.C84" office:value-type="string">
              <text:p text:style-name="P2">som</text:p>
            </table:table-cell>
          </table:table-row>
          <table:table-row table:style-name="TableLine94914117142960">
            <table:table-cell table:style-name="Tabela1.A2" office:value-type="string">
              <text:p text:style-name="P5">no</text:p>
            </table:table-cell>
            <table:table-cell table:style-name="Tabela1.B85" office:value-type="string">
              <text:p text:style-name="P2">nou</text:p>
            </table:table-cell>
            <table:table-cell table:style-name="Tabela1.C85" office:value-type="string">
              <text:p text:style-name="P2">não</text:p>
            </table:table-cell>
          </table:table-row>
          <table:table-row table:style-name="TableLine94914117145008">
            <table:table-cell table:style-name="Tabela1.A2" office:value-type="string">
              <text:p text:style-name="P5">most</text:p>
            </table:table-cell>
            <table:table-cell table:style-name="Tabela1.B86" office:value-type="string">
              <text:p text:style-name="P2">moust</text:p>
            </table:table-cell>
            <table:table-cell table:style-name="Tabela1.C86" office:value-type="string">
              <text:p text:style-name="P2">mais, maior</text:p>
            </table:table-cell>
          </table:table-row>
          <table:table-row table:style-name="TableLine94914117055520">
            <table:table-cell table:style-name="Tabela1.A2" office:value-type="string">
              <text:p text:style-name="P5">people</text:p>
            </table:table-cell>
            <table:table-cell table:style-name="Tabela1.B87" office:value-type="string">
              <text:p text:style-name="P2">piipâl</text:p>
            </table:table-cell>
            <table:table-cell table:style-name="Tabela1.C87" office:value-type="string">
              <text:p text:style-name="P2">pessoas, povo</text:p>
            </table:table-cell>
          </table:table-row>
          <table:table-row table:style-name="TableLine94914117151152">
            <table:table-cell table:style-name="Tabela1.A2" office:value-type="string">
              <text:p text:style-name="P5">my</text:p>
            </table:table-cell>
            <table:table-cell table:style-name="Tabela1.B88" office:value-type="string">
              <text:p text:style-name="P2">mai</text:p>
            </table:table-cell>
            <table:table-cell table:style-name="Tabela1.C88" office:value-type="string">
              <text:p text:style-name="P2">meu</text:p>
            </table:table-cell>
          </table:table-row>
          <table:table-row table:style-name="TableLine94914117153200">
            <table:table-cell table:style-name="Tabela1.A2" office:value-type="string">
              <text:p text:style-name="P5">over</text:p>
            </table:table-cell>
            <table:table-cell table:style-name="Tabela1.B89" office:value-type="string">
              <text:p text:style-name="P2">ouvâr</text:p>
            </table:table-cell>
            <table:table-cell table:style-name="Tabela1.C89" office:value-type="string">
              <text:p text:style-name="P2">sobre, acima-de</text:p>
            </table:table-cell>
          </table:table-row>
          <table:table-row table:style-name="TableLine94914117155248">
            <table:table-cell table:style-name="Tabela1.A2" office:value-type="string">
              <text:p text:style-name="P5">know</text:p>
            </table:table-cell>
            <table:table-cell table:style-name="Tabela1.B90" office:value-type="string">
              <text:p text:style-name="P2">nou</text:p>
            </table:table-cell>
            <table:table-cell table:style-name="Tabela1.C90" office:value-type="string">
              <text:p text:style-name="P2">saber</text:p>
            </table:table-cell>
          </table:table-row>
          <table:table-row table:style-name="TableLine94914117157296">
            <table:table-cell table:style-name="Tabela1.A2" office:value-type="string">
              <text:p text:style-name="P5">water</text:p>
            </table:table-cell>
            <table:table-cell table:style-name="Tabela1.B91" office:value-type="string">
              <text:p text:style-name="P2">uóttâr</text:p>
            </table:table-cell>
            <table:table-cell table:style-name="Tabela1.C91" office:value-type="string">
              <text:p text:style-name="P2">água</text:p>
            </table:table-cell>
          </table:table-row>
          <table:table-row table:style-name="TableLine94914117159344">
            <table:table-cell table:style-name="Tabela1.A2" office:value-type="string">
              <text:p text:style-name="P5">than</text:p>
            </table:table-cell>
            <table:table-cell table:style-name="Tabela1.B92" office:value-type="string">
              <text:p text:style-name="P2">dhén</text:p>
            </table:table-cell>
            <table:table-cell table:style-name="Tabela1.C92" office:value-type="string">
              <text:p text:style-name="P2">que</text:p>
            </table:table-cell>
          </table:table-row>
          <table:table-row table:style-name="TableLine94914117161392">
            <table:table-cell table:style-name="Tabela1.A2" office:value-type="string">
              <text:p text:style-name="P5">call</text:p>
            </table:table-cell>
            <table:table-cell table:style-name="Tabela1.B93" office:value-type="string">
              <text:p text:style-name="P2">cól</text:p>
            </table:table-cell>
            <table:table-cell table:style-name="Tabela1.C93" office:value-type="string">
              <text:p text:style-name="P2">chamar</text:p>
            </table:table-cell>
          </table:table-row>
          <table:table-row table:style-name="TableLine94914117163440">
            <table:table-cell table:style-name="Tabela1.A2" office:value-type="string">
              <text:p text:style-name="P5">first</text:p>
            </table:table-cell>
            <table:table-cell table:style-name="Tabela1.B94" office:value-type="string">
              <text:p text:style-name="P2">fârst</text:p>
            </table:table-cell>
            <table:table-cell table:style-name="Tabela1.C94" office:value-type="string">
              <text:p text:style-name="P2">primeiro</text:p>
            </table:table-cell>
          </table:table-row>
          <text:soft-page-break/>
          <table:table-row table:style-name="TableLine94914117165488">
            <table:table-cell table:style-name="Tabela1.A2" office:value-type="string">
              <text:p text:style-name="P5">who</text:p>
            </table:table-cell>
            <table:table-cell table:style-name="Tabela1.B95" office:value-type="string">
              <text:p text:style-name="P2">rruu</text:p>
            </table:table-cell>
            <table:table-cell table:style-name="Tabela1.C95" office:value-type="string">
              <text:p text:style-name="P2">que</text:p>
            </table:table-cell>
          </table:table-row>
          <table:table-row table:style-name="TableLine94914117167536">
            <table:table-cell table:style-name="Tabela1.A2" office:value-type="string">
              <text:p text:style-name="P5">may</text:p>
            </table:table-cell>
            <table:table-cell table:style-name="Tabela1.B96" office:value-type="string">
              <text:p text:style-name="P2">mei</text:p>
            </table:table-cell>
            <table:table-cell table:style-name="Tabela1.C96" office:value-type="string">
              <text:p text:style-name="P2">maio, pode</text:p>
            </table:table-cell>
          </table:table-row>
          <table:table-row table:style-name="TableLine94914117169584">
            <table:table-cell table:style-name="Tabela1.A2" office:value-type="string">
              <text:p text:style-name="P5">down</text:p>
            </table:table-cell>
            <table:table-cell table:style-name="Tabela1.B97" office:value-type="string">
              <text:p text:style-name="P2">daun</text:p>
            </table:table-cell>
            <table:table-cell table:style-name="Tabela1.C97" office:value-type="string">
              <text:p text:style-name="P2">baixo</text:p>
            </table:table-cell>
          </table:table-row>
          <table:table-row table:style-name="TableLine94914117171632">
            <table:table-cell table:style-name="Tabela1.A2" office:value-type="string">
              <text:p text:style-name="P5">side</text:p>
            </table:table-cell>
            <table:table-cell table:style-name="Tabela1.B98" office:value-type="string">
              <text:p text:style-name="P2">said</text:p>
            </table:table-cell>
            <table:table-cell table:style-name="Tabela1.C98" office:value-type="string">
              <text:p text:style-name="P2">lado</text:p>
            </table:table-cell>
          </table:table-row>
          <table:table-row table:style-name="TableLine94914117173680">
            <table:table-cell table:style-name="Tabela1.A2" office:value-type="string">
              <text:p text:style-name="P5">been</text:p>
            </table:table-cell>
            <table:table-cell table:style-name="Tabela1.B99" office:value-type="string">
              <text:p text:style-name="P2">bên</text:p>
            </table:table-cell>
            <table:table-cell table:style-name="Tabela1.C99" office:value-type="string">
              <text:p text:style-name="P2">sido, estado</text:p>
            </table:table-cell>
          </table:table-row>
          <table:table-row table:style-name="TableLine94914117175728">
            <table:table-cell table:style-name="Tabela1.A2" office:value-type="string">
              <text:p text:style-name="P5">now</text:p>
            </table:table-cell>
            <table:table-cell table:style-name="Tabela1.B100" office:value-type="string">
              <text:p text:style-name="P2">nau</text:p>
            </table:table-cell>
            <table:table-cell table:style-name="Tabela1.C100" office:value-type="string">
              <text:p text:style-name="P2">agora</text:p>
            </table:table-cell>
          </table:table-row>
          <table:table-row table:style-name="TableLine94914117177776">
            <table:table-cell table:style-name="Tabela1.A2" office:value-type="string">
              <text:p text:style-name="P5">find</text:p>
            </table:table-cell>
            <table:table-cell table:style-name="Tabela1.B101" office:value-type="string">
              <text:p text:style-name="P2">faind</text:p>
            </table:table-cell>
            <table:table-cell table:style-name="Tabela1.C101" office:value-type="string">
              <text:p text:style-name="P2">encontrar</text:p>
            </table:table-cell>
          </table:table-row>
          <table:table-row table:style-name="TableLine94914117179824">
            <table:table-cell table:style-name="Tabela1.A2" office:value-type="string">
              <text:p text:style-name="P5">any</text:p>
            </table:table-cell>
            <table:table-cell table:style-name="Tabela1.B102" office:value-type="string">
              <text:p text:style-name="P2">éni</text:p>
            </table:table-cell>
            <table:table-cell table:style-name="Tabela1.C102" office:value-type="string">
              <text:p text:style-name="P2">qualquer</text:p>
            </table:table-cell>
          </table:table-row>
          <table:table-row table:style-name="TableLine94914117181872">
            <table:table-cell table:style-name="Tabela1.A2" office:value-type="string">
              <text:p text:style-name="P5">new</text:p>
            </table:table-cell>
            <table:table-cell table:style-name="Tabela1.B103" office:value-type="string">
              <text:p text:style-name="P2">nuu</text:p>
            </table:table-cell>
            <table:table-cell table:style-name="Tabela1.C103" office:value-type="string">
              <text:p text:style-name="P2">novo</text:p>
            </table:table-cell>
          </table:table-row>
          <table:table-row table:style-name="TableLine94914117183920">
            <table:table-cell table:style-name="Tabela1.A2" office:value-type="string">
              <text:p text:style-name="P5">work</text:p>
            </table:table-cell>
            <table:table-cell table:style-name="Tabela1.B104" office:value-type="string">
              <text:p text:style-name="P2">uârk</text:p>
            </table:table-cell>
            <table:table-cell table:style-name="Tabela1.C104" office:value-type="string">
              <text:p text:style-name="P2">trabalho</text:p>
            </table:table-cell>
          </table:table-row>
          <table:table-row table:style-name="TableLine94914117185968">
            <table:table-cell table:style-name="Tabela1.A2" office:value-type="string">
              <text:p text:style-name="P5">part</text:p>
            </table:table-cell>
            <table:table-cell table:style-name="Tabela1.B105" office:value-type="string">
              <text:p text:style-name="P2">part</text:p>
            </table:table-cell>
            <table:table-cell table:style-name="Tabela1.C105" office:value-type="string">
              <text:p text:style-name="P2">parte</text:p>
            </table:table-cell>
          </table:table-row>
          <table:table-row table:style-name="TableLine94914117188016">
            <table:table-cell table:style-name="Tabela1.A2" office:value-type="string">
              <text:p text:style-name="P5">take</text:p>
            </table:table-cell>
            <table:table-cell table:style-name="Tabela1.B106" office:value-type="string">
              <text:p text:style-name="P2">teik</text:p>
            </table:table-cell>
            <table:table-cell table:style-name="Tabela1.C106" office:value-type="string">
              <text:p text:style-name="P2">pegar</text:p>
            </table:table-cell>
          </table:table-row>
          <table:table-row table:style-name="TableLine94914117190064">
            <table:table-cell table:style-name="Tabela1.A2" office:value-type="string">
              <text:p text:style-name="P5">get</text:p>
            </table:table-cell>
            <table:table-cell table:style-name="Tabela1.B107" office:value-type="string">
              <text:p text:style-name="P2">ghét</text:p>
            </table:table-cell>
            <table:table-cell table:style-name="Tabela1.C107" office:value-type="string">
              <text:p text:style-name="P2">ficar</text:p>
            </table:table-cell>
          </table:table-row>
          <table:table-row table:style-name="TableLine94914117192112">
            <table:table-cell table:style-name="Tabela1.A2" office:value-type="string">
              <text:p text:style-name="P5">place</text:p>
            </table:table-cell>
            <table:table-cell table:style-name="Tabela1.B108" office:value-type="string">
              <text:p text:style-name="P2">pleis</text:p>
            </table:table-cell>
            <table:table-cell table:style-name="Tabela1.C108" office:value-type="string">
              <text:p text:style-name="P2">lugar</text:p>
            </table:table-cell>
          </table:table-row>
          <table:table-row table:style-name="TableLine94914117194160">
            <table:table-cell table:style-name="Tabela1.A2" office:value-type="string">
              <text:p text:style-name="P5">made</text:p>
            </table:table-cell>
            <table:table-cell table:style-name="Tabela1.B109" office:value-type="string">
              <text:p text:style-name="P2">meid</text:p>
            </table:table-cell>
            <table:table-cell table:style-name="Tabela1.C109" office:value-type="string">
              <text:p text:style-name="P2">feito</text:p>
            </table:table-cell>
          </table:table-row>
          <table:table-row table:style-name="TableLine94914117196208">
            <table:table-cell table:style-name="Tabela1.A2" office:value-type="string">
              <text:p text:style-name="P5">live</text:p>
            </table:table-cell>
            <table:table-cell table:style-name="Tabela1.B110" office:value-type="string">
              <text:p text:style-name="P2">lêv, laiv</text:p>
            </table:table-cell>
            <table:table-cell table:style-name="Tabela1.C110" office:value-type="string">
              <text:p text:style-name="P2">viver, vivo</text:p>
            </table:table-cell>
          </table:table-row>
          <table:table-row table:style-name="TableLine94914117198256">
            <table:table-cell table:style-name="Tabela1.A2" office:value-type="string">
              <text:p text:style-name="P5">where</text:p>
            </table:table-cell>
            <table:table-cell table:style-name="Tabela1.B111" office:value-type="string">
              <text:p text:style-name="P2">uér</text:p>
            </table:table-cell>
            <table:table-cell table:style-name="Tabela1.C111" office:value-type="string">
              <text:p text:style-name="P2">onde</text:p>
            </table:table-cell>
          </table:table-row>
          <table:table-row table:style-name="TableLine94914117200304">
            <table:table-cell table:style-name="Tabela1.A2" office:value-type="string">
              <text:p text:style-name="P5">after</text:p>
            </table:table-cell>
            <table:table-cell table:style-name="Tabela1.B112" office:value-type="string">
              <text:p text:style-name="P2">éftâr</text:p>
            </table:table-cell>
            <table:table-cell table:style-name="Tabela1.C112" office:value-type="string">
              <text:p text:style-name="P2">após</text:p>
            </table:table-cell>
          </table:table-row>
          <table:table-row table:style-name="TableLine94914117202352">
            <table:table-cell table:style-name="Tabela1.A2" office:value-type="string">
              <text:p text:style-name="P5">back</text:p>
            </table:table-cell>
            <table:table-cell table:style-name="Tabela1.B113" office:value-type="string">
              <text:p text:style-name="P2">bék</text:p>
            </table:table-cell>
            <table:table-cell table:style-name="Tabela1.C113" office:value-type="string">
              <text:p text:style-name="P2">atrás, costas</text:p>
            </table:table-cell>
          </table:table-row>
          <table:table-row table:style-name="TableLine94914117204400">
            <table:table-cell table:style-name="Tabela1.A2" office:value-type="string">
              <text:p text:style-name="P5">little</text:p>
            </table:table-cell>
            <table:table-cell table:style-name="Tabela1.B114" office:value-type="string">
              <text:p text:style-name="P2">lêttâl</text:p>
            </table:table-cell>
            <table:table-cell table:style-name="Tabela1.C114" office:value-type="string">
              <text:p text:style-name="P2">pequeno, pouco</text:p>
            </table:table-cell>
          </table:table-row>
          <table:table-row table:style-name="TableLine94914117206448">
            <table:table-cell table:style-name="Tabela1.A2" office:value-type="string">
              <text:p text:style-name="P5">only</text:p>
            </table:table-cell>
            <table:table-cell table:style-name="Tabela1.B115" office:value-type="string">
              <text:p text:style-name="P2">ounli</text:p>
            </table:table-cell>
            <table:table-cell table:style-name="Tabela1.C115" office:value-type="string">
              <text:p text:style-name="P2">somente</text:p>
            </table:table-cell>
          </table:table-row>
          <table:table-row table:style-name="TableLine94914117208496">
            <table:table-cell table:style-name="Tabela1.A2" office:value-type="string">
              <text:p text:style-name="P5">round</text:p>
            </table:table-cell>
            <table:table-cell table:style-name="Tabela1.B116" office:value-type="string">
              <text:p text:style-name="P2">raund</text:p>
            </table:table-cell>
            <table:table-cell table:style-name="Tabela1.C116" office:value-type="string">
              <text:p text:style-name="P2">redondo, rodada</text:p>
            </table:table-cell>
          </table:table-row>
          <table:table-row table:style-name="TableLine94914117210544">
            <table:table-cell table:style-name="Tabela1.A2" office:value-type="string">
              <text:p text:style-name="P5">man</text:p>
            </table:table-cell>
            <table:table-cell table:style-name="Tabela1.B117" office:value-type="string">
              <text:p text:style-name="P2">mén</text:p>
            </table:table-cell>
            <table:table-cell table:style-name="Tabela1.C117" office:value-type="string">
              <text:p text:style-name="P2">homem</text:p>
            </table:table-cell>
          </table:table-row>
          <table:table-row table:style-name="TableLine94914117212592">
            <table:table-cell table:style-name="Tabela1.A2" office:value-type="string">
              <text:p text:style-name="P5">year</text:p>
            </table:table-cell>
            <table:table-cell table:style-name="Tabela1.B118" office:value-type="string">
              <text:p text:style-name="P2">yiir</text:p>
            </table:table-cell>
            <table:table-cell table:style-name="Tabela1.C118" office:value-type="string">
              <text:p text:style-name="P2">ano</text:p>
            </table:table-cell>
          </table:table-row>
          <table:table-row table:style-name="TableLine94914117214640">
            <table:table-cell table:style-name="Tabela1.A2" office:value-type="string">
              <text:p text:style-name="P5">came</text:p>
            </table:table-cell>
            <table:table-cell table:style-name="Tabela1.B119" office:value-type="string">
              <text:p text:style-name="P2">keim</text:p>
            </table:table-cell>
            <table:table-cell table:style-name="Tabela1.C119" office:value-type="string">
              <text:p text:style-name="P2">chegado</text:p>
            </table:table-cell>
          </table:table-row>
          <table:table-row table:style-name="TableLine94914117216688">
            <table:table-cell table:style-name="Tabela1.A2" office:value-type="string">
              <text:p text:style-name="P5">show</text:p>
            </table:table-cell>
            <table:table-cell table:style-name="Tabela1.B120" office:value-type="string">
              <text:p text:style-name="P2">shou</text:p>
            </table:table-cell>
            <table:table-cell table:style-name="Tabela1.C120" office:value-type="string">
              <text:p text:style-name="P2">mostrar</text:p>
            </table:table-cell>
          </table:table-row>
          <table:table-row table:style-name="TableLine94914117218736">
            <table:table-cell table:style-name="Tabela1.A2" office:value-type="string">
              <text:p text:style-name="P5">every</text:p>
            </table:table-cell>
            <table:table-cell table:style-name="Tabela1.B121" office:value-type="string">
              <text:p text:style-name="P2">evri</text:p>
            </table:table-cell>
            <table:table-cell table:style-name="Tabela1.C121" office:value-type="string">
              <text:p text:style-name="P2">cada</text:p>
            </table:table-cell>
          </table:table-row>
          <table:table-row table:style-name="TableLine94914117220784">
            <table:table-cell table:style-name="Tabela1.A2" office:value-type="string">
              <text:p text:style-name="P5">good</text:p>
            </table:table-cell>
            <table:table-cell table:style-name="Tabela1.B122" office:value-type="string">
              <text:p text:style-name="P2">gôd</text:p>
            </table:table-cell>
            <table:table-cell table:style-name="Tabela1.C122" office:value-type="string">
              <text:p text:style-name="P2">bom</text:p>
            </table:table-cell>
          </table:table-row>
          <table:table-row table:style-name="TableLine94914117222832">
            <table:table-cell table:style-name="Tabela1.A2" office:value-type="string">
              <text:p text:style-name="P5">me</text:p>
            </table:table-cell>
            <table:table-cell table:style-name="Tabela1.B123" office:value-type="string">
              <text:p text:style-name="P2">mii</text:p>
            </table:table-cell>
            <table:table-cell table:style-name="Tabela1.C123" office:value-type="string">
              <text:p text:style-name="P2">me, eu</text:p>
            </table:table-cell>
          </table:table-row>
          <table:table-row table:style-name="TableLine94914117224880">
            <table:table-cell table:style-name="Tabela1.A2" office:value-type="string">
              <text:p text:style-name="P5">give</text:p>
            </table:table-cell>
            <table:table-cell table:style-name="Tabela1.B124" office:value-type="string">
              <text:p text:style-name="P2">ghêv</text:p>
            </table:table-cell>
            <table:table-cell table:style-name="Tabela1.C124" office:value-type="string">
              <text:p text:style-name="P2">dar</text:p>
            </table:table-cell>
          </table:table-row>
          <table:table-row table:style-name="TableLine94914117226928">
            <table:table-cell table:style-name="Tabela1.A2" office:value-type="string">
              <text:p text:style-name="P5">our</text:p>
            </table:table-cell>
            <table:table-cell table:style-name="Tabela1.B125" office:value-type="string">
              <text:p text:style-name="P2">ar</text:p>
            </table:table-cell>
            <table:table-cell table:style-name="Tabela1.C125" office:value-type="string">
              <text:p text:style-name="P2">nosso</text:p>
            </table:table-cell>
          </table:table-row>
          <table:table-row table:style-name="TableLine94914117228976">
            <table:table-cell table:style-name="Tabela1.A2" office:value-type="string">
              <text:p text:style-name="P5">under</text:p>
            </table:table-cell>
            <table:table-cell table:style-name="Tabela1.B126" office:value-type="string">
              <text:p text:style-name="P2">ândâr</text:p>
            </table:table-cell>
            <table:table-cell table:style-name="Tabela1.C126" office:value-type="string">
              <text:p text:style-name="P2">sob</text:p>
            </table:table-cell>
          </table:table-row>
          <table:table-row table:style-name="TableLine94914117231024">
            <table:table-cell table:style-name="Tabela1.A2" office:value-type="string">
              <text:p text:style-name="P5">name</text:p>
            </table:table-cell>
            <table:table-cell table:style-name="Tabela1.B127" office:value-type="string">
              <text:p text:style-name="P2">neim</text:p>
            </table:table-cell>
            <table:table-cell table:style-name="Tabela1.C127" office:value-type="string">
              <text:p text:style-name="P2">nome</text:p>
            </table:table-cell>
          </table:table-row>
          <table:table-row table:style-name="TableLine94914117233072">
            <table:table-cell table:style-name="Tabela1.A2" office:value-type="string">
              <text:p text:style-name="P5">very</text:p>
            </table:table-cell>
            <table:table-cell table:style-name="Tabela1.B128" office:value-type="string">
              <text:p text:style-name="P2">véri</text:p>
            </table:table-cell>
            <table:table-cell table:style-name="Tabela1.C128" office:value-type="string">
              <text:p text:style-name="P2">muito, absoluto</text:p>
            </table:table-cell>
          </table:table-row>
          <table:table-row table:style-name="TableLine94914117097888">
            <table:table-cell table:style-name="Tabela1.A2" office:value-type="string">
              <text:p text:style-name="P5">through</text:p>
            </table:table-cell>
            <table:table-cell table:style-name="Tabela1.B129" office:value-type="string">
              <text:p text:style-name="P2">thruu</text:p>
            </table:table-cell>
            <table:table-cell table:style-name="Tabela1.C129" office:value-type="string">
              <text:p text:style-name="P2">através-de</text:p>
            </table:table-cell>
          </table:table-row>
          <table:table-row table:style-name="TableLine94914117241568">
            <table:table-cell table:style-name="Tabela1.A2" office:value-type="string">
              <text:p text:style-name="P5">just</text:p>
            </table:table-cell>
            <table:table-cell table:style-name="Tabela1.B130" office:value-type="string">
              <text:p text:style-name="P2">jâst</text:p>
            </table:table-cell>
            <table:table-cell table:style-name="Tabela1.C130" office:value-type="string">
              <text:p text:style-name="P2">justo, só</text:p>
            </table:table-cell>
          </table:table-row>
          <table:table-row table:style-name="TableLine94914117243552">
            <table:table-cell table:style-name="Tabela1.A2" office:value-type="string">
              <text:p text:style-name="P5">form</text:p>
            </table:table-cell>
            <table:table-cell table:style-name="Tabela1.B131" office:value-type="string">
              <text:p text:style-name="P2">fórm</text:p>
            </table:table-cell>
            <table:table-cell table:style-name="Tabela1.C131" office:value-type="string">
              <text:p text:style-name="P2">forma, formulário</text:p>
            </table:table-cell>
          </table:table-row>
          <table:table-row table:style-name="TableLine94914117245600">
            <table:table-cell table:style-name="Tabela1.A2" office:value-type="string">
              <text:p text:style-name="P5">sentence</text:p>
            </table:table-cell>
            <table:table-cell table:style-name="Tabela1.B132" office:value-type="string">
              <text:p text:style-name="P2">sêntâns</text:p>
            </table:table-cell>
            <table:table-cell table:style-name="Tabela1.C132" office:value-type="string">
              <text:p text:style-name="P2">sentença</text:p>
            </table:table-cell>
          </table:table-row>
          <table:table-row table:style-name="TableLine94914117247648">
            <table:table-cell table:style-name="Tabela1.A2" office:value-type="string">
              <text:p text:style-name="P5">great</text:p>
            </table:table-cell>
            <table:table-cell table:style-name="Tabela1.B133" office:value-type="string">
              <text:p text:style-name="P2">greit</text:p>
            </table:table-cell>
            <table:table-cell table:style-name="Tabela1.C133" office:value-type="string">
              <text:p text:style-name="P2">ótimo, excelente, grande</text:p>
            </table:table-cell>
          </table:table-row>
          <table:table-row table:style-name="TableLine94914117249696">
            <table:table-cell table:style-name="Tabela1.A2" office:value-type="string">
              <text:p text:style-name="P5">think</text:p>
            </table:table-cell>
            <table:table-cell table:style-name="Tabela1.B134" office:value-type="string">
              <text:p text:style-name="P2">thênk</text:p>
            </table:table-cell>
            <table:table-cell table:style-name="Tabela1.C134" office:value-type="string">
              <text:p text:style-name="P2">pensar</text:p>
            </table:table-cell>
          </table:table-row>
          <table:table-row table:style-name="TableLine94914117251744">
            <table:table-cell table:style-name="Tabela1.A2" office:value-type="string">
              <text:p text:style-name="P5">say</text:p>
            </table:table-cell>
            <table:table-cell table:style-name="Tabela1.B135" office:value-type="string">
              <text:p text:style-name="P2">sei</text:p>
            </table:table-cell>
            <table:table-cell table:style-name="Tabela1.C135" office:value-type="string">
              <text:p text:style-name="P2">dizer</text:p>
            </table:table-cell>
          </table:table-row>
          <table:table-row table:style-name="TableLine94914117253792">
            <table:table-cell table:style-name="Tabela1.A2" office:value-type="string">
              <text:p text:style-name="P5">help</text:p>
            </table:table-cell>
            <table:table-cell table:style-name="Tabela1.B136" office:value-type="string">
              <text:p text:style-name="P2">rrêlp</text:p>
            </table:table-cell>
            <table:table-cell table:style-name="Tabela1.C136" office:value-type="string">
              <text:p text:style-name="P2">ajudar</text:p>
            </table:table-cell>
          </table:table-row>
          <table:table-row table:style-name="TableLine94914117255840">
            <table:table-cell table:style-name="Tabela1.A2" office:value-type="string">
              <text:p text:style-name="P5">low</text:p>
            </table:table-cell>
            <table:table-cell table:style-name="Tabela1.B137" office:value-type="string">
              <text:p text:style-name="P2">lou</text:p>
            </table:table-cell>
            <table:table-cell table:style-name="Tabela1.C137" office:value-type="string">
              <text:p text:style-name="P2">baixo</text:p>
            </table:table-cell>
          </table:table-row>
          <table:table-row table:style-name="TableLine94914117257888">
            <table:table-cell table:style-name="Tabela1.A2" office:value-type="string">
              <text:p text:style-name="P5">line</text:p>
            </table:table-cell>
            <table:table-cell table:style-name="Tabela1.B138" office:value-type="string">
              <text:p text:style-name="P2">lain</text:p>
            </table:table-cell>
            <table:table-cell table:style-name="Tabela1.C138" office:value-type="string">
              <text:p text:style-name="P2">linha, fila</text:p>
            </table:table-cell>
          </table:table-row>
          <table:table-row table:style-name="TableLine94914117259936">
            <table:table-cell table:style-name="Tabela1.A2" office:value-type="string">
              <text:p text:style-name="P5">differ</text:p>
            </table:table-cell>
            <table:table-cell table:style-name="Tabela1.B139" office:value-type="string">
              <text:p text:style-name="P2">dêfâr</text:p>
            </table:table-cell>
            <table:table-cell table:style-name="Tabela1.C139" office:value-type="string">
              <text:p text:style-name="P2">diferir</text:p>
            </table:table-cell>
          </table:table-row>
          <table:table-row table:style-name="TableLine94914117261984">
            <table:table-cell table:style-name="Tabela1.A2" office:value-type="string">
              <text:p text:style-name="P5">turn</text:p>
            </table:table-cell>
            <table:table-cell table:style-name="Tabela1.B140" office:value-type="string">
              <text:p text:style-name="P2">târn</text:p>
            </table:table-cell>
            <table:table-cell table:style-name="Tabela1.C140" office:value-type="string">
              <text:p text:style-name="P2">tornar, vez</text:p>
            </table:table-cell>
          </table:table-row>
          <table:table-row table:style-name="TableLine94914117264032">
            <table:table-cell table:style-name="Tabela1.A2" office:value-type="string">
              <text:p text:style-name="P5">cause</text:p>
            </table:table-cell>
            <table:table-cell table:style-name="Tabela1.B141" office:value-type="string">
              <text:p text:style-name="P2">cóz</text:p>
            </table:table-cell>
            <table:table-cell table:style-name="Tabela1.C141" office:value-type="string">
              <text:p text:style-name="P2">causa</text:p>
            </table:table-cell>
          </table:table-row>
          <table:table-row table:style-name="TableLine94914117266080">
            <table:table-cell table:style-name="Tabela1.A2" office:value-type="string">
              <text:p text:style-name="P5">much</text:p>
            </table:table-cell>
            <table:table-cell table:style-name="Tabela1.B142" office:value-type="string">
              <text:p text:style-name="P2">mâtch</text:p>
            </table:table-cell>
            <table:table-cell table:style-name="Tabela1.C142" office:value-type="string">
              <text:p text:style-name="P2">muito</text:p>
            </table:table-cell>
          </table:table-row>
          <table:table-row table:style-name="TableLine94914117268128">
            <table:table-cell table:style-name="Tabela1.A2" office:value-type="string">
              <text:p text:style-name="P5">mean</text:p>
            </table:table-cell>
            <table:table-cell table:style-name="Tabela1.B143" office:value-type="string">
              <text:p text:style-name="P2">miin</text:p>
            </table:table-cell>
            <table:table-cell table:style-name="Tabela1.C143" office:value-type="string">
              <text:p text:style-name="P2">meio, significar</text:p>
            </table:table-cell>
          </table:table-row>
          <table:table-row table:style-name="TableLine94914117270176">
            <table:table-cell table:style-name="Tabela1.A2" office:value-type="string">
              <text:p text:style-name="P5">before</text:p>
            </table:table-cell>
            <table:table-cell table:style-name="Tabela1.B144" office:value-type="string">
              <text:p text:style-name="P2">bêfór</text:p>
            </table:table-cell>
            <table:table-cell table:style-name="Tabela1.C144" office:value-type="string">
              <text:p text:style-name="P2">antes</text:p>
            </table:table-cell>
          </table:table-row>
          <table:table-row table:style-name="TableLine94914117272224">
            <table:table-cell table:style-name="Tabela1.A2" office:value-type="string">
              <text:p text:style-name="P5">move</text:p>
            </table:table-cell>
            <table:table-cell table:style-name="Tabela1.B145" office:value-type="string">
              <text:p text:style-name="P2">muuv</text:p>
            </table:table-cell>
            <table:table-cell table:style-name="Tabela1.C145" office:value-type="string">
              <text:p text:style-name="P2">movimento</text:p>
            </table:table-cell>
          </table:table-row>
          <table:table-row table:style-name="TableLine94914117274272">
            <table:table-cell table:style-name="Tabela1.A2" office:value-type="string">
              <text:p text:style-name="P5">right</text:p>
            </table:table-cell>
            <table:table-cell table:style-name="Tabela1.B146" office:value-type="string">
              <text:p text:style-name="P2">rait</text:p>
            </table:table-cell>
            <table:table-cell table:style-name="Tabela1.C146" office:value-type="string">
              <text:p text:style-name="P2">direito</text:p>
            </table:table-cell>
          </table:table-row>
          <table:table-row table:style-name="TableLine94914117276320">
            <table:table-cell table:style-name="Tabela1.A2" office:value-type="string">
              <text:p text:style-name="P5">boy</text:p>
            </table:table-cell>
            <table:table-cell table:style-name="Tabela1.B147" office:value-type="string">
              <text:p text:style-name="P2">bói</text:p>
            </table:table-cell>
            <table:table-cell table:style-name="Tabela1.C147" office:value-type="string">
              <text:p text:style-name="P2">garoto</text:p>
            </table:table-cell>
          </table:table-row>
          <table:table-row table:style-name="TableLine94914117278368">
            <table:table-cell table:style-name="Tabela1.A2" office:value-type="string">
              <text:p text:style-name="P5">old</text:p>
            </table:table-cell>
            <table:table-cell table:style-name="Tabela1.B148" office:value-type="string">
              <text:p text:style-name="P2">ould</text:p>
            </table:table-cell>
            <table:table-cell table:style-name="Tabela1.C148" office:value-type="string">
              <text:p text:style-name="P2">velho</text:p>
            </table:table-cell>
          </table:table-row>
          <table:table-row table:style-name="TableLine94914117280416">
            <table:table-cell table:style-name="Tabela1.A2" office:value-type="string">
              <text:p text:style-name="P5">too</text:p>
            </table:table-cell>
            <table:table-cell table:style-name="Tabela1.B149" office:value-type="string">
              <text:p text:style-name="P2">tuu</text:p>
            </table:table-cell>
            <table:table-cell table:style-name="Tabela1.C149" office:value-type="string">
              <text:p text:style-name="P2">também</text:p>
            </table:table-cell>
          </table:table-row>
          <table:table-row table:style-name="TableLine94914117282464">
            <table:table-cell table:style-name="Tabela1.A2" office:value-type="string">
              <text:p text:style-name="P5">same</text:p>
            </table:table-cell>
            <table:table-cell table:style-name="Tabela1.B150" office:value-type="string">
              <text:p text:style-name="P2">seim</text:p>
            </table:table-cell>
            <table:table-cell table:style-name="Tabela1.C150" office:value-type="string">
              <text:p text:style-name="P2">mesmo</text:p>
            </table:table-cell>
          </table:table-row>
          <table:table-row table:style-name="TableLine94914117284512">
            <table:table-cell table:style-name="Tabela1.A2" office:value-type="string">
              <text:p text:style-name="P5">tell</text:p>
            </table:table-cell>
            <table:table-cell table:style-name="Tabela1.B151" office:value-type="string">
              <text:p text:style-name="P2">têl</text:p>
            </table:table-cell>
            <table:table-cell table:style-name="Tabela1.C151" office:value-type="string">
              <text:p text:style-name="P2">contar</text:p>
            </table:table-cell>
          </table:table-row>
          <table:table-row table:style-name="TableLine94914117286560">
            <table:table-cell table:style-name="Tabela1.A2" office:value-type="string">
              <text:p text:style-name="P5">does</text:p>
            </table:table-cell>
            <table:table-cell table:style-name="Tabela1.B152" office:value-type="string">
              <text:p text:style-name="P2">dâz</text:p>
            </table:table-cell>
            <table:table-cell table:style-name="Tabela1.C152" office:value-type="string">
              <text:p text:style-name="P2">faz, mesmo</text:p>
            </table:table-cell>
          </table:table-row>
          <table:table-row table:style-name="TableLine94914117288608">
            <table:table-cell table:style-name="Tabela1.A2" office:value-type="string">
              <text:p text:style-name="P5">set</text:p>
            </table:table-cell>
            <table:table-cell table:style-name="Tabela1.B153" office:value-type="string">
              <text:p text:style-name="P2">sêt</text:p>
            </table:table-cell>
            <table:table-cell table:style-name="Tabela1.C153" office:value-type="string">
              <text:p text:style-name="P2">conjunto, fixar</text:p>
            </table:table-cell>
          </table:table-row>
          <table:table-row table:style-name="TableLine94914117290656">
            <table:table-cell table:style-name="Tabela1.A2" office:value-type="string">
              <text:p text:style-name="P5">three</text:p>
            </table:table-cell>
            <table:table-cell table:style-name="Tabela1.B154" office:value-type="string">
              <text:p text:style-name="P2">thrii</text:p>
            </table:table-cell>
            <table:table-cell table:style-name="Tabela1.C154" office:value-type="string">
              <text:p text:style-name="P2">três</text:p>
            </table:table-cell>
          </table:table-row>
          <table:table-row table:style-name="TableLine94914117292704">
            <table:table-cell table:style-name="Tabela1.A2" office:value-type="string">
              <text:p text:style-name="P5">want</text:p>
            </table:table-cell>
            <table:table-cell table:style-name="Tabela1.B155" office:value-type="string">
              <text:p text:style-name="P2">uânt</text:p>
            </table:table-cell>
            <table:table-cell table:style-name="Tabela1.C155" office:value-type="string">
              <text:p text:style-name="P2">querer</text:p>
            </table:table-cell>
          </table:table-row>
          <table:table-row table:style-name="TableLine94914117294752">
            <table:table-cell table:style-name="Tabela1.A2" office:value-type="string">
              <text:p text:style-name="P5">air</text:p>
            </table:table-cell>
            <table:table-cell table:style-name="Tabela1.B156" office:value-type="string">
              <text:p text:style-name="P2">ér</text:p>
            </table:table-cell>
            <table:table-cell table:style-name="Tabela1.C156" office:value-type="string">
              <text:p text:style-name="P2">ar</text:p>
            </table:table-cell>
          </table:table-row>
          <table:table-row table:style-name="TableLine94914117296800">
            <table:table-cell table:style-name="Tabela1.A2" office:value-type="string">
              <text:p text:style-name="P5">well</text:p>
            </table:table-cell>
            <table:table-cell table:style-name="Tabela1.B157" office:value-type="string">
              <text:p text:style-name="P2">uel</text:p>
            </table:table-cell>
            <table:table-cell table:style-name="Tabela1.C157" office:value-type="string">
              <text:p text:style-name="P2">bem, poço</text:p>
            </table:table-cell>
          </table:table-row>
          <table:table-row table:style-name="TableLine94914117298848">
            <table:table-cell table:style-name="Tabela1.A2" office:value-type="string">
              <text:p text:style-name="P5">also</text:p>
            </table:table-cell>
            <table:table-cell table:style-name="Tabela1.B158" office:value-type="string">
              <text:p text:style-name="P2">ólsou</text:p>
            </table:table-cell>
            <table:table-cell table:style-name="Tabela1.C158" office:value-type="string">
              <text:p text:style-name="P2">também</text:p>
            </table:table-cell>
          </table:table-row>
          <table:table-row table:style-name="TableLine94914117300896">
            <table:table-cell table:style-name="Tabela1.A2" office:value-type="string">
              <text:p text:style-name="P5">play</text:p>
            </table:table-cell>
            <table:table-cell table:style-name="Tabela1.B159" office:value-type="string">
              <text:p text:style-name="P2">plei</text:p>
            </table:table-cell>
            <table:table-cell table:style-name="Tabela1.C159" office:value-type="string">
              <text:p text:style-name="P2">peça, tocar</text:p>
            </table:table-cell>
          </table:table-row>
          <table:table-row table:style-name="TableLine94914117302944">
            <table:table-cell table:style-name="Tabela1.A2" office:value-type="string">
              <text:p text:style-name="P5">small</text:p>
            </table:table-cell>
            <table:table-cell table:style-name="Tabela1.B160" office:value-type="string">
              <text:p text:style-name="P2">smól</text:p>
            </table:table-cell>
            <table:table-cell table:style-name="Tabela1.C160" office:value-type="string">
              <text:p text:style-name="P2">pequeno</text:p>
            </table:table-cell>
          </table:table-row>
          <table:table-row table:style-name="TableLine94914117304992">
            <table:table-cell table:style-name="Tabela1.A2" office:value-type="string">
              <text:p text:style-name="P5">end</text:p>
            </table:table-cell>
            <table:table-cell table:style-name="Tabela1.B161" office:value-type="string">
              <text:p text:style-name="P2">ênd</text:p>
            </table:table-cell>
            <table:table-cell table:style-name="Tabela1.C161" office:value-type="string">
              <text:p text:style-name="P2">fim, finalizar</text:p>
            </table:table-cell>
          </table:table-row>
          <table:table-row table:style-name="TableLine94914117307040">
            <table:table-cell table:style-name="Tabela1.A2" office:value-type="string">
              <text:p text:style-name="P5">put</text:p>
            </table:table-cell>
            <table:table-cell table:style-name="Tabela1.B162" office:value-type="string">
              <text:p text:style-name="P2">pôt</text:p>
            </table:table-cell>
            <table:table-cell table:style-name="Tabela1.C162" office:value-type="string">
              <text:p text:style-name="P2">por</text:p>
            </table:table-cell>
          </table:table-row>
          <table:table-row table:style-name="TableLine94914117309088">
            <table:table-cell table:style-name="Tabela1.A2" office:value-type="string">
              <text:p text:style-name="P5">home</text:p>
            </table:table-cell>
            <table:table-cell table:style-name="Tabela1.B163" office:value-type="string">
              <text:p text:style-name="P2">rroum</text:p>
            </table:table-cell>
            <table:table-cell table:style-name="Tabela1.C163" office:value-type="string">
              <text:p text:style-name="P2">casa</text:p>
            </table:table-cell>
          </table:table-row>
          <table:table-row table:style-name="TableLine94914117311136">
            <table:table-cell table:style-name="Tabela1.A2" office:value-type="string">
              <text:p text:style-name="P5">read</text:p>
            </table:table-cell>
            <table:table-cell table:style-name="Tabela1.B164" office:value-type="string">
              <text:p text:style-name="P2">riid</text:p>
            </table:table-cell>
            <table:table-cell table:style-name="Tabela1.C164" office:value-type="string">
              <text:p text:style-name="P2">ler, lido</text:p>
            </table:table-cell>
          </table:table-row>
          <table:table-row table:style-name="TableLine94914117313184">
            <table:table-cell table:style-name="Tabela1.A2" office:value-type="string">
              <text:p text:style-name="P5">hand</text:p>
            </table:table-cell>
            <table:table-cell table:style-name="Tabela1.B165" office:value-type="string">
              <text:p text:style-name="P2">rrénd</text:p>
            </table:table-cell>
            <table:table-cell table:style-name="Tabela1.C165" office:value-type="string">
              <text:p text:style-name="P2">mão</text:p>
            </table:table-cell>
          </table:table-row>
          <table:table-row table:style-name="TableLine94914117315232">
            <table:table-cell table:style-name="Tabela1.A2" office:value-type="string">
              <text:p text:style-name="P5">port</text:p>
            </table:table-cell>
            <table:table-cell table:style-name="Tabela1.B166" office:value-type="string">
              <text:p text:style-name="P2">pórt</text:p>
            </table:table-cell>
            <table:table-cell table:style-name="Tabela1.C166" office:value-type="string">
              <text:p text:style-name="P2">porto</text:p>
            </table:table-cell>
          </table:table-row>
          <table:table-row table:style-name="TableLine94914117317280">
            <table:table-cell table:style-name="Tabela1.A2" office:value-type="string">
              <text:p text:style-name="P5">large</text:p>
            </table:table-cell>
            <table:table-cell table:style-name="Tabela1.B167" office:value-type="string">
              <text:p text:style-name="P2">larj</text:p>
            </table:table-cell>
            <table:table-cell table:style-name="Tabela1.C167" office:value-type="string">
              <text:p text:style-name="P2">grande</text:p>
            </table:table-cell>
          </table:table-row>
          <table:table-row table:style-name="TableLine94914117319328">
            <table:table-cell table:style-name="Tabela1.A2" office:value-type="string">
              <text:p text:style-name="P5">spell</text:p>
            </table:table-cell>
            <table:table-cell table:style-name="Tabela1.B168" office:value-type="string">
              <text:p text:style-name="P2">spêl</text:p>
            </table:table-cell>
            <table:table-cell table:style-name="Tabela1.C168" office:value-type="string">
              <text:p text:style-name="P2">soletrar, encanto</text:p>
            </table:table-cell>
          </table:table-row>
          <table:table-row table:style-name="TableLine94914117321376">
            <table:table-cell table:style-name="Tabela1.A2" office:value-type="string">
              <text:p text:style-name="P5">add</text:p>
            </table:table-cell>
            <table:table-cell table:style-name="Tabela1.B169" office:value-type="string">
              <text:p text:style-name="P2">éd</text:p>
            </table:table-cell>
            <table:table-cell table:style-name="Tabela1.C169" office:value-type="string">
              <text:p text:style-name="P2">adicionar</text:p>
            </table:table-cell>
          </table:table-row>
          <table:table-row table:style-name="TableLine94914117323424">
            <table:table-cell table:style-name="Tabela1.A2" office:value-type="string">
              <text:p text:style-name="P5">even</text:p>
            </table:table-cell>
            <table:table-cell table:style-name="Tabela1.B170" office:value-type="string">
              <text:p text:style-name="P2">iivân</text:p>
            </table:table-cell>
            <table:table-cell table:style-name="Tabela1.C170" office:value-type="string">
              <text:p text:style-name="P2">mesmo</text:p>
            </table:table-cell>
          </table:table-row>
          <table:table-row table:style-name="TableLine94914117325472">
            <table:table-cell table:style-name="Tabela1.A2" office:value-type="string">
              <text:p text:style-name="P5">land</text:p>
            </table:table-cell>
            <table:table-cell table:style-name="Tabela1.B171" office:value-type="string">
              <text:p text:style-name="P2">lénd</text:p>
            </table:table-cell>
            <table:table-cell table:style-name="Tabela1.C171" office:value-type="string">
              <text:p text:style-name="P2">terra</text:p>
            </table:table-cell>
          </table:table-row>
          <table:table-row table:style-name="TableLine94914117146400">
            <table:table-cell table:style-name="Tabela1.A2" office:value-type="string">
              <text:p text:style-name="P5">here</text:p>
            </table:table-cell>
            <table:table-cell table:style-name="Tabela1.B172" office:value-type="string">
              <text:p text:style-name="P2">rriir</text:p>
            </table:table-cell>
            <table:table-cell table:style-name="Tabela1.C172" office:value-type="string">
              <text:p text:style-name="P2">aqui</text:p>
            </table:table-cell>
          </table:table-row>
          <table:table-row table:style-name="TableLine94914117148448">
            <table:table-cell table:style-name="Tabela1.A2" office:value-type="string">
              <text:p text:style-name="P5">must</text:p>
            </table:table-cell>
            <table:table-cell table:style-name="Tabela1.B173" office:value-type="string">
              <text:p text:style-name="P2">mâst</text:p>
            </table:table-cell>
            <table:table-cell table:style-name="Tabela1.C173" office:value-type="string">
              <text:p text:style-name="P2">dever</text:p>
            </table:table-cell>
          </table:table-row>
          <table:table-row table:style-name="TableLine94914117335728">
            <table:table-cell table:style-name="Tabela1.A2" office:value-type="string">
              <text:p text:style-name="P5">big</text:p>
            </table:table-cell>
            <table:table-cell table:style-name="Tabela1.B174" office:value-type="string">
              <text:p text:style-name="P2">bêg</text:p>
            </table:table-cell>
            <table:table-cell table:style-name="Tabela1.C174" office:value-type="string">
              <text:p text:style-name="P2">grande</text:p>
            </table:table-cell>
          </table:table-row>
          <table:table-row table:style-name="TableLine94914117337776">
            <table:table-cell table:style-name="Tabela1.A2" office:value-type="string">
              <text:p text:style-name="P5">high</text:p>
            </table:table-cell>
            <table:table-cell table:style-name="Tabela1.B175" office:value-type="string">
              <text:p text:style-name="P2">rrai</text:p>
            </table:table-cell>
            <table:table-cell table:style-name="Tabela1.C175" office:value-type="string">
              <text:p text:style-name="P2">alto</text:p>
            </table:table-cell>
          </table:table-row>
          <table:table-row table:style-name="TableLine94914117339824">
            <table:table-cell table:style-name="Tabela1.A2" office:value-type="string">
              <text:p text:style-name="P5">such</text:p>
            </table:table-cell>
            <table:table-cell table:style-name="Tabela1.B176" office:value-type="string">
              <text:p text:style-name="P2">sâtch</text:p>
            </table:table-cell>
            <table:table-cell table:style-name="Tabela1.C176" office:value-type="string">
              <text:p text:style-name="P2">tal</text:p>
            </table:table-cell>
          </table:table-row>
          <table:table-row table:style-name="TableLine94914117341872">
            <table:table-cell table:style-name="Tabela1.A2" office:value-type="string">
              <text:p text:style-name="P5">follow</text:p>
            </table:table-cell>
            <table:table-cell table:style-name="Tabela1.B177" office:value-type="string">
              <text:p text:style-name="P2">falou</text:p>
            </table:table-cell>
            <table:table-cell table:style-name="Tabela1.C177" office:value-type="string">
              <text:p text:style-name="P2">seguir</text:p>
            </table:table-cell>
          </table:table-row>
          <table:table-row table:style-name="TableLine94914117343920">
            <table:table-cell table:style-name="Tabela1.A2" office:value-type="string">
              <text:p text:style-name="P5">act</text:p>
            </table:table-cell>
            <table:table-cell table:style-name="Tabela1.B178" office:value-type="string">
              <text:p text:style-name="P2">ékt</text:p>
            </table:table-cell>
            <table:table-cell table:style-name="Tabela1.C178" office:value-type="string">
              <text:p text:style-name="P2">ato, agir</text:p>
            </table:table-cell>
          </table:table-row>
          <table:table-row table:style-name="TableLine94914117345968">
            <table:table-cell table:style-name="Tabela1.A2" office:value-type="string">
              <text:p text:style-name="P5">why</text:p>
            </table:table-cell>
            <table:table-cell table:style-name="Tabela1.B179" office:value-type="string">
              <text:p text:style-name="P2">uai</text:p>
            </table:table-cell>
            <table:table-cell table:style-name="Tabela1.C179" office:value-type="string">
              <text:p text:style-name="P2">por-que</text:p>
            </table:table-cell>
          </table:table-row>
          <table:table-row table:style-name="TableLine94914117348016">
            <table:table-cell table:style-name="Tabela1.A2" office:value-type="string">
              <text:p text:style-name="P5">ask</text:p>
            </table:table-cell>
            <table:table-cell table:style-name="Tabela1.B180" office:value-type="string">
              <text:p text:style-name="P2">ésk</text:p>
            </table:table-cell>
            <table:table-cell table:style-name="Tabela1.C180" office:value-type="string">
              <text:p text:style-name="P2">pedir, perguntar</text:p>
            </table:table-cell>
          </table:table-row>
          <table:table-row table:style-name="TableLine94914117350064">
            <table:table-cell table:style-name="Tabela1.A2" office:value-type="string">
              <text:p text:style-name="P5">men</text:p>
            </table:table-cell>
            <table:table-cell table:style-name="Tabela1.B181" office:value-type="string">
              <text:p text:style-name="P2">mên</text:p>
            </table:table-cell>
            <table:table-cell table:style-name="Tabela1.C181" office:value-type="string">
              <text:p text:style-name="P2">homens</text:p>
            </table:table-cell>
          </table:table-row>
          <table:table-row table:style-name="TableLine94914117352112">
            <table:table-cell table:style-name="Tabela1.A2" office:value-type="string">
              <text:p text:style-name="P5">change</text:p>
            </table:table-cell>
            <table:table-cell table:style-name="Tabela1.B182" office:value-type="string">
              <text:p text:style-name="P2">tcheinj</text:p>
            </table:table-cell>
            <table:table-cell table:style-name="Tabela1.C182" office:value-type="string">
              <text:p text:style-name="P2">mudar</text:p>
            </table:table-cell>
          </table:table-row>
          <table:table-row table:style-name="TableLine94914117354160">
            <table:table-cell table:style-name="Tabela1.A2" office:value-type="string">
              <text:p text:style-name="P5">went</text:p>
            </table:table-cell>
            <table:table-cell table:style-name="Tabela1.B183" office:value-type="string">
              <text:p text:style-name="P2">uent</text:p>
            </table:table-cell>
            <table:table-cell table:style-name="Tabela1.C183" office:value-type="string">
              <text:p text:style-name="P2">foi</text:p>
            </table:table-cell>
          </table:table-row>
          <table:table-row table:style-name="TableLine94914117356208">
            <table:table-cell table:style-name="Tabela1.A2" office:value-type="string">
              <text:p text:style-name="P5">light</text:p>
            </table:table-cell>
            <table:table-cell table:style-name="Tabela1.B184" office:value-type="string">
              <text:p text:style-name="P2">lait</text:p>
            </table:table-cell>
            <table:table-cell table:style-name="Tabela1.C184" office:value-type="string">
              <text:p text:style-name="P2">leve, luz</text:p>
            </table:table-cell>
          </table:table-row>
          <text:soft-page-break/>
          <table:table-row table:style-name="TableLine94914117358256">
            <table:table-cell table:style-name="Tabela1.A2" office:value-type="string">
              <text:p text:style-name="P5">kind</text:p>
            </table:table-cell>
            <table:table-cell table:style-name="Tabela1.B185" office:value-type="string">
              <text:p text:style-name="P2">kaind</text:p>
            </table:table-cell>
            <table:table-cell table:style-name="Tabela1.C185" office:value-type="string">
              <text:p text:style-name="P2">bom, tipo</text:p>
            </table:table-cell>
          </table:table-row>
          <table:table-row table:style-name="TableLine94914117360304">
            <table:table-cell table:style-name="Tabela1.A2" office:value-type="string">
              <text:p text:style-name="P5">off</text:p>
            </table:table-cell>
            <table:table-cell table:style-name="Tabela1.B186" office:value-type="string">
              <text:p text:style-name="P2">óf</text:p>
            </table:table-cell>
            <table:table-cell table:style-name="Tabela1.C186" office:value-type="string">
              <text:p text:style-name="P2">por, desligado</text:p>
            </table:table-cell>
          </table:table-row>
          <table:table-row table:style-name="TableLine94914117362352">
            <table:table-cell table:style-name="Tabela1.A2" office:value-type="string">
              <text:p text:style-name="P5">need</text:p>
            </table:table-cell>
            <table:table-cell table:style-name="Tabela1.B187" office:value-type="string">
              <text:p text:style-name="P2">niid</text:p>
            </table:table-cell>
            <table:table-cell table:style-name="Tabela1.C187" office:value-type="string">
              <text:p text:style-name="P2">precisar</text:p>
            </table:table-cell>
          </table:table-row>
          <table:table-row table:style-name="TableLine94914117364400">
            <table:table-cell table:style-name="Tabela1.A2" office:value-type="string">
              <text:p text:style-name="P5">house</text:p>
            </table:table-cell>
            <table:table-cell table:style-name="Tabela1.B188" office:value-type="string">
              <text:p text:style-name="P2">rraus</text:p>
            </table:table-cell>
            <table:table-cell table:style-name="Tabela1.C188" office:value-type="string">
              <text:p text:style-name="P2">casa</text:p>
            </table:table-cell>
          </table:table-row>
          <table:table-row table:style-name="TableLine94914117366448">
            <table:table-cell table:style-name="Tabela1.A2" office:value-type="string">
              <text:p text:style-name="P5">picture</text:p>
            </table:table-cell>
            <table:table-cell table:style-name="Tabela1.B189" office:value-type="string">
              <text:p text:style-name="P2">pêktchâr</text:p>
            </table:table-cell>
            <table:table-cell table:style-name="Tabela1.C189" office:value-type="string">
              <text:p text:style-name="P2">foto, filme</text:p>
            </table:table-cell>
          </table:table-row>
          <table:table-row table:style-name="TableLine94914117368496">
            <table:table-cell table:style-name="Tabela1.A2" office:value-type="string">
              <text:p text:style-name="P5">try</text:p>
            </table:table-cell>
            <table:table-cell table:style-name="Tabela1.B190" office:value-type="string">
              <text:p text:style-name="P2">trai</text:p>
            </table:table-cell>
            <table:table-cell table:style-name="Tabela1.C190" office:value-type="string">
              <text:p text:style-name="P2">tentar</text:p>
            </table:table-cell>
          </table:table-row>
          <table:table-row table:style-name="TableLine94914117370544">
            <table:table-cell table:style-name="Tabela1.A2" office:value-type="string">
              <text:p text:style-name="P5">us</text:p>
            </table:table-cell>
            <table:table-cell table:style-name="Tabela1.B191" office:value-type="string">
              <text:p text:style-name="P2">âs</text:p>
            </table:table-cell>
            <table:table-cell table:style-name="Tabela1.C191" office:value-type="string">
              <text:p text:style-name="P2">nos</text:p>
            </table:table-cell>
          </table:table-row>
          <table:table-row table:style-name="TableLine94914117372592">
            <table:table-cell table:style-name="Tabela1.A2" office:value-type="string">
              <text:p text:style-name="P5">again</text:p>
            </table:table-cell>
            <table:table-cell table:style-name="Tabela1.B192" office:value-type="string">
              <text:p text:style-name="P2">âghein</text:p>
            </table:table-cell>
            <table:table-cell table:style-name="Tabela1.C192" office:value-type="string">
              <text:p text:style-name="P2">de-novo</text:p>
            </table:table-cell>
          </table:table-row>
          <table:table-row table:style-name="TableLine94914117374640">
            <table:table-cell table:style-name="Tabela1.A2" office:value-type="string">
              <text:p text:style-name="P5">animal</text:p>
            </table:table-cell>
            <table:table-cell table:style-name="Tabela1.B193" office:value-type="string">
              <text:p text:style-name="P2">énâmâl</text:p>
            </table:table-cell>
            <table:table-cell table:style-name="Tabela1.C193" office:value-type="string">
              <text:p text:style-name="P2">animal</text:p>
            </table:table-cell>
          </table:table-row>
          <table:table-row table:style-name="TableLine94914117376688">
            <table:table-cell table:style-name="Tabela1.A2" office:value-type="string">
              <text:p text:style-name="P5">point</text:p>
            </table:table-cell>
            <table:table-cell table:style-name="Tabela1.B194" office:value-type="string">
              <text:p text:style-name="P2">point</text:p>
            </table:table-cell>
            <table:table-cell table:style-name="Tabela1.C194" office:value-type="string">
              <text:p text:style-name="P2">ponto</text:p>
            </table:table-cell>
          </table:table-row>
          <table:table-row table:style-name="TableLine94914117378736">
            <table:table-cell table:style-name="Tabela1.A2" office:value-type="string">
              <text:p text:style-name="P5">mother</text:p>
            </table:table-cell>
            <table:table-cell table:style-name="Tabela1.B195" office:value-type="string">
              <text:p text:style-name="P2">mâdhâr</text:p>
            </table:table-cell>
            <table:table-cell table:style-name="Tabela1.C195" office:value-type="string">
              <text:p text:style-name="P2">mãe</text:p>
            </table:table-cell>
          </table:table-row>
          <table:table-row table:style-name="TableLine94914117380784">
            <table:table-cell table:style-name="Tabela1.A2" office:value-type="string">
              <text:p text:style-name="P5">world</text:p>
            </table:table-cell>
            <table:table-cell table:style-name="Tabela1.B196" office:value-type="string">
              <text:p text:style-name="P2">uârld</text:p>
            </table:table-cell>
            <table:table-cell table:style-name="Tabela1.C196" office:value-type="string">
              <text:p text:style-name="P2">mundo</text:p>
            </table:table-cell>
          </table:table-row>
          <table:table-row table:style-name="TableLine94914117382832">
            <table:table-cell table:style-name="Tabela1.A2" office:value-type="string">
              <text:p text:style-name="P5">near</text:p>
            </table:table-cell>
            <table:table-cell table:style-name="Tabela1.B197" office:value-type="string">
              <text:p text:style-name="P2">niir</text:p>
            </table:table-cell>
            <table:table-cell table:style-name="Tabela1.C197" office:value-type="string">
              <text:p text:style-name="P2">perto</text:p>
            </table:table-cell>
          </table:table-row>
          <table:table-row table:style-name="TableLine94914117384880">
            <table:table-cell table:style-name="Tabela1.A2" office:value-type="string">
              <text:p text:style-name="P5">build</text:p>
            </table:table-cell>
            <table:table-cell table:style-name="Tabela1.B198" office:value-type="string">
              <text:p text:style-name="P2">bêld</text:p>
            </table:table-cell>
            <table:table-cell table:style-name="Tabela1.C198" office:value-type="string">
              <text:p text:style-name="P2">construir</text:p>
            </table:table-cell>
          </table:table-row>
          <table:table-row table:style-name="TableLine94914117386928">
            <table:table-cell table:style-name="Tabela1.A2" office:value-type="string">
              <text:p text:style-name="P5">self</text:p>
            </table:table-cell>
            <table:table-cell table:style-name="Tabela1.B199" office:value-type="string">
              <text:p text:style-name="P2">self</text:p>
            </table:table-cell>
            <table:table-cell table:style-name="Tabela1.C199" office:value-type="string">
              <text:p text:style-name="P2">próprio, ego</text:p>
            </table:table-cell>
          </table:table-row>
          <table:table-row table:style-name="TableLine94914117388976">
            <table:table-cell table:style-name="Tabela1.A2" office:value-type="string">
              <text:p text:style-name="P5">earth</text:p>
            </table:table-cell>
            <table:table-cell table:style-name="Tabela1.B200" office:value-type="string">
              <text:p text:style-name="P2">ârth</text:p>
            </table:table-cell>
            <table:table-cell table:style-name="Tabela1.C200" office:value-type="string">
              <text:p text:style-name="P2">terra</text:p>
            </table:table-cell>
          </table:table-row>
          <table:table-row table:style-name="TableLine94914117391024">
            <table:table-cell table:style-name="Tabela1.A2" office:value-type="string">
              <text:p text:style-name="P5">father</text:p>
            </table:table-cell>
            <table:table-cell table:style-name="Tabela1.B201" office:value-type="string">
              <text:p text:style-name="P2">fódhâr</text:p>
            </table:table-cell>
            <table:table-cell table:style-name="Tabela1.C201" office:value-type="string">
              <text:p text:style-name="P2">pai</text:p>
            </table:table-cell>
          </table:table-row>
          <table:table-row table:style-name="TableLine94914117393072">
            <table:table-cell table:style-name="Tabela1.A2" office:value-type="string">
              <text:p text:style-name="P5">head</text:p>
            </table:table-cell>
            <table:table-cell table:style-name="Tabela1.B202" office:value-type="string">
              <text:p text:style-name="P2">rred</text:p>
            </table:table-cell>
            <table:table-cell table:style-name="Tabela1.C202" office:value-type="string">
              <text:p text:style-name="P2">cabeça</text:p>
            </table:table-cell>
          </table:table-row>
          <table:table-row table:style-name="TableLine94914117395120">
            <table:table-cell table:style-name="Tabela1.A2" office:value-type="string">
              <text:p text:style-name="P5">stand</text:p>
            </table:table-cell>
            <table:table-cell table:style-name="Tabela1.B203" office:value-type="string">
              <text:p text:style-name="P2">sténd</text:p>
            </table:table-cell>
            <table:table-cell table:style-name="Tabela1.C203" office:value-type="string">
              <text:p text:style-name="P2">permanecer, de-pé, banca</text:p>
            </table:table-cell>
          </table:table-row>
          <table:table-row table:style-name="TableLine94914117397168">
            <table:table-cell table:style-name="Tabela1.A2" office:value-type="string">
              <text:p text:style-name="P5">own</text:p>
            </table:table-cell>
            <table:table-cell table:style-name="Tabela1.B204" office:value-type="string">
              <text:p text:style-name="P2">oun</text:p>
            </table:table-cell>
            <table:table-cell table:style-name="Tabela1.C204" office:value-type="string">
              <text:p text:style-name="P2">próprio</text:p>
            </table:table-cell>
          </table:table-row>
          <table:table-row table:style-name="TableLine94914117399216">
            <table:table-cell table:style-name="Tabela1.A2" office:value-type="string">
              <text:p text:style-name="P5">page</text:p>
            </table:table-cell>
            <table:table-cell table:style-name="Tabela1.B205" office:value-type="string">
              <text:p text:style-name="P2">peij</text:p>
            </table:table-cell>
            <table:table-cell table:style-name="Tabela1.C205" office:value-type="string">
              <text:p text:style-name="P2">página</text:p>
            </table:table-cell>
          </table:table-row>
          <table:table-row table:style-name="TableLine94914117401264">
            <table:table-cell table:style-name="Tabela1.A2" office:value-type="string">
              <text:p text:style-name="P5">should</text:p>
            </table:table-cell>
            <table:table-cell table:style-name="Tabela1.B206" office:value-type="string">
              <text:p text:style-name="P2">shôd</text:p>
            </table:table-cell>
            <table:table-cell table:style-name="Tabela1.C206" office:value-type="string">
              <text:p text:style-name="P2">deveria</text:p>
            </table:table-cell>
          </table:table-row>
          <table:table-row table:style-name="TableLine94914117403312">
            <table:table-cell table:style-name="Tabela1.A2" office:value-type="string">
              <text:p text:style-name="P5">country</text:p>
            </table:table-cell>
            <table:table-cell table:style-name="Tabela1.B207" office:value-type="string">
              <text:p text:style-name="P2">cântri</text:p>
            </table:table-cell>
            <table:table-cell table:style-name="Tabela1.C207" office:value-type="string">
              <text:p text:style-name="P2">país</text:p>
            </table:table-cell>
          </table:table-row>
          <table:table-row table:style-name="TableLine94914117405360">
            <table:table-cell table:style-name="Tabela1.A2" office:value-type="string">
              <text:p text:style-name="P5">found</text:p>
            </table:table-cell>
            <table:table-cell table:style-name="Tabela1.B208" office:value-type="string">
              <text:p text:style-name="P2">faund</text:p>
            </table:table-cell>
            <table:table-cell table:style-name="Tabela1.C208" office:value-type="string">
              <text:p text:style-name="P2">encontrado, fundar</text:p>
            </table:table-cell>
          </table:table-row>
          <table:table-row table:style-name="TableLine94914117407408">
            <table:table-cell table:style-name="Tabela1.A2" office:value-type="string">
              <text:p text:style-name="P5">answer</text:p>
            </table:table-cell>
            <table:table-cell table:style-name="Tabela1.B209" office:value-type="string">
              <text:p text:style-name="P2">énsâr</text:p>
            </table:table-cell>
            <table:table-cell table:style-name="Tabela1.C209" office:value-type="string">
              <text:p text:style-name="P2">resposta</text:p>
            </table:table-cell>
          </table:table-row>
          <table:table-row table:style-name="TableLine94914117409456">
            <table:table-cell table:style-name="Tabela1.A2" office:value-type="string">
              <text:p text:style-name="P5">school</text:p>
            </table:table-cell>
            <table:table-cell table:style-name="Tabela1.B210" office:value-type="string">
              <text:p text:style-name="P2">skool</text:p>
            </table:table-cell>
            <table:table-cell table:style-name="Tabela1.C210" office:value-type="string">
              <text:p text:style-name="P2">escola</text:p>
            </table:table-cell>
          </table:table-row>
          <table:table-row table:style-name="TableLine94914117411504">
            <table:table-cell table:style-name="Tabela1.A2" office:value-type="string">
              <text:p text:style-name="P5">grow</text:p>
            </table:table-cell>
            <table:table-cell table:style-name="Tabela1.B211" office:value-type="string">
              <text:p text:style-name="P2">grou</text:p>
            </table:table-cell>
            <table:table-cell table:style-name="Tabela1.C211" office:value-type="string">
              <text:p text:style-name="P2">crescer</text:p>
            </table:table-cell>
          </table:table-row>
          <table:table-row table:style-name="TableLine94914117413552">
            <table:table-cell table:style-name="Tabela1.A2" office:value-type="string">
              <text:p text:style-name="P5">study</text:p>
            </table:table-cell>
            <table:table-cell table:style-name="Tabela1.B212" office:value-type="string">
              <text:p text:style-name="P2">stâdi</text:p>
            </table:table-cell>
            <table:table-cell table:style-name="Tabela1.C212" office:value-type="string">
              <text:p text:style-name="P2">estudo</text:p>
            </table:table-cell>
          </table:table-row>
          <table:table-row table:style-name="TableLine94914117415600">
            <table:table-cell table:style-name="Tabela1.A2" office:value-type="string">
              <text:p text:style-name="P5">still</text:p>
            </table:table-cell>
            <table:table-cell table:style-name="Tabela1.B213" office:value-type="string">
              <text:p text:style-name="P2">stêl</text:p>
            </table:table-cell>
            <table:table-cell table:style-name="Tabela1.C213" office:value-type="string">
              <text:p text:style-name="P2">até, calmo</text:p>
            </table:table-cell>
          </table:table-row>
          <table:table-row table:style-name="TableLine94914117417648">
            <table:table-cell table:style-name="Tabela1.A2" office:value-type="string">
              <text:p text:style-name="P5">learn</text:p>
            </table:table-cell>
            <table:table-cell table:style-name="Tabela1.B214" office:value-type="string">
              <text:p text:style-name="P2">lârn</text:p>
            </table:table-cell>
            <table:table-cell table:style-name="Tabela1.C214" office:value-type="string">
              <text:p text:style-name="P2">aprender</text:p>
            </table:table-cell>
          </table:table-row>
          <table:table-row table:style-name="TableLine94914117419696">
            <table:table-cell table:style-name="Tabela1.A2" office:value-type="string">
              <text:p text:style-name="P5">plant</text:p>
            </table:table-cell>
            <table:table-cell table:style-name="Tabela1.B215" office:value-type="string">
              <text:p text:style-name="P2">plént</text:p>
            </table:table-cell>
            <table:table-cell table:style-name="Tabela1.C215" office:value-type="string">
              <text:p text:style-name="P2">planta, fábrica</text:p>
            </table:table-cell>
          </table:table-row>
          <table:table-row table:style-name="TableLine94914117421744">
            <table:table-cell table:style-name="Tabela1.A2" office:value-type="string">
              <text:p text:style-name="P5">cover</text:p>
            </table:table-cell>
            <table:table-cell table:style-name="Tabela1.B216" office:value-type="string">
              <text:p text:style-name="P2">câvâr</text:p>
            </table:table-cell>
            <table:table-cell table:style-name="Tabela1.C216" office:value-type="string">
              <text:p text:style-name="P2">cobrir</text:p>
            </table:table-cell>
          </table:table-row>
          <table:table-row table:style-name="TableLine94914117423792">
            <table:table-cell table:style-name="Tabela1.A2" office:value-type="string">
              <text:p text:style-name="P5">food</text:p>
            </table:table-cell>
            <table:table-cell table:style-name="Tabela1.B217" office:value-type="string">
              <text:p text:style-name="P2">fuud</text:p>
            </table:table-cell>
            <table:table-cell table:style-name="Tabela1.C217" office:value-type="string">
              <text:p text:style-name="P2">comida</text:p>
            </table:table-cell>
          </table:table-row>
          <table:table-row table:style-name="TableLine94914117425840">
            <table:table-cell table:style-name="Tabela1.A2" office:value-type="string">
              <text:p text:style-name="P5">sun</text:p>
            </table:table-cell>
            <table:table-cell table:style-name="Tabela1.B218" office:value-type="string">
              <text:p text:style-name="P2">sân</text:p>
            </table:table-cell>
            <table:table-cell table:style-name="Tabela1.C218" office:value-type="string">
              <text:p text:style-name="P2">sol</text:p>
            </table:table-cell>
          </table:table-row>
          <table:table-row table:style-name="TableLine94914117427888">
            <table:table-cell table:style-name="Tabela1.A2" office:value-type="string">
              <text:p text:style-name="P5">four</text:p>
            </table:table-cell>
            <table:table-cell table:style-name="Tabela1.B219" office:value-type="string">
              <text:p text:style-name="P2">fór</text:p>
            </table:table-cell>
            <table:table-cell table:style-name="Tabela1.C219" office:value-type="string">
              <text:p text:style-name="P2">quatro</text:p>
            </table:table-cell>
          </table:table-row>
          <table:table-row table:style-name="TableLine94914117429936">
            <table:table-cell table:style-name="Tabela1.A2" office:value-type="string">
              <text:p text:style-name="P5">between</text:p>
            </table:table-cell>
            <table:table-cell table:style-name="Tabela1.B220" office:value-type="string">
              <text:p text:style-name="P2">bituiin</text:p>
            </table:table-cell>
            <table:table-cell table:style-name="Tabela1.C220" office:value-type="string">
              <text:p text:style-name="P2">entre</text:p>
            </table:table-cell>
          </table:table-row>
          <table:table-row table:style-name="TableLine94914117431984">
            <table:table-cell table:style-name="Tabela1.A2" office:value-type="string">
              <text:p text:style-name="P5">state</text:p>
            </table:table-cell>
            <table:table-cell table:style-name="Tabela1.B221" office:value-type="string">
              <text:p text:style-name="P2">steit</text:p>
            </table:table-cell>
            <table:table-cell table:style-name="Tabela1.C221" office:value-type="string">
              <text:p text:style-name="P2">estado</text:p>
            </table:table-cell>
          </table:table-row>
          <table:table-row table:style-name="TableLine94914117434032">
            <table:table-cell table:style-name="Tabela1.A2" office:value-type="string">
              <text:p text:style-name="P5">keep</text:p>
            </table:table-cell>
            <table:table-cell table:style-name="Tabela1.B222" office:value-type="string">
              <text:p text:style-name="P2">kiip</text:p>
            </table:table-cell>
            <table:table-cell table:style-name="Tabela1.C222" office:value-type="string">
              <text:p text:style-name="P2">guardar</text:p>
            </table:table-cell>
          </table:table-row>
          <table:table-row table:style-name="TableLine94914117436080">
            <table:table-cell table:style-name="Tabela1.A2" office:value-type="string">
              <text:p text:style-name="P5">eye</text:p>
            </table:table-cell>
            <table:table-cell table:style-name="Tabela1.B223" office:value-type="string">
              <text:p text:style-name="P2">ai</text:p>
            </table:table-cell>
            <table:table-cell table:style-name="Tabela1.C223" office:value-type="string">
              <text:p text:style-name="P2">olho</text:p>
            </table:table-cell>
          </table:table-row>
          <table:table-row table:style-name="TableLine94914117438128">
            <table:table-cell table:style-name="Tabela1.A2" office:value-type="string">
              <text:p text:style-name="P5">never</text:p>
            </table:table-cell>
            <table:table-cell table:style-name="Tabela1.B224" office:value-type="string">
              <text:p text:style-name="P2">nevâr</text:p>
            </table:table-cell>
            <table:table-cell table:style-name="Tabela1.C224" office:value-type="string">
              <text:p text:style-name="P2">nunca</text:p>
            </table:table-cell>
          </table:table-row>
          <table:table-row table:style-name="TableLine94914117440176">
            <table:table-cell table:style-name="Tabela1.A2" office:value-type="string">
              <text:p text:style-name="P5">last</text:p>
            </table:table-cell>
            <table:table-cell table:style-name="Tabela1.B225" office:value-type="string">
              <text:p text:style-name="P2">lést</text:p>
            </table:table-cell>
            <table:table-cell table:style-name="Tabela1.C225" office:value-type="string">
              <text:p text:style-name="P2">último, durar</text:p>
            </table:table-cell>
          </table:table-row>
          <table:table-row table:style-name="TableLine94914117442224">
            <table:table-cell table:style-name="Tabela1.A2" office:value-type="string">
              <text:p text:style-name="P5">let</text:p>
            </table:table-cell>
            <table:table-cell table:style-name="Tabela1.B226" office:value-type="string">
              <text:p text:style-name="P2">let</text:p>
            </table:table-cell>
            <table:table-cell table:style-name="Tabela1.C226" office:value-type="string">
              <text:p text:style-name="P2">deixar</text:p>
            </table:table-cell>
          </table:table-row>
          <table:table-row table:style-name="TableLine94914117444272">
            <table:table-cell table:style-name="Tabela1.A2" office:value-type="string">
              <text:p text:style-name="P5">thought</text:p>
            </table:table-cell>
            <table:table-cell table:style-name="Tabela1.B227" office:value-type="string">
              <text:p text:style-name="P2">thót</text:p>
            </table:table-cell>
            <table:table-cell table:style-name="Tabela1.C227" office:value-type="string">
              <text:p text:style-name="P2">pensamento, pensado</text:p>
            </table:table-cell>
          </table:table-row>
          <table:table-row table:style-name="TableLine94914117446320">
            <table:table-cell table:style-name="Tabela1.A2" office:value-type="string">
              <text:p text:style-name="P5">city</text:p>
            </table:table-cell>
            <table:table-cell table:style-name="Tabela1.B228" office:value-type="string">
              <text:p text:style-name="P2">cêtti</text:p>
            </table:table-cell>
            <table:table-cell table:style-name="Tabela1.C228" office:value-type="string">
              <text:p text:style-name="P2">cidade</text:p>
            </table:table-cell>
          </table:table-row>
          <table:table-row table:style-name="TableLine94914117448368">
            <table:table-cell table:style-name="Tabela1.A2" office:value-type="string">
              <text:p text:style-name="P5">tree</text:p>
            </table:table-cell>
            <table:table-cell table:style-name="Tabela1.B229" office:value-type="string">
              <text:p text:style-name="P2">trii</text:p>
            </table:table-cell>
            <table:table-cell table:style-name="Tabela1.C229" office:value-type="string">
              <text:p text:style-name="P2">árvore</text:p>
            </table:table-cell>
          </table:table-row>
          <table:table-row table:style-name="TableLine94914117450416">
            <table:table-cell table:style-name="Tabela1.A2" office:value-type="string">
              <text:p text:style-name="P5">cross</text:p>
            </table:table-cell>
            <table:table-cell table:style-name="Tabela1.B230" office:value-type="string">
              <text:p text:style-name="P2">crós</text:p>
            </table:table-cell>
            <table:table-cell table:style-name="Tabela1.C230" office:value-type="string">
              <text:p text:style-name="P2">cruz, cruzar</text:p>
            </table:table-cell>
          </table:table-row>
          <table:table-row table:style-name="TableLine94914117452464">
            <table:table-cell table:style-name="Tabela1.A2" office:value-type="string">
              <text:p text:style-name="P5">farm</text:p>
            </table:table-cell>
            <table:table-cell table:style-name="Tabela1.B231" office:value-type="string">
              <text:p text:style-name="P2">farm</text:p>
            </table:table-cell>
            <table:table-cell table:style-name="Tabela1.C231" office:value-type="string">
              <text:p text:style-name="P2">fazenda</text:p>
            </table:table-cell>
          </table:table-row>
          <table:table-row table:style-name="TableLine94914117454512">
            <table:table-cell table:style-name="Tabela1.A2" office:value-type="string">
              <text:p text:style-name="P5">hard</text:p>
            </table:table-cell>
            <table:table-cell table:style-name="Tabela1.B232" office:value-type="string">
              <text:p text:style-name="P2">rrard</text:p>
            </table:table-cell>
            <table:table-cell table:style-name="Tabela1.C232" office:value-type="string">
              <text:p text:style-name="P2">duro</text:p>
            </table:table-cell>
          </table:table-row>
          <table:table-row table:style-name="TableLine94914117456560">
            <table:table-cell table:style-name="Tabela1.A2" office:value-type="string">
              <text:p text:style-name="P5">start</text:p>
            </table:table-cell>
            <table:table-cell table:style-name="Tabela1.B233" office:value-type="string">
              <text:p text:style-name="P2">start</text:p>
            </table:table-cell>
            <table:table-cell table:style-name="Tabela1.C233" office:value-type="string">
              <text:p text:style-name="P2">começar</text:p>
            </table:table-cell>
          </table:table-row>
          <table:table-row table:style-name="TableLine94914117458608">
            <table:table-cell table:style-name="Tabela1.A2" office:value-type="string">
              <text:p text:style-name="P5">might</text:p>
            </table:table-cell>
            <table:table-cell table:style-name="Tabela1.B234" office:value-type="string">
              <text:p text:style-name="P2">mait</text:p>
            </table:table-cell>
            <table:table-cell table:style-name="Tabela1.C234" office:value-type="string">
              <text:p text:style-name="P2">poder, poderia</text:p>
            </table:table-cell>
          </table:table-row>
          <table:table-row table:style-name="TableLine94914117460656">
            <table:table-cell table:style-name="Tabela1.A2" office:value-type="string">
              <text:p text:style-name="P5">story</text:p>
            </table:table-cell>
            <table:table-cell table:style-name="Tabela1.B235" office:value-type="string">
              <text:p text:style-name="P2">stóri</text:p>
            </table:table-cell>
            <table:table-cell table:style-name="Tabela1.C235" office:value-type="string">
              <text:p text:style-name="P2">estória, andar(prédio)</text:p>
            </table:table-cell>
          </table:table-row>
          <table:table-row table:style-name="TableLine94914117462704">
            <table:table-cell table:style-name="Tabela1.A2" office:value-type="string">
              <text:p text:style-name="P5">saw</text:p>
            </table:table-cell>
            <table:table-cell table:style-name="Tabela1.B236" office:value-type="string">
              <text:p text:style-name="P2">só</text:p>
            </table:table-cell>
            <table:table-cell table:style-name="Tabela1.C236" office:value-type="string">
              <text:p text:style-name="P2">viu, serra</text:p>
            </table:table-cell>
          </table:table-row>
          <table:table-row table:style-name="TableLine94914117464752">
            <table:table-cell table:style-name="Tabela1.A2" office:value-type="string">
              <text:p text:style-name="P5">far</text:p>
            </table:table-cell>
            <table:table-cell table:style-name="Tabela1.B237" office:value-type="string">
              <text:p text:style-name="P2">far</text:p>
            </table:table-cell>
            <table:table-cell table:style-name="Tabela1.C237" office:value-type="string">
              <text:p text:style-name="P2">longe</text:p>
            </table:table-cell>
          </table:table-row>
          <table:table-row table:style-name="TableLine94914117466800">
            <table:table-cell table:style-name="Tabela1.A2" office:value-type="string">
              <text:p text:style-name="P5">sea</text:p>
            </table:table-cell>
            <table:table-cell table:style-name="Tabela1.B238" office:value-type="string">
              <text:p text:style-name="P2">sii</text:p>
            </table:table-cell>
            <table:table-cell table:style-name="Tabela1.C238" office:value-type="string">
              <text:p text:style-name="P2">mar</text:p>
            </table:table-cell>
          </table:table-row>
          <table:table-row table:style-name="TableLine94914117468848">
            <table:table-cell table:style-name="Tabela1.A2" office:value-type="string">
              <text:p text:style-name="P5">draw</text:p>
            </table:table-cell>
            <table:table-cell table:style-name="Tabela1.B239" office:value-type="string">
              <text:p text:style-name="P2">dró</text:p>
            </table:table-cell>
            <table:table-cell table:style-name="Tabela1.C239" office:value-type="string">
              <text:p text:style-name="P2">arrastar, empate</text:p>
            </table:table-cell>
          </table:table-row>
          <table:table-row table:style-name="TableLine94914117470896">
            <table:table-cell table:style-name="Tabela1.A2" office:value-type="string">
              <text:p text:style-name="P5">left</text:p>
            </table:table-cell>
            <table:table-cell table:style-name="Tabela1.B240" office:value-type="string">
              <text:p text:style-name="P2">left</text:p>
            </table:table-cell>
            <table:table-cell table:style-name="Tabela1.C240" office:value-type="string">
              <text:p text:style-name="P2">esquerda, deixado</text:p>
            </table:table-cell>
          </table:table-row>
          <table:table-row table:style-name="TableLine94914117472944">
            <table:table-cell table:style-name="Tabela1.A2" office:value-type="string">
              <text:p text:style-name="P5">late</text:p>
            </table:table-cell>
            <table:table-cell table:style-name="Tabela1.B241" office:value-type="string">
              <text:p text:style-name="P2">leit</text:p>
            </table:table-cell>
            <table:table-cell table:style-name="Tabela1.C241" office:value-type="string">
              <text:p text:style-name="P2">tarde</text:p>
            </table:table-cell>
          </table:table-row>
          <table:table-row table:style-name="TableLine94914117474992">
            <table:table-cell table:style-name="Tabela1.A2" office:value-type="string">
              <text:p text:style-name="P5">run</text:p>
            </table:table-cell>
            <table:table-cell table:style-name="Tabela1.B242" office:value-type="string">
              <text:p text:style-name="P2">rân</text:p>
            </table:table-cell>
            <table:table-cell table:style-name="Tabela1.C242" office:value-type="string">
              <text:p text:style-name="P2">correr</text:p>
            </table:table-cell>
          </table:table-row>
          <table:table-row table:style-name="TableLine94914117477040">
            <table:table-cell table:style-name="Tabela1.A2" office:value-type="string">
              <text:p text:style-name="P5">don’t</text:p>
            </table:table-cell>
            <table:table-cell table:style-name="Tabela1.B243" office:value-type="string">
              <text:p text:style-name="P2">dount</text:p>
            </table:table-cell>
            <table:table-cell table:style-name="Tabela1.C243" office:value-type="string">
              <text:p text:style-name="P2">não</text:p>
            </table:table-cell>
          </table:table-row>
          <table:table-row table:style-name="TableLine94914117479088">
            <table:table-cell table:style-name="Tabela1.A2" office:value-type="string">
              <text:p text:style-name="P5">while</text:p>
            </table:table-cell>
            <table:table-cell table:style-name="Tabela1.B244" office:value-type="string">
              <text:p text:style-name="P2">uail</text:p>
            </table:table-cell>
            <table:table-cell table:style-name="Tabela1.C244" office:value-type="string">
              <text:p text:style-name="P2">enquanto</text:p>
            </table:table-cell>
          </table:table-row>
          <table:table-row table:style-name="TableLine94914117481136">
            <table:table-cell table:style-name="Tabela1.A2" office:value-type="string">
              <text:p text:style-name="P5">press</text:p>
            </table:table-cell>
            <table:table-cell table:style-name="Tabela1.B245" office:value-type="string">
              <text:p text:style-name="P2">pres</text:p>
            </table:table-cell>
            <table:table-cell table:style-name="Tabela1.C245" office:value-type="string">
              <text:p text:style-name="P2">pressão, imprensa</text:p>
            </table:table-cell>
          </table:table-row>
          <table:table-row table:style-name="TableLine94914117483184">
            <table:table-cell table:style-name="Tabela1.A2" office:value-type="string">
              <text:p text:style-name="P5">close</text:p>
            </table:table-cell>
            <table:table-cell table:style-name="Tabela1.B246" office:value-type="string">
              <text:p text:style-name="P2">clous</text:p>
            </table:table-cell>
            <table:table-cell table:style-name="Tabela1.C246" office:value-type="string">
              <text:p text:style-name="P2">fechar</text:p>
            </table:table-cell>
          </table:table-row>
          <table:table-row table:style-name="TableLine94914117485232">
            <table:table-cell table:style-name="Tabela1.A2" office:value-type="string">
              <text:p text:style-name="P5">night</text:p>
            </table:table-cell>
            <table:table-cell table:style-name="Tabela1.B247" office:value-type="string">
              <text:p text:style-name="P2">nait</text:p>
            </table:table-cell>
            <table:table-cell table:style-name="Tabela1.C247" office:value-type="string">
              <text:p text:style-name="P2">noite</text:p>
            </table:table-cell>
          </table:table-row>
          <table:table-row table:style-name="TableLine94914117487280">
            <table:table-cell table:style-name="Tabela1.A2" office:value-type="string">
              <text:p text:style-name="P5">real</text:p>
            </table:table-cell>
            <table:table-cell table:style-name="Tabela1.B248" office:value-type="string">
              <text:p text:style-name="P2">riil</text:p>
            </table:table-cell>
            <table:table-cell table:style-name="Tabela1.C248" office:value-type="string">
              <text:p text:style-name="P2">real</text:p>
            </table:table-cell>
          </table:table-row>
          <table:table-row table:style-name="TableLine94914117489328">
            <table:table-cell table:style-name="Tabela1.A2" office:value-type="string">
              <text:p text:style-name="P5">life</text:p>
            </table:table-cell>
            <table:table-cell table:style-name="Tabela1.B249" office:value-type="string">
              <text:p text:style-name="P2">laif</text:p>
            </table:table-cell>
            <table:table-cell table:style-name="Tabela1.C249" office:value-type="string">
              <text:p text:style-name="P2">vida</text:p>
            </table:table-cell>
          </table:table-row>
          <table:table-row table:style-name="TableLine94914117491376">
            <table:table-cell table:style-name="Tabela1.A2" office:value-type="string">
              <text:p text:style-name="P5">few</text:p>
            </table:table-cell>
            <table:table-cell table:style-name="Tabela1.B250" office:value-type="string">
              <text:p text:style-name="P2">fiu</text:p>
            </table:table-cell>
            <table:table-cell table:style-name="Tabela1.C250" office:value-type="string">
              <text:p text:style-name="P2">alguns</text:p>
            </table:table-cell>
          </table:table-row>
          <table:table-row table:style-name="TableLine94914117493424">
            <table:table-cell table:style-name="Tabela1.A2" office:value-type="string">
              <text:p text:style-name="P5">north</text:p>
            </table:table-cell>
            <table:table-cell table:style-name="Tabela1.B251" office:value-type="string">
              <text:p text:style-name="P2">nórth</text:p>
            </table:table-cell>
            <table:table-cell table:style-name="Tabela1.C251" office:value-type="string">
              <text:p text:style-name="P2">norte</text:p>
            </table:table-cell>
          </table:table-row>
          <table:table-row table:style-name="TableLine94914117495472">
            <table:table-cell table:style-name="Tabela1.A2" office:value-type="string">
              <text:p text:style-name="P5">open</text:p>
            </table:table-cell>
            <table:table-cell table:style-name="Tabela1.B252" office:value-type="string">
              <text:p text:style-name="P2">oupân</text:p>
            </table:table-cell>
            <table:table-cell table:style-name="Tabela1.C252" office:value-type="string">
              <text:p text:style-name="P2">aberto</text:p>
            </table:table-cell>
          </table:table-row>
          <table:table-row table:style-name="TableLine94914117497520">
            <table:table-cell table:style-name="Tabela1.A2" office:value-type="string">
              <text:p text:style-name="P5">seem</text:p>
            </table:table-cell>
            <table:table-cell table:style-name="Tabela1.B253" office:value-type="string">
              <text:p text:style-name="P2">siim</text:p>
            </table:table-cell>
            <table:table-cell table:style-name="Tabela1.C253" office:value-type="string">
              <text:p text:style-name="P2">parecer</text:p>
            </table:table-cell>
          </table:table-row>
          <table:table-row table:style-name="TableLine94914117499568">
            <table:table-cell table:style-name="Tabela1.A2" office:value-type="string">
              <text:p text:style-name="P5">together</text:p>
            </table:table-cell>
            <table:table-cell table:style-name="Tabela1.B254" office:value-type="string">
              <text:p text:style-name="P2">tâghedhâr</text:p>
            </table:table-cell>
            <table:table-cell table:style-name="Tabela1.C254" office:value-type="string">
              <text:p text:style-name="P2">juntos</text:p>
            </table:table-cell>
          </table:table-row>
          <table:table-row table:style-name="TableLine94914117501616">
            <table:table-cell table:style-name="Tabela1.A2" office:value-type="string">
              <text:p text:style-name="P5">next</text:p>
            </table:table-cell>
            <table:table-cell table:style-name="Tabela1.B255" office:value-type="string">
              <text:p text:style-name="P2">next</text:p>
            </table:table-cell>
            <table:table-cell table:style-name="Tabela1.C255" office:value-type="string">
              <text:p text:style-name="P2">próximo</text:p>
            </table:table-cell>
          </table:table-row>
          <table:table-row table:style-name="TableLine94914117503664">
            <table:table-cell table:style-name="Tabela1.A2" office:value-type="string">
              <text:p text:style-name="P5">white</text:p>
            </table:table-cell>
            <table:table-cell table:style-name="Tabela1.B256" office:value-type="string">
              <text:p text:style-name="P2">uait</text:p>
            </table:table-cell>
            <table:table-cell table:style-name="Tabela1.C256" office:value-type="string">
              <text:p text:style-name="P2">branco</text:p>
            </table:table-cell>
          </table:table-row>
          <table:table-row table:style-name="TableLine94914117505712">
            <table:table-cell table:style-name="Tabela1.A2" office:value-type="string">
              <text:p text:style-name="P5">children</text:p>
            </table:table-cell>
            <table:table-cell table:style-name="Tabela1.B257" office:value-type="string">
              <text:p text:style-name="P2">tchêldrân</text:p>
            </table:table-cell>
            <table:table-cell table:style-name="Tabela1.C257" office:value-type="string">
              <text:p text:style-name="P2">crianças</text:p>
            </table:table-cell>
          </table:table-row>
          <table:table-row table:style-name="TableLine94914117239504">
            <table:table-cell table:style-name="Tabela1.A2" office:value-type="string">
              <text:p text:style-name="P5">begin</text:p>
            </table:table-cell>
            <table:table-cell table:style-name="Tabela1.B258" office:value-type="string">
              <text:p text:style-name="P2">bêghên</text:p>
            </table:table-cell>
            <table:table-cell table:style-name="Tabela1.C258" office:value-type="string">
              <text:p text:style-name="P2">começar</text:p>
            </table:table-cell>
          </table:table-row>
          <table:table-row table:style-name="TableLine94914117511872">
            <table:table-cell table:style-name="Tabela1.A2" office:value-type="string">
              <text:p text:style-name="P5">got</text:p>
            </table:table-cell>
            <table:table-cell table:style-name="Tabela1.B259" office:value-type="string">
              <text:p text:style-name="P2">gat</text:p>
            </table:table-cell>
            <table:table-cell table:style-name="Tabela1.C259" office:value-type="string">
              <text:p text:style-name="P2">ficado</text:p>
            </table:table-cell>
          </table:table-row>
          <table:table-row table:style-name="TableLine94914117513904">
            <table:table-cell table:style-name="Tabela1.A2" office:value-type="string">
              <text:p text:style-name="P5">walk</text:p>
            </table:table-cell>
            <table:table-cell table:style-name="Tabela1.B260" office:value-type="string">
              <text:p text:style-name="P2">uók</text:p>
            </table:table-cell>
            <table:table-cell table:style-name="Tabela1.C260" office:value-type="string">
              <text:p text:style-name="P2">andar</text:p>
            </table:table-cell>
          </table:table-row>
          <table:table-row table:style-name="TableLine94914117515952">
            <table:table-cell table:style-name="Tabela1.A2" office:value-type="string">
              <text:p text:style-name="P5">example</text:p>
            </table:table-cell>
            <table:table-cell table:style-name="Tabela1.B261" office:value-type="string">
              <text:p text:style-name="P2">igzémpâl</text:p>
            </table:table-cell>
            <table:table-cell table:style-name="Tabela1.C261" office:value-type="string">
              <text:p text:style-name="P2">exemplo</text:p>
            </table:table-cell>
          </table:table-row>
          <table:table-row table:style-name="TableLine94914117518000">
            <table:table-cell table:style-name="Tabela1.A2" office:value-type="string">
              <text:p text:style-name="P5">ease</text:p>
            </table:table-cell>
            <table:table-cell table:style-name="Tabela1.B262" office:value-type="string">
              <text:p text:style-name="P2">iiz</text:p>
            </table:table-cell>
            <table:table-cell table:style-name="Tabela1.C262" office:value-type="string">
              <text:p text:style-name="P2">facilitar</text:p>
            </table:table-cell>
          </table:table-row>
          <table:table-row table:style-name="TableLine94914117520048">
            <table:table-cell table:style-name="Tabela1.A2" office:value-type="string">
              <text:p text:style-name="P5">paper</text:p>
            </table:table-cell>
            <table:table-cell table:style-name="Tabela1.B263" office:value-type="string">
              <text:p text:style-name="P2">peipâr</text:p>
            </table:table-cell>
            <table:table-cell table:style-name="Tabela1.C263" office:value-type="string">
              <text:p text:style-name="P2">papel</text:p>
            </table:table-cell>
          </table:table-row>
          <table:table-row table:style-name="TableLine94914117522096">
            <table:table-cell table:style-name="Tabela1.A2" office:value-type="string">
              <text:p text:style-name="P5">group</text:p>
            </table:table-cell>
            <table:table-cell table:style-name="Tabela1.B264" office:value-type="string">
              <text:p text:style-name="P2">grup</text:p>
            </table:table-cell>
            <table:table-cell table:style-name="Tabela1.C264" office:value-type="string">
              <text:p text:style-name="P2">grupo</text:p>
            </table:table-cell>
          </table:table-row>
          <table:table-row table:style-name="TableLine94914117524144">
            <table:table-cell table:style-name="Tabela1.A2" office:value-type="string">
              <text:p text:style-name="P5">always</text:p>
            </table:table-cell>
            <table:table-cell table:style-name="Tabela1.B265" office:value-type="string">
              <text:p text:style-name="P2">óluêz</text:p>
            </table:table-cell>
            <table:table-cell table:style-name="Tabela1.C265" office:value-type="string">
              <text:p text:style-name="P2">sempre</text:p>
            </table:table-cell>
          </table:table-row>
          <table:table-row table:style-name="TableLine94914117526192">
            <table:table-cell table:style-name="Tabela1.A2" office:value-type="string">
              <text:p text:style-name="P5">music</text:p>
            </table:table-cell>
            <table:table-cell table:style-name="Tabela1.B266" office:value-type="string">
              <text:p text:style-name="P2">miuzêk</text:p>
            </table:table-cell>
            <table:table-cell table:style-name="Tabela1.C266" office:value-type="string">
              <text:p text:style-name="P2">música</text:p>
            </table:table-cell>
          </table:table-row>
          <table:table-row table:style-name="TableLine94914117528240">
            <table:table-cell table:style-name="Tabela1.A2" office:value-type="string">
              <text:p text:style-name="P5">those</text:p>
            </table:table-cell>
            <table:table-cell table:style-name="Tabela1.B267" office:value-type="string">
              <text:p text:style-name="P2">dhouz</text:p>
            </table:table-cell>
            <table:table-cell table:style-name="Tabela1.C267" office:value-type="string">
              <text:p text:style-name="P2">aqueles</text:p>
            </table:table-cell>
          </table:table-row>
          <table:table-row table:style-name="TableLine94914117530288">
            <table:table-cell table:style-name="Tabela1.A2" office:value-type="string">
              <text:p text:style-name="P5">both</text:p>
            </table:table-cell>
            <table:table-cell table:style-name="Tabela1.B268" office:value-type="string">
              <text:p text:style-name="P2">bouth</text:p>
            </table:table-cell>
            <table:table-cell table:style-name="Tabela1.C268" office:value-type="string">
              <text:p text:style-name="P2">ambos</text:p>
            </table:table-cell>
          </table:table-row>
          <table:table-row table:style-name="TableLine94914117532336">
            <table:table-cell table:style-name="Tabela1.A2" office:value-type="string">
              <text:p text:style-name="P5">mark</text:p>
            </table:table-cell>
            <table:table-cell table:style-name="Tabela1.B269" office:value-type="string">
              <text:p text:style-name="P2">mark</text:p>
            </table:table-cell>
            <table:table-cell table:style-name="Tabela1.C269" office:value-type="string">
              <text:p text:style-name="P2">marcar</text:p>
            </table:table-cell>
          </table:table-row>
          <table:table-row table:style-name="TableLine94914117534384">
            <table:table-cell table:style-name="Tabela1.A2" office:value-type="string">
              <text:p text:style-name="P5">often</text:p>
            </table:table-cell>
            <table:table-cell table:style-name="Tabela1.B270" office:value-type="string">
              <text:p text:style-name="P2">ófân</text:p>
            </table:table-cell>
            <table:table-cell table:style-name="Tabela1.C270" office:value-type="string">
              <text:p text:style-name="P2">muitas-vezes</text:p>
            </table:table-cell>
          </table:table-row>
          <text:soft-page-break/>
          <table:table-row table:style-name="TableLine94914117235120">
            <table:table-cell table:style-name="Tabela1.A2" office:value-type="string">
              <text:p text:style-name="P5">letter</text:p>
            </table:table-cell>
            <table:table-cell table:style-name="Tabela1.B271" office:value-type="string">
              <text:p text:style-name="P2">lettâr</text:p>
            </table:table-cell>
            <table:table-cell table:style-name="Tabela1.C271" office:value-type="string">
              <text:p text:style-name="P2">letra, carta</text:p>
            </table:table-cell>
          </table:table-row>
          <table:table-row table:style-name="TableLine94914117237168">
            <table:table-cell table:style-name="Tabela1.A2" office:value-type="string">
              <text:p text:style-name="P5">until</text:p>
            </table:table-cell>
            <table:table-cell table:style-name="Tabela1.B272" office:value-type="string">
              <text:p text:style-name="P2">ântêl</text:p>
            </table:table-cell>
            <table:table-cell table:style-name="Tabela1.C272" office:value-type="string">
              <text:p text:style-name="P2">até</text:p>
            </table:table-cell>
          </table:table-row>
          <table:table-row table:style-name="TableLine94914117545184">
            <table:table-cell table:style-name="Tabela1.A2" office:value-type="string">
              <text:p text:style-name="P5">mile</text:p>
            </table:table-cell>
            <table:table-cell table:style-name="Tabela1.B273" office:value-type="string">
              <text:p text:style-name="P2">mail</text:p>
            </table:table-cell>
            <table:table-cell table:style-name="Tabela1.C273" office:value-type="string">
              <text:p text:style-name="P2">milha</text:p>
            </table:table-cell>
          </table:table-row>
          <table:table-row table:style-name="TableLine94914117547120">
            <table:table-cell table:style-name="Tabela1.A2" office:value-type="string">
              <text:p text:style-name="P5">river</text:p>
            </table:table-cell>
            <table:table-cell table:style-name="Tabela1.B274" office:value-type="string">
              <text:p text:style-name="P2">rêvâr</text:p>
            </table:table-cell>
            <table:table-cell table:style-name="Tabela1.C274" office:value-type="string">
              <text:p text:style-name="P2">rio</text:p>
            </table:table-cell>
          </table:table-row>
          <table:table-row table:style-name="TableLine94914117549168">
            <table:table-cell table:style-name="Tabela1.A2" office:value-type="string">
              <text:p text:style-name="P5">car</text:p>
            </table:table-cell>
            <table:table-cell table:style-name="Tabela1.B275" office:value-type="string">
              <text:p text:style-name="P2">car</text:p>
            </table:table-cell>
            <table:table-cell table:style-name="Tabela1.C275" office:value-type="string">
              <text:p text:style-name="P2">carro</text:p>
            </table:table-cell>
          </table:table-row>
          <table:table-row table:style-name="TableLine94914117551216">
            <table:table-cell table:style-name="Tabela1.A2" office:value-type="string">
              <text:p text:style-name="P5">feet</text:p>
            </table:table-cell>
            <table:table-cell table:style-name="Tabela1.B276" office:value-type="string">
              <text:p text:style-name="P2">fiit</text:p>
            </table:table-cell>
            <table:table-cell table:style-name="Tabela1.C276" office:value-type="string">
              <text:p text:style-name="P2">pés</text:p>
            </table:table-cell>
          </table:table-row>
          <table:table-row table:style-name="TableLine94914117553264">
            <table:table-cell table:style-name="Tabela1.A2" office:value-type="string">
              <text:p text:style-name="P5">care</text:p>
            </table:table-cell>
            <table:table-cell table:style-name="Tabela1.B277" office:value-type="string">
              <text:p text:style-name="P2">kér</text:p>
            </table:table-cell>
            <table:table-cell table:style-name="Tabela1.C277" office:value-type="string">
              <text:p text:style-name="P2">cuidado</text:p>
            </table:table-cell>
          </table:table-row>
          <table:table-row table:style-name="TableLine94914117555312">
            <table:table-cell table:style-name="Tabela1.A2" office:value-type="string">
              <text:p text:style-name="P5">second</text:p>
            </table:table-cell>
            <table:table-cell table:style-name="Tabela1.B278" office:value-type="string">
              <text:p text:style-name="P2">secând</text:p>
            </table:table-cell>
            <table:table-cell table:style-name="Tabela1.C278" office:value-type="string">
              <text:p text:style-name="P2">segundo</text:p>
            </table:table-cell>
          </table:table-row>
          <table:table-row table:style-name="TableLine94914117557360">
            <table:table-cell table:style-name="Tabela1.A2" office:value-type="string">
              <text:p text:style-name="P5">book</text:p>
            </table:table-cell>
            <table:table-cell table:style-name="Tabela1.B279" office:value-type="string">
              <text:p text:style-name="P2">bôk</text:p>
            </table:table-cell>
            <table:table-cell table:style-name="Tabela1.C279" office:value-type="string">
              <text:p text:style-name="P2">livro</text:p>
            </table:table-cell>
          </table:table-row>
          <table:table-row table:style-name="TableLine94914117559408">
            <table:table-cell table:style-name="Tabela1.A2" office:value-type="string">
              <text:p text:style-name="P5">carry</text:p>
            </table:table-cell>
            <table:table-cell table:style-name="Tabela1.B280" office:value-type="string">
              <text:p text:style-name="P2">kéri</text:p>
            </table:table-cell>
            <table:table-cell table:style-name="Tabela1.C280" office:value-type="string">
              <text:p text:style-name="P2">carregar</text:p>
            </table:table-cell>
          </table:table-row>
          <table:table-row table:style-name="TableLine94914117561456">
            <table:table-cell table:style-name="Tabela1.A2" office:value-type="string">
              <text:p text:style-name="P5">took</text:p>
            </table:table-cell>
            <table:table-cell table:style-name="Tabela1.B281" office:value-type="string">
              <text:p text:style-name="P2">tôk</text:p>
            </table:table-cell>
            <table:table-cell table:style-name="Tabela1.C281" office:value-type="string">
              <text:p text:style-name="P2">pego</text:p>
            </table:table-cell>
          </table:table-row>
          <table:table-row table:style-name="TableLine94914117563504">
            <table:table-cell table:style-name="Tabela1.A2" office:value-type="string">
              <text:p text:style-name="P5">science</text:p>
            </table:table-cell>
            <table:table-cell table:style-name="Tabela1.B282" office:value-type="string">
              <text:p text:style-name="P2">sains</text:p>
            </table:table-cell>
            <table:table-cell table:style-name="Tabela1.C282" office:value-type="string">
              <text:p text:style-name="P2">ciência</text:p>
            </table:table-cell>
          </table:table-row>
          <table:table-row table:style-name="TableLine94914117565552">
            <table:table-cell table:style-name="Tabela1.A2" office:value-type="string">
              <text:p text:style-name="P5">eat</text:p>
            </table:table-cell>
            <table:table-cell table:style-name="Tabela1.B283" office:value-type="string">
              <text:p text:style-name="P2">iit</text:p>
            </table:table-cell>
            <table:table-cell table:style-name="Tabela1.C283" office:value-type="string">
              <text:p text:style-name="P2">comer</text:p>
            </table:table-cell>
          </table:table-row>
          <table:table-row table:style-name="TableLine94914117567600">
            <table:table-cell table:style-name="Tabela1.A2" office:value-type="string">
              <text:p text:style-name="P5">room</text:p>
            </table:table-cell>
            <table:table-cell table:style-name="Tabela1.B284" office:value-type="string">
              <text:p text:style-name="P2">ruum</text:p>
            </table:table-cell>
            <table:table-cell table:style-name="Tabela1.C284" office:value-type="string">
              <text:p text:style-name="P2">cômodo, quarto</text:p>
            </table:table-cell>
          </table:table-row>
          <table:table-row table:style-name="TableLine94914117569648">
            <table:table-cell table:style-name="Tabela1.A2" office:value-type="string">
              <text:p text:style-name="P5">friend</text:p>
            </table:table-cell>
            <table:table-cell table:style-name="Tabela1.B285" office:value-type="string">
              <text:p text:style-name="P2">frend</text:p>
            </table:table-cell>
            <table:table-cell table:style-name="Tabela1.C285" office:value-type="string">
              <text:p text:style-name="P2">amigo</text:p>
            </table:table-cell>
          </table:table-row>
          <table:table-row table:style-name="TableLine94914117571696">
            <table:table-cell table:style-name="Tabela1.A2" office:value-type="string">
              <text:p text:style-name="P5">sight</text:p>
            </table:table-cell>
            <table:table-cell table:style-name="Tabela1.B286" office:value-type="string">
              <text:p text:style-name="P2">sait</text:p>
            </table:table-cell>
            <table:table-cell table:style-name="Tabela1.C286" office:value-type="string">
              <text:p text:style-name="P2">visão</text:p>
            </table:table-cell>
          </table:table-row>
          <table:table-row table:style-name="TableLine94914117573744">
            <table:table-cell table:style-name="Tabela1.A2" office:value-type="string">
              <text:p text:style-name="P5">began</text:p>
            </table:table-cell>
            <table:table-cell table:style-name="Tabela1.B287" office:value-type="string">
              <text:p text:style-name="P2">bêgén</text:p>
            </table:table-cell>
            <table:table-cell table:style-name="Tabela1.C287" office:value-type="string">
              <text:p text:style-name="P2">começado</text:p>
            </table:table-cell>
          </table:table-row>
          <table:table-row table:style-name="TableLine94914117575792">
            <table:table-cell table:style-name="Tabela1.A2" office:value-type="string">
              <text:p text:style-name="P5">idea</text:p>
            </table:table-cell>
            <table:table-cell table:style-name="Tabela1.B288" office:value-type="string">
              <text:p text:style-name="P2">aidiia</text:p>
            </table:table-cell>
            <table:table-cell table:style-name="Tabela1.C288" office:value-type="string">
              <text:p text:style-name="P2">idéia</text:p>
            </table:table-cell>
          </table:table-row>
          <table:table-row table:style-name="TableLine94914117577840">
            <table:table-cell table:style-name="Tabela1.A2" office:value-type="string">
              <text:p text:style-name="P5">fish</text:p>
            </table:table-cell>
            <table:table-cell table:style-name="Tabela1.B289" office:value-type="string">
              <text:p text:style-name="P2">fêsh</text:p>
            </table:table-cell>
            <table:table-cell table:style-name="Tabela1.C289" office:value-type="string">
              <text:p text:style-name="P2">peixe, pescar</text:p>
            </table:table-cell>
          </table:table-row>
          <table:table-row table:style-name="TableLine94914117579888">
            <table:table-cell table:style-name="Tabela1.A2" office:value-type="string">
              <text:p text:style-name="P5">mountain</text:p>
            </table:table-cell>
            <table:table-cell table:style-name="Tabela1.B290" office:value-type="string">
              <text:p text:style-name="P2">mauntân</text:p>
            </table:table-cell>
            <table:table-cell table:style-name="Tabela1.C290" office:value-type="string">
              <text:p text:style-name="P2">montanha</text:p>
            </table:table-cell>
          </table:table-row>
          <table:table-row table:style-name="TableLine94914117581936">
            <table:table-cell table:style-name="Tabela1.A2" office:value-type="string">
              <text:p text:style-name="P5">stop</text:p>
            </table:table-cell>
            <table:table-cell table:style-name="Tabela1.B291" office:value-type="string">
              <text:p text:style-name="P2">stap</text:p>
            </table:table-cell>
            <table:table-cell table:style-name="Tabela1.C291" office:value-type="string">
              <text:p text:style-name="P2">parar</text:p>
            </table:table-cell>
          </table:table-row>
          <table:table-row table:style-name="TableLine94914117583984">
            <table:table-cell table:style-name="Tabela1.A2" office:value-type="string">
              <text:p text:style-name="P5">once</text:p>
            </table:table-cell>
            <table:table-cell table:style-name="Tabela1.B292" office:value-type="string">
              <text:p text:style-name="P2">uâns</text:p>
            </table:table-cell>
            <table:table-cell table:style-name="Tabela1.C292" office:value-type="string">
              <text:p text:style-name="P2">uma-vez</text:p>
            </table:table-cell>
          </table:table-row>
          <table:table-row table:style-name="TableLine94914117586032">
            <table:table-cell table:style-name="Tabela1.A2" office:value-type="string">
              <text:p text:style-name="P5">base</text:p>
            </table:table-cell>
            <table:table-cell table:style-name="Tabela1.B293" office:value-type="string">
              <text:p text:style-name="P2">beis</text:p>
            </table:table-cell>
            <table:table-cell table:style-name="Tabela1.C293" office:value-type="string">
              <text:p text:style-name="P2">base</text:p>
            </table:table-cell>
          </table:table-row>
          <table:table-row table:style-name="TableLine94914117588080">
            <table:table-cell table:style-name="Tabela1.A2" office:value-type="string">
              <text:p text:style-name="P5">hear</text:p>
            </table:table-cell>
            <table:table-cell table:style-name="Tabela1.B294" office:value-type="string">
              <text:p text:style-name="P2">rriir</text:p>
            </table:table-cell>
            <table:table-cell table:style-name="Tabela1.C294" office:value-type="string">
              <text:p text:style-name="P2">ouvir</text:p>
            </table:table-cell>
          </table:table-row>
          <table:table-row table:style-name="TableLine94914117590128">
            <table:table-cell table:style-name="Tabela1.A2" office:value-type="string">
              <text:p text:style-name="P5">horse</text:p>
            </table:table-cell>
            <table:table-cell table:style-name="Tabela1.B295" office:value-type="string">
              <text:p text:style-name="P2">rrórs</text:p>
            </table:table-cell>
            <table:table-cell table:style-name="Tabela1.C295" office:value-type="string">
              <text:p text:style-name="P2">cavalo</text:p>
            </table:table-cell>
          </table:table-row>
          <table:table-row table:style-name="TableLine94914117592176">
            <table:table-cell table:style-name="Tabela1.A2" office:value-type="string">
              <text:p text:style-name="P5">cut</text:p>
            </table:table-cell>
            <table:table-cell table:style-name="Tabela1.B296" office:value-type="string">
              <text:p text:style-name="P2">cât</text:p>
            </table:table-cell>
            <table:table-cell table:style-name="Tabela1.C296" office:value-type="string">
              <text:p text:style-name="P2">cortar</text:p>
            </table:table-cell>
          </table:table-row>
          <table:table-row table:style-name="TableLine94914117594224">
            <table:table-cell table:style-name="Tabela1.A2" office:value-type="string">
              <text:p text:style-name="P5">sure</text:p>
            </table:table-cell>
            <table:table-cell table:style-name="Tabela1.B297" office:value-type="string">
              <text:p text:style-name="P2">shôr</text:p>
            </table:table-cell>
            <table:table-cell table:style-name="Tabela1.C297" office:value-type="string">
              <text:p text:style-name="P2">certo</text:p>
            </table:table-cell>
          </table:table-row>
          <table:table-row table:style-name="TableLine94914117596272">
            <table:table-cell table:style-name="Tabela1.A2" office:value-type="string">
              <text:p text:style-name="P5">watch</text:p>
            </table:table-cell>
            <table:table-cell table:style-name="Tabela1.B298" office:value-type="string">
              <text:p text:style-name="P2">uótch</text:p>
            </table:table-cell>
            <table:table-cell table:style-name="Tabela1.C298" office:value-type="string">
              <text:p text:style-name="P2">assistir, relógio</text:p>
            </table:table-cell>
          </table:table-row>
          <table:table-row table:style-name="TableLine94914117598320">
            <table:table-cell table:style-name="Tabela1.A2" office:value-type="string">
              <text:p text:style-name="P5">color</text:p>
            </table:table-cell>
            <table:table-cell table:style-name="Tabela1.B299" office:value-type="string">
              <text:p text:style-name="P2">câlâr</text:p>
            </table:table-cell>
            <table:table-cell table:style-name="Tabela1.C299" office:value-type="string">
              <text:p text:style-name="P2">cor, colorir</text:p>
            </table:table-cell>
          </table:table-row>
          <table:table-row table:style-name="TableLine94914117600368">
            <table:table-cell table:style-name="Tabela1.A2" office:value-type="string">
              <text:p text:style-name="P5">face</text:p>
            </table:table-cell>
            <table:table-cell table:style-name="Tabela1.B300" office:value-type="string">
              <text:p text:style-name="P2">feis</text:p>
            </table:table-cell>
            <table:table-cell table:style-name="Tabela1.C300" office:value-type="string">
              <text:p text:style-name="P2">rosto</text:p>
            </table:table-cell>
          </table:table-row>
          <table:table-row table:style-name="TableLine94914117602416">
            <table:table-cell table:style-name="Tabela1.A2" office:value-type="string">
              <text:p text:style-name="P5">wood</text:p>
            </table:table-cell>
            <table:table-cell table:style-name="Tabela1.B301" office:value-type="string">
              <text:p text:style-name="P2">uôd</text:p>
            </table:table-cell>
            <table:table-cell table:style-name="Tabela1.C301" office:value-type="string">
              <text:p text:style-name="P2">madeira</text:p>
            </table:table-cell>
          </table:table-row>
          <table:table-row table:style-name="TableLine94914117604464">
            <table:table-cell table:style-name="Tabela1.A2" office:value-type="string">
              <text:p text:style-name="P5">main</text:p>
            </table:table-cell>
            <table:table-cell table:style-name="Tabela1.B302" office:value-type="string">
              <text:p text:style-name="P2">mein</text:p>
            </table:table-cell>
            <table:table-cell table:style-name="Tabela1.C302" office:value-type="string">
              <text:p text:style-name="P2">principal</text:p>
            </table:table-cell>
          </table:table-row>
          <table:table-row table:style-name="TableLine94914117606512">
            <table:table-cell table:style-name="Tabela1.A2" office:value-type="string">
              <text:p text:style-name="P5">enough</text:p>
            </table:table-cell>
            <table:table-cell table:style-name="Tabela1.B303" office:value-type="string">
              <text:p text:style-name="P2">inâf</text:p>
            </table:table-cell>
            <table:table-cell table:style-name="Tabela1.C303" office:value-type="string">
              <text:p text:style-name="P2">bastante</text:p>
            </table:table-cell>
          </table:table-row>
          <table:table-row table:style-name="TableLine94914117608560">
            <table:table-cell table:style-name="Tabela1.A2" office:value-type="string">
              <text:p text:style-name="P5">plain</text:p>
            </table:table-cell>
            <table:table-cell table:style-name="Tabela1.B304" office:value-type="string">
              <text:p text:style-name="P2">plein</text:p>
            </table:table-cell>
            <table:table-cell table:style-name="Tabela1.C304" office:value-type="string">
              <text:p text:style-name="P2">plano, simples</text:p>
            </table:table-cell>
          </table:table-row>
          <table:table-row table:style-name="TableLine94914117610608">
            <table:table-cell table:style-name="Tabela1.A2" office:value-type="string">
              <text:p text:style-name="P5">girl</text:p>
            </table:table-cell>
            <table:table-cell table:style-name="Tabela1.B305" office:value-type="string">
              <text:p text:style-name="P2">gârl</text:p>
            </table:table-cell>
            <table:table-cell table:style-name="Tabela1.C305" office:value-type="string">
              <text:p text:style-name="P2">garota</text:p>
            </table:table-cell>
          </table:table-row>
          <table:table-row table:style-name="TableLine94914117612656">
            <table:table-cell table:style-name="Tabela1.A2" office:value-type="string">
              <text:p text:style-name="P5">usual</text:p>
            </table:table-cell>
            <table:table-cell table:style-name="Tabela1.B306" office:value-type="string">
              <text:p text:style-name="P2">iuzhuâl</text:p>
            </table:table-cell>
            <table:table-cell table:style-name="Tabela1.C306" office:value-type="string">
              <text:p text:style-name="P2">usual, comum</text:p>
            </table:table-cell>
          </table:table-row>
          <table:table-row table:style-name="TableLine94914117614704">
            <table:table-cell table:style-name="Tabela1.A2" office:value-type="string">
              <text:p text:style-name="P5">young</text:p>
            </table:table-cell>
            <table:table-cell table:style-name="Tabela1.B307" office:value-type="string">
              <text:p text:style-name="P2">yâng</text:p>
            </table:table-cell>
            <table:table-cell table:style-name="Tabela1.C307" office:value-type="string">
              <text:p text:style-name="P2">jovem</text:p>
            </table:table-cell>
          </table:table-row>
          <table:table-row table:style-name="TableLine94914117616752">
            <table:table-cell table:style-name="Tabela1.A2" office:value-type="string">
              <text:p text:style-name="P5">ready</text:p>
            </table:table-cell>
            <table:table-cell table:style-name="Tabela1.B308" office:value-type="string">
              <text:p text:style-name="P2">riidi</text:p>
            </table:table-cell>
            <table:table-cell table:style-name="Tabela1.C308" office:value-type="string">
              <text:p text:style-name="P2">pronto</text:p>
            </table:table-cell>
          </table:table-row>
          <table:table-row table:style-name="TableLine94914117618800">
            <table:table-cell table:style-name="Tabela1.A2" office:value-type="string">
              <text:p text:style-name="P5">above</text:p>
            </table:table-cell>
            <table:table-cell table:style-name="Tabela1.B309" office:value-type="string">
              <text:p text:style-name="P2">âbâv</text:p>
            </table:table-cell>
            <table:table-cell table:style-name="Tabela1.C309" office:value-type="string">
              <text:p text:style-name="P2">acima</text:p>
            </table:table-cell>
          </table:table-row>
          <table:table-row table:style-name="TableLine94914117620848">
            <table:table-cell table:style-name="Tabela1.A2" office:value-type="string">
              <text:p text:style-name="P5">ever</text:p>
            </table:table-cell>
            <table:table-cell table:style-name="Tabela1.B310" office:value-type="string">
              <text:p text:style-name="P2">evâr</text:p>
            </table:table-cell>
            <table:table-cell table:style-name="Tabela1.C310" office:value-type="string">
              <text:p text:style-name="P2">sempre, já</text:p>
            </table:table-cell>
          </table:table-row>
          <table:table-row table:style-name="TableLine94914117622896">
            <table:table-cell table:style-name="Tabela1.A2" office:value-type="string">
              <text:p text:style-name="P5">red</text:p>
            </table:table-cell>
            <table:table-cell table:style-name="Tabela1.B311" office:value-type="string">
              <text:p text:style-name="P2">red</text:p>
            </table:table-cell>
            <table:table-cell table:style-name="Tabela1.C311" office:value-type="string">
              <text:p text:style-name="P2">vermelho</text:p>
            </table:table-cell>
          </table:table-row>
          <table:table-row table:style-name="TableLine94914117624944">
            <table:table-cell table:style-name="Tabela1.A2" office:value-type="string">
              <text:p text:style-name="P5">list</text:p>
            </table:table-cell>
            <table:table-cell table:style-name="Tabela1.B312" office:value-type="string">
              <text:p text:style-name="P2">lêst</text:p>
            </table:table-cell>
            <table:table-cell table:style-name="Tabela1.C312" office:value-type="string">
              <text:p text:style-name="P2">lista</text:p>
            </table:table-cell>
          </table:table-row>
          <table:table-row table:style-name="TableLine94914117626992">
            <table:table-cell table:style-name="Tabela1.A2" office:value-type="string">
              <text:p text:style-name="P5">though</text:p>
            </table:table-cell>
            <table:table-cell table:style-name="Tabela1.B313" office:value-type="string">
              <text:p text:style-name="P2">thou</text:p>
            </table:table-cell>
            <table:table-cell table:style-name="Tabela1.C313" office:value-type="string">
              <text:p text:style-name="P2">apesar-de</text:p>
            </table:table-cell>
          </table:table-row>
          <table:table-row table:style-name="TableLine94914117629040">
            <table:table-cell table:style-name="Tabela1.A2" office:value-type="string">
              <text:p text:style-name="P5">feel</text:p>
            </table:table-cell>
            <table:table-cell table:style-name="Tabela1.B314" office:value-type="string">
              <text:p text:style-name="P2">fiiól</text:p>
            </table:table-cell>
            <table:table-cell table:style-name="Tabela1.C314" office:value-type="string">
              <text:p text:style-name="P2">sentir, sentimendo</text:p>
            </table:table-cell>
          </table:table-row>
          <table:table-row table:style-name="TableLine94914117631088">
            <table:table-cell table:style-name="Tabela1.A2" office:value-type="string">
              <text:p text:style-name="P5">talk</text:p>
            </table:table-cell>
            <table:table-cell table:style-name="Tabela1.B315" office:value-type="string">
              <text:p text:style-name="P2">tók</text:p>
            </table:table-cell>
            <table:table-cell table:style-name="Tabela1.C315" office:value-type="string">
              <text:p text:style-name="P2">conversar</text:p>
            </table:table-cell>
          </table:table-row>
          <table:table-row table:style-name="TableLine94914117633136">
            <table:table-cell table:style-name="Tabela1.A2" office:value-type="string">
              <text:p text:style-name="P5">bird</text:p>
            </table:table-cell>
            <table:table-cell table:style-name="Tabela1.B316" office:value-type="string">
              <text:p text:style-name="P2">bârd</text:p>
            </table:table-cell>
            <table:table-cell table:style-name="Tabela1.C316" office:value-type="string">
              <text:p text:style-name="P2">pássaro</text:p>
            </table:table-cell>
          </table:table-row>
          <table:table-row table:style-name="TableLine94914117635184">
            <table:table-cell table:style-name="Tabela1.A2" office:value-type="string">
              <text:p text:style-name="P5">soon</text:p>
            </table:table-cell>
            <table:table-cell table:style-name="Tabela1.B317" office:value-type="string">
              <text:p text:style-name="P2">suun</text:p>
            </table:table-cell>
            <table:table-cell table:style-name="Tabela1.C317" office:value-type="string">
              <text:p text:style-name="P2">logo</text:p>
            </table:table-cell>
          </table:table-row>
          <table:table-row table:style-name="TableLine94914117637232">
            <table:table-cell table:style-name="Tabela1.A2" office:value-type="string">
              <text:p text:style-name="P5">body</text:p>
            </table:table-cell>
            <table:table-cell table:style-name="Tabela1.B318" office:value-type="string">
              <text:p text:style-name="P2">baddi</text:p>
            </table:table-cell>
            <table:table-cell table:style-name="Tabela1.C318" office:value-type="string">
              <text:p text:style-name="P2">corpo</text:p>
            </table:table-cell>
          </table:table-row>
          <table:table-row table:style-name="TableLine94914117639280">
            <table:table-cell table:style-name="Tabela1.A2" office:value-type="string">
              <text:p text:style-name="P5">dog</text:p>
            </table:table-cell>
            <table:table-cell table:style-name="Tabela1.B319" office:value-type="string">
              <text:p text:style-name="P2">dóg</text:p>
            </table:table-cell>
            <table:table-cell table:style-name="Tabela1.C319" office:value-type="string">
              <text:p text:style-name="P2">cachorro</text:p>
            </table:table-cell>
          </table:table-row>
          <table:table-row table:style-name="TableLine94914117641328">
            <table:table-cell table:style-name="Tabela1.A2" office:value-type="string">
              <text:p text:style-name="P5">family</text:p>
            </table:table-cell>
            <table:table-cell table:style-name="Tabela1.B320" office:value-type="string">
              <text:p text:style-name="P2">fémâli</text:p>
            </table:table-cell>
            <table:table-cell table:style-name="Tabela1.C320" office:value-type="string">
              <text:p text:style-name="P2">família</text:p>
            </table:table-cell>
          </table:table-row>
          <table:table-row table:style-name="TableLine94914117643376">
            <table:table-cell table:style-name="Tabela1.A2" office:value-type="string">
              <text:p text:style-name="P5">direct</text:p>
            </table:table-cell>
            <table:table-cell table:style-name="Tabela1.B321" office:value-type="string">
              <text:p text:style-name="P2">dârekt</text:p>
            </table:table-cell>
            <table:table-cell table:style-name="Tabela1.C321" office:value-type="string">
              <text:p text:style-name="P2">direto</text:p>
            </table:table-cell>
          </table:table-row>
          <table:table-row table:style-name="TableLine94914117645424">
            <table:table-cell table:style-name="Tabela1.A2" office:value-type="string">
              <text:p text:style-name="P5">pose</text:p>
            </table:table-cell>
            <table:table-cell table:style-name="Tabela1.B322" office:value-type="string">
              <text:p text:style-name="P2">pouz</text:p>
            </table:table-cell>
            <table:table-cell table:style-name="Tabela1.C322" office:value-type="string">
              <text:p text:style-name="P2">posição</text:p>
            </table:table-cell>
          </table:table-row>
          <table:table-row table:style-name="TableLine94914117647472">
            <table:table-cell table:style-name="Tabela1.A2" office:value-type="string">
              <text:p text:style-name="P5">leave</text:p>
            </table:table-cell>
            <table:table-cell table:style-name="Tabela1.B323" office:value-type="string">
              <text:p text:style-name="P2">liiv</text:p>
            </table:table-cell>
            <table:table-cell table:style-name="Tabela1.C323" office:value-type="string">
              <text:p text:style-name="P2">deixar</text:p>
            </table:table-cell>
          </table:table-row>
          <table:table-row table:style-name="TableLine94914117649520">
            <table:table-cell table:style-name="Tabela1.A2" office:value-type="string">
              <text:p text:style-name="P5">song</text:p>
            </table:table-cell>
            <table:table-cell table:style-name="Tabela1.B324" office:value-type="string">
              <text:p text:style-name="P2">sóng</text:p>
            </table:table-cell>
            <table:table-cell table:style-name="Tabela1.C324" office:value-type="string">
              <text:p text:style-name="P2">canção</text:p>
            </table:table-cell>
          </table:table-row>
          <table:table-row table:style-name="TableLine94914117651568">
            <table:table-cell table:style-name="Tabela1.A2" office:value-type="string">
              <text:p text:style-name="P5">measure</text:p>
            </table:table-cell>
            <table:table-cell table:style-name="Tabela1.B325" office:value-type="string">
              <text:p text:style-name="P2">mejâr</text:p>
            </table:table-cell>
            <table:table-cell table:style-name="Tabela1.C325" office:value-type="string">
              <text:p text:style-name="P2">medida</text:p>
            </table:table-cell>
          </table:table-row>
          <table:table-row table:style-name="TableLine94914117653616">
            <table:table-cell table:style-name="Tabela1.A2" office:value-type="string">
              <text:p text:style-name="P5">door</text:p>
            </table:table-cell>
            <table:table-cell table:style-name="Tabela1.B326" office:value-type="string">
              <text:p text:style-name="P2">dór</text:p>
            </table:table-cell>
            <table:table-cell table:style-name="Tabela1.C326" office:value-type="string">
              <text:p text:style-name="P2">porta</text:p>
            </table:table-cell>
          </table:table-row>
          <table:table-row table:style-name="TableLine94914117655664">
            <table:table-cell table:style-name="Tabela1.A2" office:value-type="string">
              <text:p text:style-name="P5">product</text:p>
            </table:table-cell>
            <table:table-cell table:style-name="Tabela1.B327" office:value-type="string">
              <text:p text:style-name="P2">pradâkt</text:p>
            </table:table-cell>
            <table:table-cell table:style-name="Tabela1.C327" office:value-type="string">
              <text:p text:style-name="P2">produto</text:p>
            </table:table-cell>
          </table:table-row>
          <table:table-row table:style-name="TableLine94914117657712">
            <table:table-cell table:style-name="Tabela1.A2" office:value-type="string">
              <text:p text:style-name="P5">black</text:p>
            </table:table-cell>
            <table:table-cell table:style-name="Tabela1.B328" office:value-type="string">
              <text:p text:style-name="P2">blék</text:p>
            </table:table-cell>
            <table:table-cell table:style-name="Tabela1.C328" office:value-type="string">
              <text:p text:style-name="P2">negro</text:p>
            </table:table-cell>
          </table:table-row>
          <table:table-row table:style-name="TableLine94914117659760">
            <table:table-cell table:style-name="Tabela1.A2" office:value-type="string">
              <text:p text:style-name="P5">short</text:p>
            </table:table-cell>
            <table:table-cell table:style-name="Tabela1.B329" office:value-type="string">
              <text:p text:style-name="P2">shórt</text:p>
            </table:table-cell>
            <table:table-cell table:style-name="Tabela1.C329" office:value-type="string">
              <text:p text:style-name="P2">curto</text:p>
            </table:table-cell>
          </table:table-row>
          <table:table-row table:style-name="TableLine94914117661808">
            <table:table-cell table:style-name="Tabela1.A2" office:value-type="string">
              <text:p text:style-name="P5">numeral</text:p>
            </table:table-cell>
            <table:table-cell table:style-name="Tabela1.B330" office:value-type="string">
              <text:p text:style-name="P2">nuumârâl</text:p>
            </table:table-cell>
            <table:table-cell table:style-name="Tabela1.C330" office:value-type="string">
              <text:p text:style-name="P2">numeral</text:p>
            </table:table-cell>
          </table:table-row>
          <table:table-row table:style-name="TableLine94914117663856">
            <table:table-cell table:style-name="Tabela1.A2" office:value-type="string">
              <text:p text:style-name="P5">class</text:p>
            </table:table-cell>
            <table:table-cell table:style-name="Tabela1.B331" office:value-type="string">
              <text:p text:style-name="P2">clés</text:p>
            </table:table-cell>
            <table:table-cell table:style-name="Tabela1.C331" office:value-type="string">
              <text:p text:style-name="P2">classe</text:p>
            </table:table-cell>
          </table:table-row>
          <table:table-row table:style-name="TableLine94914117665904">
            <table:table-cell table:style-name="Tabela1.A2" office:value-type="string">
              <text:p text:style-name="P5">wind</text:p>
            </table:table-cell>
            <table:table-cell table:style-name="Tabela1.B332" office:value-type="string">
              <text:p text:style-name="P2">uênd</text:p>
            </table:table-cell>
            <table:table-cell table:style-name="Tabela1.C332" office:value-type="string">
              <text:p text:style-name="P2">vento</text:p>
            </table:table-cell>
          </table:table-row>
          <table:table-row table:style-name="TableLine94914117667952">
            <table:table-cell table:style-name="Tabela1.A2" office:value-type="string">
              <text:p text:style-name="P5">question</text:p>
            </table:table-cell>
            <table:table-cell table:style-name="Tabela1.B333" office:value-type="string">
              <text:p text:style-name="P2">quéschân</text:p>
            </table:table-cell>
            <table:table-cell table:style-name="Tabela1.C333" office:value-type="string">
              <text:p text:style-name="P2">questão, pergunta</text:p>
            </table:table-cell>
          </table:table-row>
          <table:table-row table:style-name="TableLine94914117670000">
            <table:table-cell table:style-name="Tabela1.A2" office:value-type="string">
              <text:p text:style-name="P5">happen</text:p>
            </table:table-cell>
            <table:table-cell table:style-name="Tabela1.B334" office:value-type="string">
              <text:p text:style-name="P2">rrépân</text:p>
            </table:table-cell>
            <table:table-cell table:style-name="Tabela1.C334" office:value-type="string">
              <text:p text:style-name="P2">acontecer</text:p>
            </table:table-cell>
          </table:table-row>
          <table:table-row table:style-name="TableLine94914117672048">
            <table:table-cell table:style-name="Tabela1.A2" office:value-type="string">
              <text:p text:style-name="P5">complete</text:p>
            </table:table-cell>
            <table:table-cell table:style-name="Tabela1.B335" office:value-type="string">
              <text:p text:style-name="P2">câmpliit</text:p>
            </table:table-cell>
            <table:table-cell table:style-name="Tabela1.C335" office:value-type="string">
              <text:p text:style-name="P2">completo</text:p>
            </table:table-cell>
          </table:table-row>
          <table:table-row table:style-name="TableLine94914117674096">
            <table:table-cell table:style-name="Tabela1.A2" office:value-type="string">
              <text:p text:style-name="P5">ship</text:p>
            </table:table-cell>
            <table:table-cell table:style-name="Tabela1.B336" office:value-type="string">
              <text:p text:style-name="P2">shêp</text:p>
            </table:table-cell>
            <table:table-cell table:style-name="Tabela1.C336" office:value-type="string">
              <text:p text:style-name="P2">navio, embarcar</text:p>
            </table:table-cell>
          </table:table-row>
          <table:table-row table:style-name="TableLine94914117676144">
            <table:table-cell table:style-name="Tabela1.A2" office:value-type="string">
              <text:p text:style-name="P5">area</text:p>
            </table:table-cell>
            <table:table-cell table:style-name="Tabela1.B337" office:value-type="string">
              <text:p text:style-name="P2">ériiâ</text:p>
            </table:table-cell>
            <table:table-cell table:style-name="Tabela1.C337" office:value-type="string">
              <text:p text:style-name="P2">área</text:p>
            </table:table-cell>
          </table:table-row>
          <table:table-row table:style-name="TableLine94914117678192">
            <table:table-cell table:style-name="Tabela1.A2" office:value-type="string">
              <text:p text:style-name="P5">half</text:p>
            </table:table-cell>
            <table:table-cell table:style-name="Tabela1.B338" office:value-type="string">
              <text:p text:style-name="P2">rréf</text:p>
            </table:table-cell>
            <table:table-cell table:style-name="Tabela1.C338" office:value-type="string">
              <text:p text:style-name="P2">metade</text:p>
            </table:table-cell>
          </table:table-row>
          <table:table-row table:style-name="TableLine94914117680240">
            <table:table-cell table:style-name="Tabela1.A2" office:value-type="string">
              <text:p text:style-name="P5">rock</text:p>
            </table:table-cell>
            <table:table-cell table:style-name="Tabela1.B339" office:value-type="string">
              <text:p text:style-name="P2">rak</text:p>
            </table:table-cell>
            <table:table-cell table:style-name="Tabela1.C339" office:value-type="string">
              <text:p text:style-name="P2">roque, rocha</text:p>
            </table:table-cell>
          </table:table-row>
          <table:table-row table:style-name="TableLine94914117682288">
            <table:table-cell table:style-name="Tabela1.A2" office:value-type="string">
              <text:p text:style-name="P5">order</text:p>
            </table:table-cell>
            <table:table-cell table:style-name="Tabela1.B340" office:value-type="string">
              <text:p text:style-name="P2">órdâr</text:p>
            </table:table-cell>
            <table:table-cell table:style-name="Tabela1.C340" office:value-type="string">
              <text:p text:style-name="P2">ordem, pedido</text:p>
            </table:table-cell>
          </table:table-row>
          <table:table-row table:style-name="TableLine94914117684336">
            <table:table-cell table:style-name="Tabela1.A2" office:value-type="string">
              <text:p text:style-name="P5">fire</text:p>
            </table:table-cell>
            <table:table-cell table:style-name="Tabela1.B341" office:value-type="string">
              <text:p text:style-name="P2">fair</text:p>
            </table:table-cell>
            <table:table-cell table:style-name="Tabela1.C341" office:value-type="string">
              <text:p text:style-name="P2">fogo, incêndio, despedir</text:p>
            </table:table-cell>
          </table:table-row>
          <table:table-row table:style-name="TableLine94914117686384">
            <table:table-cell table:style-name="Tabela1.A2" office:value-type="string">
              <text:p text:style-name="P5">south</text:p>
            </table:table-cell>
            <table:table-cell table:style-name="Tabela1.B342" office:value-type="string">
              <text:p text:style-name="P2">sauth</text:p>
            </table:table-cell>
            <table:table-cell table:style-name="Tabela1.C342" office:value-type="string">
              <text:p text:style-name="P2">sul</text:p>
            </table:table-cell>
          </table:table-row>
          <table:table-row table:style-name="TableLine94914117328176">
            <table:table-cell table:style-name="Tabela1.A2" office:value-type="string">
              <text:p text:style-name="P5">problem</text:p>
            </table:table-cell>
            <table:table-cell table:style-name="Tabela1.B343" office:value-type="string">
              <text:p text:style-name="P2">prablâm</text:p>
            </table:table-cell>
            <table:table-cell table:style-name="Tabela1.C343" office:value-type="string">
              <text:p text:style-name="P2">problema</text:p>
            </table:table-cell>
          </table:table-row>
          <table:table-row table:style-name="TableLine94914117330224">
            <table:table-cell table:style-name="Tabela1.A2" office:value-type="string">
              <text:p text:style-name="P5">piece</text:p>
            </table:table-cell>
            <table:table-cell table:style-name="Tabela1.B344" office:value-type="string">
              <text:p text:style-name="P2">piis</text:p>
            </table:table-cell>
            <table:table-cell table:style-name="Tabela1.C344" office:value-type="string">
              <text:p text:style-name="P2">peça, pedaço</text:p>
            </table:table-cell>
          </table:table-row>
          <table:table-row table:style-name="TableLine94914117332272">
            <table:table-cell table:style-name="Tabela1.A2" office:value-type="string">
              <text:p text:style-name="P5">told</text:p>
            </table:table-cell>
            <table:table-cell table:style-name="Tabela1.B345" office:value-type="string">
              <text:p text:style-name="P2">tould</text:p>
            </table:table-cell>
            <table:table-cell table:style-name="Tabela1.C345" office:value-type="string">
              <text:p text:style-name="P2">contado</text:p>
            </table:table-cell>
          </table:table-row>
          <table:table-row table:style-name="TableLine94914117334320">
            <table:table-cell table:style-name="Tabela1.A2" office:value-type="string">
              <text:p text:style-name="P5">knew</text:p>
            </table:table-cell>
            <table:table-cell table:style-name="Tabela1.B346" office:value-type="string">
              <text:p text:style-name="P2">nuu</text:p>
            </table:table-cell>
            <table:table-cell table:style-name="Tabela1.C346" office:value-type="string">
              <text:p text:style-name="P2">sabido</text:p>
            </table:table-cell>
          </table:table-row>
          <table:table-row table:style-name="TableLine94914117704816">
            <table:table-cell table:style-name="Tabela1.A2" office:value-type="string">
              <text:p text:style-name="P5">pass</text:p>
            </table:table-cell>
            <table:table-cell table:style-name="Tabela1.B347" office:value-type="string">
              <text:p text:style-name="P2">pés</text:p>
            </table:table-cell>
            <table:table-cell table:style-name="Tabela1.C347" office:value-type="string">
              <text:p text:style-name="P2">passar</text:p>
            </table:table-cell>
          </table:table-row>
          <table:table-row table:style-name="TableLine94914117706864">
            <table:table-cell table:style-name="Tabela1.A2" office:value-type="string">
              <text:p text:style-name="P5">since</text:p>
            </table:table-cell>
            <table:table-cell table:style-name="Tabela1.B348" office:value-type="string">
              <text:p text:style-name="P2">sêns</text:p>
            </table:table-cell>
            <table:table-cell table:style-name="Tabela1.C348" office:value-type="string">
              <text:p text:style-name="P2">desde</text:p>
            </table:table-cell>
          </table:table-row>
          <table:table-row table:style-name="TableLine94914117708912">
            <table:table-cell table:style-name="Tabela1.A2" office:value-type="string">
              <text:p text:style-name="P5">top</text:p>
            </table:table-cell>
            <table:table-cell table:style-name="Tabela1.B349" office:value-type="string">
              <text:p text:style-name="P2">tap</text:p>
            </table:table-cell>
            <table:table-cell table:style-name="Tabela1.C349" office:value-type="string">
              <text:p text:style-name="P2">topo, principal</text:p>
            </table:table-cell>
          </table:table-row>
          <table:table-row table:style-name="TableLine94914117710960">
            <table:table-cell table:style-name="Tabela1.A2" office:value-type="string">
              <text:p text:style-name="P5">whole</text:p>
            </table:table-cell>
            <table:table-cell table:style-name="Tabela1.B350" office:value-type="string">
              <text:p text:style-name="P2">rroul</text:p>
            </table:table-cell>
            <table:table-cell table:style-name="Tabela1.C350" office:value-type="string">
              <text:p text:style-name="P2">inteiro</text:p>
            </table:table-cell>
          </table:table-row>
          <table:table-row table:style-name="TableLine94914117713008">
            <table:table-cell table:style-name="Tabela1.A2" office:value-type="string">
              <text:p text:style-name="P5">king</text:p>
            </table:table-cell>
            <table:table-cell table:style-name="Tabela1.B351" office:value-type="string">
              <text:p text:style-name="P2">kêng</text:p>
            </table:table-cell>
            <table:table-cell table:style-name="Tabela1.C351" office:value-type="string">
              <text:p text:style-name="P2">rei</text:p>
            </table:table-cell>
          </table:table-row>
          <table:table-row table:style-name="TableLine94914117715056">
            <table:table-cell table:style-name="Tabela1.A2" office:value-type="string">
              <text:p text:style-name="P5">space</text:p>
            </table:table-cell>
            <table:table-cell table:style-name="Tabela1.B352" office:value-type="string">
              <text:p text:style-name="P2">speis</text:p>
            </table:table-cell>
            <table:table-cell table:style-name="Tabela1.C352" office:value-type="string">
              <text:p text:style-name="P2">espaço</text:p>
            </table:table-cell>
          </table:table-row>
          <table:table-row table:style-name="TableLine94914117717104">
            <table:table-cell table:style-name="Tabela1.A2" office:value-type="string">
              <text:p text:style-name="P5">heard</text:p>
            </table:table-cell>
            <table:table-cell table:style-name="Tabela1.B353" office:value-type="string">
              <text:p text:style-name="P2">rrârd</text:p>
            </table:table-cell>
            <table:table-cell table:style-name="Tabela1.C353" office:value-type="string">
              <text:p text:style-name="P2">ouvido</text:p>
            </table:table-cell>
          </table:table-row>
          <table:table-row table:style-name="TableLine94914117719152">
            <table:table-cell table:style-name="Tabela1.A2" office:value-type="string">
              <text:p text:style-name="P5">best</text:p>
            </table:table-cell>
            <table:table-cell table:style-name="Tabela1.B354" office:value-type="string">
              <text:p text:style-name="P2">best</text:p>
            </table:table-cell>
            <table:table-cell table:style-name="Tabela1.C354" office:value-type="string">
              <text:p text:style-name="P2">melhor</text:p>
            </table:table-cell>
          </table:table-row>
          <table:table-row table:style-name="TableLine94914117721200">
            <table:table-cell table:style-name="Tabela1.A2" office:value-type="string">
              <text:p text:style-name="P5">hour</text:p>
            </table:table-cell>
            <table:table-cell table:style-name="Tabela1.B355" office:value-type="string">
              <text:p text:style-name="P2">aur</text:p>
            </table:table-cell>
            <table:table-cell table:style-name="Tabela1.C355" office:value-type="string">
              <text:p text:style-name="P2">hora</text:p>
            </table:table-cell>
          </table:table-row>
          <table:table-row table:style-name="TableLine94914117723248">
            <table:table-cell table:style-name="Tabela1.A2" office:value-type="string">
              <text:p text:style-name="P5">better</text:p>
            </table:table-cell>
            <table:table-cell table:style-name="Tabela1.B356" office:value-type="string">
              <text:p text:style-name="P2">bettâr</text:p>
            </table:table-cell>
            <table:table-cell table:style-name="Tabela1.C356" office:value-type="string">
              <text:p text:style-name="P2">melhor</text:p>
            </table:table-cell>
          </table:table-row>
          <table:table-row table:style-name="TableLine94914117725296">
            <table:table-cell table:style-name="Tabela1.A2" office:value-type="string">
              <text:p text:style-name="P5">true</text:p>
            </table:table-cell>
            <table:table-cell table:style-name="Tabela1.B357" office:value-type="string">
              <text:p text:style-name="P2">truu</text:p>
            </table:table-cell>
            <table:table-cell table:style-name="Tabela1.C357" office:value-type="string">
              <text:p text:style-name="P2">verdadeiro</text:p>
            </table:table-cell>
          </table:table-row>
          <text:soft-page-break/>
          <table:table-row table:style-name="TableLine94914117727344">
            <table:table-cell table:style-name="Tabela1.A2" office:value-type="string">
              <text:p text:style-name="P5">during</text:p>
            </table:table-cell>
            <table:table-cell table:style-name="Tabela1.B358" office:value-type="string">
              <text:p text:style-name="P2">duurêng</text:p>
            </table:table-cell>
            <table:table-cell table:style-name="Tabela1.C358" office:value-type="string">
              <text:p text:style-name="P2">durante</text:p>
            </table:table-cell>
          </table:table-row>
          <table:table-row table:style-name="TableLine94914117729392">
            <table:table-cell table:style-name="Tabela1.A2" office:value-type="string">
              <text:p text:style-name="P5">hundred</text:p>
            </table:table-cell>
            <table:table-cell table:style-name="Tabela1.B359" office:value-type="string">
              <text:p text:style-name="P2">rrândrâd</text:p>
            </table:table-cell>
            <table:table-cell table:style-name="Tabela1.C359" office:value-type="string">
              <text:p text:style-name="P2">cem</text:p>
            </table:table-cell>
          </table:table-row>
          <table:table-row table:style-name="TableLine94914117731440">
            <table:table-cell table:style-name="Tabela1.A2" office:value-type="string">
              <text:p text:style-name="P5">five</text:p>
            </table:table-cell>
            <table:table-cell table:style-name="Tabela1.B360" office:value-type="string">
              <text:p text:style-name="P2">faiv</text:p>
            </table:table-cell>
            <table:table-cell table:style-name="Tabela1.C360" office:value-type="string">
              <text:p text:style-name="P2">cinco</text:p>
            </table:table-cell>
          </table:table-row>
          <table:table-row table:style-name="TableLine94914117733488">
            <table:table-cell table:style-name="Tabela1.A2" office:value-type="string">
              <text:p text:style-name="P5">remember</text:p>
            </table:table-cell>
            <table:table-cell table:style-name="Tabela1.B361" office:value-type="string">
              <text:p text:style-name="P2">rimembâr</text:p>
            </table:table-cell>
            <table:table-cell table:style-name="Tabela1.C361" office:value-type="string">
              <text:p text:style-name="P2">lembrar</text:p>
            </table:table-cell>
          </table:table-row>
          <table:table-row table:style-name="TableLine94914117735536">
            <table:table-cell table:style-name="Tabela1.A2" office:value-type="string">
              <text:p text:style-name="P5">step</text:p>
            </table:table-cell>
            <table:table-cell table:style-name="Tabela1.B362" office:value-type="string">
              <text:p text:style-name="P2">step</text:p>
            </table:table-cell>
            <table:table-cell table:style-name="Tabela1.C362" office:value-type="string">
              <text:p text:style-name="P2">passo</text:p>
            </table:table-cell>
          </table:table-row>
          <table:table-row table:style-name="TableLine94914117737584">
            <table:table-cell table:style-name="Tabela1.A2" office:value-type="string">
              <text:p text:style-name="P5">early</text:p>
            </table:table-cell>
            <table:table-cell table:style-name="Tabela1.B363" office:value-type="string">
              <text:p text:style-name="P2">ârli</text:p>
            </table:table-cell>
            <table:table-cell table:style-name="Tabela1.C363" office:value-type="string">
              <text:p text:style-name="P2">cedo</text:p>
            </table:table-cell>
          </table:table-row>
          <table:table-row table:style-name="TableLine94914117739632">
            <table:table-cell table:style-name="Tabela1.A2" office:value-type="string">
              <text:p text:style-name="P5">hold</text:p>
            </table:table-cell>
            <table:table-cell table:style-name="Tabela1.B364" office:value-type="string">
              <text:p text:style-name="P2">rrould</text:p>
            </table:table-cell>
            <table:table-cell table:style-name="Tabela1.C364" office:value-type="string">
              <text:p text:style-name="P2">guardar</text:p>
            </table:table-cell>
          </table:table-row>
          <table:table-row table:style-name="TableLine94914117741680">
            <table:table-cell table:style-name="Tabela1.A2" office:value-type="string">
              <text:p text:style-name="P5">west</text:p>
            </table:table-cell>
            <table:table-cell table:style-name="Tabela1.B365" office:value-type="string">
              <text:p text:style-name="P2">uest</text:p>
            </table:table-cell>
            <table:table-cell table:style-name="Tabela1.C365" office:value-type="string">
              <text:p text:style-name="P2">oeste</text:p>
            </table:table-cell>
          </table:table-row>
          <table:table-row table:style-name="TableLine94914117743728">
            <table:table-cell table:style-name="Tabela1.A2" office:value-type="string">
              <text:p text:style-name="P5">ground</text:p>
            </table:table-cell>
            <table:table-cell table:style-name="Tabela1.B366" office:value-type="string">
              <text:p text:style-name="P2">graund</text:p>
            </table:table-cell>
            <table:table-cell table:style-name="Tabela1.C366" office:value-type="string">
              <text:p text:style-name="P2">terra, amolado</text:p>
            </table:table-cell>
          </table:table-row>
          <table:table-row table:style-name="TableLine94914117745776">
            <table:table-cell table:style-name="Tabela1.A2" office:value-type="string">
              <text:p text:style-name="P5">interest</text:p>
            </table:table-cell>
            <table:table-cell table:style-name="Tabela1.B367" office:value-type="string">
              <text:p text:style-name="P2">êntrâst</text:p>
            </table:table-cell>
            <table:table-cell table:style-name="Tabela1.C367" office:value-type="string">
              <text:p text:style-name="P2">interesse, juros</text:p>
            </table:table-cell>
          </table:table-row>
          <table:table-row table:style-name="TableLine94914117747824">
            <table:table-cell table:style-name="Tabela1.A2" office:value-type="string">
              <text:p text:style-name="P5">reach</text:p>
            </table:table-cell>
            <table:table-cell table:style-name="Tabela1.B368" office:value-type="string">
              <text:p text:style-name="P2">riitch</text:p>
            </table:table-cell>
            <table:table-cell table:style-name="Tabela1.C368" office:value-type="string">
              <text:p text:style-name="P2">alcançar</text:p>
            </table:table-cell>
          </table:table-row>
          <table:table-row table:style-name="TableLine94914117749872">
            <table:table-cell table:style-name="Tabela1.A2" office:value-type="string">
              <text:p text:style-name="P5">fast</text:p>
            </table:table-cell>
            <table:table-cell table:style-name="Tabela1.B369" office:value-type="string">
              <text:p text:style-name="P2">fést</text:p>
            </table:table-cell>
            <table:table-cell table:style-name="Tabela1.C369" office:value-type="string">
              <text:p text:style-name="P2">rápido</text:p>
            </table:table-cell>
          </table:table-row>
          <table:table-row table:style-name="TableLine94914117751920">
            <table:table-cell table:style-name="Tabela1.A2" office:value-type="string">
              <text:p text:style-name="P5">verb</text:p>
            </table:table-cell>
            <table:table-cell table:style-name="Tabela1.B370" office:value-type="string">
              <text:p text:style-name="P2">vârb</text:p>
            </table:table-cell>
            <table:table-cell table:style-name="Tabela1.C370" office:value-type="string">
              <text:p text:style-name="P2">verbo</text:p>
            </table:table-cell>
          </table:table-row>
          <table:table-row table:style-name="TableLine94914117753968">
            <table:table-cell table:style-name="Tabela1.A2" office:value-type="string">
              <text:p text:style-name="P5">sing</text:p>
            </table:table-cell>
            <table:table-cell table:style-name="Tabela1.B371" office:value-type="string">
              <text:p text:style-name="P2">sêng</text:p>
            </table:table-cell>
            <table:table-cell table:style-name="Tabela1.C371" office:value-type="string">
              <text:p text:style-name="P2">cantar</text:p>
            </table:table-cell>
          </table:table-row>
          <table:table-row table:style-name="TableLine94914117756016">
            <table:table-cell table:style-name="Tabela1.A2" office:value-type="string">
              <text:p text:style-name="P5">listen</text:p>
            </table:table-cell>
            <table:table-cell table:style-name="Tabela1.B372" office:value-type="string">
              <text:p text:style-name="P2">lêssân</text:p>
            </table:table-cell>
            <table:table-cell table:style-name="Tabela1.C372" office:value-type="string">
              <text:p text:style-name="P2">ouvir</text:p>
            </table:table-cell>
          </table:table-row>
          <table:table-row table:style-name="TableLine94914117758064">
            <table:table-cell table:style-name="Tabela1.A2" office:value-type="string">
              <text:p text:style-name="P5">six</text:p>
            </table:table-cell>
            <table:table-cell table:style-name="Tabela1.B373" office:value-type="string">
              <text:p text:style-name="P2">sêks</text:p>
            </table:table-cell>
            <table:table-cell table:style-name="Tabela1.C373" office:value-type="string">
              <text:p text:style-name="P2">seis</text:p>
            </table:table-cell>
          </table:table-row>
          <table:table-row table:style-name="TableLine94914117760112">
            <table:table-cell table:style-name="Tabela1.A2" office:value-type="string">
              <text:p text:style-name="P5">table</text:p>
            </table:table-cell>
            <table:table-cell table:style-name="Tabela1.B374" office:value-type="string">
              <text:p text:style-name="P2">teibâl</text:p>
            </table:table-cell>
            <table:table-cell table:style-name="Tabela1.C374" office:value-type="string">
              <text:p text:style-name="P2">mesa, tabela</text:p>
            </table:table-cell>
          </table:table-row>
          <table:table-row table:style-name="TableLine94914117762160">
            <table:table-cell table:style-name="Tabela1.A2" office:value-type="string">
              <text:p text:style-name="P5">travel</text:p>
            </table:table-cell>
            <table:table-cell table:style-name="Tabela1.B375" office:value-type="string">
              <text:p text:style-name="P2">trévâl</text:p>
            </table:table-cell>
            <table:table-cell table:style-name="Tabela1.C375" office:value-type="string">
              <text:p text:style-name="P2">viajar</text:p>
            </table:table-cell>
          </table:table-row>
          <table:table-row table:style-name="TableLine94914117764208">
            <table:table-cell table:style-name="Tabela1.A2" office:value-type="string">
              <text:p text:style-name="P5">less</text:p>
            </table:table-cell>
            <table:table-cell table:style-name="Tabela1.B376" office:value-type="string">
              <text:p text:style-name="P2">les</text:p>
            </table:table-cell>
            <table:table-cell table:style-name="Tabela1.C376" office:value-type="string">
              <text:p text:style-name="P2">menos</text:p>
            </table:table-cell>
          </table:table-row>
          <table:table-row table:style-name="TableLine94914117766256">
            <table:table-cell table:style-name="Tabela1.A2" office:value-type="string">
              <text:p text:style-name="P5">morning</text:p>
            </table:table-cell>
            <table:table-cell table:style-name="Tabela1.B377" office:value-type="string">
              <text:p text:style-name="P2">mórnên</text:p>
            </table:table-cell>
            <table:table-cell table:style-name="Tabela1.C377" office:value-type="string">
              <text:p text:style-name="P2">manhã</text:p>
            </table:table-cell>
          </table:table-row>
          <table:table-row table:style-name="TableLine94914117768304">
            <table:table-cell table:style-name="Tabela1.A2" office:value-type="string">
              <text:p text:style-name="P5">ten</text:p>
            </table:table-cell>
            <table:table-cell table:style-name="Tabela1.B378" office:value-type="string">
              <text:p text:style-name="P2">ten</text:p>
            </table:table-cell>
            <table:table-cell table:style-name="Tabela1.C378" office:value-type="string">
              <text:p text:style-name="P2">dez</text:p>
            </table:table-cell>
          </table:table-row>
          <table:table-row table:style-name="TableLine94914117770352">
            <table:table-cell table:style-name="Tabela1.A2" office:value-type="string">
              <text:p text:style-name="P5">simple</text:p>
            </table:table-cell>
            <table:table-cell table:style-name="Tabela1.B379" office:value-type="string">
              <text:p text:style-name="P2">sêmpâl</text:p>
            </table:table-cell>
            <table:table-cell table:style-name="Tabela1.C379" office:value-type="string">
              <text:p text:style-name="P2">simples</text:p>
            </table:table-cell>
          </table:table-row>
          <table:table-row table:style-name="TableLine94914117772400">
            <table:table-cell table:style-name="Tabela1.A2" office:value-type="string">
              <text:p text:style-name="P5">several</text:p>
            </table:table-cell>
            <table:table-cell table:style-name="Tabela1.B380" office:value-type="string">
              <text:p text:style-name="P2">sevrâl</text:p>
            </table:table-cell>
            <table:table-cell table:style-name="Tabela1.C380" office:value-type="string">
              <text:p text:style-name="P2">vários</text:p>
            </table:table-cell>
          </table:table-row>
          <table:table-row table:style-name="TableLine94914117774448">
            <table:table-cell table:style-name="Tabela1.A2" office:value-type="string">
              <text:p text:style-name="P5">vowel</text:p>
            </table:table-cell>
            <table:table-cell table:style-name="Tabela1.B381" office:value-type="string">
              <text:p text:style-name="P2">vaul</text:p>
            </table:table-cell>
            <table:table-cell table:style-name="Tabela1.C381" office:value-type="string">
              <text:p text:style-name="P2">vogal</text:p>
            </table:table-cell>
          </table:table-row>
          <table:table-row table:style-name="TableLine94914117776496">
            <table:table-cell table:style-name="Tabela1.A2" office:value-type="string">
              <text:p text:style-name="P5">toward</text:p>
            </table:table-cell>
            <table:table-cell table:style-name="Tabela1.B382" office:value-type="string">
              <text:p text:style-name="P2">tuuard</text:p>
            </table:table-cell>
            <table:table-cell table:style-name="Tabela1.C382" office:value-type="string">
              <text:p text:style-name="P2">para</text:p>
            </table:table-cell>
          </table:table-row>
          <table:table-row table:style-name="TableLine94914117778544">
            <table:table-cell table:style-name="Tabela1.A2" office:value-type="string">
              <text:p text:style-name="P5">war</text:p>
            </table:table-cell>
            <table:table-cell table:style-name="Tabela1.B383" office:value-type="string">
              <text:p text:style-name="P2">uar</text:p>
            </table:table-cell>
            <table:table-cell table:style-name="Tabela1.C383" office:value-type="string">
              <text:p text:style-name="P2">guerra</text:p>
            </table:table-cell>
          </table:table-row>
          <table:table-row table:style-name="TableLine94914117780592">
            <table:table-cell table:style-name="Tabela1.A2" office:value-type="string">
              <text:p text:style-name="P5">lay</text:p>
            </table:table-cell>
            <table:table-cell table:style-name="Tabela1.B384" office:value-type="string">
              <text:p text:style-name="P2">lei</text:p>
            </table:table-cell>
            <table:table-cell table:style-name="Tabela1.C384" office:value-type="string">
              <text:p text:style-name="P2">deitar, amador</text:p>
            </table:table-cell>
          </table:table-row>
          <table:table-row table:style-name="TableLine94914117782640">
            <table:table-cell table:style-name="Tabela1.A2" office:value-type="string">
              <text:p text:style-name="P5">against</text:p>
            </table:table-cell>
            <table:table-cell table:style-name="Tabela1.B385" office:value-type="string">
              <text:p text:style-name="P2">âghenst</text:p>
            </table:table-cell>
            <table:table-cell table:style-name="Tabela1.C385" office:value-type="string">
              <text:p text:style-name="P2">contra</text:p>
            </table:table-cell>
          </table:table-row>
          <table:table-row table:style-name="TableLine94914117784688">
            <table:table-cell table:style-name="Tabela1.A2" office:value-type="string">
              <text:p text:style-name="P5">pattern</text:p>
            </table:table-cell>
            <table:table-cell table:style-name="Tabela1.B386" office:value-type="string">
              <text:p text:style-name="P2">péttârn</text:p>
            </table:table-cell>
            <table:table-cell table:style-name="Tabela1.C386" office:value-type="string">
              <text:p text:style-name="P2">padrão</text:p>
            </table:table-cell>
          </table:table-row>
          <table:table-row table:style-name="TableLine94914117786736">
            <table:table-cell table:style-name="Tabela1.A2" office:value-type="string">
              <text:p text:style-name="P5">slow</text:p>
            </table:table-cell>
            <table:table-cell table:style-name="Tabela1.B387" office:value-type="string">
              <text:p text:style-name="P2">slou</text:p>
            </table:table-cell>
            <table:table-cell table:style-name="Tabela1.C387" office:value-type="string">
              <text:p text:style-name="P2">devagar</text:p>
            </table:table-cell>
          </table:table-row>
          <table:table-row table:style-name="TableLine94914117788784">
            <table:table-cell table:style-name="Tabela1.A2" office:value-type="string">
              <text:p text:style-name="P5">center</text:p>
            </table:table-cell>
            <table:table-cell table:style-name="Tabela1.B388" office:value-type="string">
              <text:p text:style-name="P2">centâr</text:p>
            </table:table-cell>
            <table:table-cell table:style-name="Tabela1.C388" office:value-type="string">
              <text:p text:style-name="P2">centro</text:p>
            </table:table-cell>
          </table:table-row>
          <table:table-row table:style-name="TableLine94914117790832">
            <table:table-cell table:style-name="Tabela1.A2" office:value-type="string">
              <text:p text:style-name="P5">love</text:p>
            </table:table-cell>
            <table:table-cell table:style-name="Tabela1.B389" office:value-type="string">
              <text:p text:style-name="P2">lâv</text:p>
            </table:table-cell>
            <table:table-cell table:style-name="Tabela1.C389" office:value-type="string">
              <text:p text:style-name="P2">amor, amar</text:p>
            </table:table-cell>
          </table:table-row>
          <table:table-row table:style-name="TableLine94914117792880">
            <table:table-cell table:style-name="Tabela1.A2" office:value-type="string">
              <text:p text:style-name="P5">person</text:p>
            </table:table-cell>
            <table:table-cell table:style-name="Tabela1.B390" office:value-type="string">
              <text:p text:style-name="P2">pârsân</text:p>
            </table:table-cell>
            <table:table-cell table:style-name="Tabela1.C390" office:value-type="string">
              <text:p text:style-name="P2">pessoa</text:p>
            </table:table-cell>
          </table:table-row>
          <table:table-row table:style-name="TableLine94914117794928">
            <table:table-cell table:style-name="Tabela1.A2" office:value-type="string">
              <text:p text:style-name="P5">money</text:p>
            </table:table-cell>
            <table:table-cell table:style-name="Tabela1.B391" office:value-type="string">
              <text:p text:style-name="P2">mâni</text:p>
            </table:table-cell>
            <table:table-cell table:style-name="Tabela1.C391" office:value-type="string">
              <text:p text:style-name="P2">dinheiro</text:p>
            </table:table-cell>
          </table:table-row>
          <table:table-row table:style-name="TableLine94914117796976">
            <table:table-cell table:style-name="Tabela1.A2" office:value-type="string">
              <text:p text:style-name="P5">serve</text:p>
            </table:table-cell>
            <table:table-cell table:style-name="Tabela1.B392" office:value-type="string">
              <text:p text:style-name="P2">sârv</text:p>
            </table:table-cell>
            <table:table-cell table:style-name="Tabela1.C392" office:value-type="string">
              <text:p text:style-name="P2">servir</text:p>
            </table:table-cell>
          </table:table-row>
          <table:table-row table:style-name="TableLine94914117799024">
            <table:table-cell table:style-name="Tabela1.A2" office:value-type="string">
              <text:p text:style-name="P5">appear</text:p>
            </table:table-cell>
            <table:table-cell table:style-name="Tabela1.B393" office:value-type="string">
              <text:p text:style-name="P2">âpiir</text:p>
            </table:table-cell>
            <table:table-cell table:style-name="Tabela1.C393" office:value-type="string">
              <text:p text:style-name="P2">aparecer</text:p>
            </table:table-cell>
          </table:table-row>
          <table:table-row table:style-name="TableLine94914117801072">
            <table:table-cell table:style-name="Tabela1.A2" office:value-type="string">
              <text:p text:style-name="P5">road</text:p>
            </table:table-cell>
            <table:table-cell table:style-name="Tabela1.B394" office:value-type="string">
              <text:p text:style-name="P2">roud</text:p>
            </table:table-cell>
            <table:table-cell table:style-name="Tabela1.C394" office:value-type="string">
              <text:p text:style-name="P2">estrada</text:p>
            </table:table-cell>
          </table:table-row>
          <table:table-row table:style-name="TableLine94914117803120">
            <table:table-cell table:style-name="Tabela1.A2" office:value-type="string">
              <text:p text:style-name="P5">map</text:p>
            </table:table-cell>
            <table:table-cell table:style-name="Tabela1.B395" office:value-type="string">
              <text:p text:style-name="P2">mép</text:p>
            </table:table-cell>
            <table:table-cell table:style-name="Tabela1.C395" office:value-type="string">
              <text:p text:style-name="P2">mapa</text:p>
            </table:table-cell>
          </table:table-row>
          <table:table-row table:style-name="TableLine94914117805168">
            <table:table-cell table:style-name="Tabela1.A2" office:value-type="string">
              <text:p text:style-name="P5">rain</text:p>
            </table:table-cell>
            <table:table-cell table:style-name="Tabela1.B396" office:value-type="string">
              <text:p text:style-name="P2">rein</text:p>
            </table:table-cell>
            <table:table-cell table:style-name="Tabela1.C396" office:value-type="string">
              <text:p text:style-name="P2">chuva</text:p>
            </table:table-cell>
          </table:table-row>
          <table:table-row table:style-name="TableLine94914117807216">
            <table:table-cell table:style-name="Tabela1.A2" office:value-type="string">
              <text:p text:style-name="P5">rule</text:p>
            </table:table-cell>
            <table:table-cell table:style-name="Tabela1.B397" office:value-type="string">
              <text:p text:style-name="P2">ruul</text:p>
            </table:table-cell>
            <table:table-cell table:style-name="Tabela1.C397" office:value-type="string">
              <text:p text:style-name="P2">régua, regra</text:p>
            </table:table-cell>
          </table:table-row>
          <table:table-row table:style-name="TableLine94914117809264">
            <table:table-cell table:style-name="Tabela1.A2" office:value-type="string">
              <text:p text:style-name="P5">govern</text:p>
            </table:table-cell>
            <table:table-cell table:style-name="Tabela1.B398" office:value-type="string">
              <text:p text:style-name="P2">gâvârn</text:p>
            </table:table-cell>
            <table:table-cell table:style-name="Tabela1.C398" office:value-type="string">
              <text:p text:style-name="P2">governar</text:p>
            </table:table-cell>
          </table:table-row>
          <table:table-row table:style-name="TableLine94914117811312">
            <table:table-cell table:style-name="Tabela1.A2" office:value-type="string">
              <text:p text:style-name="P5">pull</text:p>
            </table:table-cell>
            <table:table-cell table:style-name="Tabela1.B399" office:value-type="string">
              <text:p text:style-name="P2">pôl</text:p>
            </table:table-cell>
            <table:table-cell table:style-name="Tabela1.C399" office:value-type="string">
              <text:p text:style-name="P2">puxar</text:p>
            </table:table-cell>
          </table:table-row>
          <table:table-row table:style-name="TableLine94914117813360">
            <table:table-cell table:style-name="Tabela1.A2" office:value-type="string">
              <text:p text:style-name="P5">cold</text:p>
            </table:table-cell>
            <table:table-cell table:style-name="Tabela1.B400" office:value-type="string">
              <text:p text:style-name="P2">could</text:p>
            </table:table-cell>
            <table:table-cell table:style-name="Tabela1.C400" office:value-type="string">
              <text:p text:style-name="P2">frio</text:p>
            </table:table-cell>
          </table:table-row>
          <table:table-row table:style-name="TableLine94914117815408">
            <table:table-cell table:style-name="Tabela1.A2" office:value-type="string">
              <text:p text:style-name="P5">notice</text:p>
            </table:table-cell>
            <table:table-cell table:style-name="Tabela1.B401" office:value-type="string">
              <text:p text:style-name="P2">nottâs</text:p>
            </table:table-cell>
            <table:table-cell table:style-name="Tabela1.C401" office:value-type="string">
              <text:p text:style-name="P2">aviso</text:p>
            </table:table-cell>
          </table:table-row>
          <table:table-row table:style-name="TableLine94914117817456">
            <table:table-cell table:style-name="Tabela1.A2" office:value-type="string">
              <text:p text:style-name="P5">voice</text:p>
            </table:table-cell>
            <table:table-cell table:style-name="Tabela1.B402" office:value-type="string">
              <text:p text:style-name="P2">vois</text:p>
            </table:table-cell>
            <table:table-cell table:style-name="Tabela1.C402" office:value-type="string">
              <text:p text:style-name="P2">voz</text:p>
            </table:table-cell>
          </table:table-row>
          <table:table-row table:style-name="TableLine94914117819504">
            <table:table-cell table:style-name="Tabela1.A2" office:value-type="string">
              <text:p text:style-name="P5">unit</text:p>
            </table:table-cell>
            <table:table-cell table:style-name="Tabela1.B403" office:value-type="string">
              <text:p text:style-name="P2">iunât</text:p>
            </table:table-cell>
            <table:table-cell table:style-name="Tabela1.C403" office:value-type="string">
              <text:p text:style-name="P2">unidade</text:p>
            </table:table-cell>
          </table:table-row>
          <table:table-row table:style-name="TableLine94914117821552">
            <table:table-cell table:style-name="Tabela1.A2" office:value-type="string">
              <text:p text:style-name="P5">power</text:p>
            </table:table-cell>
            <table:table-cell table:style-name="Tabela1.B404" office:value-type="string">
              <text:p text:style-name="P2">pauâr</text:p>
            </table:table-cell>
            <table:table-cell table:style-name="Tabela1.C404" office:value-type="string">
              <text:p text:style-name="P2">poder, força</text:p>
            </table:table-cell>
          </table:table-row>
          <table:table-row table:style-name="TableLine94914117823600">
            <table:table-cell table:style-name="Tabela1.A2" office:value-type="string">
              <text:p text:style-name="P5">town</text:p>
            </table:table-cell>
            <table:table-cell table:style-name="Tabela1.B405" office:value-type="string">
              <text:p text:style-name="P2">taun</text:p>
            </table:table-cell>
            <table:table-cell table:style-name="Tabela1.C405" office:value-type="string">
              <text:p text:style-name="P2">municipal</text:p>
            </table:table-cell>
          </table:table-row>
          <table:table-row table:style-name="TableLine94914117825648">
            <table:table-cell table:style-name="Tabela1.A2" office:value-type="string">
              <text:p text:style-name="P5">fine</text:p>
            </table:table-cell>
            <table:table-cell table:style-name="Tabela1.B406" office:value-type="string">
              <text:p text:style-name="P2">fain</text:p>
            </table:table-cell>
            <table:table-cell table:style-name="Tabela1.C406" office:value-type="string">
              <text:p text:style-name="P2">bom, excelente</text:p>
            </table:table-cell>
          </table:table-row>
          <table:table-row table:style-name="TableLine94914117827696">
            <table:table-cell table:style-name="Tabela1.A2" office:value-type="string">
              <text:p text:style-name="P5">certain</text:p>
            </table:table-cell>
            <table:table-cell table:style-name="Tabela1.B407" office:value-type="string">
              <text:p text:style-name="P2">sârtân</text:p>
            </table:table-cell>
            <table:table-cell table:style-name="Tabela1.C407" office:value-type="string">
              <text:p text:style-name="P2">certo</text:p>
            </table:table-cell>
          </table:table-row>
          <table:table-row table:style-name="TableLine94914117829744">
            <table:table-cell table:style-name="Tabela1.A2" office:value-type="string">
              <text:p text:style-name="P5">fly</text:p>
            </table:table-cell>
            <table:table-cell table:style-name="Tabela1.B408" office:value-type="string">
              <text:p text:style-name="P2">flai</text:p>
            </table:table-cell>
            <table:table-cell table:style-name="Tabela1.C408" office:value-type="string">
              <text:p text:style-name="P2">voar, mosca</text:p>
            </table:table-cell>
          </table:table-row>
          <table:table-row table:style-name="TableLine94914117831792">
            <table:table-cell table:style-name="Tabela1.A2" office:value-type="string">
              <text:p text:style-name="P5">fall</text:p>
            </table:table-cell>
            <table:table-cell table:style-name="Tabela1.B409" office:value-type="string">
              <text:p text:style-name="P2">fól</text:p>
            </table:table-cell>
            <table:table-cell table:style-name="Tabela1.C409" office:value-type="string">
              <text:p text:style-name="P2">cair, queda, outono</text:p>
            </table:table-cell>
          </table:table-row>
          <table:table-row table:style-name="TableLine94914117833840">
            <table:table-cell table:style-name="Tabela1.A2" office:value-type="string">
              <text:p text:style-name="P5">lead</text:p>
            </table:table-cell>
            <table:table-cell table:style-name="Tabela1.B410" office:value-type="string">
              <text:p text:style-name="P2">liid</text:p>
            </table:table-cell>
            <table:table-cell table:style-name="Tabela1.C410" office:value-type="string">
              <text:p text:style-name="P2">levar, chumbo</text:p>
            </table:table-cell>
          </table:table-row>
          <table:table-row table:style-name="TableLine94914117835888">
            <table:table-cell table:style-name="Tabela1.A2" office:value-type="string">
              <text:p text:style-name="P5">cry</text:p>
            </table:table-cell>
            <table:table-cell table:style-name="Tabela1.B411" office:value-type="string">
              <text:p text:style-name="P2">crai</text:p>
            </table:table-cell>
            <table:table-cell table:style-name="Tabela1.C411" office:value-type="string">
              <text:p text:style-name="P2">choro, chorar</text:p>
            </table:table-cell>
          </table:table-row>
          <table:table-row table:style-name="TableLine94914117837936">
            <table:table-cell table:style-name="Tabela1.A2" office:value-type="string">
              <text:p text:style-name="P5">dark</text:p>
            </table:table-cell>
            <table:table-cell table:style-name="Tabela1.B412" office:value-type="string">
              <text:p text:style-name="P2">dark</text:p>
            </table:table-cell>
            <table:table-cell table:style-name="Tabela1.C412" office:value-type="string">
              <text:p text:style-name="P2">escuro</text:p>
            </table:table-cell>
          </table:table-row>
          <table:table-row table:style-name="TableLine94914117839984">
            <table:table-cell table:style-name="Tabela1.A2" office:value-type="string">
              <text:p text:style-name="P5">machine</text:p>
            </table:table-cell>
            <table:table-cell table:style-name="Tabela1.B413" office:value-type="string">
              <text:p text:style-name="P2">mâshiin</text:p>
            </table:table-cell>
            <table:table-cell table:style-name="Tabela1.C413" office:value-type="string">
              <text:p text:style-name="P2">máquina</text:p>
            </table:table-cell>
          </table:table-row>
          <table:table-row table:style-name="TableLine94914117842032">
            <table:table-cell table:style-name="Tabela1.A2" office:value-type="string">
              <text:p text:style-name="P5">note</text:p>
            </table:table-cell>
            <table:table-cell table:style-name="Tabela1.B414" office:value-type="string">
              <text:p text:style-name="P2">nout</text:p>
            </table:table-cell>
            <table:table-cell table:style-name="Tabela1.C414" office:value-type="string">
              <text:p text:style-name="P2">anotar</text:p>
            </table:table-cell>
          </table:table-row>
          <table:table-row table:style-name="TableLine94914117844080">
            <table:table-cell table:style-name="Tabela1.A2" office:value-type="string">
              <text:p text:style-name="P5">wait</text:p>
            </table:table-cell>
            <table:table-cell table:style-name="Tabela1.B415" office:value-type="string">
              <text:p text:style-name="P2">ueit</text:p>
            </table:table-cell>
            <table:table-cell table:style-name="Tabela1.C415" office:value-type="string">
              <text:p text:style-name="P2">esperar</text:p>
            </table:table-cell>
          </table:table-row>
          <table:table-row table:style-name="TableLine94914117846128">
            <table:table-cell table:style-name="Tabela1.A2" office:value-type="string">
              <text:p text:style-name="P5">plan</text:p>
            </table:table-cell>
            <table:table-cell table:style-name="Tabela1.B416" office:value-type="string">
              <text:p text:style-name="P2">plén</text:p>
            </table:table-cell>
            <table:table-cell table:style-name="Tabela1.C416" office:value-type="string">
              <text:p text:style-name="P2">plano</text:p>
            </table:table-cell>
          </table:table-row>
          <table:table-row table:style-name="TableLine94914117848176">
            <table:table-cell table:style-name="Tabela1.A2" office:value-type="string">
              <text:p text:style-name="P5">figure</text:p>
            </table:table-cell>
            <table:table-cell table:style-name="Tabela1.B417" office:value-type="string">
              <text:p text:style-name="P2">fêghiâr</text:p>
            </table:table-cell>
            <table:table-cell table:style-name="Tabela1.C417" office:value-type="string">
              <text:p text:style-name="P2">figura, imaginar</text:p>
            </table:table-cell>
          </table:table-row>
          <table:table-row table:style-name="TableLine94914117850224">
            <table:table-cell table:style-name="Tabela1.A2" office:value-type="string">
              <text:p text:style-name="P5">star</text:p>
            </table:table-cell>
            <table:table-cell table:style-name="Tabela1.B418" office:value-type="string">
              <text:p text:style-name="P2">star</text:p>
            </table:table-cell>
            <table:table-cell table:style-name="Tabela1.C418" office:value-type="string">
              <text:p text:style-name="P2">estrela</text:p>
            </table:table-cell>
          </table:table-row>
          <table:table-row table:style-name="TableLine94914117852272">
            <table:table-cell table:style-name="Tabela1.A2" office:value-type="string">
              <text:p text:style-name="P5">box</text:p>
            </table:table-cell>
            <table:table-cell table:style-name="Tabela1.B419" office:value-type="string">
              <text:p text:style-name="P2">baks</text:p>
            </table:table-cell>
            <table:table-cell table:style-name="Tabela1.C419" office:value-type="string">
              <text:p text:style-name="P2">caixa</text:p>
            </table:table-cell>
          </table:table-row>
          <table:table-row table:style-name="TableLine94914117854320">
            <table:table-cell table:style-name="Tabela1.A2" office:value-type="string">
              <text:p text:style-name="P5">noun</text:p>
            </table:table-cell>
            <table:table-cell table:style-name="Tabela1.B420" office:value-type="string">
              <text:p text:style-name="P2">naun</text:p>
            </table:table-cell>
            <table:table-cell table:style-name="Tabela1.C420" office:value-type="string">
              <text:p text:style-name="P2">substantivo</text:p>
            </table:table-cell>
          </table:table-row>
          <table:table-row table:style-name="TableLine94914117856368">
            <table:table-cell table:style-name="Tabela1.A2" office:value-type="string">
              <text:p text:style-name="P5">field</text:p>
            </table:table-cell>
            <table:table-cell table:style-name="Tabela1.B421" office:value-type="string">
              <text:p text:style-name="P2">fiild</text:p>
            </table:table-cell>
            <table:table-cell table:style-name="Tabela1.C421" office:value-type="string">
              <text:p text:style-name="P2">campo</text:p>
            </table:table-cell>
          </table:table-row>
          <table:table-row table:style-name="TableLine94914117858416">
            <table:table-cell table:style-name="Tabela1.A2" office:value-type="string">
              <text:p text:style-name="P5">rest</text:p>
            </table:table-cell>
            <table:table-cell table:style-name="Tabela1.B422" office:value-type="string">
              <text:p text:style-name="P2">rest</text:p>
            </table:table-cell>
            <table:table-cell table:style-name="Tabela1.C422" office:value-type="string">
              <text:p text:style-name="P2">resto, descanso</text:p>
            </table:table-cell>
          </table:table-row>
          <table:table-row table:style-name="TableLine94914117860464">
            <table:table-cell table:style-name="Tabela1.A2" office:value-type="string">
              <text:p text:style-name="P5">correct</text:p>
            </table:table-cell>
            <table:table-cell table:style-name="Tabela1.B423" office:value-type="string">
              <text:p text:style-name="P2">cârekt</text:p>
            </table:table-cell>
            <table:table-cell table:style-name="Tabela1.C423" office:value-type="string">
              <text:p text:style-name="P2">correto</text:p>
            </table:table-cell>
          </table:table-row>
          <table:table-row table:style-name="TableLine94914117862512">
            <table:table-cell table:style-name="Tabela1.A2" office:value-type="string">
              <text:p text:style-name="P5">able</text:p>
            </table:table-cell>
            <table:table-cell table:style-name="Tabela1.B424" office:value-type="string">
              <text:p text:style-name="P2">eibâl</text:p>
            </table:table-cell>
            <table:table-cell table:style-name="Tabela1.C424" office:value-type="string">
              <text:p text:style-name="P2">capaz</text:p>
            </table:table-cell>
          </table:table-row>
          <table:table-row table:style-name="TableLine94914117864560">
            <table:table-cell table:style-name="Tabela1.A2" office:value-type="string">
              <text:p text:style-name="P5">pound</text:p>
            </table:table-cell>
            <table:table-cell table:style-name="Tabela1.B425" office:value-type="string">
              <text:p text:style-name="P2">paund</text:p>
            </table:table-cell>
            <table:table-cell table:style-name="Tabela1.C425" office:value-type="string">
              <text:p text:style-name="P2">libra</text:p>
            </table:table-cell>
          </table:table-row>
          <table:table-row table:style-name="TableLine94914117866608">
            <table:table-cell table:style-name="Tabela1.A2" office:value-type="string">
              <text:p text:style-name="P5">done</text:p>
            </table:table-cell>
            <table:table-cell table:style-name="Tabela1.B426" office:value-type="string">
              <text:p text:style-name="P2">dân</text:p>
            </table:table-cell>
            <table:table-cell table:style-name="Tabela1.C426" office:value-type="string">
              <text:p text:style-name="P2">feito</text:p>
            </table:table-cell>
          </table:table-row>
          <table:table-row table:style-name="TableLine94914117868656">
            <table:table-cell table:style-name="Tabela1.A2" office:value-type="string">
              <text:p text:style-name="P5">beauty</text:p>
            </table:table-cell>
            <table:table-cell table:style-name="Tabela1.B427" office:value-type="string">
              <text:p text:style-name="P2">biutti</text:p>
            </table:table-cell>
            <table:table-cell table:style-name="Tabela1.C427" office:value-type="string">
              <text:p text:style-name="P2">beleza</text:p>
            </table:table-cell>
          </table:table-row>
          <table:table-row table:style-name="TableLine94914117870704">
            <table:table-cell table:style-name="Tabela1.A2" office:value-type="string">
              <text:p text:style-name="P5">drive</text:p>
            </table:table-cell>
            <table:table-cell table:style-name="Tabela1.B428" office:value-type="string">
              <text:p text:style-name="P2">draiv</text:p>
            </table:table-cell>
            <table:table-cell table:style-name="Tabela1.C428" office:value-type="string">
              <text:p text:style-name="P2">direção, dirigir</text:p>
            </table:table-cell>
          </table:table-row>
          <table:table-row table:style-name="TableLine94914117872752">
            <table:table-cell table:style-name="Tabela1.A2" office:value-type="string">
              <text:p text:style-name="P5">stood</text:p>
            </table:table-cell>
            <table:table-cell table:style-name="Tabela1.B429" office:value-type="string">
              <text:p text:style-name="P2">stud</text:p>
            </table:table-cell>
            <table:table-cell table:style-name="Tabela1.C429" office:value-type="string">
              <text:p text:style-name="P2">permanecido</text:p>
            </table:table-cell>
          </table:table-row>
          <table:table-row table:style-name="TableLine94914117874800">
            <table:table-cell table:style-name="Tabela1.A2" office:value-type="string">
              <text:p text:style-name="P5">contain</text:p>
            </table:table-cell>
            <table:table-cell table:style-name="Tabela1.B430" office:value-type="string">
              <text:p text:style-name="P2">cântein</text:p>
            </table:table-cell>
            <table:table-cell table:style-name="Tabela1.C430" office:value-type="string">
              <text:p text:style-name="P2">conter</text:p>
            </table:table-cell>
          </table:table-row>
          <table:table-row table:style-name="TableLine94914117876848">
            <table:table-cell table:style-name="Tabela1.A2" office:value-type="string">
              <text:p text:style-name="P5">front</text:p>
            </table:table-cell>
            <table:table-cell table:style-name="Tabela1.B431" office:value-type="string">
              <text:p text:style-name="P2">frânt</text:p>
            </table:table-cell>
            <table:table-cell table:style-name="Tabela1.C431" office:value-type="string">
              <text:p text:style-name="P2">frente</text:p>
            </table:table-cell>
          </table:table-row>
          <table:table-row table:style-name="TableLine94914117878896">
            <table:table-cell table:style-name="Tabela1.A2" office:value-type="string">
              <text:p text:style-name="P5">teach</text:p>
            </table:table-cell>
            <table:table-cell table:style-name="Tabela1.B432" office:value-type="string">
              <text:p text:style-name="P2">tiitch</text:p>
            </table:table-cell>
            <table:table-cell table:style-name="Tabela1.C432" office:value-type="string">
              <text:p text:style-name="P2">ensinar</text:p>
            </table:table-cell>
          </table:table-row>
          <table:table-row table:style-name="TableLine94914117880944">
            <table:table-cell table:style-name="Tabela1.A2" office:value-type="string">
              <text:p text:style-name="P5">week</text:p>
            </table:table-cell>
            <table:table-cell table:style-name="Tabela1.B433" office:value-type="string">
              <text:p text:style-name="P2">uiik</text:p>
            </table:table-cell>
            <table:table-cell table:style-name="Tabela1.C433" office:value-type="string">
              <text:p text:style-name="P2">semana</text:p>
            </table:table-cell>
          </table:table-row>
          <table:table-row table:style-name="TableLine94914117882992">
            <table:table-cell table:style-name="Tabela1.A2" office:value-type="string">
              <text:p text:style-name="P5">final</text:p>
            </table:table-cell>
            <table:table-cell table:style-name="Tabela1.B434" office:value-type="string">
              <text:p text:style-name="P2">fainâl</text:p>
            </table:table-cell>
            <table:table-cell table:style-name="Tabela1.C434" office:value-type="string">
              <text:p text:style-name="P2">final</text:p>
            </table:table-cell>
          </table:table-row>
          <table:table-row table:style-name="TableLine94914117885040">
            <table:table-cell table:style-name="Tabela1.A2" office:value-type="string">
              <text:p text:style-name="P5">gave</text:p>
            </table:table-cell>
            <table:table-cell table:style-name="Tabela1.B435" office:value-type="string">
              <text:p text:style-name="P2">gheiv</text:p>
            </table:table-cell>
            <table:table-cell table:style-name="Tabela1.C435" office:value-type="string">
              <text:p text:style-name="P2">dado</text:p>
            </table:table-cell>
          </table:table-row>
          <table:table-row table:style-name="TableLine94914117887088">
            <table:table-cell table:style-name="Tabela1.A2" office:value-type="string">
              <text:p text:style-name="P5">green</text:p>
            </table:table-cell>
            <table:table-cell table:style-name="Tabela1.B436" office:value-type="string">
              <text:p text:style-name="P2">griin</text:p>
            </table:table-cell>
            <table:table-cell table:style-name="Tabela1.C436" office:value-type="string">
              <text:p text:style-name="P2">verde</text:p>
            </table:table-cell>
          </table:table-row>
          <table:table-row table:style-name="TableLine94914117889136">
            <table:table-cell table:style-name="Tabela1.A2" office:value-type="string">
              <text:p text:style-name="P5">oh</text:p>
            </table:table-cell>
            <table:table-cell table:style-name="Tabela1.B437" office:value-type="string">
              <text:p text:style-name="P2">ou</text:p>
            </table:table-cell>
            <table:table-cell table:style-name="Tabela1.C437" office:value-type="string">
              <text:p text:style-name="P2">ó</text:p>
            </table:table-cell>
          </table:table-row>
          <table:table-row table:style-name="TableLine94914117891184">
            <table:table-cell table:style-name="Tabela1.A2" office:value-type="string">
              <text:p text:style-name="P5">quick</text:p>
            </table:table-cell>
            <table:table-cell table:style-name="Tabela1.B438" office:value-type="string">
              <text:p text:style-name="P2">quêk</text:p>
            </table:table-cell>
            <table:table-cell table:style-name="Tabela1.C438" office:value-type="string">
              <text:p text:style-name="P2">rápido</text:p>
            </table:table-cell>
          </table:table-row>
          <table:table-row table:style-name="TableLine94914117893232">
            <table:table-cell table:style-name="Tabela1.A2" office:value-type="string">
              <text:p text:style-name="P5">develop</text:p>
            </table:table-cell>
            <table:table-cell table:style-name="Tabela1.B439" office:value-type="string">
              <text:p text:style-name="P2">dêvelâp</text:p>
            </table:table-cell>
            <table:table-cell table:style-name="Tabela1.C439" office:value-type="string">
              <text:p text:style-name="P2">desenvolver</text:p>
            </table:table-cell>
          </table:table-row>
          <table:table-row table:style-name="TableLine94914117895280">
            <table:table-cell table:style-name="Tabela1.A2" office:value-type="string">
              <text:p text:style-name="P5">ocean</text:p>
            </table:table-cell>
            <table:table-cell table:style-name="Tabela1.B440" office:value-type="string">
              <text:p text:style-name="P2">oushân</text:p>
            </table:table-cell>
            <table:table-cell table:style-name="Tabela1.C440" office:value-type="string">
              <text:p text:style-name="P2">oceano</text:p>
            </table:table-cell>
          </table:table-row>
          <table:table-row table:style-name="TableLine94914117897328">
            <table:table-cell table:style-name="Tabela1.A2" office:value-type="string">
              <text:p text:style-name="P5">warm</text:p>
            </table:table-cell>
            <table:table-cell table:style-name="Tabela1.B441" office:value-type="string">
              <text:p text:style-name="P2">uórm</text:p>
            </table:table-cell>
            <table:table-cell table:style-name="Tabela1.C441" office:value-type="string">
              <text:p text:style-name="P2">quente</text:p>
            </table:table-cell>
          </table:table-row>
          <table:table-row table:style-name="TableLine94914117899376">
            <table:table-cell table:style-name="Tabela1.A2" office:value-type="string">
              <text:p text:style-name="P5">free</text:p>
            </table:table-cell>
            <table:table-cell table:style-name="Tabela1.B442" office:value-type="string">
              <text:p text:style-name="P2">frii</text:p>
            </table:table-cell>
            <table:table-cell table:style-name="Tabela1.C442" office:value-type="string">
              <text:p text:style-name="P2">livre, grátis</text:p>
            </table:table-cell>
          </table:table-row>
          <table:table-row table:style-name="TableLine94914117901424">
            <table:table-cell table:style-name="Tabela1.A2" office:value-type="string">
              <text:p text:style-name="P5">minute</text:p>
            </table:table-cell>
            <table:table-cell table:style-name="Tabela1.B443" office:value-type="string">
              <text:p text:style-name="P2">mênât</text:p>
            </table:table-cell>
            <table:table-cell table:style-name="Tabela1.C443" office:value-type="string">
              <text:p text:style-name="P2">minuto</text:p>
            </table:table-cell>
          </table:table-row>
          <text:soft-page-break/>
          <table:table-row table:style-name="TableLine94914117903472">
            <table:table-cell table:style-name="Tabela1.A2" office:value-type="string">
              <text:p text:style-name="P5">strong</text:p>
            </table:table-cell>
            <table:table-cell table:style-name="Tabela1.B444" office:value-type="string">
              <text:p text:style-name="P2">stróng</text:p>
            </table:table-cell>
            <table:table-cell table:style-name="Tabela1.C444" office:value-type="string">
              <text:p text:style-name="P2">forte</text:p>
            </table:table-cell>
          </table:table-row>
          <table:table-row table:style-name="TableLine94914117905520">
            <table:table-cell table:style-name="Tabela1.A2" office:value-type="string">
              <text:p text:style-name="P5">special</text:p>
            </table:table-cell>
            <table:table-cell table:style-name="Tabela1.B445" office:value-type="string">
              <text:p text:style-name="P2">speshâl</text:p>
            </table:table-cell>
            <table:table-cell table:style-name="Tabela1.C445" office:value-type="string">
              <text:p text:style-name="P2">especial</text:p>
            </table:table-cell>
          </table:table-row>
          <table:table-row table:style-name="TableLine94914117907568">
            <table:table-cell table:style-name="Tabela1.A2" office:value-type="string">
              <text:p text:style-name="P5">mind</text:p>
            </table:table-cell>
            <table:table-cell table:style-name="Tabela1.B446" office:value-type="string">
              <text:p text:style-name="P2">maind</text:p>
            </table:table-cell>
            <table:table-cell table:style-name="Tabela1.C446" office:value-type="string">
              <text:p text:style-name="P2">mente, importar-se</text:p>
            </table:table-cell>
          </table:table-row>
          <table:table-row table:style-name="TableLine94914117909616">
            <table:table-cell table:style-name="Tabela1.A2" office:value-type="string">
              <text:p text:style-name="P5">behind</text:p>
            </table:table-cell>
            <table:table-cell table:style-name="Tabela1.B447" office:value-type="string">
              <text:p text:style-name="P2">bêrraind</text:p>
            </table:table-cell>
            <table:table-cell table:style-name="Tabela1.C447" office:value-type="string">
              <text:p text:style-name="P2">atrás</text:p>
            </table:table-cell>
          </table:table-row>
          <table:table-row table:style-name="TableLine94914117911664">
            <table:table-cell table:style-name="Tabela1.A2" office:value-type="string">
              <text:p text:style-name="P5">clear</text:p>
            </table:table-cell>
            <table:table-cell table:style-name="Tabela1.B448" office:value-type="string">
              <text:p text:style-name="P2">cliir</text:p>
            </table:table-cell>
            <table:table-cell table:style-name="Tabela1.C448" office:value-type="string">
              <text:p text:style-name="P2">claro</text:p>
            </table:table-cell>
          </table:table-row>
          <table:table-row table:style-name="TableLine94914117913712">
            <table:table-cell table:style-name="Tabela1.A2" office:value-type="string">
              <text:p text:style-name="P5">tail</text:p>
            </table:table-cell>
            <table:table-cell table:style-name="Tabela1.B449" office:value-type="string">
              <text:p text:style-name="P2">teil</text:p>
            </table:table-cell>
            <table:table-cell table:style-name="Tabela1.C449" office:value-type="string">
              <text:p text:style-name="P2">rabo</text:p>
            </table:table-cell>
          </table:table-row>
          <table:table-row table:style-name="TableLine94914117915760">
            <table:table-cell table:style-name="Tabela1.A2" office:value-type="string">
              <text:p text:style-name="P5">produce</text:p>
            </table:table-cell>
            <table:table-cell table:style-name="Tabela1.B450" office:value-type="string">
              <text:p text:style-name="P2">prâdus</text:p>
            </table:table-cell>
            <table:table-cell table:style-name="Tabela1.C450" office:value-type="string">
              <text:p text:style-name="P2">produção</text:p>
            </table:table-cell>
          </table:table-row>
          <table:table-row table:style-name="TableLine94914117917808">
            <table:table-cell table:style-name="Tabela1.A2" office:value-type="string">
              <text:p text:style-name="P5">fact</text:p>
            </table:table-cell>
            <table:table-cell table:style-name="Tabela1.B451" office:value-type="string">
              <text:p text:style-name="P2">fékt</text:p>
            </table:table-cell>
            <table:table-cell table:style-name="Tabela1.C451" office:value-type="string">
              <text:p text:style-name="P2">fato</text:p>
            </table:table-cell>
          </table:table-row>
          <table:table-row table:style-name="TableLine94914117919856">
            <table:table-cell table:style-name="Tabela1.A2" office:value-type="string">
              <text:p text:style-name="P5">street</text:p>
            </table:table-cell>
            <table:table-cell table:style-name="Tabela1.B452" office:value-type="string">
              <text:p text:style-name="P2">striit</text:p>
            </table:table-cell>
            <table:table-cell table:style-name="Tabela1.C452" office:value-type="string">
              <text:p text:style-name="P2">rua</text:p>
            </table:table-cell>
          </table:table-row>
          <table:table-row table:style-name="TableLine94914117921904">
            <table:table-cell table:style-name="Tabela1.A2" office:value-type="string">
              <text:p text:style-name="P5">inch</text:p>
            </table:table-cell>
            <table:table-cell table:style-name="Tabela1.B453" office:value-type="string">
              <text:p text:style-name="P2">êntch</text:p>
            </table:table-cell>
            <table:table-cell table:style-name="Tabela1.C453" office:value-type="string">
              <text:p text:style-name="P2">polegada</text:p>
            </table:table-cell>
          </table:table-row>
          <table:table-row table:style-name="TableLine94914117923952">
            <table:table-cell table:style-name="Tabela1.A2" office:value-type="string">
              <text:p text:style-name="P5">multiply</text:p>
            </table:table-cell>
            <table:table-cell table:style-name="Tabela1.B454" office:value-type="string">
              <text:p text:style-name="P2">mâltâplai</text:p>
            </table:table-cell>
            <table:table-cell table:style-name="Tabela1.C454" office:value-type="string">
              <text:p text:style-name="P2">multiplicar</text:p>
            </table:table-cell>
          </table:table-row>
          <table:table-row table:style-name="TableLine94914117926000">
            <table:table-cell table:style-name="Tabela1.A2" office:value-type="string">
              <text:p text:style-name="P5">nothing</text:p>
            </table:table-cell>
            <table:table-cell table:style-name="Tabela1.B455" office:value-type="string">
              <text:p text:style-name="P2">nâthêng</text:p>
            </table:table-cell>
            <table:table-cell table:style-name="Tabela1.C455" office:value-type="string">
              <text:p text:style-name="P2">nada</text:p>
            </table:table-cell>
          </table:table-row>
          <table:table-row table:style-name="TableLine94914117928048">
            <table:table-cell table:style-name="Tabela1.A2" office:value-type="string">
              <text:p text:style-name="P5">course</text:p>
            </table:table-cell>
            <table:table-cell table:style-name="Tabela1.B456" office:value-type="string">
              <text:p text:style-name="P2">córs</text:p>
            </table:table-cell>
            <table:table-cell table:style-name="Tabela1.C456" office:value-type="string">
              <text:p text:style-name="P2">curso</text:p>
            </table:table-cell>
          </table:table-row>
          <table:table-row table:style-name="TableLine94914117930096">
            <table:table-cell table:style-name="Tabela1.A2" office:value-type="string">
              <text:p text:style-name="P5">stay</text:p>
            </table:table-cell>
            <table:table-cell table:style-name="Tabela1.B457" office:value-type="string">
              <text:p text:style-name="P2">stei</text:p>
            </table:table-cell>
            <table:table-cell table:style-name="Tabela1.C457" office:value-type="string">
              <text:p text:style-name="P2">ficar</text:p>
            </table:table-cell>
          </table:table-row>
          <table:table-row table:style-name="TableLine94914117932144">
            <table:table-cell table:style-name="Tabela1.A2" office:value-type="string">
              <text:p text:style-name="P5">wheel</text:p>
            </table:table-cell>
            <table:table-cell table:style-name="Tabela1.B458" office:value-type="string">
              <text:p text:style-name="P2">uiil</text:p>
            </table:table-cell>
            <table:table-cell table:style-name="Tabela1.C458" office:value-type="string">
              <text:p text:style-name="P2">roda</text:p>
            </table:table-cell>
          </table:table-row>
          <table:table-row table:style-name="TableLine94914117934192">
            <table:table-cell table:style-name="Tabela1.A2" office:value-type="string">
              <text:p text:style-name="P5">full</text:p>
            </table:table-cell>
            <table:table-cell table:style-name="Tabela1.B459" office:value-type="string">
              <text:p text:style-name="P2">fôl</text:p>
            </table:table-cell>
            <table:table-cell table:style-name="Tabela1.C459" office:value-type="string">
              <text:p text:style-name="P2">cheio</text:p>
            </table:table-cell>
          </table:table-row>
          <table:table-row table:style-name="TableLine94914117936240">
            <table:table-cell table:style-name="Tabela1.A2" office:value-type="string">
              <text:p text:style-name="P5">force</text:p>
            </table:table-cell>
            <table:table-cell table:style-name="Tabela1.B460" office:value-type="string">
              <text:p text:style-name="P2">fórs</text:p>
            </table:table-cell>
            <table:table-cell table:style-name="Tabela1.C460" office:value-type="string">
              <text:p text:style-name="P2">força, forçar</text:p>
            </table:table-cell>
          </table:table-row>
          <table:table-row table:style-name="TableLine94914117938288">
            <table:table-cell table:style-name="Tabela1.A2" office:value-type="string">
              <text:p text:style-name="P5">blue</text:p>
            </table:table-cell>
            <table:table-cell table:style-name="Tabela1.B461" office:value-type="string">
              <text:p text:style-name="P2">bluu</text:p>
            </table:table-cell>
            <table:table-cell table:style-name="Tabela1.C461" office:value-type="string">
              <text:p text:style-name="P2">azul</text:p>
            </table:table-cell>
          </table:table-row>
          <table:table-row table:style-name="TableLine94914117940336">
            <table:table-cell table:style-name="Tabela1.A2" office:value-type="string">
              <text:p text:style-name="P5">object</text:p>
            </table:table-cell>
            <table:table-cell table:style-name="Tabela1.B462" office:value-type="string">
              <text:p text:style-name="P2">âbjêkt</text:p>
            </table:table-cell>
            <table:table-cell table:style-name="Tabela1.C462" office:value-type="string">
              <text:p text:style-name="P2">objeto</text:p>
            </table:table-cell>
          </table:table-row>
          <table:table-row table:style-name="TableLine94914117942384">
            <table:table-cell table:style-name="Tabela1.A2" office:value-type="string">
              <text:p text:style-name="P5">decide</text:p>
            </table:table-cell>
            <table:table-cell table:style-name="Tabela1.B463" office:value-type="string">
              <text:p text:style-name="P2">dêsaid</text:p>
            </table:table-cell>
            <table:table-cell table:style-name="Tabela1.C463" office:value-type="string">
              <text:p text:style-name="P2">decidir</text:p>
            </table:table-cell>
          </table:table-row>
          <table:table-row table:style-name="TableLine94914117944432">
            <table:table-cell table:style-name="Tabela1.A2" office:value-type="string">
              <text:p text:style-name="P5">surface</text:p>
            </table:table-cell>
            <table:table-cell table:style-name="Tabela1.B464" office:value-type="string">
              <text:p text:style-name="P2">sârfâs</text:p>
            </table:table-cell>
            <table:table-cell table:style-name="Tabela1.C464" office:value-type="string">
              <text:p text:style-name="P2">superficie</text:p>
            </table:table-cell>
          </table:table-row>
          <table:table-row table:style-name="TableLine94914117946480">
            <table:table-cell table:style-name="Tabela1.A2" office:value-type="string">
              <text:p text:style-name="P5">deep</text:p>
            </table:table-cell>
            <table:table-cell table:style-name="Tabela1.B465" office:value-type="string">
              <text:p text:style-name="P2">diip</text:p>
            </table:table-cell>
            <table:table-cell table:style-name="Tabela1.C465" office:value-type="string">
              <text:p text:style-name="P2">profundo</text:p>
            </table:table-cell>
          </table:table-row>
          <table:table-row table:style-name="TableLine94914117948528">
            <table:table-cell table:style-name="Tabela1.A2" office:value-type="string">
              <text:p text:style-name="P5">moon</text:p>
            </table:table-cell>
            <table:table-cell table:style-name="Tabela1.B466" office:value-type="string">
              <text:p text:style-name="P2">muun</text:p>
            </table:table-cell>
            <table:table-cell table:style-name="Tabela1.C466" office:value-type="string">
              <text:p text:style-name="P2">lua</text:p>
            </table:table-cell>
          </table:table-row>
          <table:table-row table:style-name="TableLine94914117950576">
            <table:table-cell table:style-name="Tabela1.A2" office:value-type="string">
              <text:p text:style-name="P5">island</text:p>
            </table:table-cell>
            <table:table-cell table:style-name="Tabela1.B467" office:value-type="string">
              <text:p text:style-name="P2">ailând</text:p>
            </table:table-cell>
            <table:table-cell table:style-name="Tabela1.C467" office:value-type="string">
              <text:p text:style-name="P2">ilha</text:p>
            </table:table-cell>
          </table:table-row>
          <table:table-row table:style-name="TableLine94914117952624">
            <table:table-cell table:style-name="Tabela1.A2" office:value-type="string">
              <text:p text:style-name="P5">foot</text:p>
            </table:table-cell>
            <table:table-cell table:style-name="Tabela1.B468" office:value-type="string">
              <text:p text:style-name="P2">fuut</text:p>
            </table:table-cell>
            <table:table-cell table:style-name="Tabela1.C468" office:value-type="string">
              <text:p text:style-name="P2">pé</text:p>
            </table:table-cell>
          </table:table-row>
          <table:table-row table:style-name="TableLine94914117954672">
            <table:table-cell table:style-name="Tabela1.A2" office:value-type="string">
              <text:p text:style-name="P5">system</text:p>
            </table:table-cell>
            <table:table-cell table:style-name="Tabela1.B469" office:value-type="string">
              <text:p text:style-name="P2">sêstâm</text:p>
            </table:table-cell>
            <table:table-cell table:style-name="Tabela1.C469" office:value-type="string">
              <text:p text:style-name="P2">sistema</text:p>
            </table:table-cell>
          </table:table-row>
          <table:table-row table:style-name="TableLine94914117956720">
            <table:table-cell table:style-name="Tabela1.A2" office:value-type="string">
              <text:p text:style-name="P5">busy</text:p>
            </table:table-cell>
            <table:table-cell table:style-name="Tabela1.B470" office:value-type="string">
              <text:p text:style-name="P2">bêzi</text:p>
            </table:table-cell>
            <table:table-cell table:style-name="Tabela1.C470" office:value-type="string">
              <text:p text:style-name="P2">ocupado</text:p>
            </table:table-cell>
          </table:table-row>
          <table:table-row table:style-name="TableLine94914117958768">
            <table:table-cell table:style-name="Tabela1.A2" office:value-type="string">
              <text:p text:style-name="P5">test</text:p>
            </table:table-cell>
            <table:table-cell table:style-name="Tabela1.B471" office:value-type="string">
              <text:p text:style-name="P2">test</text:p>
            </table:table-cell>
            <table:table-cell table:style-name="Tabela1.C471" office:value-type="string">
              <text:p text:style-name="P2">teste</text:p>
            </table:table-cell>
          </table:table-row>
          <table:table-row table:style-name="TableLine94914117960816">
            <table:table-cell table:style-name="Tabela1.A2" office:value-type="string">
              <text:p text:style-name="P5">record</text:p>
            </table:table-cell>
            <table:table-cell table:style-name="Tabela1.B472" office:value-type="string">
              <text:p text:style-name="P2">recârd</text:p>
            </table:table-cell>
            <table:table-cell table:style-name="Tabela1.C472" office:value-type="string">
              <text:p text:style-name="P2">recorde, gravar, registro</text:p>
            </table:table-cell>
          </table:table-row>
          <table:table-row table:style-name="TableLine94914117962864">
            <table:table-cell table:style-name="Tabela1.A2" office:value-type="string">
              <text:p text:style-name="P5">boat</text:p>
            </table:table-cell>
            <table:table-cell table:style-name="Tabela1.B473" office:value-type="string">
              <text:p text:style-name="P2">bout</text:p>
            </table:table-cell>
            <table:table-cell table:style-name="Tabela1.C473" office:value-type="string">
              <text:p text:style-name="P2">barco</text:p>
            </table:table-cell>
          </table:table-row>
          <table:table-row table:style-name="TableLine94914117964912">
            <table:table-cell table:style-name="Tabela1.A2" office:value-type="string">
              <text:p text:style-name="P5">common</text:p>
            </table:table-cell>
            <table:table-cell table:style-name="Tabela1.B474" office:value-type="string">
              <text:p text:style-name="P2">camân</text:p>
            </table:table-cell>
            <table:table-cell table:style-name="Tabela1.C474" office:value-type="string">
              <text:p text:style-name="P2">comum</text:p>
            </table:table-cell>
          </table:table-row>
          <table:table-row table:style-name="TableLine94914117966960">
            <table:table-cell table:style-name="Tabela1.A2" office:value-type="string">
              <text:p text:style-name="P5">gold</text:p>
            </table:table-cell>
            <table:table-cell table:style-name="Tabela1.B475" office:value-type="string">
              <text:p text:style-name="P2">gould</text:p>
            </table:table-cell>
            <table:table-cell table:style-name="Tabela1.C475" office:value-type="string">
              <text:p text:style-name="P2">ouro</text:p>
            </table:table-cell>
          </table:table-row>
          <table:table-row table:style-name="TableLine94914117969008">
            <table:table-cell table:style-name="Tabela1.A2" office:value-type="string">
              <text:p text:style-name="P5">possible</text:p>
            </table:table-cell>
            <table:table-cell table:style-name="Tabela1.B476" office:value-type="string">
              <text:p text:style-name="P2">pasâbâl</text:p>
            </table:table-cell>
            <table:table-cell table:style-name="Tabela1.C476" office:value-type="string">
              <text:p text:style-name="P2">possível</text:p>
            </table:table-cell>
          </table:table-row>
          <table:table-row table:style-name="TableLine94914117971056">
            <table:table-cell table:style-name="Tabela1.A2" office:value-type="string">
              <text:p text:style-name="P5">plane</text:p>
            </table:table-cell>
            <table:table-cell table:style-name="Tabela1.B477" office:value-type="string">
              <text:p text:style-name="P2">plein</text:p>
            </table:table-cell>
            <table:table-cell table:style-name="Tabela1.C477" office:value-type="string">
              <text:p text:style-name="P2">avião</text:p>
            </table:table-cell>
          </table:table-row>
          <table:table-row table:style-name="TableLine94914117973104">
            <table:table-cell table:style-name="Tabela1.A2" office:value-type="string">
              <text:p text:style-name="P5">stead</text:p>
            </table:table-cell>
            <table:table-cell table:style-name="Tabela1.B478" office:value-type="string">
              <text:p text:style-name="P2">sted</text:p>
            </table:table-cell>
            <table:table-cell table:style-name="Tabela1.C478" office:value-type="string">
              <text:p text:style-name="P2">local</text:p>
            </table:table-cell>
          </table:table-row>
          <table:table-row table:style-name="TableLine94914117975152">
            <table:table-cell table:style-name="Tabela1.A2" office:value-type="string">
              <text:p text:style-name="P5">dry</text:p>
            </table:table-cell>
            <table:table-cell table:style-name="Tabela1.B479" office:value-type="string">
              <text:p text:style-name="P2">drai</text:p>
            </table:table-cell>
            <table:table-cell table:style-name="Tabela1.C479" office:value-type="string">
              <text:p text:style-name="P2">seco</text:p>
            </table:table-cell>
          </table:table-row>
          <table:table-row table:style-name="TableLine94914117977200">
            <table:table-cell table:style-name="Tabela1.A2" office:value-type="string">
              <text:p text:style-name="P5">wonder</text:p>
            </table:table-cell>
            <table:table-cell table:style-name="Tabela1.B480" office:value-type="string">
              <text:p text:style-name="P2">uândâr</text:p>
            </table:table-cell>
            <table:table-cell table:style-name="Tabela1.C480" office:value-type="string">
              <text:p text:style-name="P2">admirar</text:p>
            </table:table-cell>
          </table:table-row>
          <table:table-row table:style-name="TableLine94914117979248">
            <table:table-cell table:style-name="Tabela1.A2" office:value-type="string">
              <text:p text:style-name="P5">laugh</text:p>
            </table:table-cell>
            <table:table-cell table:style-name="Tabela1.B481" office:value-type="string">
              <text:p text:style-name="P2">léf</text:p>
            </table:table-cell>
            <table:table-cell table:style-name="Tabela1.C481" office:value-type="string">
              <text:p text:style-name="P2">rir</text:p>
            </table:table-cell>
          </table:table-row>
          <table:table-row table:style-name="TableLine94914117981296">
            <table:table-cell table:style-name="Tabela1.A2" office:value-type="string">
              <text:p text:style-name="P5">thousand</text:p>
            </table:table-cell>
            <table:table-cell table:style-name="Tabela1.B482" office:value-type="string">
              <text:p text:style-name="P2">thauzând</text:p>
            </table:table-cell>
            <table:table-cell table:style-name="Tabela1.C482" office:value-type="string">
              <text:p text:style-name="P2">mil</text:p>
            </table:table-cell>
          </table:table-row>
          <table:table-row table:style-name="TableLine94914117983344">
            <table:table-cell table:style-name="Tabela1.A2" office:value-type="string">
              <text:p text:style-name="P5">ago</text:p>
            </table:table-cell>
            <table:table-cell table:style-name="Tabela1.B483" office:value-type="string">
              <text:p text:style-name="P2">âgou</text:p>
            </table:table-cell>
            <table:table-cell table:style-name="Tabela1.C483" office:value-type="string">
              <text:p text:style-name="P2">atrás</text:p>
            </table:table-cell>
          </table:table-row>
          <table:table-row table:style-name="TableLine94914117985392">
            <table:table-cell table:style-name="Tabela1.A2" office:value-type="string">
              <text:p text:style-name="P5">ran</text:p>
            </table:table-cell>
            <table:table-cell table:style-name="Tabela1.B484" office:value-type="string">
              <text:p text:style-name="P2">rén</text:p>
            </table:table-cell>
            <table:table-cell table:style-name="Tabela1.C484" office:value-type="string">
              <text:p text:style-name="P2">corrido</text:p>
            </table:table-cell>
          </table:table-row>
          <table:table-row table:style-name="TableLine94914117987440">
            <table:table-cell table:style-name="Tabela1.A2" office:value-type="string">
              <text:p text:style-name="P5">check</text:p>
            </table:table-cell>
            <table:table-cell table:style-name="Tabela1.B485" office:value-type="string">
              <text:p text:style-name="P2">tchek</text:p>
            </table:table-cell>
            <table:table-cell table:style-name="Tabela1.C485" office:value-type="string">
              <text:p text:style-name="P2">cheque, checagem</text:p>
            </table:table-cell>
          </table:table-row>
          <table:table-row table:style-name="TableLine94914117989488">
            <table:table-cell table:style-name="Tabela1.A2" office:value-type="string">
              <text:p text:style-name="P5">game</text:p>
            </table:table-cell>
            <table:table-cell table:style-name="Tabela1.B486" office:value-type="string">
              <text:p text:style-name="P2">gheim</text:p>
            </table:table-cell>
            <table:table-cell table:style-name="Tabela1.C486" office:value-type="string">
              <text:p text:style-name="P2">jogo</text:p>
            </table:table-cell>
          </table:table-row>
          <table:table-row table:style-name="TableLine94914117991536">
            <table:table-cell table:style-name="Tabela1.A2" office:value-type="string">
              <text:p text:style-name="P5">shape</text:p>
            </table:table-cell>
            <table:table-cell table:style-name="Tabela1.B487" office:value-type="string">
              <text:p text:style-name="P2">sheip</text:p>
            </table:table-cell>
            <table:table-cell table:style-name="Tabela1.C487" office:value-type="string">
              <text:p text:style-name="P2">forma</text:p>
            </table:table-cell>
          </table:table-row>
          <table:table-row table:style-name="TableLine94914117993584">
            <table:table-cell table:style-name="Tabela1.A2" office:value-type="string">
              <text:p text:style-name="P5">equate</text:p>
            </table:table-cell>
            <table:table-cell table:style-name="Tabela1.B488" office:value-type="string">
              <text:p text:style-name="P2">iiqueit</text:p>
            </table:table-cell>
            <table:table-cell table:style-name="Tabela1.C488" office:value-type="string">
              <text:p text:style-name="P2">equacionar</text:p>
            </table:table-cell>
          </table:table-row>
          <table:table-row table:style-name="TableLine94914117995632">
            <table:table-cell table:style-name="Tabela1.A2" office:value-type="string">
              <text:p text:style-name="P5">miss</text:p>
            </table:table-cell>
            <table:table-cell table:style-name="Tabela1.B489" office:value-type="string">
              <text:p text:style-name="P2">mês</text:p>
            </table:table-cell>
            <table:table-cell table:style-name="Tabela1.C489" office:value-type="string">
              <text:p text:style-name="P2">sentir, senhorita</text:p>
            </table:table-cell>
          </table:table-row>
          <table:table-row table:style-name="TableLine94914117997680">
            <table:table-cell table:style-name="Tabela1.A2" office:value-type="string">
              <text:p text:style-name="P5">brought</text:p>
            </table:table-cell>
            <table:table-cell table:style-name="Tabela1.B490" office:value-type="string">
              <text:p text:style-name="P2">brót</text:p>
            </table:table-cell>
            <table:table-cell table:style-name="Tabela1.C490" office:value-type="string">
              <text:p text:style-name="P2">trazido</text:p>
            </table:table-cell>
          </table:table-row>
          <table:table-row table:style-name="TableLine94914117999728">
            <table:table-cell table:style-name="Tabela1.A2" office:value-type="string">
              <text:p text:style-name="P5">heat</text:p>
            </table:table-cell>
            <table:table-cell table:style-name="Tabela1.B491" office:value-type="string">
              <text:p text:style-name="P2">rriit</text:p>
            </table:table-cell>
            <table:table-cell table:style-name="Tabela1.C491" office:value-type="string">
              <text:p text:style-name="P2">calor</text:p>
            </table:table-cell>
          </table:table-row>
          <table:table-row table:style-name="TableLine94914118001776">
            <table:table-cell table:style-name="Tabela1.A2" office:value-type="string">
              <text:p text:style-name="P5">snow</text:p>
            </table:table-cell>
            <table:table-cell table:style-name="Tabela1.B492" office:value-type="string">
              <text:p text:style-name="P2">snou</text:p>
            </table:table-cell>
            <table:table-cell table:style-name="Tabela1.C492" office:value-type="string">
              <text:p text:style-name="P2">neve</text:p>
            </table:table-cell>
          </table:table-row>
          <table:table-row table:style-name="TableLine94914118003824">
            <table:table-cell table:style-name="Tabela1.A2" office:value-type="string">
              <text:p text:style-name="P5">tire</text:p>
            </table:table-cell>
            <table:table-cell table:style-name="Tabela1.B493" office:value-type="string">
              <text:p text:style-name="P2">tair</text:p>
            </table:table-cell>
            <table:table-cell table:style-name="Tabela1.C493" office:value-type="string">
              <text:p text:style-name="P2">pneu, cansar</text:p>
            </table:table-cell>
          </table:table-row>
          <table:table-row table:style-name="TableLine94914118005872">
            <table:table-cell table:style-name="Tabela1.A2" office:value-type="string">
              <text:p text:style-name="P5">bring</text:p>
            </table:table-cell>
            <table:table-cell table:style-name="Tabela1.B494" office:value-type="string">
              <text:p text:style-name="P2">brêng</text:p>
            </table:table-cell>
            <table:table-cell table:style-name="Tabela1.C494" office:value-type="string">
              <text:p text:style-name="P2">trazer</text:p>
            </table:table-cell>
          </table:table-row>
          <table:table-row table:style-name="TableLine94914118007920">
            <table:table-cell table:style-name="Tabela1.A2" office:value-type="string">
              <text:p text:style-name="P5">yes</text:p>
            </table:table-cell>
            <table:table-cell table:style-name="Tabela1.B495" office:value-type="string">
              <text:p text:style-name="P2">yes</text:p>
            </table:table-cell>
            <table:table-cell table:style-name="Tabela1.C495" office:value-type="string">
              <text:p text:style-name="P2">sim</text:p>
            </table:table-cell>
          </table:table-row>
          <table:table-row table:style-name="TableLine94914118009968">
            <table:table-cell table:style-name="Tabela1.A2" office:value-type="string">
              <text:p text:style-name="P5">distant</text:p>
            </table:table-cell>
            <table:table-cell table:style-name="Tabela1.B496" office:value-type="string">
              <text:p text:style-name="P2">dêstânt</text:p>
            </table:table-cell>
            <table:table-cell table:style-name="Tabela1.C496" office:value-type="string">
              <text:p text:style-name="P2">distante</text:p>
            </table:table-cell>
          </table:table-row>
          <table:table-row table:style-name="TableLine94914118012016">
            <table:table-cell table:style-name="Tabela1.A2" office:value-type="string">
              <text:p text:style-name="P5">fill</text:p>
            </table:table-cell>
            <table:table-cell table:style-name="Tabela1.B497" office:value-type="string">
              <text:p text:style-name="P2">fêl</text:p>
            </table:table-cell>
            <table:table-cell table:style-name="Tabela1.C497" office:value-type="string">
              <text:p text:style-name="P2">encher</text:p>
            </table:table-cell>
          </table:table-row>
          <table:table-row table:style-name="TableLine94914118014064">
            <table:table-cell table:style-name="Tabela1.A2" office:value-type="string">
              <text:p text:style-name="P5">east</text:p>
            </table:table-cell>
            <table:table-cell table:style-name="Tabela1.B498" office:value-type="string">
              <text:p text:style-name="P2">iist</text:p>
            </table:table-cell>
            <table:table-cell table:style-name="Tabela1.C498" office:value-type="string">
              <text:p text:style-name="P2">leste</text:p>
            </table:table-cell>
          </table:table-row>
          <table:table-row table:style-name="TableLine94914118016112">
            <table:table-cell table:style-name="Tabela1.A2" office:value-type="string">
              <text:p text:style-name="P5">paint</text:p>
            </table:table-cell>
            <table:table-cell table:style-name="Tabela1.B499" office:value-type="string">
              <text:p text:style-name="P2">peint</text:p>
            </table:table-cell>
            <table:table-cell table:style-name="Tabela1.C499" office:value-type="string">
              <text:p text:style-name="P2">pintar</text:p>
            </table:table-cell>
          </table:table-row>
          <table:table-row table:style-name="TableLine94914118018160">
            <table:table-cell table:style-name="Tabela1.A2" office:value-type="string">
              <text:p text:style-name="P5">language</text:p>
            </table:table-cell>
            <table:table-cell table:style-name="Tabela1.B500" office:value-type="string">
              <text:p text:style-name="P2">lénguêj</text:p>
            </table:table-cell>
            <table:table-cell table:style-name="Tabela1.C500" office:value-type="string">
              <text:p text:style-name="P2">língua</text:p>
            </table:table-cell>
          </table:table-row>
          <table:table-row table:style-name="TableLine94914118020208">
            <table:table-cell table:style-name="Tabela1.A2" office:value-type="string">
              <text:p text:style-name="P5">among</text:p>
            </table:table-cell>
            <table:table-cell table:style-name="Tabela1.B501" office:value-type="string">
              <text:p text:style-name="P2">âmâng</text:p>
            </table:table-cell>
            <table:table-cell table:style-name="Tabela1.C501" office:value-type="string">
              <text:p text:style-name="P2">entre</text:p>
            </table:table-cell>
          </table:table-row>
          <table:table-row table:style-name="TableLine94914118022256">
            <table:table-cell table:style-name="Tabela1.A2" office:value-type="string">
              <text:p text:style-name="P5">grand</text:p>
            </table:table-cell>
            <table:table-cell table:style-name="Tabela1.B502" office:value-type="string">
              <text:p text:style-name="P2">grénd</text:p>
            </table:table-cell>
            <table:table-cell table:style-name="Tabela1.C502" office:value-type="string">
              <text:p text:style-name="P2">grandioso</text:p>
            </table:table-cell>
          </table:table-row>
          <table:table-row table:style-name="TableLine94914118024304">
            <table:table-cell table:style-name="Tabela1.A2" office:value-type="string">
              <text:p text:style-name="P5">ball</text:p>
            </table:table-cell>
            <table:table-cell table:style-name="Tabela1.B503" office:value-type="string">
              <text:p text:style-name="P2">ból</text:p>
            </table:table-cell>
            <table:table-cell table:style-name="Tabela1.C503" office:value-type="string">
              <text:p text:style-name="P2">bola</text:p>
            </table:table-cell>
          </table:table-row>
          <table:table-row table:style-name="TableLine94914118026352">
            <table:table-cell table:style-name="Tabela1.A2" office:value-type="string">
              <text:p text:style-name="P5">yet</text:p>
            </table:table-cell>
            <table:table-cell table:style-name="Tabela1.B504" office:value-type="string">
              <text:p text:style-name="P2">yet</text:p>
            </table:table-cell>
            <table:table-cell table:style-name="Tabela1.C504" office:value-type="string">
              <text:p text:style-name="P2">ainda, já</text:p>
            </table:table-cell>
          </table:table-row>
          <table:table-row table:style-name="TableLine94914118028400">
            <table:table-cell table:style-name="Tabela1.A2" office:value-type="string">
              <text:p text:style-name="P5">wave</text:p>
            </table:table-cell>
            <table:table-cell table:style-name="Tabela1.B505" office:value-type="string">
              <text:p text:style-name="P2">ueiv</text:p>
            </table:table-cell>
            <table:table-cell table:style-name="Tabela1.C505" office:value-type="string">
              <text:p text:style-name="P2">onda</text:p>
            </table:table-cell>
          </table:table-row>
          <table:table-row table:style-name="TableLine94914118030448">
            <table:table-cell table:style-name="Tabela1.A2" office:value-type="string">
              <text:p text:style-name="P5">drop</text:p>
            </table:table-cell>
            <table:table-cell table:style-name="Tabela1.B506" office:value-type="string">
              <text:p text:style-name="P2">drap</text:p>
            </table:table-cell>
            <table:table-cell table:style-name="Tabela1.C506" office:value-type="string">
              <text:p text:style-name="P2">gota</text:p>
            </table:table-cell>
          </table:table-row>
          <table:table-row table:style-name="TableLine94914118032496">
            <table:table-cell table:style-name="Tabela1.A2" office:value-type="string">
              <text:p text:style-name="P5">heart</text:p>
            </table:table-cell>
            <table:table-cell table:style-name="Tabela1.B507" office:value-type="string">
              <text:p text:style-name="P2">rrórt</text:p>
            </table:table-cell>
            <table:table-cell table:style-name="Tabela1.C507" office:value-type="string">
              <text:p text:style-name="P2">coração</text:p>
            </table:table-cell>
          </table:table-row>
          <table:table-row table:style-name="TableLine94914118034544">
            <table:table-cell table:style-name="Tabela1.A2" office:value-type="string">
              <text:p text:style-name="P5">am</text:p>
            </table:table-cell>
            <table:table-cell table:style-name="Tabela1.B508" office:value-type="string">
              <text:p text:style-name="P2">ém</text:p>
            </table:table-cell>
            <table:table-cell table:style-name="Tabela1.C508" office:value-type="string">
              <text:p text:style-name="P2">sou, estou</text:p>
            </table:table-cell>
          </table:table-row>
          <table:table-row table:style-name="TableLine94914118036592">
            <table:table-cell table:style-name="Tabela1.A2" office:value-type="string">
              <text:p text:style-name="P5">present</text:p>
            </table:table-cell>
            <table:table-cell table:style-name="Tabela1.B509" office:value-type="string">
              <text:p text:style-name="P2">prezânt</text:p>
            </table:table-cell>
            <table:table-cell table:style-name="Tabela1.C509" office:value-type="string">
              <text:p text:style-name="P2">presente</text:p>
            </table:table-cell>
          </table:table-row>
          <table:table-row table:style-name="TableLine94914118038640">
            <table:table-cell table:style-name="Tabela1.A2" office:value-type="string">
              <text:p text:style-name="P5">heavy</text:p>
            </table:table-cell>
            <table:table-cell table:style-name="Tabela1.B510" office:value-type="string">
              <text:p text:style-name="P2">rrevi</text:p>
            </table:table-cell>
            <table:table-cell table:style-name="Tabela1.C510" office:value-type="string">
              <text:p text:style-name="P2">pesado</text:p>
            </table:table-cell>
          </table:table-row>
          <table:table-row table:style-name="TableLine94914118040688">
            <table:table-cell table:style-name="Tabela1.A2" office:value-type="string">
              <text:p text:style-name="P5">dance</text:p>
            </table:table-cell>
            <table:table-cell table:style-name="Tabela1.B511" office:value-type="string">
              <text:p text:style-name="P2">déns</text:p>
            </table:table-cell>
            <table:table-cell table:style-name="Tabela1.C511" office:value-type="string">
              <text:p text:style-name="P2">dança</text:p>
            </table:table-cell>
          </table:table-row>
          <table:table-row table:style-name="TableLine94914118042736">
            <table:table-cell table:style-name="Tabela1.A2" office:value-type="string">
              <text:p text:style-name="P5">engine</text:p>
            </table:table-cell>
            <table:table-cell table:style-name="Tabela1.B512" office:value-type="string">
              <text:p text:style-name="P2">enjân</text:p>
            </table:table-cell>
            <table:table-cell table:style-name="Tabela1.C512" office:value-type="string">
              <text:p text:style-name="P2">motor</text:p>
            </table:table-cell>
          </table:table-row>
          <table:table-row table:style-name="TableLine94914118044784">
            <table:table-cell table:style-name="Tabela1.A2" office:value-type="string">
              <text:p text:style-name="P5">position</text:p>
            </table:table-cell>
            <table:table-cell table:style-name="Tabela1.B513" office:value-type="string">
              <text:p text:style-name="P2">pâzêshãn</text:p>
            </table:table-cell>
            <table:table-cell table:style-name="Tabela1.C513" office:value-type="string">
              <text:p text:style-name="P2">posição</text:p>
            </table:table-cell>
          </table:table-row>
          <table:table-row table:style-name="TableLine94914117507760">
            <table:table-cell table:style-name="Tabela1.A2" office:value-type="string">
              <text:p text:style-name="P5">arm</text:p>
            </table:table-cell>
            <table:table-cell table:style-name="Tabela1.B514" office:value-type="string">
              <text:p text:style-name="P2">arm</text:p>
            </table:table-cell>
            <table:table-cell table:style-name="Tabela1.C514" office:value-type="string">
              <text:p text:style-name="P2">braço</text:p>
            </table:table-cell>
          </table:table-row>
          <table:table-row table:style-name="TableLine94914117509808">
            <table:table-cell table:style-name="Tabela1.A2" office:value-type="string">
              <text:p text:style-name="P5">wide</text:p>
            </table:table-cell>
            <table:table-cell table:style-name="Tabela1.B515" office:value-type="string">
              <text:p text:style-name="P2">uaid</text:p>
            </table:table-cell>
            <table:table-cell table:style-name="Tabela1.C515" office:value-type="string">
              <text:p text:style-name="P2">amplo</text:p>
            </table:table-cell>
          </table:table-row>
          <table:table-row table:style-name="TableLine94914118055040">
            <table:table-cell table:style-name="Tabela1.A2" office:value-type="string">
              <text:p text:style-name="P5">sail</text:p>
            </table:table-cell>
            <table:table-cell table:style-name="Tabela1.B516" office:value-type="string">
              <text:p text:style-name="P2">seil</text:p>
            </table:table-cell>
            <table:table-cell table:style-name="Tabela1.C516" office:value-type="string">
              <text:p text:style-name="P2">vela(navio)</text:p>
            </table:table-cell>
          </table:table-row>
          <table:table-row table:style-name="TableLine94914118057072">
            <table:table-cell table:style-name="Tabela1.A2" office:value-type="string">
              <text:p text:style-name="P5">material</text:p>
            </table:table-cell>
            <table:table-cell table:style-name="Tabela1.B517" office:value-type="string">
              <text:p text:style-name="P2">mâtiiriâl</text:p>
            </table:table-cell>
            <table:table-cell table:style-name="Tabela1.C517" office:value-type="string">
              <text:p text:style-name="P2">material</text:p>
            </table:table-cell>
          </table:table-row>
          <table:table-row table:style-name="TableLine94914118059120">
            <table:table-cell table:style-name="Tabela1.A2" office:value-type="string">
              <text:p text:style-name="P5">size</text:p>
            </table:table-cell>
            <table:table-cell table:style-name="Tabela1.B518" office:value-type="string">
              <text:p text:style-name="P2">saiz</text:p>
            </table:table-cell>
            <table:table-cell table:style-name="Tabela1.C518" office:value-type="string">
              <text:p text:style-name="P2">tamanho</text:p>
            </table:table-cell>
          </table:table-row>
          <table:table-row table:style-name="TableLine94914118061168">
            <table:table-cell table:style-name="Tabela1.A2" office:value-type="string">
              <text:p text:style-name="P5">vary</text:p>
            </table:table-cell>
            <table:table-cell table:style-name="Tabela1.B519" office:value-type="string">
              <text:p text:style-name="P2">véri</text:p>
            </table:table-cell>
            <table:table-cell table:style-name="Tabela1.C519" office:value-type="string">
              <text:p text:style-name="P2">variar</text:p>
            </table:table-cell>
          </table:table-row>
          <table:table-row table:style-name="TableLine94914118063216">
            <table:table-cell table:style-name="Tabela1.A2" office:value-type="string">
              <text:p text:style-name="P5">settle</text:p>
            </table:table-cell>
            <table:table-cell table:style-name="Tabela1.B520" office:value-type="string">
              <text:p text:style-name="P2">settâl</text:p>
            </table:table-cell>
            <table:table-cell table:style-name="Tabela1.C520" office:value-type="string">
              <text:p text:style-name="P2">estabelecer</text:p>
            </table:table-cell>
          </table:table-row>
          <table:table-row table:style-name="TableLine94914118065264">
            <table:table-cell table:style-name="Tabela1.A2" office:value-type="string">
              <text:p text:style-name="P5">speak</text:p>
            </table:table-cell>
            <table:table-cell table:style-name="Tabela1.B521" office:value-type="string">
              <text:p text:style-name="P2">spiik</text:p>
            </table:table-cell>
            <table:table-cell table:style-name="Tabela1.C521" office:value-type="string">
              <text:p text:style-name="P2">falar</text:p>
            </table:table-cell>
          </table:table-row>
          <table:table-row table:style-name="TableLine94914118067312">
            <table:table-cell table:style-name="Tabela1.A2" office:value-type="string">
              <text:p text:style-name="P5">weight</text:p>
            </table:table-cell>
            <table:table-cell table:style-name="Tabela1.B522" office:value-type="string">
              <text:p text:style-name="P2">ueit</text:p>
            </table:table-cell>
            <table:table-cell table:style-name="Tabela1.C522" office:value-type="string">
              <text:p text:style-name="P2">peso</text:p>
            </table:table-cell>
          </table:table-row>
          <table:table-row table:style-name="TableLine94914118069360">
            <table:table-cell table:style-name="Tabela1.A2" office:value-type="string">
              <text:p text:style-name="P5">general</text:p>
            </table:table-cell>
            <table:table-cell table:style-name="Tabela1.B523" office:value-type="string">
              <text:p text:style-name="P2">jenral</text:p>
            </table:table-cell>
            <table:table-cell table:style-name="Tabela1.C523" office:value-type="string">
              <text:p text:style-name="P2">general, geral</text:p>
            </table:table-cell>
          </table:table-row>
          <table:table-row table:style-name="TableLine94914118071408">
            <table:table-cell table:style-name="Tabela1.A2" office:value-type="string">
              <text:p text:style-name="P5">ice</text:p>
            </table:table-cell>
            <table:table-cell table:style-name="Tabela1.B524" office:value-type="string">
              <text:p text:style-name="P2">ais</text:p>
            </table:table-cell>
            <table:table-cell table:style-name="Tabela1.C524" office:value-type="string">
              <text:p text:style-name="P2">gelo</text:p>
            </table:table-cell>
          </table:table-row>
          <table:table-row table:style-name="TableLine94914118073456">
            <table:table-cell table:style-name="Tabela1.A2" office:value-type="string">
              <text:p text:style-name="P5">matter</text:p>
            </table:table-cell>
            <table:table-cell table:style-name="Tabela1.B525" office:value-type="string">
              <text:p text:style-name="P2">méttâr</text:p>
            </table:table-cell>
            <table:table-cell table:style-name="Tabela1.C525" office:value-type="string">
              <text:p text:style-name="P2">matéria, importar-se</text:p>
            </table:table-cell>
          </table:table-row>
          <table:table-row table:style-name="TableLine94914118075504">
            <table:table-cell table:style-name="Tabela1.A2" office:value-type="string">
              <text:p text:style-name="P5">circle</text:p>
            </table:table-cell>
            <table:table-cell table:style-name="Tabela1.B526" office:value-type="string">
              <text:p text:style-name="P2">sârkâl</text:p>
            </table:table-cell>
            <table:table-cell table:style-name="Tabela1.C526" office:value-type="string">
              <text:p text:style-name="P2">círculo</text:p>
            </table:table-cell>
          </table:table-row>
          <table:table-row table:style-name="TableLine94914118077552">
            <table:table-cell table:style-name="Tabela1.A2" office:value-type="string">
              <text:p text:style-name="P5">pair</text:p>
            </table:table-cell>
            <table:table-cell table:style-name="Tabela1.B527" office:value-type="string">
              <text:p text:style-name="P2">pér</text:p>
            </table:table-cell>
            <table:table-cell table:style-name="Tabela1.C527" office:value-type="string">
              <text:p text:style-name="P2">par</text:p>
            </table:table-cell>
          </table:table-row>
          <table:table-row table:style-name="TableLine94914118079600">
            <table:table-cell table:style-name="Tabela1.A2" office:value-type="string">
              <text:p text:style-name="P5">include</text:p>
            </table:table-cell>
            <table:table-cell table:style-name="Tabela1.B528" office:value-type="string">
              <text:p text:style-name="P2">ênclud</text:p>
            </table:table-cell>
            <table:table-cell table:style-name="Tabela1.C528" office:value-type="string">
              <text:p text:style-name="P2">incluir</text:p>
            </table:table-cell>
          </table:table-row>
          <table:table-row table:style-name="TableLine94914118081648">
            <table:table-cell table:style-name="Tabela1.A2" office:value-type="string">
              <text:p text:style-name="P5">divide</text:p>
            </table:table-cell>
            <table:table-cell table:style-name="Tabela1.B529" office:value-type="string">
              <text:p text:style-name="P2">dêvaid</text:p>
            </table:table-cell>
            <table:table-cell table:style-name="Tabela1.C529" office:value-type="string">
              <text:p text:style-name="P2">dividir</text:p>
            </table:table-cell>
          </table:table-row>
          <table:table-row table:style-name="TableLine94914118083696">
            <table:table-cell table:style-name="Tabela1.A2" office:value-type="string">
              <text:p text:style-name="P5">syllable</text:p>
            </table:table-cell>
            <table:table-cell table:style-name="Tabela1.B530" office:value-type="string">
              <text:p text:style-name="P2">sêlâbâl</text:p>
            </table:table-cell>
            <table:table-cell table:style-name="Tabela1.C530" office:value-type="string">
              <text:p text:style-name="P2">sílaba</text:p>
            </table:table-cell>
          </table:table-row>
          <text:soft-page-break/>
          <table:table-row table:style-name="TableLine94914118085744">
            <table:table-cell table:style-name="Tabela1.A2" office:value-type="string">
              <text:p text:style-name="P5">felt</text:p>
            </table:table-cell>
            <table:table-cell table:style-name="Tabela1.B531" office:value-type="string">
              <text:p text:style-name="P2">feólt</text:p>
            </table:table-cell>
            <table:table-cell table:style-name="Tabela1.C531" office:value-type="string">
              <text:p text:style-name="P2">sentido</text:p>
            </table:table-cell>
          </table:table-row>
          <table:table-row table:style-name="TableLine94914118087792">
            <table:table-cell table:style-name="Tabela1.A2" office:value-type="string">
              <text:p text:style-name="P5">perhaps</text:p>
            </table:table-cell>
            <table:table-cell table:style-name="Tabela1.B532" office:value-type="string">
              <text:p text:style-name="P2">pârhépps</text:p>
            </table:table-cell>
            <table:table-cell table:style-name="Tabela1.C532" office:value-type="string">
              <text:p text:style-name="P2">talvez</text:p>
            </table:table-cell>
          </table:table-row>
          <table:table-row table:style-name="TableLine94914118089840">
            <table:table-cell table:style-name="Tabela1.A2" office:value-type="string">
              <text:p text:style-name="P5">pick</text:p>
            </table:table-cell>
            <table:table-cell table:style-name="Tabela1.B533" office:value-type="string">
              <text:p text:style-name="P2">pêk</text:p>
            </table:table-cell>
            <table:table-cell table:style-name="Tabela1.C533" office:value-type="string">
              <text:p text:style-name="P2">escolher, apanhar</text:p>
            </table:table-cell>
          </table:table-row>
          <table:table-row table:style-name="TableLine94914118091888">
            <table:table-cell table:style-name="Tabela1.A2" office:value-type="string">
              <text:p text:style-name="P5">sudden</text:p>
            </table:table-cell>
            <table:table-cell table:style-name="Tabela1.B534" office:value-type="string">
              <text:p text:style-name="P2">sâdân</text:p>
            </table:table-cell>
            <table:table-cell table:style-name="Tabela1.C534" office:value-type="string">
              <text:p text:style-name="P2">imprevisto</text:p>
            </table:table-cell>
          </table:table-row>
          <table:table-row table:style-name="TableLine94914118093936">
            <table:table-cell table:style-name="Tabela1.A2" office:value-type="string">
              <text:p text:style-name="P5">count</text:p>
            </table:table-cell>
            <table:table-cell table:style-name="Tabela1.B535" office:value-type="string">
              <text:p text:style-name="P2">caunt</text:p>
            </table:table-cell>
            <table:table-cell table:style-name="Tabela1.C535" office:value-type="string">
              <text:p text:style-name="P2">contar, contagem, conde</text:p>
            </table:table-cell>
          </table:table-row>
          <table:table-row table:style-name="TableLine94914118095984">
            <table:table-cell table:style-name="Tabela1.A2" office:value-type="string">
              <text:p text:style-name="P5">square</text:p>
            </table:table-cell>
            <table:table-cell table:style-name="Tabela1.B536" office:value-type="string">
              <text:p text:style-name="P2">squér</text:p>
            </table:table-cell>
            <table:table-cell table:style-name="Tabela1.C536" office:value-type="string">
              <text:p text:style-name="P2">quadrado, praça</text:p>
            </table:table-cell>
          </table:table-row>
          <table:table-row table:style-name="TableLine94914118098032">
            <table:table-cell table:style-name="Tabela1.A2" office:value-type="string">
              <text:p text:style-name="P5">reason</text:p>
            </table:table-cell>
            <table:table-cell table:style-name="Tabela1.B537" office:value-type="string">
              <text:p text:style-name="P2">riizân</text:p>
            </table:table-cell>
            <table:table-cell table:style-name="Tabela1.C537" office:value-type="string">
              <text:p text:style-name="P2">razão</text:p>
            </table:table-cell>
          </table:table-row>
          <table:table-row table:style-name="TableLine94914118100080">
            <table:table-cell table:style-name="Tabela1.A2" office:value-type="string">
              <text:p text:style-name="P5">length</text:p>
            </table:table-cell>
            <table:table-cell table:style-name="Tabela1.B538" office:value-type="string">
              <text:p text:style-name="P2">lenth</text:p>
            </table:table-cell>
            <table:table-cell table:style-name="Tabela1.C538" office:value-type="string">
              <text:p text:style-name="P2">comprimento</text:p>
            </table:table-cell>
          </table:table-row>
          <table:table-row table:style-name="TableLine94914118102128">
            <table:table-cell table:style-name="Tabela1.A2" office:value-type="string">
              <text:p text:style-name="P5">represent</text:p>
            </table:table-cell>
            <table:table-cell table:style-name="Tabela1.B539" office:value-type="string">
              <text:p text:style-name="P2">reprêzent</text:p>
            </table:table-cell>
            <table:table-cell table:style-name="Tabela1.C539" office:value-type="string">
              <text:p text:style-name="P2">representar</text:p>
            </table:table-cell>
          </table:table-row>
          <table:table-row table:style-name="TableLine94914118104176">
            <table:table-cell table:style-name="Tabela1.A2" office:value-type="string">
              <text:p text:style-name="P5">art</text:p>
            </table:table-cell>
            <table:table-cell table:style-name="Tabela1.B540" office:value-type="string">
              <text:p text:style-name="P2">art</text:p>
            </table:table-cell>
            <table:table-cell table:style-name="Tabela1.C540" office:value-type="string">
              <text:p text:style-name="P2">arte</text:p>
            </table:table-cell>
          </table:table-row>
          <table:table-row table:style-name="TableLine94914118106224">
            <table:table-cell table:style-name="Tabela1.A2" office:value-type="string">
              <text:p text:style-name="P5">subject</text:p>
            </table:table-cell>
            <table:table-cell table:style-name="Tabela1.B541" office:value-type="string">
              <text:p text:style-name="P2">sâbjêkt</text:p>
            </table:table-cell>
            <table:table-cell table:style-name="Tabela1.C541" office:value-type="string">
              <text:p text:style-name="P2">sujeito, assunto</text:p>
            </table:table-cell>
          </table:table-row>
          <table:table-row table:style-name="TableLine94914118108272">
            <table:table-cell table:style-name="Tabela1.A2" office:value-type="string">
              <text:p text:style-name="P5">region</text:p>
            </table:table-cell>
            <table:table-cell table:style-name="Tabela1.B542" office:value-type="string">
              <text:p text:style-name="P2">riijân</text:p>
            </table:table-cell>
            <table:table-cell table:style-name="Tabela1.C542" office:value-type="string">
              <text:p text:style-name="P2">região</text:p>
            </table:table-cell>
          </table:table-row>
          <table:table-row table:style-name="TableLine94914118110320">
            <table:table-cell table:style-name="Tabela1.A2" office:value-type="string">
              <text:p text:style-name="P5">energy</text:p>
            </table:table-cell>
            <table:table-cell table:style-name="Tabela1.B543" office:value-type="string">
              <text:p text:style-name="P2">enârji</text:p>
            </table:table-cell>
            <table:table-cell table:style-name="Tabela1.C543" office:value-type="string">
              <text:p text:style-name="P2">energia</text:p>
            </table:table-cell>
          </table:table-row>
          <table:table-row table:style-name="TableLine94914118112368">
            <table:table-cell table:style-name="Tabela1.A2" office:value-type="string">
              <text:p text:style-name="P5">hunt</text:p>
            </table:table-cell>
            <table:table-cell table:style-name="Tabela1.B544" office:value-type="string">
              <text:p text:style-name="P2">rrânt</text:p>
            </table:table-cell>
            <table:table-cell table:style-name="Tabela1.C544" office:value-type="string">
              <text:p text:style-name="P2">caçar</text:p>
            </table:table-cell>
          </table:table-row>
          <table:table-row table:style-name="TableLine94914118114416">
            <table:table-cell table:style-name="Tabela1.A2" office:value-type="string">
              <text:p text:style-name="P5">probable</text:p>
            </table:table-cell>
            <table:table-cell table:style-name="Tabela1.B545" office:value-type="string">
              <text:p text:style-name="P2">prabâbâl</text:p>
            </table:table-cell>
            <table:table-cell table:style-name="Tabela1.C545" office:value-type="string">
              <text:p text:style-name="P2">provável</text:p>
            </table:table-cell>
          </table:table-row>
          <table:table-row table:style-name="TableLine94914118116464">
            <table:table-cell table:style-name="Tabela1.A2" office:value-type="string">
              <text:p text:style-name="P5">bed</text:p>
            </table:table-cell>
            <table:table-cell table:style-name="Tabela1.B546" office:value-type="string">
              <text:p text:style-name="P2">bed</text:p>
            </table:table-cell>
            <table:table-cell table:style-name="Tabela1.C546" office:value-type="string">
              <text:p text:style-name="P2">cama</text:p>
            </table:table-cell>
          </table:table-row>
          <table:table-row table:style-name="TableLine94914118118512">
            <table:table-cell table:style-name="Tabela1.A2" office:value-type="string">
              <text:p text:style-name="P5">brother</text:p>
            </table:table-cell>
            <table:table-cell table:style-name="Tabela1.B547" office:value-type="string">
              <text:p text:style-name="P2">brâdhâr</text:p>
            </table:table-cell>
            <table:table-cell table:style-name="Tabela1.C547" office:value-type="string">
              <text:p text:style-name="P2">irmão</text:p>
            </table:table-cell>
          </table:table-row>
          <table:table-row table:style-name="TableLine94914118120560">
            <table:table-cell table:style-name="Tabela1.A2" office:value-type="string">
              <text:p text:style-name="P5">egg</text:p>
            </table:table-cell>
            <table:table-cell table:style-name="Tabela1.B548" office:value-type="string">
              <text:p text:style-name="P2">eg</text:p>
            </table:table-cell>
            <table:table-cell table:style-name="Tabela1.C548" office:value-type="string">
              <text:p text:style-name="P2">ovo</text:p>
            </table:table-cell>
          </table:table-row>
          <table:table-row table:style-name="TableLine94914118122608">
            <table:table-cell table:style-name="Tabela1.A2" office:value-type="string">
              <text:p text:style-name="P5">ride</text:p>
            </table:table-cell>
            <table:table-cell table:style-name="Tabela1.B549" office:value-type="string">
              <text:p text:style-name="P2">raid</text:p>
            </table:table-cell>
            <table:table-cell table:style-name="Tabela1.C549" office:value-type="string">
              <text:p text:style-name="P2">passeio</text:p>
            </table:table-cell>
          </table:table-row>
          <table:table-row table:style-name="TableLine94914118124656">
            <table:table-cell table:style-name="Tabela1.A2" office:value-type="string">
              <text:p text:style-name="P5">cell</text:p>
            </table:table-cell>
            <table:table-cell table:style-name="Tabela1.B550" office:value-type="string">
              <text:p text:style-name="P2">ceól</text:p>
            </table:table-cell>
            <table:table-cell table:style-name="Tabela1.C550" office:value-type="string">
              <text:p text:style-name="P2">cela, célula</text:p>
            </table:table-cell>
          </table:table-row>
          <table:table-row table:style-name="TableLine94914118126704">
            <table:table-cell table:style-name="Tabela1.A2" office:value-type="string">
              <text:p text:style-name="P5">believe</text:p>
            </table:table-cell>
            <table:table-cell table:style-name="Tabela1.B551" office:value-type="string">
              <text:p text:style-name="P2">bêliiv</text:p>
            </table:table-cell>
            <table:table-cell table:style-name="Tabela1.C551" office:value-type="string">
              <text:p text:style-name="P2">acreditar</text:p>
            </table:table-cell>
          </table:table-row>
          <table:table-row table:style-name="TableLine94914118128752">
            <table:table-cell table:style-name="Tabela1.A2" office:value-type="string">
              <text:p text:style-name="P5">fraction</text:p>
            </table:table-cell>
            <table:table-cell table:style-name="Tabela1.B552" office:value-type="string">
              <text:p text:style-name="P2">frécshân</text:p>
            </table:table-cell>
            <table:table-cell table:style-name="Tabela1.C552" office:value-type="string">
              <text:p text:style-name="P2">fração</text:p>
            </table:table-cell>
          </table:table-row>
          <table:table-row table:style-name="TableLine94914118130800">
            <table:table-cell table:style-name="Tabela1.A2" office:value-type="string">
              <text:p text:style-name="P5">forest</text:p>
            </table:table-cell>
            <table:table-cell table:style-name="Tabela1.B553" office:value-type="string">
              <text:p text:style-name="P2">fórâst</text:p>
            </table:table-cell>
            <table:table-cell table:style-name="Tabela1.C553" office:value-type="string">
              <text:p text:style-name="P2">floresta</text:p>
            </table:table-cell>
          </table:table-row>
          <table:table-row table:style-name="TableLine94914118132848">
            <table:table-cell table:style-name="Tabela1.A2" office:value-type="string">
              <text:p text:style-name="P5">sit</text:p>
            </table:table-cell>
            <table:table-cell table:style-name="Tabela1.B554" office:value-type="string">
              <text:p text:style-name="P2">sêt</text:p>
            </table:table-cell>
            <table:table-cell table:style-name="Tabela1.C554" office:value-type="string">
              <text:p text:style-name="P2">sentar</text:p>
            </table:table-cell>
          </table:table-row>
          <table:table-row table:style-name="TableLine94914117536432">
            <table:table-cell table:style-name="Tabela1.A2" office:value-type="string">
              <text:p text:style-name="P5">race</text:p>
            </table:table-cell>
            <table:table-cell table:style-name="Tabela1.B555" office:value-type="string">
              <text:p text:style-name="P2">reis</text:p>
            </table:table-cell>
            <table:table-cell table:style-name="Tabela1.C555" office:value-type="string">
              <text:p text:style-name="P2">raça, corrida</text:p>
            </table:table-cell>
          </table:table-row>
          <table:table-row table:style-name="TableLine94914117538480">
            <table:table-cell table:style-name="Tabela1.A2" office:value-type="string">
              <text:p text:style-name="P5">window</text:p>
            </table:table-cell>
            <table:table-cell table:style-name="Tabela1.B556" office:value-type="string">
              <text:p text:style-name="P2">uêndou</text:p>
            </table:table-cell>
            <table:table-cell table:style-name="Tabela1.C556" office:value-type="string">
              <text:p text:style-name="P2">janela</text:p>
            </table:table-cell>
          </table:table-row>
          <table:table-row table:style-name="TableLine94914117540528">
            <table:table-cell table:style-name="Tabela1.A2" office:value-type="string">
              <text:p text:style-name="P5">store</text:p>
            </table:table-cell>
            <table:table-cell table:style-name="Tabela1.B557" office:value-type="string">
              <text:p text:style-name="P2">stór</text:p>
            </table:table-cell>
            <table:table-cell table:style-name="Tabela1.C557" office:value-type="string">
              <text:p text:style-name="P2">armazém</text:p>
            </table:table-cell>
          </table:table-row>
          <table:table-row table:style-name="TableLine94914117542576">
            <table:table-cell table:style-name="Tabela1.A2" office:value-type="string">
              <text:p text:style-name="P5">summer</text:p>
            </table:table-cell>
            <table:table-cell table:style-name="Tabela1.B558" office:value-type="string">
              <text:p text:style-name="P2">sâmâr</text:p>
            </table:table-cell>
            <table:table-cell table:style-name="Tabela1.C558" office:value-type="string">
              <text:p text:style-name="P2">verão</text:p>
            </table:table-cell>
          </table:table-row>
          <table:table-row table:style-name="TableLine94914117544624">
            <table:table-cell table:style-name="Tabela1.A2" office:value-type="string">
              <text:p text:style-name="P5">train</text:p>
            </table:table-cell>
            <table:table-cell table:style-name="Tabela1.B559" office:value-type="string">
              <text:p text:style-name="P2">trêin</text:p>
            </table:table-cell>
            <table:table-cell table:style-name="Tabela1.C559" office:value-type="string">
              <text:p text:style-name="P2">trem, treinar</text:p>
            </table:table-cell>
          </table:table-row>
          <table:table-row table:style-name="TableLine94914118155120">
            <table:table-cell table:style-name="Tabela1.A2" office:value-type="string">
              <text:p text:style-name="P5">sleep</text:p>
            </table:table-cell>
            <table:table-cell table:style-name="Tabela1.B560" office:value-type="string">
              <text:p text:style-name="P2">sliip</text:p>
            </table:table-cell>
            <table:table-cell table:style-name="Tabela1.C560" office:value-type="string">
              <text:p text:style-name="P2">dormir</text:p>
            </table:table-cell>
          </table:table-row>
          <table:table-row table:style-name="TableLine94914118157168">
            <table:table-cell table:style-name="Tabela1.A2" office:value-type="string">
              <text:p text:style-name="P5">prove</text:p>
            </table:table-cell>
            <table:table-cell table:style-name="Tabela1.B561" office:value-type="string">
              <text:p text:style-name="P2">pruuv</text:p>
            </table:table-cell>
            <table:table-cell table:style-name="Tabela1.C561" office:value-type="string">
              <text:p text:style-name="P2">provar</text:p>
            </table:table-cell>
          </table:table-row>
          <table:table-row table:style-name="TableLine94914118159216">
            <table:table-cell table:style-name="Tabela1.A2" office:value-type="string">
              <text:p text:style-name="P5">lone</text:p>
            </table:table-cell>
            <table:table-cell table:style-name="Tabela1.B562" office:value-type="string">
              <text:p text:style-name="P2">loun</text:p>
            </table:table-cell>
            <table:table-cell table:style-name="Tabela1.C562" office:value-type="string">
              <text:p text:style-name="P2">só</text:p>
            </table:table-cell>
          </table:table-row>
          <table:table-row table:style-name="TableLine94914118161264">
            <table:table-cell table:style-name="Tabela1.A2" office:value-type="string">
              <text:p text:style-name="P5">leg</text:p>
            </table:table-cell>
            <table:table-cell table:style-name="Tabela1.B563" office:value-type="string">
              <text:p text:style-name="P2">leg</text:p>
            </table:table-cell>
            <table:table-cell table:style-name="Tabela1.C563" office:value-type="string">
              <text:p text:style-name="P2">perna</text:p>
            </table:table-cell>
          </table:table-row>
          <table:table-row table:style-name="TableLine94914118163312">
            <table:table-cell table:style-name="Tabela1.A2" office:value-type="string">
              <text:p text:style-name="P5">exercise</text:p>
            </table:table-cell>
            <table:table-cell table:style-name="Tabela1.B564" office:value-type="string">
              <text:p text:style-name="P2">eksârsaiz</text:p>
            </table:table-cell>
            <table:table-cell table:style-name="Tabela1.C564" office:value-type="string">
              <text:p text:style-name="P2">exercício</text:p>
            </table:table-cell>
          </table:table-row>
          <table:table-row table:style-name="TableLine94914118165360">
            <table:table-cell table:style-name="Tabela1.A2" office:value-type="string">
              <text:p text:style-name="P5">wall</text:p>
            </table:table-cell>
            <table:table-cell table:style-name="Tabela1.B565" office:value-type="string">
              <text:p text:style-name="P2">uól</text:p>
            </table:table-cell>
            <table:table-cell table:style-name="Tabela1.C565" office:value-type="string">
              <text:p text:style-name="P2">parede</text:p>
            </table:table-cell>
          </table:table-row>
          <table:table-row table:style-name="TableLine94914118167408">
            <table:table-cell table:style-name="Tabela1.A2" office:value-type="string">
              <text:p text:style-name="P5">catch</text:p>
            </table:table-cell>
            <table:table-cell table:style-name="Tabela1.B566" office:value-type="string">
              <text:p text:style-name="P2">kétch</text:p>
            </table:table-cell>
            <table:table-cell table:style-name="Tabela1.C566" office:value-type="string">
              <text:p text:style-name="P2">pegar</text:p>
            </table:table-cell>
          </table:table-row>
          <table:table-row table:style-name="TableLine94914118169456">
            <table:table-cell table:style-name="Tabela1.A2" office:value-type="string">
              <text:p text:style-name="P5">mount</text:p>
            </table:table-cell>
            <table:table-cell table:style-name="Tabela1.B567" office:value-type="string">
              <text:p text:style-name="P2">maunt</text:p>
            </table:table-cell>
            <table:table-cell table:style-name="Tabela1.C567" office:value-type="string">
              <text:p text:style-name="P2">monte, montar</text:p>
            </table:table-cell>
          </table:table-row>
          <table:table-row table:style-name="TableLine94914118171504">
            <table:table-cell table:style-name="Tabela1.A2" office:value-type="string">
              <text:p text:style-name="P5">wish</text:p>
            </table:table-cell>
            <table:table-cell table:style-name="Tabela1.B568" office:value-type="string">
              <text:p text:style-name="P2">uêsh</text:p>
            </table:table-cell>
            <table:table-cell table:style-name="Tabela1.C568" office:value-type="string">
              <text:p text:style-name="P2">desejo</text:p>
            </table:table-cell>
          </table:table-row>
          <table:table-row table:style-name="TableLine94914118173552">
            <table:table-cell table:style-name="Tabela1.A2" office:value-type="string">
              <text:p text:style-name="P5">sky</text:p>
            </table:table-cell>
            <table:table-cell table:style-name="Tabela1.B569" office:value-type="string">
              <text:p text:style-name="P2">skai</text:p>
            </table:table-cell>
            <table:table-cell table:style-name="Tabela1.C569" office:value-type="string">
              <text:p text:style-name="P2">céu</text:p>
            </table:table-cell>
          </table:table-row>
          <table:table-row table:style-name="TableLine94914118175600">
            <table:table-cell table:style-name="Tabela1.A2" office:value-type="string">
              <text:p text:style-name="P5">board</text:p>
            </table:table-cell>
            <table:table-cell table:style-name="Tabela1.B570" office:value-type="string">
              <text:p text:style-name="P2">bórd</text:p>
            </table:table-cell>
            <table:table-cell table:style-name="Tabela1.C570" office:value-type="string">
              <text:p text:style-name="P2">quadro</text:p>
            </table:table-cell>
          </table:table-row>
          <table:table-row table:style-name="TableLine94914118177648">
            <table:table-cell table:style-name="Tabela1.A2" office:value-type="string">
              <text:p text:style-name="P5">joy</text:p>
            </table:table-cell>
            <table:table-cell table:style-name="Tabela1.B571" office:value-type="string">
              <text:p text:style-name="P2">jói</text:p>
            </table:table-cell>
            <table:table-cell table:style-name="Tabela1.C571" office:value-type="string">
              <text:p text:style-name="P2">alegria</text:p>
            </table:table-cell>
          </table:table-row>
          <table:table-row table:style-name="TableLine94914118179696">
            <table:table-cell table:style-name="Tabela1.A2" office:value-type="string">
              <text:p text:style-name="P5">winter</text:p>
            </table:table-cell>
            <table:table-cell table:style-name="Tabela1.B572" office:value-type="string">
              <text:p text:style-name="P2">uênttâr</text:p>
            </table:table-cell>
            <table:table-cell table:style-name="Tabela1.C572" office:value-type="string">
              <text:p text:style-name="P2">inverno</text:p>
            </table:table-cell>
          </table:table-row>
          <table:table-row table:style-name="TableLine94914118181744">
            <table:table-cell table:style-name="Tabela1.A2" office:value-type="string">
              <text:p text:style-name="P5">sat</text:p>
            </table:table-cell>
            <table:table-cell table:style-name="Tabela1.B573" office:value-type="string">
              <text:p text:style-name="P2">sét</text:p>
            </table:table-cell>
            <table:table-cell table:style-name="Tabela1.C573" office:value-type="string">
              <text:p text:style-name="P2">sentado</text:p>
            </table:table-cell>
          </table:table-row>
          <table:table-row table:style-name="TableLine94914118183792">
            <table:table-cell table:style-name="Tabela1.A2" office:value-type="string">
              <text:p text:style-name="P5">written</text:p>
            </table:table-cell>
            <table:table-cell table:style-name="Tabela1.B574" office:value-type="string">
              <text:p text:style-name="P2">rêtân</text:p>
            </table:table-cell>
            <table:table-cell table:style-name="Tabela1.C574" office:value-type="string">
              <text:p text:style-name="P2">escrito</text:p>
            </table:table-cell>
          </table:table-row>
          <table:table-row table:style-name="TableLine94914118185840">
            <table:table-cell table:style-name="Tabela1.A2" office:value-type="string">
              <text:p text:style-name="P5">wild</text:p>
            </table:table-cell>
            <table:table-cell table:style-name="Tabela1.B575" office:value-type="string">
              <text:p text:style-name="P2">uaild</text:p>
            </table:table-cell>
            <table:table-cell table:style-name="Tabela1.C575" office:value-type="string">
              <text:p text:style-name="P2">selvagem</text:p>
            </table:table-cell>
          </table:table-row>
          <table:table-row table:style-name="TableLine94914118187888">
            <table:table-cell table:style-name="Tabela1.A2" office:value-type="string">
              <text:p text:style-name="P5">instrument</text:p>
            </table:table-cell>
            <table:table-cell table:style-name="Tabela1.B576" office:value-type="string">
              <text:p text:style-name="P2">ênstrâmânt</text:p>
            </table:table-cell>
            <table:table-cell table:style-name="Tabela1.C576" office:value-type="string">
              <text:p text:style-name="P2">instrumento</text:p>
            </table:table-cell>
          </table:table-row>
          <table:table-row table:style-name="TableLine94914118189936">
            <table:table-cell table:style-name="Tabela1.A2" office:value-type="string">
              <text:p text:style-name="P5">kept</text:p>
            </table:table-cell>
            <table:table-cell table:style-name="Tabela1.B577" office:value-type="string">
              <text:p text:style-name="P2">kept</text:p>
            </table:table-cell>
            <table:table-cell table:style-name="Tabela1.C577" office:value-type="string">
              <text:p text:style-name="P2">guardado</text:p>
            </table:table-cell>
          </table:table-row>
          <table:table-row table:style-name="TableLine94914118191984">
            <table:table-cell table:style-name="Tabela1.A2" office:value-type="string">
              <text:p text:style-name="P5">glass</text:p>
            </table:table-cell>
            <table:table-cell table:style-name="Tabela1.B578" office:value-type="string">
              <text:p text:style-name="P2">glés</text:p>
            </table:table-cell>
            <table:table-cell table:style-name="Tabela1.C578" office:value-type="string">
              <text:p text:style-name="P2">vidro</text:p>
            </table:table-cell>
          </table:table-row>
          <table:table-row table:style-name="TableLine94914118194032">
            <table:table-cell table:style-name="Tabela1.A2" office:value-type="string">
              <text:p text:style-name="P5">grass</text:p>
            </table:table-cell>
            <table:table-cell table:style-name="Tabela1.B579" office:value-type="string">
              <text:p text:style-name="P2">grés</text:p>
            </table:table-cell>
            <table:table-cell table:style-name="Tabela1.C579" office:value-type="string">
              <text:p text:style-name="P2">grama</text:p>
            </table:table-cell>
          </table:table-row>
          <table:table-row table:style-name="TableLine94914118196080">
            <table:table-cell table:style-name="Tabela1.A2" office:value-type="string">
              <text:p text:style-name="P5">cow</text:p>
            </table:table-cell>
            <table:table-cell table:style-name="Tabela1.B580" office:value-type="string">
              <text:p text:style-name="P2">cau</text:p>
            </table:table-cell>
            <table:table-cell table:style-name="Tabela1.C580" office:value-type="string">
              <text:p text:style-name="P2">vaca</text:p>
            </table:table-cell>
          </table:table-row>
          <table:table-row table:style-name="TableLine94914118198128">
            <table:table-cell table:style-name="Tabela1.A2" office:value-type="string">
              <text:p text:style-name="P5">job</text:p>
            </table:table-cell>
            <table:table-cell table:style-name="Tabela1.B581" office:value-type="string">
              <text:p text:style-name="P2">jáb</text:p>
            </table:table-cell>
            <table:table-cell table:style-name="Tabela1.C581" office:value-type="string">
              <text:p text:style-name="P2">trabalho, jó</text:p>
            </table:table-cell>
          </table:table-row>
          <table:table-row table:style-name="TableLine94914118200176">
            <table:table-cell table:style-name="Tabela1.A2" office:value-type="string">
              <text:p text:style-name="P5">edge</text:p>
            </table:table-cell>
            <table:table-cell table:style-name="Tabela1.B582" office:value-type="string">
              <text:p text:style-name="P2">ej</text:p>
            </table:table-cell>
            <table:table-cell table:style-name="Tabela1.C582" office:value-type="string">
              <text:p text:style-name="P2">canto</text:p>
            </table:table-cell>
          </table:table-row>
          <table:table-row table:style-name="TableLine94914118202224">
            <table:table-cell table:style-name="Tabela1.A2" office:value-type="string">
              <text:p text:style-name="P5">sign</text:p>
            </table:table-cell>
            <table:table-cell table:style-name="Tabela1.B583" office:value-type="string">
              <text:p text:style-name="P2">sain</text:p>
            </table:table-cell>
            <table:table-cell table:style-name="Tabela1.C583" office:value-type="string">
              <text:p text:style-name="P2">sinal</text:p>
            </table:table-cell>
          </table:table-row>
          <table:table-row table:style-name="TableLine94914118204272">
            <table:table-cell table:style-name="Tabela1.A2" office:value-type="string">
              <text:p text:style-name="P5">visit</text:p>
            </table:table-cell>
            <table:table-cell table:style-name="Tabela1.B584" office:value-type="string">
              <text:p text:style-name="P2">vêzât</text:p>
            </table:table-cell>
            <table:table-cell table:style-name="Tabela1.C584" office:value-type="string">
              <text:p text:style-name="P2">visita</text:p>
            </table:table-cell>
          </table:table-row>
          <table:table-row table:style-name="TableLine94914118206320">
            <table:table-cell table:style-name="Tabela1.A2" office:value-type="string">
              <text:p text:style-name="P5">past</text:p>
            </table:table-cell>
            <table:table-cell table:style-name="Tabela1.B585" office:value-type="string">
              <text:p text:style-name="P2">pést</text:p>
            </table:table-cell>
            <table:table-cell table:style-name="Tabela1.C585" office:value-type="string">
              <text:p text:style-name="P2">passado</text:p>
            </table:table-cell>
          </table:table-row>
          <table:table-row table:style-name="TableLine94914118208368">
            <table:table-cell table:style-name="Tabela1.A2" office:value-type="string">
              <text:p text:style-name="P5">soft</text:p>
            </table:table-cell>
            <table:table-cell table:style-name="Tabela1.B586" office:value-type="string">
              <text:p text:style-name="P2">saft</text:p>
            </table:table-cell>
            <table:table-cell table:style-name="Tabela1.C586" office:value-type="string">
              <text:p text:style-name="P2">macio</text:p>
            </table:table-cell>
          </table:table-row>
          <table:table-row table:style-name="TableLine94914118210416">
            <table:table-cell table:style-name="Tabela1.A2" office:value-type="string">
              <text:p text:style-name="P5">fun</text:p>
            </table:table-cell>
            <table:table-cell table:style-name="Tabela1.B587" office:value-type="string">
              <text:p text:style-name="P2">fân</text:p>
            </table:table-cell>
            <table:table-cell table:style-name="Tabela1.C587" office:value-type="string">
              <text:p text:style-name="P2">alegria</text:p>
            </table:table-cell>
          </table:table-row>
          <table:table-row table:style-name="TableLine94914118212464">
            <table:table-cell table:style-name="Tabela1.A2" office:value-type="string">
              <text:p text:style-name="P5">bright</text:p>
            </table:table-cell>
            <table:table-cell table:style-name="Tabela1.B588" office:value-type="string">
              <text:p text:style-name="P2">brait</text:p>
            </table:table-cell>
            <table:table-cell table:style-name="Tabela1.C588" office:value-type="string">
              <text:p text:style-name="P2">claro</text:p>
            </table:table-cell>
          </table:table-row>
          <table:table-row table:style-name="TableLine94914118214512">
            <table:table-cell table:style-name="Tabela1.A2" office:value-type="string">
              <text:p text:style-name="P5">gas</text:p>
            </table:table-cell>
            <table:table-cell table:style-name="Tabela1.B589" office:value-type="string">
              <text:p text:style-name="P2">ghés</text:p>
            </table:table-cell>
            <table:table-cell table:style-name="Tabela1.C589" office:value-type="string">
              <text:p text:style-name="P2">gás, gasolina</text:p>
            </table:table-cell>
          </table:table-row>
          <table:table-row table:style-name="TableLine94914118216560">
            <table:table-cell table:style-name="Tabela1.A2" office:value-type="string">
              <text:p text:style-name="P5">weather</text:p>
            </table:table-cell>
            <table:table-cell table:style-name="Tabela1.B590" office:value-type="string">
              <text:p text:style-name="P2">uedhâr</text:p>
            </table:table-cell>
            <table:table-cell table:style-name="Tabela1.C590" office:value-type="string">
              <text:p text:style-name="P2">tempo</text:p>
            </table:table-cell>
          </table:table-row>
          <table:table-row table:style-name="TableLine94914118218608">
            <table:table-cell table:style-name="Tabela1.A2" office:value-type="string">
              <text:p text:style-name="P5">month</text:p>
            </table:table-cell>
            <table:table-cell table:style-name="Tabela1.B591" office:value-type="string">
              <text:p text:style-name="P2">mânt</text:p>
            </table:table-cell>
            <table:table-cell table:style-name="Tabela1.C591" office:value-type="string">
              <text:p text:style-name="P2">mês</text:p>
            </table:table-cell>
          </table:table-row>
          <table:table-row table:style-name="TableLine94914118220656">
            <table:table-cell table:style-name="Tabela1.A2" office:value-type="string">
              <text:p text:style-name="P5">million</text:p>
            </table:table-cell>
            <table:table-cell table:style-name="Tabela1.B592" office:value-type="string">
              <text:p text:style-name="P2">mêliân</text:p>
            </table:table-cell>
            <table:table-cell table:style-name="Tabela1.C592" office:value-type="string">
              <text:p text:style-name="P2">milhão</text:p>
            </table:table-cell>
          </table:table-row>
          <table:table-row table:style-name="TableLine94914118222704">
            <table:table-cell table:style-name="Tabela1.A2" office:value-type="string">
              <text:p text:style-name="P5">bear</text:p>
            </table:table-cell>
            <table:table-cell table:style-name="Tabela1.B593" office:value-type="string">
              <text:p text:style-name="P2">bér</text:p>
            </table:table-cell>
            <table:table-cell table:style-name="Tabela1.C593" office:value-type="string">
              <text:p text:style-name="P2">urso, carregar</text:p>
            </table:table-cell>
          </table:table-row>
          <table:table-row table:style-name="TableLine94914118224752">
            <table:table-cell table:style-name="Tabela1.A2" office:value-type="string">
              <text:p text:style-name="P5">finish</text:p>
            </table:table-cell>
            <table:table-cell table:style-name="Tabela1.B594" office:value-type="string">
              <text:p text:style-name="P2">fênish</text:p>
            </table:table-cell>
            <table:table-cell table:style-name="Tabela1.C594" office:value-type="string">
              <text:p text:style-name="P2">fim, finalizar</text:p>
            </table:table-cell>
          </table:table-row>
          <table:table-row table:style-name="TableLine94914118226800">
            <table:table-cell table:style-name="Tabela1.A2" office:value-type="string">
              <text:p text:style-name="P5">happy</text:p>
            </table:table-cell>
            <table:table-cell table:style-name="Tabela1.B595" office:value-type="string">
              <text:p text:style-name="P2">rrépi</text:p>
            </table:table-cell>
            <table:table-cell table:style-name="Tabela1.C595" office:value-type="string">
              <text:p text:style-name="P2">feliz</text:p>
            </table:table-cell>
          </table:table-row>
          <table:table-row table:style-name="TableLine94914118228848">
            <table:table-cell table:style-name="Tabela1.A2" office:value-type="string">
              <text:p text:style-name="P5">hope</text:p>
            </table:table-cell>
            <table:table-cell table:style-name="Tabela1.B596" office:value-type="string">
              <text:p text:style-name="P2">rroup</text:p>
            </table:table-cell>
            <table:table-cell table:style-name="Tabela1.C596" office:value-type="string">
              <text:p text:style-name="P2">esperança</text:p>
            </table:table-cell>
          </table:table-row>
          <table:table-row table:style-name="TableLine94914118230896">
            <table:table-cell table:style-name="Tabela1.A2" office:value-type="string">
              <text:p text:style-name="P5">flower</text:p>
            </table:table-cell>
            <table:table-cell table:style-name="Tabela1.B597" office:value-type="string">
              <text:p text:style-name="P2">flauâr</text:p>
            </table:table-cell>
            <table:table-cell table:style-name="Tabela1.C597" office:value-type="string">
              <text:p text:style-name="P2">flor</text:p>
            </table:table-cell>
          </table:table-row>
          <table:table-row table:style-name="TableLine94914118232944">
            <table:table-cell table:style-name="Tabela1.A2" office:value-type="string">
              <text:p text:style-name="P5">clothe</text:p>
            </table:table-cell>
            <table:table-cell table:style-name="Tabela1.B598" office:value-type="string">
              <text:p text:style-name="P2">cloudh</text:p>
            </table:table-cell>
            <table:table-cell table:style-name="Tabela1.C598" office:value-type="string">
              <text:p text:style-name="P2">vestir</text:p>
            </table:table-cell>
          </table:table-row>
          <table:table-row table:style-name="TableLine94914118234992">
            <table:table-cell table:style-name="Tabela1.A2" office:value-type="string">
              <text:p text:style-name="P5">strange</text:p>
            </table:table-cell>
            <table:table-cell table:style-name="Tabela1.B599" office:value-type="string">
              <text:p text:style-name="P2">streindj</text:p>
            </table:table-cell>
            <table:table-cell table:style-name="Tabela1.C599" office:value-type="string">
              <text:p text:style-name="P2">estranho</text:p>
            </table:table-cell>
          </table:table-row>
          <table:table-row table:style-name="TableLine94914118237040">
            <table:table-cell table:style-name="Tabela1.A2" office:value-type="string">
              <text:p text:style-name="P5">gone</text:p>
            </table:table-cell>
            <table:table-cell table:style-name="Tabela1.B600" office:value-type="string">
              <text:p text:style-name="P2">gón</text:p>
            </table:table-cell>
            <table:table-cell table:style-name="Tabela1.C600" office:value-type="string">
              <text:p text:style-name="P2">ido</text:p>
            </table:table-cell>
          </table:table-row>
          <table:table-row table:style-name="TableLine94914118239088">
            <table:table-cell table:style-name="Tabela1.A2" office:value-type="string">
              <text:p text:style-name="P5">jump</text:p>
            </table:table-cell>
            <table:table-cell table:style-name="Tabela1.B601" office:value-type="string">
              <text:p text:style-name="P2">jâmp</text:p>
            </table:table-cell>
            <table:table-cell table:style-name="Tabela1.C601" office:value-type="string">
              <text:p text:style-name="P2">pular</text:p>
            </table:table-cell>
          </table:table-row>
          <table:table-row table:style-name="TableLine94914118241136">
            <table:table-cell table:style-name="Tabela1.A2" office:value-type="string">
              <text:p text:style-name="P5">baby</text:p>
            </table:table-cell>
            <table:table-cell table:style-name="Tabela1.B602" office:value-type="string">
              <text:p text:style-name="P2">beibi</text:p>
            </table:table-cell>
            <table:table-cell table:style-name="Tabela1.C602" office:value-type="string">
              <text:p text:style-name="P2">bebê</text:p>
            </table:table-cell>
          </table:table-row>
          <table:table-row table:style-name="TableLine94914118243184">
            <table:table-cell table:style-name="Tabela1.A2" office:value-type="string">
              <text:p text:style-name="P5">eight</text:p>
            </table:table-cell>
            <table:table-cell table:style-name="Tabela1.B603" office:value-type="string">
              <text:p text:style-name="P2">eit</text:p>
            </table:table-cell>
            <table:table-cell table:style-name="Tabela1.C603" office:value-type="string">
              <text:p text:style-name="P2">oito</text:p>
            </table:table-cell>
          </table:table-row>
          <table:table-row table:style-name="TableLine94914118245232">
            <table:table-cell table:style-name="Tabela1.A2" office:value-type="string">
              <text:p text:style-name="P5">village</text:p>
            </table:table-cell>
            <table:table-cell table:style-name="Tabela1.B604" office:value-type="string">
              <text:p text:style-name="P2">vêlâj</text:p>
            </table:table-cell>
            <table:table-cell table:style-name="Tabela1.C604" office:value-type="string">
              <text:p text:style-name="P2">vila</text:p>
            </table:table-cell>
          </table:table-row>
          <table:table-row table:style-name="TableLine94914118247280">
            <table:table-cell table:style-name="Tabela1.A2" office:value-type="string">
              <text:p text:style-name="P5">meet</text:p>
            </table:table-cell>
            <table:table-cell table:style-name="Tabela1.B605" office:value-type="string">
              <text:p text:style-name="P2">miit</text:p>
            </table:table-cell>
            <table:table-cell table:style-name="Tabela1.C605" office:value-type="string">
              <text:p text:style-name="P2">encontrar</text:p>
            </table:table-cell>
          </table:table-row>
          <table:table-row table:style-name="TableLine94914118249328">
            <table:table-cell table:style-name="Tabela1.A2" office:value-type="string">
              <text:p text:style-name="P5">root</text:p>
            </table:table-cell>
            <table:table-cell table:style-name="Tabela1.B606" office:value-type="string">
              <text:p text:style-name="P2">ruut</text:p>
            </table:table-cell>
            <table:table-cell table:style-name="Tabela1.C606" office:value-type="string">
              <text:p text:style-name="P2">raiz</text:p>
            </table:table-cell>
          </table:table-row>
          <table:table-row table:style-name="TableLine94914118251376">
            <table:table-cell table:style-name="Tabela1.A2" office:value-type="string">
              <text:p text:style-name="P5">buy</text:p>
            </table:table-cell>
            <table:table-cell table:style-name="Tabela1.B607" office:value-type="string">
              <text:p text:style-name="P2">bai</text:p>
            </table:table-cell>
            <table:table-cell table:style-name="Tabela1.C607" office:value-type="string">
              <text:p text:style-name="P2">comprar</text:p>
            </table:table-cell>
          </table:table-row>
          <table:table-row table:style-name="TableLine94914118253424">
            <table:table-cell table:style-name="Tabela1.A2" office:value-type="string">
              <text:p text:style-name="P5">raise</text:p>
            </table:table-cell>
            <table:table-cell table:style-name="Tabela1.B608" office:value-type="string">
              <text:p text:style-name="P2">reiz</text:p>
            </table:table-cell>
            <table:table-cell table:style-name="Tabela1.C608" office:value-type="string">
              <text:p text:style-name="P2">levantar</text:p>
            </table:table-cell>
          </table:table-row>
          <table:table-row table:style-name="TableLine94914118255472">
            <table:table-cell table:style-name="Tabela1.A2" office:value-type="string">
              <text:p text:style-name="P5">solve</text:p>
            </table:table-cell>
            <table:table-cell table:style-name="Tabela1.B609" office:value-type="string">
              <text:p text:style-name="P2">soulv</text:p>
            </table:table-cell>
            <table:table-cell table:style-name="Tabela1.C609" office:value-type="string">
              <text:p text:style-name="P2">resolver</text:p>
            </table:table-cell>
          </table:table-row>
          <table:table-row table:style-name="TableLine94914118257520">
            <table:table-cell table:style-name="Tabela1.A2" office:value-type="string">
              <text:p text:style-name="P5">metal</text:p>
            </table:table-cell>
            <table:table-cell table:style-name="Tabela1.B610" office:value-type="string">
              <text:p text:style-name="P2">mettâl</text:p>
            </table:table-cell>
            <table:table-cell table:style-name="Tabela1.C610" office:value-type="string">
              <text:p text:style-name="P2">metal</text:p>
            </table:table-cell>
          </table:table-row>
          <table:table-row table:style-name="TableLine94914118259568">
            <table:table-cell table:style-name="Tabela1.A2" office:value-type="string">
              <text:p text:style-name="P5">whether</text:p>
            </table:table-cell>
            <table:table-cell table:style-name="Tabela1.B611" office:value-type="string">
              <text:p text:style-name="P2">uedhâr</text:p>
            </table:table-cell>
            <table:table-cell table:style-name="Tabela1.C611" office:value-type="string">
              <text:p text:style-name="P2">se</text:p>
            </table:table-cell>
          </table:table-row>
          <table:table-row table:style-name="TableLine94914118261616">
            <table:table-cell table:style-name="Tabela1.A2" office:value-type="string">
              <text:p text:style-name="P5">push</text:p>
            </table:table-cell>
            <table:table-cell table:style-name="Tabela1.B612" office:value-type="string">
              <text:p text:style-name="P2">pôsh</text:p>
            </table:table-cell>
            <table:table-cell table:style-name="Tabela1.C612" office:value-type="string">
              <text:p text:style-name="P2">empurrar, iniciativa</text:p>
            </table:table-cell>
          </table:table-row>
          <table:table-row table:style-name="TableLine94914118263664">
            <table:table-cell table:style-name="Tabela1.A2" office:value-type="string">
              <text:p text:style-name="P5">seven</text:p>
            </table:table-cell>
            <table:table-cell table:style-name="Tabela1.B613" office:value-type="string">
              <text:p text:style-name="P2">sevân</text:p>
            </table:table-cell>
            <table:table-cell table:style-name="Tabela1.C613" office:value-type="string">
              <text:p text:style-name="P2">sete</text:p>
            </table:table-cell>
          </table:table-row>
          <table:table-row table:style-name="TableLine94914118265712">
            <table:table-cell table:style-name="Tabela1.A2" office:value-type="string">
              <text:p text:style-name="P5">paragraph</text:p>
            </table:table-cell>
            <table:table-cell table:style-name="Tabela1.B614" office:value-type="string">
              <text:p text:style-name="P2">pérâgréf</text:p>
            </table:table-cell>
            <table:table-cell table:style-name="Tabela1.C614" office:value-type="string">
              <text:p text:style-name="P2">parágrafo</text:p>
            </table:table-cell>
          </table:table-row>
          <table:table-row table:style-name="TableLine94914118267760">
            <table:table-cell table:style-name="Tabela1.A2" office:value-type="string">
              <text:p text:style-name="P5">third</text:p>
            </table:table-cell>
            <table:table-cell table:style-name="Tabela1.B615" office:value-type="string">
              <text:p text:style-name="P2">thârd</text:p>
            </table:table-cell>
            <table:table-cell table:style-name="Tabela1.C615" office:value-type="string">
              <text:p text:style-name="P2">terceiro</text:p>
            </table:table-cell>
          </table:table-row>
          <text:soft-page-break/>
          <table:table-row table:style-name="TableLine94914118269808">
            <table:table-cell table:style-name="Tabela1.A2" office:value-type="string">
              <text:p text:style-name="P5">shall</text:p>
            </table:table-cell>
            <table:table-cell table:style-name="Tabela1.B616" office:value-type="string">
              <text:p text:style-name="P2">shél</text:p>
            </table:table-cell>
            <table:table-cell table:style-name="Tabela1.C616" office:value-type="string">
              <text:p text:style-name="P2">vai</text:p>
            </table:table-cell>
          </table:table-row>
          <table:table-row table:style-name="TableLine94914118271856">
            <table:table-cell table:style-name="Tabela1.A2" office:value-type="string">
              <text:p text:style-name="P5">held</text:p>
            </table:table-cell>
            <table:table-cell table:style-name="Tabela1.B617" office:value-type="string">
              <text:p text:style-name="P2">rreld</text:p>
            </table:table-cell>
            <table:table-cell table:style-name="Tabela1.C617" office:value-type="string">
              <text:p text:style-name="P2">guardado</text:p>
            </table:table-cell>
          </table:table-row>
          <table:table-row table:style-name="TableLine94914118273904">
            <table:table-cell table:style-name="Tabela1.A2" office:value-type="string">
              <text:p text:style-name="P5">hair</text:p>
            </table:table-cell>
            <table:table-cell table:style-name="Tabela1.B618" office:value-type="string">
              <text:p text:style-name="P2">rrér</text:p>
            </table:table-cell>
            <table:table-cell table:style-name="Tabela1.C618" office:value-type="string">
              <text:p text:style-name="P2">cabelo</text:p>
            </table:table-cell>
          </table:table-row>
          <table:table-row table:style-name="TableLine94914118275952">
            <table:table-cell table:style-name="Tabela1.A2" office:value-type="string">
              <text:p text:style-name="P5">describe</text:p>
            </table:table-cell>
            <table:table-cell table:style-name="Tabela1.B619" office:value-type="string">
              <text:p text:style-name="P2">dêcraib</text:p>
            </table:table-cell>
            <table:table-cell table:style-name="Tabela1.C619" office:value-type="string">
              <text:p text:style-name="P2">descrever</text:p>
            </table:table-cell>
          </table:table-row>
          <table:table-row table:style-name="TableLine94914118278000">
            <table:table-cell table:style-name="Tabela1.A2" office:value-type="string">
              <text:p text:style-name="P5">cook</text:p>
            </table:table-cell>
            <table:table-cell table:style-name="Tabela1.B620" office:value-type="string">
              <text:p text:style-name="P2">côk</text:p>
            </table:table-cell>
            <table:table-cell table:style-name="Tabela1.C620" office:value-type="string">
              <text:p text:style-name="P2">cozinhar</text:p>
            </table:table-cell>
          </table:table-row>
          <table:table-row table:style-name="TableLine94914118280048">
            <table:table-cell table:style-name="Tabela1.A2" office:value-type="string">
              <text:p text:style-name="P5">floor</text:p>
            </table:table-cell>
            <table:table-cell table:style-name="Tabela1.B621" office:value-type="string">
              <text:p text:style-name="P2">flór</text:p>
            </table:table-cell>
            <table:table-cell table:style-name="Tabela1.C621" office:value-type="string">
              <text:p text:style-name="P2">chão, derrotar</text:p>
            </table:table-cell>
          </table:table-row>
          <table:table-row table:style-name="TableLine94914118282096">
            <table:table-cell table:style-name="Tabela1.A2" office:value-type="string">
              <text:p text:style-name="P5">either</text:p>
            </table:table-cell>
            <table:table-cell table:style-name="Tabela1.B622" office:value-type="string">
              <text:p text:style-name="P2">aidhâr</text:p>
            </table:table-cell>
            <table:table-cell table:style-name="Tabela1.C622" office:value-type="string">
              <text:p text:style-name="P2">um, ou outro, também</text:p>
            </table:table-cell>
          </table:table-row>
          <table:table-row table:style-name="TableLine94914118284144">
            <table:table-cell table:style-name="Tabela1.A2" office:value-type="string">
              <text:p text:style-name="P5">result</text:p>
            </table:table-cell>
            <table:table-cell table:style-name="Tabela1.B623" office:value-type="string">
              <text:p text:style-name="P2">rêzâlt</text:p>
            </table:table-cell>
            <table:table-cell table:style-name="Tabela1.C623" office:value-type="string">
              <text:p text:style-name="P2">resultado</text:p>
            </table:table-cell>
          </table:table-row>
          <table:table-row table:style-name="TableLine94914118286192">
            <table:table-cell table:style-name="Tabela1.A2" office:value-type="string">
              <text:p text:style-name="P5">burn</text:p>
            </table:table-cell>
            <table:table-cell table:style-name="Tabela1.B624" office:value-type="string">
              <text:p text:style-name="P2">bârn</text:p>
            </table:table-cell>
            <table:table-cell table:style-name="Tabela1.C624" office:value-type="string">
              <text:p text:style-name="P2">queimar</text:p>
            </table:table-cell>
          </table:table-row>
          <table:table-row table:style-name="TableLine94914118288240">
            <table:table-cell table:style-name="Tabela1.A2" office:value-type="string">
              <text:p text:style-name="P5">hill</text:p>
            </table:table-cell>
            <table:table-cell table:style-name="Tabela1.B625" office:value-type="string">
              <text:p text:style-name="P2">rrêl</text:p>
            </table:table-cell>
            <table:table-cell table:style-name="Tabela1.C625" office:value-type="string">
              <text:p text:style-name="P2">colina</text:p>
            </table:table-cell>
          </table:table-row>
          <table:table-row table:style-name="TableLine94914118290288">
            <table:table-cell table:style-name="Tabela1.A2" office:value-type="string">
              <text:p text:style-name="P5">safe</text:p>
            </table:table-cell>
            <table:table-cell table:style-name="Tabela1.B626" office:value-type="string">
              <text:p text:style-name="P2">seif</text:p>
            </table:table-cell>
            <table:table-cell table:style-name="Tabela1.C626" office:value-type="string">
              <text:p text:style-name="P2">seguro, cofre</text:p>
            </table:table-cell>
          </table:table-row>
          <table:table-row table:style-name="TableLine94914118292336">
            <table:table-cell table:style-name="Tabela1.A2" office:value-type="string">
              <text:p text:style-name="P5">cat</text:p>
            </table:table-cell>
            <table:table-cell table:style-name="Tabela1.B627" office:value-type="string">
              <text:p text:style-name="P2">két</text:p>
            </table:table-cell>
            <table:table-cell table:style-name="Tabela1.C627" office:value-type="string">
              <text:p text:style-name="P2">gato</text:p>
            </table:table-cell>
          </table:table-row>
          <table:table-row table:style-name="TableLine94914118294384">
            <table:table-cell table:style-name="Tabela1.A2" office:value-type="string">
              <text:p text:style-name="P5">century</text:p>
            </table:table-cell>
            <table:table-cell table:style-name="Tabela1.B628" office:value-type="string">
              <text:p text:style-name="P2">centri</text:p>
            </table:table-cell>
            <table:table-cell table:style-name="Tabela1.C628" office:value-type="string">
              <text:p text:style-name="P2">século</text:p>
            </table:table-cell>
          </table:table-row>
          <table:table-row table:style-name="TableLine94914118296432">
            <table:table-cell table:style-name="Tabela1.A2" office:value-type="string">
              <text:p text:style-name="P5">consider</text:p>
            </table:table-cell>
            <table:table-cell table:style-name="Tabela1.B629" office:value-type="string">
              <text:p text:style-name="P2">cânsêdâr</text:p>
            </table:table-cell>
            <table:table-cell table:style-name="Tabela1.C629" office:value-type="string">
              <text:p text:style-name="P2">considerar</text:p>
            </table:table-cell>
          </table:table-row>
          <table:table-row table:style-name="TableLine94914118298480">
            <table:table-cell table:style-name="Tabela1.A2" office:value-type="string">
              <text:p text:style-name="P5">type</text:p>
            </table:table-cell>
            <table:table-cell table:style-name="Tabela1.B630" office:value-type="string">
              <text:p text:style-name="P2">taip</text:p>
            </table:table-cell>
            <table:table-cell table:style-name="Tabela1.C630" office:value-type="string">
              <text:p text:style-name="P2">tipo, datilografar</text:p>
            </table:table-cell>
          </table:table-row>
          <table:table-row table:style-name="TableLine94914118300528">
            <table:table-cell table:style-name="Tabela1.A2" office:value-type="string">
              <text:p text:style-name="P5">law</text:p>
            </table:table-cell>
            <table:table-cell table:style-name="Tabela1.B631" office:value-type="string">
              <text:p text:style-name="P2">ló</text:p>
            </table:table-cell>
            <table:table-cell table:style-name="Tabela1.C631" office:value-type="string">
              <text:p text:style-name="P2">lei</text:p>
            </table:table-cell>
          </table:table-row>
          <table:table-row table:style-name="TableLine94914118302576">
            <table:table-cell table:style-name="Tabela1.A2" office:value-type="string">
              <text:p text:style-name="P5">bit</text:p>
            </table:table-cell>
            <table:table-cell table:style-name="Tabela1.B632" office:value-type="string">
              <text:p text:style-name="P2">bêt</text:p>
            </table:table-cell>
            <table:table-cell table:style-name="Tabela1.C632" office:value-type="string">
              <text:p text:style-name="P2">pouco, broca</text:p>
            </table:table-cell>
          </table:table-row>
          <table:table-row table:style-name="TableLine94914118304624">
            <table:table-cell table:style-name="Tabela1.A2" office:value-type="string">
              <text:p text:style-name="P5">coast</text:p>
            </table:table-cell>
            <table:table-cell table:style-name="Tabela1.B633" office:value-type="string">
              <text:p text:style-name="P2">coust</text:p>
            </table:table-cell>
            <table:table-cell table:style-name="Tabela1.C633" office:value-type="string">
              <text:p text:style-name="P2">costa, litoral</text:p>
            </table:table-cell>
          </table:table-row>
          <table:table-row table:style-name="TableLine94914118306672">
            <table:table-cell table:style-name="Tabela1.A2" office:value-type="string">
              <text:p text:style-name="P5">copy</text:p>
            </table:table-cell>
            <table:table-cell table:style-name="Tabela1.B634" office:value-type="string">
              <text:p text:style-name="P2">capi</text:p>
            </table:table-cell>
            <table:table-cell table:style-name="Tabela1.C634" office:value-type="string">
              <text:p text:style-name="P2">copiar</text:p>
            </table:table-cell>
          </table:table-row>
          <table:table-row table:style-name="TableLine94914118308720">
            <table:table-cell table:style-name="Tabela1.A2" office:value-type="string">
              <text:p text:style-name="P5">phrase</text:p>
            </table:table-cell>
            <table:table-cell table:style-name="Tabela1.B635" office:value-type="string">
              <text:p text:style-name="P2">freiz</text:p>
            </table:table-cell>
            <table:table-cell table:style-name="Tabela1.C635" office:value-type="string">
              <text:p text:style-name="P2">frase</text:p>
            </table:table-cell>
          </table:table-row>
          <table:table-row table:style-name="TableLine94914118310768">
            <table:table-cell table:style-name="Tabela1.A2" office:value-type="string">
              <text:p text:style-name="P5">silent</text:p>
            </table:table-cell>
            <table:table-cell table:style-name="Tabela1.B636" office:value-type="string">
              <text:p text:style-name="P2">sailânt</text:p>
            </table:table-cell>
            <table:table-cell table:style-name="Tabela1.C636" office:value-type="string">
              <text:p text:style-name="P2">silencio</text:p>
            </table:table-cell>
          </table:table-row>
          <table:table-row table:style-name="TableLine94914118312816">
            <table:table-cell table:style-name="Tabela1.A2" office:value-type="string">
              <text:p text:style-name="P5">tall</text:p>
            </table:table-cell>
            <table:table-cell table:style-name="Tabela1.B637" office:value-type="string">
              <text:p text:style-name="P2">tól</text:p>
            </table:table-cell>
            <table:table-cell table:style-name="Tabela1.C637" office:value-type="string">
              <text:p text:style-name="P2">alto(pessoa)</text:p>
            </table:table-cell>
          </table:table-row>
          <table:table-row table:style-name="TableLine94914118314864">
            <table:table-cell table:style-name="Tabela1.A2" office:value-type="string">
              <text:p text:style-name="P5">sand</text:p>
            </table:table-cell>
            <table:table-cell table:style-name="Tabela1.B638" office:value-type="string">
              <text:p text:style-name="P2">sénd</text:p>
            </table:table-cell>
            <table:table-cell table:style-name="Tabela1.C638" office:value-type="string">
              <text:p text:style-name="P2">areia</text:p>
            </table:table-cell>
          </table:table-row>
          <table:table-row table:style-name="TableLine94914118316912">
            <table:table-cell table:style-name="Tabela1.A2" office:value-type="string">
              <text:p text:style-name="P5">soil</text:p>
            </table:table-cell>
            <table:table-cell table:style-name="Tabela1.B639" office:value-type="string">
              <text:p text:style-name="P2">sóil</text:p>
            </table:table-cell>
            <table:table-cell table:style-name="Tabela1.C639" office:value-type="string">
              <text:p text:style-name="P2">solo</text:p>
            </table:table-cell>
          </table:table-row>
          <table:table-row table:style-name="TableLine94914118318960">
            <table:table-cell table:style-name="Tabela1.A2" office:value-type="string">
              <text:p text:style-name="P5">roll</text:p>
            </table:table-cell>
            <table:table-cell table:style-name="Tabela1.B640" office:value-type="string">
              <text:p text:style-name="P2">rôl</text:p>
            </table:table-cell>
            <table:table-cell table:style-name="Tabela1.C640" office:value-type="string">
              <text:p text:style-name="P2">giro, lista</text:p>
            </table:table-cell>
          </table:table-row>
          <table:table-row table:style-name="TableLine94914118321008">
            <table:table-cell table:style-name="Tabela1.A2" office:value-type="string">
              <text:p text:style-name="P5">temperature</text:p>
            </table:table-cell>
            <table:table-cell table:style-name="Tabela1.B641" office:value-type="string">
              <text:p text:style-name="P2">temprâchâr</text:p>
            </table:table-cell>
            <table:table-cell table:style-name="Tabela1.C641" office:value-type="string">
              <text:p text:style-name="P2">temperatura</text:p>
            </table:table-cell>
          </table:table-row>
          <table:table-row table:style-name="TableLine94914118323056">
            <table:table-cell table:style-name="Tabela1.A2" office:value-type="string">
              <text:p text:style-name="P5">finger</text:p>
            </table:table-cell>
            <table:table-cell table:style-name="Tabela1.B642" office:value-type="string">
              <text:p text:style-name="P2">fêngâr</text:p>
            </table:table-cell>
            <table:table-cell table:style-name="Tabela1.C642" office:value-type="string">
              <text:p text:style-name="P2">dedo</text:p>
            </table:table-cell>
          </table:table-row>
          <table:table-row table:style-name="TableLine94914118325104">
            <table:table-cell table:style-name="Tabela1.A2" office:value-type="string">
              <text:p text:style-name="P5">industry</text:p>
            </table:table-cell>
            <table:table-cell table:style-name="Tabela1.B643" office:value-type="string">
              <text:p text:style-name="P2">êndâstri</text:p>
            </table:table-cell>
            <table:table-cell table:style-name="Tabela1.C643" office:value-type="string">
              <text:p text:style-name="P2">indústria</text:p>
            </table:table-cell>
          </table:table-row>
          <table:table-row table:style-name="TableLine94914118327152">
            <table:table-cell table:style-name="Tabela1.A2" office:value-type="string">
              <text:p text:style-name="P5">value</text:p>
            </table:table-cell>
            <table:table-cell table:style-name="Tabela1.B644" office:value-type="string">
              <text:p text:style-name="P2">véliu</text:p>
            </table:table-cell>
            <table:table-cell table:style-name="Tabela1.C644" office:value-type="string">
              <text:p text:style-name="P2">valor</text:p>
            </table:table-cell>
          </table:table-row>
          <table:table-row table:style-name="TableLine94914118329200">
            <table:table-cell table:style-name="Tabela1.A2" office:value-type="string">
              <text:p text:style-name="P5">fight</text:p>
            </table:table-cell>
            <table:table-cell table:style-name="Tabela1.B645" office:value-type="string">
              <text:p text:style-name="P2">fait</text:p>
            </table:table-cell>
            <table:table-cell table:style-name="Tabela1.C645" office:value-type="string">
              <text:p text:style-name="P2">luta</text:p>
            </table:table-cell>
          </table:table-row>
          <table:table-row table:style-name="TableLine94914118331248">
            <table:table-cell table:style-name="Tabela1.A2" office:value-type="string">
              <text:p text:style-name="P5">lie</text:p>
            </table:table-cell>
            <table:table-cell table:style-name="Tabela1.B646" office:value-type="string">
              <text:p text:style-name="P2">lai</text:p>
            </table:table-cell>
            <table:table-cell table:style-name="Tabela1.C646" office:value-type="string">
              <text:p text:style-name="P2">deitar, mentir</text:p>
            </table:table-cell>
          </table:table-row>
          <table:table-row table:style-name="TableLine94914118333296">
            <table:table-cell table:style-name="Tabela1.A2" office:value-type="string">
              <text:p text:style-name="P5">beat</text:p>
            </table:table-cell>
            <table:table-cell table:style-name="Tabela1.B647" office:value-type="string">
              <text:p text:style-name="P2">biit</text:p>
            </table:table-cell>
            <table:table-cell table:style-name="Tabela1.C647" office:value-type="string">
              <text:p text:style-name="P2">bater</text:p>
            </table:table-cell>
          </table:table-row>
          <table:table-row table:style-name="TableLine94914118335344">
            <table:table-cell table:style-name="Tabela1.A2" office:value-type="string">
              <text:p text:style-name="P5">excite</text:p>
            </table:table-cell>
            <table:table-cell table:style-name="Tabela1.B648" office:value-type="string">
              <text:p text:style-name="P2">iksait</text:p>
            </table:table-cell>
            <table:table-cell table:style-name="Tabela1.C648" office:value-type="string">
              <text:p text:style-name="P2">instigar</text:p>
            </table:table-cell>
          </table:table-row>
          <table:table-row table:style-name="TableLine94914118337392">
            <table:table-cell table:style-name="Tabela1.A2" office:value-type="string">
              <text:p text:style-name="P5">natural</text:p>
            </table:table-cell>
            <table:table-cell table:style-name="Tabela1.B649" office:value-type="string">
              <text:p text:style-name="P2">nétchârâl</text:p>
            </table:table-cell>
            <table:table-cell table:style-name="Tabela1.C649" office:value-type="string">
              <text:p text:style-name="P2">natural</text:p>
            </table:table-cell>
          </table:table-row>
          <table:table-row table:style-name="TableLine94914118339440">
            <table:table-cell table:style-name="Tabela1.A2" office:value-type="string">
              <text:p text:style-name="P5">view</text:p>
            </table:table-cell>
            <table:table-cell table:style-name="Tabela1.B650" office:value-type="string">
              <text:p text:style-name="P2">viu</text:p>
            </table:table-cell>
            <table:table-cell table:style-name="Tabela1.C650" office:value-type="string">
              <text:p text:style-name="P2">vista</text:p>
            </table:table-cell>
          </table:table-row>
          <table:table-row table:style-name="TableLine94914118341488">
            <table:table-cell table:style-name="Tabela1.A2" office:value-type="string">
              <text:p text:style-name="P5">sense</text:p>
            </table:table-cell>
            <table:table-cell table:style-name="Tabela1.B651" office:value-type="string">
              <text:p text:style-name="P2">sens</text:p>
            </table:table-cell>
            <table:table-cell table:style-name="Tabela1.C651" office:value-type="string">
              <text:p text:style-name="P2">sentido</text:p>
            </table:table-cell>
          </table:table-row>
          <table:table-row table:style-name="TableLine94914118343536">
            <table:table-cell table:style-name="Tabela1.A2" office:value-type="string">
              <text:p text:style-name="P5">ear</text:p>
            </table:table-cell>
            <table:table-cell table:style-name="Tabela1.B652" office:value-type="string">
              <text:p text:style-name="P2">iir</text:p>
            </table:table-cell>
            <table:table-cell table:style-name="Tabela1.C652" office:value-type="string">
              <text:p text:style-name="P2">orelha, espiga</text:p>
            </table:table-cell>
          </table:table-row>
          <table:table-row table:style-name="TableLine94914118345584">
            <table:table-cell table:style-name="Tabela1.A2" office:value-type="string">
              <text:p text:style-name="P5">else</text:p>
            </table:table-cell>
            <table:table-cell table:style-name="Tabela1.B653" office:value-type="string">
              <text:p text:style-name="P2">els</text:p>
            </table:table-cell>
            <table:table-cell table:style-name="Tabela1.C653" office:value-type="string">
              <text:p text:style-name="P2">outro</text:p>
            </table:table-cell>
          </table:table-row>
          <table:table-row table:style-name="TableLine94914118347632">
            <table:table-cell table:style-name="Tabela1.A2" office:value-type="string">
              <text:p text:style-name="P5">quite</text:p>
            </table:table-cell>
            <table:table-cell table:style-name="Tabela1.B654" office:value-type="string">
              <text:p text:style-name="P2">quait</text:p>
            </table:table-cell>
            <table:table-cell table:style-name="Tabela1.C654" office:value-type="string">
              <text:p text:style-name="P2">muito</text:p>
            </table:table-cell>
          </table:table-row>
          <table:table-row table:style-name="TableLine94914118349680">
            <table:table-cell table:style-name="Tabela1.A2" office:value-type="string">
              <text:p text:style-name="P5">broke</text:p>
            </table:table-cell>
            <table:table-cell table:style-name="Tabela1.B655" office:value-type="string">
              <text:p text:style-name="P2">brouk</text:p>
            </table:table-cell>
            <table:table-cell table:style-name="Tabela1.C655" office:value-type="string">
              <text:p text:style-name="P2">quebrado</text:p>
            </table:table-cell>
          </table:table-row>
          <table:table-row table:style-name="TableLine94914118351728">
            <table:table-cell table:style-name="Tabela1.A2" office:value-type="string">
              <text:p text:style-name="P5">case</text:p>
            </table:table-cell>
            <table:table-cell table:style-name="Tabela1.B656" office:value-type="string">
              <text:p text:style-name="P2">keis</text:p>
            </table:table-cell>
            <table:table-cell table:style-name="Tabela1.C656" office:value-type="string">
              <text:p text:style-name="P2">caso, embalagem</text:p>
            </table:table-cell>
          </table:table-row>
          <table:table-row table:style-name="TableLine94914118353776">
            <table:table-cell table:style-name="Tabela1.A2" office:value-type="string">
              <text:p text:style-name="P5">middle</text:p>
            </table:table-cell>
            <table:table-cell table:style-name="Tabela1.B657" office:value-type="string">
              <text:p text:style-name="P2">mêdâl</text:p>
            </table:table-cell>
            <table:table-cell table:style-name="Tabela1.C657" office:value-type="string">
              <text:p text:style-name="P2">meio</text:p>
            </table:table-cell>
          </table:table-row>
          <table:table-row table:style-name="TableLine94914118355824">
            <table:table-cell table:style-name="Tabela1.A2" office:value-type="string">
              <text:p text:style-name="P5">kill</text:p>
            </table:table-cell>
            <table:table-cell table:style-name="Tabela1.B658" office:value-type="string">
              <text:p text:style-name="P2">kêl</text:p>
            </table:table-cell>
            <table:table-cell table:style-name="Tabela1.C658" office:value-type="string">
              <text:p text:style-name="P2">matar</text:p>
            </table:table-cell>
          </table:table-row>
          <table:table-row table:style-name="TableLine94914118357872">
            <table:table-cell table:style-name="Tabela1.A2" office:value-type="string">
              <text:p text:style-name="P5">son</text:p>
            </table:table-cell>
            <table:table-cell table:style-name="Tabela1.B659" office:value-type="string">
              <text:p text:style-name="P2">sân</text:p>
            </table:table-cell>
            <table:table-cell table:style-name="Tabela1.C659" office:value-type="string">
              <text:p text:style-name="P2">filho</text:p>
            </table:table-cell>
          </table:table-row>
          <table:table-row table:style-name="TableLine94914118359920">
            <table:table-cell table:style-name="Tabela1.A2" office:value-type="string">
              <text:p text:style-name="P5">lake</text:p>
            </table:table-cell>
            <table:table-cell table:style-name="Tabela1.B660" office:value-type="string">
              <text:p text:style-name="P2">leik</text:p>
            </table:table-cell>
            <table:table-cell table:style-name="Tabela1.C660" office:value-type="string">
              <text:p text:style-name="P2">lago</text:p>
            </table:table-cell>
          </table:table-row>
          <table:table-row table:style-name="TableLine94914118361968">
            <table:table-cell table:style-name="Tabela1.A2" office:value-type="string">
              <text:p text:style-name="P5">moment</text:p>
            </table:table-cell>
            <table:table-cell table:style-name="Tabela1.B661" office:value-type="string">
              <text:p text:style-name="P2">moumânt</text:p>
            </table:table-cell>
            <table:table-cell table:style-name="Tabela1.C661" office:value-type="string">
              <text:p text:style-name="P2">momento</text:p>
            </table:table-cell>
          </table:table-row>
          <table:table-row table:style-name="TableLine94914118364016">
            <table:table-cell table:style-name="Tabela1.A2" office:value-type="string">
              <text:p text:style-name="P5">scale</text:p>
            </table:table-cell>
            <table:table-cell table:style-name="Tabela1.B662" office:value-type="string">
              <text:p text:style-name="P2">skeil</text:p>
            </table:table-cell>
            <table:table-cell table:style-name="Tabela1.C662" office:value-type="string">
              <text:p text:style-name="P2">escada, escala, escama</text:p>
            </table:table-cell>
          </table:table-row>
          <table:table-row table:style-name="TableLine94914118366064">
            <table:table-cell table:style-name="Tabela1.A2" office:value-type="string">
              <text:p text:style-name="P5">loud</text:p>
            </table:table-cell>
            <table:table-cell table:style-name="Tabela1.B663" office:value-type="string">
              <text:p text:style-name="P2">laud</text:p>
            </table:table-cell>
            <table:table-cell table:style-name="Tabela1.C663" office:value-type="string">
              <text:p text:style-name="P2">alto(som)</text:p>
            </table:table-cell>
          </table:table-row>
          <table:table-row table:style-name="TableLine94914118368112">
            <table:table-cell table:style-name="Tabela1.A2" office:value-type="string">
              <text:p text:style-name="P5">spring</text:p>
            </table:table-cell>
            <table:table-cell table:style-name="Tabela1.B664" office:value-type="string">
              <text:p text:style-name="P2">sprêng</text:p>
            </table:table-cell>
            <table:table-cell table:style-name="Tabela1.C664" office:value-type="string">
              <text:p text:style-name="P2">primavera, mola</text:p>
            </table:table-cell>
          </table:table-row>
          <table:table-row table:style-name="TableLine94914118370160">
            <table:table-cell table:style-name="Tabela1.A2" office:value-type="string">
              <text:p text:style-name="P5">observe</text:p>
            </table:table-cell>
            <table:table-cell table:style-name="Tabela1.B665" office:value-type="string">
              <text:p text:style-name="P2">âbzârv</text:p>
            </table:table-cell>
            <table:table-cell table:style-name="Tabela1.C665" office:value-type="string">
              <text:p text:style-name="P2">observar</text:p>
            </table:table-cell>
          </table:table-row>
          <table:table-row table:style-name="TableLine94914118372208">
            <table:table-cell table:style-name="Tabela1.A2" office:value-type="string">
              <text:p text:style-name="P5">child</text:p>
            </table:table-cell>
            <table:table-cell table:style-name="Tabela1.B666" office:value-type="string">
              <text:p text:style-name="P2">tchaild</text:p>
            </table:table-cell>
            <table:table-cell table:style-name="Tabela1.C666" office:value-type="string">
              <text:p text:style-name="P2">criança</text:p>
            </table:table-cell>
          </table:table-row>
          <table:table-row table:style-name="TableLine94914118374256">
            <table:table-cell table:style-name="Tabela1.A2" office:value-type="string">
              <text:p text:style-name="P5">straight</text:p>
            </table:table-cell>
            <table:table-cell table:style-name="Tabela1.B667" office:value-type="string">
              <text:p text:style-name="P2">streit</text:p>
            </table:table-cell>
            <table:table-cell table:style-name="Tabela1.C667" office:value-type="string">
              <text:p text:style-name="P2">reto</text:p>
            </table:table-cell>
          </table:table-row>
          <table:table-row table:style-name="TableLine94914118376304">
            <table:table-cell table:style-name="Tabela1.A2" office:value-type="string">
              <text:p text:style-name="P5">consonant</text:p>
            </table:table-cell>
            <table:table-cell table:style-name="Tabela1.B668" office:value-type="string">
              <text:p text:style-name="P2">cansânânt</text:p>
            </table:table-cell>
            <table:table-cell table:style-name="Tabela1.C668" office:value-type="string">
              <text:p text:style-name="P2">consoante</text:p>
            </table:table-cell>
          </table:table-row>
          <table:table-row table:style-name="TableLine94914118378352">
            <table:table-cell table:style-name="Tabela1.A2" office:value-type="string">
              <text:p text:style-name="P5">nation</text:p>
            </table:table-cell>
            <table:table-cell table:style-name="Tabela1.B669" office:value-type="string">
              <text:p text:style-name="P2">neishân</text:p>
            </table:table-cell>
            <table:table-cell table:style-name="Tabela1.C669" office:value-type="string">
              <text:p text:style-name="P2">nação</text:p>
            </table:table-cell>
          </table:table-row>
          <table:table-row table:style-name="TableLine94914118380400">
            <table:table-cell table:style-name="Tabela1.A2" office:value-type="string">
              <text:p text:style-name="P5">dictionary</text:p>
            </table:table-cell>
            <table:table-cell table:style-name="Tabela1.B670" office:value-type="string">
              <text:p text:style-name="P2">dêkshânâri</text:p>
            </table:table-cell>
            <table:table-cell table:style-name="Tabela1.C670" office:value-type="string">
              <text:p text:style-name="P2">dicionário</text:p>
            </table:table-cell>
          </table:table-row>
          <table:table-row table:style-name="TableLine94914118382448">
            <table:table-cell table:style-name="Tabela1.A2" office:value-type="string">
              <text:p text:style-name="P5">milk</text:p>
            </table:table-cell>
            <table:table-cell table:style-name="Tabela1.B671" office:value-type="string">
              <text:p text:style-name="P2">mêlk</text:p>
            </table:table-cell>
            <table:table-cell table:style-name="Tabela1.C671" office:value-type="string">
              <text:p text:style-name="P2">leite</text:p>
            </table:table-cell>
          </table:table-row>
          <table:table-row table:style-name="TableLine94914118384496">
            <table:table-cell table:style-name="Tabela1.A2" office:value-type="string">
              <text:p text:style-name="P5">speed</text:p>
            </table:table-cell>
            <table:table-cell table:style-name="Tabela1.B672" office:value-type="string">
              <text:p text:style-name="P2">spiid</text:p>
            </table:table-cell>
            <table:table-cell table:style-name="Tabela1.C672" office:value-type="string">
              <text:p text:style-name="P2">velocidade</text:p>
            </table:table-cell>
          </table:table-row>
          <table:table-row table:style-name="TableLine94914118386544">
            <table:table-cell table:style-name="Tabela1.A2" office:value-type="string">
              <text:p text:style-name="P5">method</text:p>
            </table:table-cell>
            <table:table-cell table:style-name="Tabela1.B673" office:value-type="string">
              <text:p text:style-name="P2">méthâd</text:p>
            </table:table-cell>
            <table:table-cell table:style-name="Tabela1.C673" office:value-type="string">
              <text:p text:style-name="P2">método</text:p>
            </table:table-cell>
          </table:table-row>
          <table:table-row table:style-name="TableLine94914118388592">
            <table:table-cell table:style-name="Tabela1.A2" office:value-type="string">
              <text:p text:style-name="P5">organ</text:p>
            </table:table-cell>
            <table:table-cell table:style-name="Tabela1.B674" office:value-type="string">
              <text:p text:style-name="P2">órgân</text:p>
            </table:table-cell>
            <table:table-cell table:style-name="Tabela1.C674" office:value-type="string">
              <text:p text:style-name="P2">órgão</text:p>
            </table:table-cell>
          </table:table-row>
          <table:table-row table:style-name="TableLine94914118390640">
            <table:table-cell table:style-name="Tabela1.A2" office:value-type="string">
              <text:p text:style-name="P5">pay</text:p>
            </table:table-cell>
            <table:table-cell table:style-name="Tabela1.B675" office:value-type="string">
              <text:p text:style-name="P2">pei</text:p>
            </table:table-cell>
            <table:table-cell table:style-name="Tabela1.C675" office:value-type="string">
              <text:p text:style-name="P2">pagar</text:p>
            </table:table-cell>
          </table:table-row>
          <table:table-row table:style-name="TableLine94914118392688">
            <table:table-cell table:style-name="Tabela1.A2" office:value-type="string">
              <text:p text:style-name="P5">age</text:p>
            </table:table-cell>
            <table:table-cell table:style-name="Tabela1.B676" office:value-type="string">
              <text:p text:style-name="P2">eij</text:p>
            </table:table-cell>
            <table:table-cell table:style-name="Tabela1.C676" office:value-type="string">
              <text:p text:style-name="P2">idade</text:p>
            </table:table-cell>
          </table:table-row>
          <table:table-row table:style-name="TableLine94914118394736">
            <table:table-cell table:style-name="Tabela1.A2" office:value-type="string">
              <text:p text:style-name="P5">section</text:p>
            </table:table-cell>
            <table:table-cell table:style-name="Tabela1.B677" office:value-type="string">
              <text:p text:style-name="P2">sekshân</text:p>
            </table:table-cell>
            <table:table-cell table:style-name="Tabela1.C677" office:value-type="string">
              <text:p text:style-name="P2">seção</text:p>
            </table:table-cell>
          </table:table-row>
          <table:table-row table:style-name="TableLine94914118396784">
            <table:table-cell table:style-name="Tabela1.A2" office:value-type="string">
              <text:p text:style-name="P5">dress</text:p>
            </table:table-cell>
            <table:table-cell table:style-name="Tabela1.B678" office:value-type="string">
              <text:p text:style-name="P2">dres</text:p>
            </table:table-cell>
            <table:table-cell table:style-name="Tabela1.C678" office:value-type="string">
              <text:p text:style-name="P2">vestido</text:p>
            </table:table-cell>
          </table:table-row>
          <table:table-row table:style-name="TableLine94914118398832">
            <table:table-cell table:style-name="Tabela1.A2" office:value-type="string">
              <text:p text:style-name="P5">cloud</text:p>
            </table:table-cell>
            <table:table-cell table:style-name="Tabela1.B679" office:value-type="string">
              <text:p text:style-name="P2">claud</text:p>
            </table:table-cell>
            <table:table-cell table:style-name="Tabela1.C679" office:value-type="string">
              <text:p text:style-name="P2">nuvem</text:p>
            </table:table-cell>
          </table:table-row>
          <table:table-row table:style-name="TableLine94914118400880">
            <table:table-cell table:style-name="Tabela1.A2" office:value-type="string">
              <text:p text:style-name="P5">surprise</text:p>
            </table:table-cell>
            <table:table-cell table:style-name="Tabela1.B680" office:value-type="string">
              <text:p text:style-name="P2">sârpraiz</text:p>
            </table:table-cell>
            <table:table-cell table:style-name="Tabela1.C680" office:value-type="string">
              <text:p text:style-name="P2">surpresa</text:p>
            </table:table-cell>
          </table:table-row>
          <table:table-row table:style-name="TableLine94914118402928">
            <table:table-cell table:style-name="Tabela1.A2" office:value-type="string">
              <text:p text:style-name="P5">quiet</text:p>
            </table:table-cell>
            <table:table-cell table:style-name="Tabela1.B681" office:value-type="string">
              <text:p text:style-name="P2">quait</text:p>
            </table:table-cell>
            <table:table-cell table:style-name="Tabela1.C681" office:value-type="string">
              <text:p text:style-name="P2">quieto</text:p>
            </table:table-cell>
          </table:table-row>
          <table:table-row table:style-name="TableLine94914118404976">
            <table:table-cell table:style-name="Tabela1.A2" office:value-type="string">
              <text:p text:style-name="P5">stone</text:p>
            </table:table-cell>
            <table:table-cell table:style-name="Tabela1.B682" office:value-type="string">
              <text:p text:style-name="P2">stoun</text:p>
            </table:table-cell>
            <table:table-cell table:style-name="Tabela1.C682" office:value-type="string">
              <text:p text:style-name="P2">pedra</text:p>
            </table:table-cell>
          </table:table-row>
          <table:table-row table:style-name="TableLine94914118407024">
            <table:table-cell table:style-name="Tabela1.A2" office:value-type="string">
              <text:p text:style-name="P5">tiny</text:p>
            </table:table-cell>
            <table:table-cell table:style-name="Tabela1.B683" office:value-type="string">
              <text:p text:style-name="P2">taini</text:p>
            </table:table-cell>
            <table:table-cell table:style-name="Tabela1.C683" office:value-type="string">
              <text:p text:style-name="P2">minúsculo</text:p>
            </table:table-cell>
          </table:table-row>
          <table:table-row table:style-name="TableLine94914117687776">
            <table:table-cell table:style-name="Tabela1.A2" office:value-type="string">
              <text:p text:style-name="P5">climb</text:p>
            </table:table-cell>
            <table:table-cell table:style-name="Tabela1.B684" office:value-type="string">
              <text:p text:style-name="P2">claim</text:p>
            </table:table-cell>
            <table:table-cell table:style-name="Tabela1.C684" office:value-type="string">
              <text:p text:style-name="P2">escalar</text:p>
            </table:table-cell>
          </table:table-row>
          <table:table-row table:style-name="TableLine94914117689824">
            <table:table-cell table:style-name="Tabela1.A2" office:value-type="string">
              <text:p text:style-name="P5">cool</text:p>
            </table:table-cell>
            <table:table-cell table:style-name="Tabela1.B685" office:value-type="string">
              <text:p text:style-name="P2">cuul</text:p>
            </table:table-cell>
            <table:table-cell table:style-name="Tabela1.C685" office:value-type="string">
              <text:p text:style-name="P2">frio</text:p>
            </table:table-cell>
          </table:table-row>
          <table:table-row table:style-name="TableLine94914117691872">
            <table:table-cell table:style-name="Tabela1.A2" office:value-type="string">
              <text:p text:style-name="P5">design</text:p>
            </table:table-cell>
            <table:table-cell table:style-name="Tabela1.B686" office:value-type="string">
              <text:p text:style-name="P2">dêzain</text:p>
            </table:table-cell>
            <table:table-cell table:style-name="Tabela1.C686" office:value-type="string">
              <text:p text:style-name="P2">desenho</text:p>
            </table:table-cell>
          </table:table-row>
          <table:table-row table:style-name="TableLine94914117693920">
            <table:table-cell table:style-name="Tabela1.A2" office:value-type="string">
              <text:p text:style-name="P5">poor</text:p>
            </table:table-cell>
            <table:table-cell table:style-name="Tabela1.B687" office:value-type="string">
              <text:p text:style-name="P2">pôr</text:p>
            </table:table-cell>
            <table:table-cell table:style-name="Tabela1.C687" office:value-type="string">
              <text:p text:style-name="P2">pobre</text:p>
            </table:table-cell>
          </table:table-row>
          <table:table-row table:style-name="TableLine94914117695968">
            <table:table-cell table:style-name="Tabela1.A2" office:value-type="string">
              <text:p text:style-name="P5">lot</text:p>
            </table:table-cell>
            <table:table-cell table:style-name="Tabela1.B688" office:value-type="string">
              <text:p text:style-name="P2">lót</text:p>
            </table:table-cell>
            <table:table-cell table:style-name="Tabela1.C688" office:value-type="string">
              <text:p text:style-name="P2">muito, lote</text:p>
            </table:table-cell>
          </table:table-row>
          <table:table-row table:style-name="TableLine94914117698016">
            <table:table-cell table:style-name="Tabela1.A2" office:value-type="string">
              <text:p text:style-name="P5">experiment</text:p>
            </table:table-cell>
            <table:table-cell table:style-name="Tabela1.B689" office:value-type="string">
              <text:p text:style-name="P2">eksperâmânt</text:p>
            </table:table-cell>
            <table:table-cell table:style-name="Tabela1.C689" office:value-type="string">
              <text:p text:style-name="P2">experimento</text:p>
            </table:table-cell>
          </table:table-row>
          <table:table-row table:style-name="TableLine94914117700064">
            <table:table-cell table:style-name="Tabela1.A2" office:value-type="string">
              <text:p text:style-name="P5">bottom</text:p>
            </table:table-cell>
            <table:table-cell table:style-name="Tabela1.B690" office:value-type="string">
              <text:p text:style-name="P2">battâm</text:p>
            </table:table-cell>
            <table:table-cell table:style-name="Tabela1.C690" office:value-type="string">
              <text:p text:style-name="P2">baixo</text:p>
            </table:table-cell>
          </table:table-row>
          <table:table-row table:style-name="TableLine94914117702112">
            <table:table-cell table:style-name="Tabela1.A2" office:value-type="string">
              <text:p text:style-name="P5">key</text:p>
            </table:table-cell>
            <table:table-cell table:style-name="Tabela1.B691" office:value-type="string">
              <text:p text:style-name="P2">kii</text:p>
            </table:table-cell>
            <table:table-cell table:style-name="Tabela1.C691" office:value-type="string">
              <text:p text:style-name="P2">chave</text:p>
            </table:table-cell>
          </table:table-row>
          <table:table-row table:style-name="TableLine94914118441856">
            <table:table-cell table:style-name="Tabela1.A2" office:value-type="string">
              <text:p text:style-name="P5">iron</text:p>
            </table:table-cell>
            <table:table-cell table:style-name="Tabela1.B692" office:value-type="string">
              <text:p text:style-name="P2">airn</text:p>
            </table:table-cell>
            <table:table-cell table:style-name="Tabela1.C692" office:value-type="string">
              <text:p text:style-name="P2">ferro</text:p>
            </table:table-cell>
          </table:table-row>
          <table:table-row table:style-name="TableLine94914118443904">
            <table:table-cell table:style-name="Tabela1.A2" office:value-type="string">
              <text:p text:style-name="P5">single</text:p>
            </table:table-cell>
            <table:table-cell table:style-name="Tabela1.B693" office:value-type="string">
              <text:p text:style-name="P2">sêngâl</text:p>
            </table:table-cell>
            <table:table-cell table:style-name="Tabela1.C693" office:value-type="string">
              <text:p text:style-name="P2">só, solteiro</text:p>
            </table:table-cell>
          </table:table-row>
          <table:table-row table:style-name="TableLine94914118445952">
            <table:table-cell table:style-name="Tabela1.A2" office:value-type="string">
              <text:p text:style-name="P5">stick</text:p>
            </table:table-cell>
            <table:table-cell table:style-name="Tabela1.B694" office:value-type="string">
              <text:p text:style-name="P2">stêk</text:p>
            </table:table-cell>
            <table:table-cell table:style-name="Tabela1.C694" office:value-type="string">
              <text:p text:style-name="P2">vareta, fincar</text:p>
            </table:table-cell>
          </table:table-row>
          <table:table-row table:style-name="TableLine94914118448000">
            <table:table-cell table:style-name="Tabela1.A2" office:value-type="string">
              <text:p text:style-name="P5">flat</text:p>
            </table:table-cell>
            <table:table-cell table:style-name="Tabela1.B695" office:value-type="string">
              <text:p text:style-name="P2">flét</text:p>
            </table:table-cell>
            <table:table-cell table:style-name="Tabela1.C695" office:value-type="string">
              <text:p text:style-name="P2">achatado, plano</text:p>
            </table:table-cell>
          </table:table-row>
          <table:table-row table:style-name="TableLine94914118450048">
            <table:table-cell table:style-name="Tabela1.A2" office:value-type="string">
              <text:p text:style-name="P5">twenty</text:p>
            </table:table-cell>
            <table:table-cell table:style-name="Tabela1.B696" office:value-type="string">
              <text:p text:style-name="P2">tuenti</text:p>
            </table:table-cell>
            <table:table-cell table:style-name="Tabela1.C696" office:value-type="string">
              <text:p text:style-name="P2">vinte</text:p>
            </table:table-cell>
          </table:table-row>
          <table:table-row table:style-name="TableLine94914118452096">
            <table:table-cell table:style-name="Tabela1.A2" office:value-type="string">
              <text:p text:style-name="P5">skin</text:p>
            </table:table-cell>
            <table:table-cell table:style-name="Tabela1.B697" office:value-type="string">
              <text:p text:style-name="P2">skên</text:p>
            </table:table-cell>
            <table:table-cell table:style-name="Tabela1.C697" office:value-type="string">
              <text:p text:style-name="P2">pele</text:p>
            </table:table-cell>
          </table:table-row>
          <text:soft-page-break/>
          <table:table-row table:style-name="TableLine94914118454144">
            <table:table-cell table:style-name="Tabela1.A2" office:value-type="string">
              <text:p text:style-name="P5">smile</text:p>
            </table:table-cell>
            <table:table-cell table:style-name="Tabela1.B698" office:value-type="string">
              <text:p text:style-name="P2">smail</text:p>
            </table:table-cell>
            <table:table-cell table:style-name="Tabela1.C698" office:value-type="string">
              <text:p text:style-name="P2">sorriso</text:p>
            </table:table-cell>
          </table:table-row>
          <table:table-row table:style-name="TableLine94914118456192">
            <table:table-cell table:style-name="Tabela1.A2" office:value-type="string">
              <text:p text:style-name="P5">crease</text:p>
            </table:table-cell>
            <table:table-cell table:style-name="Tabela1.B699" office:value-type="string">
              <text:p text:style-name="P2">criis</text:p>
            </table:table-cell>
            <table:table-cell table:style-name="Tabela1.C699" office:value-type="string">
              <text:p text:style-name="P2">ruga</text:p>
            </table:table-cell>
          </table:table-row>
          <table:table-row table:style-name="TableLine94914118458240">
            <table:table-cell table:style-name="Tabela1.A2" office:value-type="string">
              <text:p text:style-name="P5">hole</text:p>
            </table:table-cell>
            <table:table-cell table:style-name="Tabela1.B700" office:value-type="string">
              <text:p text:style-name="P2">rroul</text:p>
            </table:table-cell>
            <table:table-cell table:style-name="Tabela1.C700" office:value-type="string">
              <text:p text:style-name="P2">buraco</text:p>
            </table:table-cell>
          </table:table-row>
          <table:table-row table:style-name="TableLine94914118460288">
            <table:table-cell table:style-name="Tabela1.A2" office:value-type="string">
              <text:p text:style-name="P5">trade</text:p>
            </table:table-cell>
            <table:table-cell table:style-name="Tabela1.B701" office:value-type="string">
              <text:p text:style-name="P2">treid</text:p>
            </table:table-cell>
            <table:table-cell table:style-name="Tabela1.C701" office:value-type="string">
              <text:p text:style-name="P2">comércio</text:p>
            </table:table-cell>
          </table:table-row>
          <table:table-row table:style-name="TableLine94914118462336">
            <table:table-cell table:style-name="Tabela1.A2" office:value-type="string">
              <text:p text:style-name="P5">melody</text:p>
            </table:table-cell>
            <table:table-cell table:style-name="Tabela1.B702" office:value-type="string">
              <text:p text:style-name="P2">melâdi</text:p>
            </table:table-cell>
            <table:table-cell table:style-name="Tabela1.C702" office:value-type="string">
              <text:p text:style-name="P2">melodia</text:p>
            </table:table-cell>
          </table:table-row>
          <table:table-row table:style-name="TableLine94914118464384">
            <table:table-cell table:style-name="Tabela1.A2" office:value-type="string">
              <text:p text:style-name="P5">trip</text:p>
            </table:table-cell>
            <table:table-cell table:style-name="Tabela1.B703" office:value-type="string">
              <text:p text:style-name="P2">trêp</text:p>
            </table:table-cell>
            <table:table-cell table:style-name="Tabela1.C703" office:value-type="string">
              <text:p text:style-name="P2">viajar, passeio</text:p>
            </table:table-cell>
          </table:table-row>
          <table:table-row table:style-name="TableLine94914118466432">
            <table:table-cell table:style-name="Tabela1.A2" office:value-type="string">
              <text:p text:style-name="P5">office</text:p>
            </table:table-cell>
            <table:table-cell table:style-name="Tabela1.B704" office:value-type="string">
              <text:p text:style-name="P2">afâs</text:p>
            </table:table-cell>
            <table:table-cell table:style-name="Tabela1.C704" office:value-type="string">
              <text:p text:style-name="P2">escritório, função</text:p>
            </table:table-cell>
          </table:table-row>
          <table:table-row table:style-name="TableLine94914118468480">
            <table:table-cell table:style-name="Tabela1.A2" office:value-type="string">
              <text:p text:style-name="P5">receive</text:p>
            </table:table-cell>
            <table:table-cell table:style-name="Tabela1.B705" office:value-type="string">
              <text:p text:style-name="P2">riciiv</text:p>
            </table:table-cell>
            <table:table-cell table:style-name="Tabela1.C705" office:value-type="string">
              <text:p text:style-name="P2">receber</text:p>
            </table:table-cell>
          </table:table-row>
          <table:table-row table:style-name="TableLine94914118470528">
            <table:table-cell table:style-name="Tabela1.A2" office:value-type="string">
              <text:p text:style-name="P5">row</text:p>
            </table:table-cell>
            <table:table-cell table:style-name="Tabela1.B706" office:value-type="string">
              <text:p text:style-name="P2">rou</text:p>
            </table:table-cell>
            <table:table-cell table:style-name="Tabela1.C706" office:value-type="string">
              <text:p text:style-name="P2">remar, fila</text:p>
            </table:table-cell>
          </table:table-row>
          <table:table-row table:style-name="TableLine94914118472576">
            <table:table-cell table:style-name="Tabela1.A2" office:value-type="string">
              <text:p text:style-name="P5">mouth</text:p>
            </table:table-cell>
            <table:table-cell table:style-name="Tabela1.B707" office:value-type="string">
              <text:p text:style-name="P2">mauth</text:p>
            </table:table-cell>
            <table:table-cell table:style-name="Tabela1.C707" office:value-type="string">
              <text:p text:style-name="P2">boca</text:p>
            </table:table-cell>
          </table:table-row>
          <table:table-row table:style-name="TableLine94914118474624">
            <table:table-cell table:style-name="Tabela1.A2" office:value-type="string">
              <text:p text:style-name="P5">exact</text:p>
            </table:table-cell>
            <table:table-cell table:style-name="Tabela1.B708" office:value-type="string">
              <text:p text:style-name="P2">igzéct</text:p>
            </table:table-cell>
            <table:table-cell table:style-name="Tabela1.C708" office:value-type="string">
              <text:p text:style-name="P2">exato</text:p>
            </table:table-cell>
          </table:table-row>
          <table:table-row table:style-name="TableLine94914118476672">
            <table:table-cell table:style-name="Tabela1.A2" office:value-type="string">
              <text:p text:style-name="P5">symbol</text:p>
            </table:table-cell>
            <table:table-cell table:style-name="Tabela1.B709" office:value-type="string">
              <text:p text:style-name="P2">sêmbâl</text:p>
            </table:table-cell>
            <table:table-cell table:style-name="Tabela1.C709" office:value-type="string">
              <text:p text:style-name="P2">símbol</text:p>
            </table:table-cell>
          </table:table-row>
          <table:table-row table:style-name="TableLine94914118478720">
            <table:table-cell table:style-name="Tabela1.A2" office:value-type="string">
              <text:p text:style-name="P5">die</text:p>
            </table:table-cell>
            <table:table-cell table:style-name="Tabela1.B710" office:value-type="string">
              <text:p text:style-name="P2">dai</text:p>
            </table:table-cell>
            <table:table-cell table:style-name="Tabela1.C710" office:value-type="string">
              <text:p text:style-name="P2">morrer</text:p>
            </table:table-cell>
          </table:table-row>
          <table:table-row table:style-name="TableLine94914118480768">
            <table:table-cell table:style-name="Tabela1.A2" office:value-type="string">
              <text:p text:style-name="P5">least</text:p>
            </table:table-cell>
            <table:table-cell table:style-name="Tabela1.B711" office:value-type="string">
              <text:p text:style-name="P2">liist</text:p>
            </table:table-cell>
            <table:table-cell table:style-name="Tabela1.C711" office:value-type="string">
              <text:p text:style-name="P2">menos</text:p>
            </table:table-cell>
          </table:table-row>
          <table:table-row table:style-name="TableLine94914118482816">
            <table:table-cell table:style-name="Tabela1.A2" office:value-type="string">
              <text:p text:style-name="P5">trouble</text:p>
            </table:table-cell>
            <table:table-cell table:style-name="Tabela1.B712" office:value-type="string">
              <text:p text:style-name="P2">trâbâl</text:p>
            </table:table-cell>
            <table:table-cell table:style-name="Tabela1.C712" office:value-type="string">
              <text:p text:style-name="P2">preocupação</text:p>
            </table:table-cell>
          </table:table-row>
          <table:table-row table:style-name="TableLine94914118484864">
            <table:table-cell table:style-name="Tabela1.A2" office:value-type="string">
              <text:p text:style-name="P5">shout</text:p>
            </table:table-cell>
            <table:table-cell table:style-name="Tabela1.B713" office:value-type="string">
              <text:p text:style-name="P2">shaut</text:p>
            </table:table-cell>
            <table:table-cell table:style-name="Tabela1.C713" office:value-type="string">
              <text:p text:style-name="P2">gritar</text:p>
            </table:table-cell>
          </table:table-row>
          <table:table-row table:style-name="TableLine94914118486912">
            <table:table-cell table:style-name="Tabela1.A2" office:value-type="string">
              <text:p text:style-name="P5">except</text:p>
            </table:table-cell>
            <table:table-cell table:style-name="Tabela1.B714" office:value-type="string">
              <text:p text:style-name="P2">êkscept</text:p>
            </table:table-cell>
            <table:table-cell table:style-name="Tabela1.C714" office:value-type="string">
              <text:p text:style-name="P2">exceto</text:p>
            </table:table-cell>
          </table:table-row>
          <table:table-row table:style-name="TableLine94914118488960">
            <table:table-cell table:style-name="Tabela1.A2" office:value-type="string">
              <text:p text:style-name="P5">wrote</text:p>
            </table:table-cell>
            <table:table-cell table:style-name="Tabela1.B715" office:value-type="string">
              <text:p text:style-name="P2">rout</text:p>
            </table:table-cell>
            <table:table-cell table:style-name="Tabela1.C715" office:value-type="string">
              <text:p text:style-name="P2">escrito</text:p>
            </table:table-cell>
          </table:table-row>
          <table:table-row table:style-name="TableLine94914118491008">
            <table:table-cell table:style-name="Tabela1.A2" office:value-type="string">
              <text:p text:style-name="P5">seed</text:p>
            </table:table-cell>
            <table:table-cell table:style-name="Tabela1.B716" office:value-type="string">
              <text:p text:style-name="P2">siid</text:p>
            </table:table-cell>
            <table:table-cell table:style-name="Tabela1.C716" office:value-type="string">
              <text:p text:style-name="P2">semente</text:p>
            </table:table-cell>
          </table:table-row>
          <table:table-row table:style-name="TableLine94914118493056">
            <table:table-cell table:style-name="Tabela1.A2" office:value-type="string">
              <text:p text:style-name="P5">tone</text:p>
            </table:table-cell>
            <table:table-cell table:style-name="Tabela1.B717" office:value-type="string">
              <text:p text:style-name="P2">toun</text:p>
            </table:table-cell>
            <table:table-cell table:style-name="Tabela1.C717" office:value-type="string">
              <text:p text:style-name="P2">tom</text:p>
            </table:table-cell>
          </table:table-row>
          <table:table-row table:style-name="TableLine94914118495104">
            <table:table-cell table:style-name="Tabela1.A2" office:value-type="string">
              <text:p text:style-name="P5">join</text:p>
            </table:table-cell>
            <table:table-cell table:style-name="Tabela1.B718" office:value-type="string">
              <text:p text:style-name="P2">join</text:p>
            </table:table-cell>
            <table:table-cell table:style-name="Tabela1.C718" office:value-type="string">
              <text:p text:style-name="P2">juntar</text:p>
            </table:table-cell>
          </table:table-row>
          <table:table-row table:style-name="TableLine94914118497152">
            <table:table-cell table:style-name="Tabela1.A2" office:value-type="string">
              <text:p text:style-name="P5">suggest</text:p>
            </table:table-cell>
            <table:table-cell table:style-name="Tabela1.B719" office:value-type="string">
              <text:p text:style-name="P2">sâgjest</text:p>
            </table:table-cell>
            <table:table-cell table:style-name="Tabela1.C719" office:value-type="string">
              <text:p text:style-name="P2">sugerir</text:p>
            </table:table-cell>
          </table:table-row>
          <table:table-row table:style-name="TableLine94914118499200">
            <table:table-cell table:style-name="Tabela1.A2" office:value-type="string">
              <text:p text:style-name="P5">clean</text:p>
            </table:table-cell>
            <table:table-cell table:style-name="Tabela1.B720" office:value-type="string">
              <text:p text:style-name="P2">cliin</text:p>
            </table:table-cell>
            <table:table-cell table:style-name="Tabela1.C720" office:value-type="string">
              <text:p text:style-name="P2">limpo</text:p>
            </table:table-cell>
          </table:table-row>
          <table:table-row table:style-name="TableLine94914118501248">
            <table:table-cell table:style-name="Tabela1.A2" office:value-type="string">
              <text:p text:style-name="P5">break</text:p>
            </table:table-cell>
            <table:table-cell table:style-name="Tabela1.B721" office:value-type="string">
              <text:p text:style-name="P2">breik</text:p>
            </table:table-cell>
            <table:table-cell table:style-name="Tabela1.C721" office:value-type="string">
              <text:p text:style-name="P2">quebrar</text:p>
            </table:table-cell>
          </table:table-row>
          <table:table-row table:style-name="TableLine94914118503296">
            <table:table-cell table:style-name="Tabela1.A2" office:value-type="string">
              <text:p text:style-name="P5">lady</text:p>
            </table:table-cell>
            <table:table-cell table:style-name="Tabela1.B722" office:value-type="string">
              <text:p text:style-name="P2">leidi</text:p>
            </table:table-cell>
            <table:table-cell table:style-name="Tabela1.C722" office:value-type="string">
              <text:p text:style-name="P2">dama</text:p>
            </table:table-cell>
          </table:table-row>
          <table:table-row table:style-name="TableLine94914118505344">
            <table:table-cell table:style-name="Tabela1.A2" office:value-type="string">
              <text:p text:style-name="P5">yard</text:p>
            </table:table-cell>
            <table:table-cell table:style-name="Tabela1.B723" office:value-type="string">
              <text:p text:style-name="P2">yard</text:p>
            </table:table-cell>
            <table:table-cell table:style-name="Tabela1.C723" office:value-type="string">
              <text:p text:style-name="P2">jarda, quintal</text:p>
            </table:table-cell>
          </table:table-row>
          <table:table-row table:style-name="TableLine94914118507392">
            <table:table-cell table:style-name="Tabela1.A2" office:value-type="string">
              <text:p text:style-name="P5">rise</text:p>
            </table:table-cell>
            <table:table-cell table:style-name="Tabela1.B724" office:value-type="string">
              <text:p text:style-name="P2">raiz</text:p>
            </table:table-cell>
            <table:table-cell table:style-name="Tabela1.C724" office:value-type="string">
              <text:p text:style-name="P2">levantar</text:p>
            </table:table-cell>
          </table:table-row>
          <table:table-row table:style-name="TableLine94914118509440">
            <table:table-cell table:style-name="Tabela1.A2" office:value-type="string">
              <text:p text:style-name="P5">bad</text:p>
            </table:table-cell>
            <table:table-cell table:style-name="Tabela1.B725" office:value-type="string">
              <text:p text:style-name="P2">béd</text:p>
            </table:table-cell>
            <table:table-cell table:style-name="Tabela1.C725" office:value-type="string">
              <text:p text:style-name="P2">mal</text:p>
            </table:table-cell>
          </table:table-row>
          <table:table-row table:style-name="TableLine94914118511488">
            <table:table-cell table:style-name="Tabela1.A2" office:value-type="string">
              <text:p text:style-name="P5">blow</text:p>
            </table:table-cell>
            <table:table-cell table:style-name="Tabela1.B726" office:value-type="string">
              <text:p text:style-name="P2">blou</text:p>
            </table:table-cell>
            <table:table-cell table:style-name="Tabela1.C726" office:value-type="string">
              <text:p text:style-name="P2">assoprar</text:p>
            </table:table-cell>
          </table:table-row>
          <table:table-row table:style-name="TableLine94914118513536">
            <table:table-cell table:style-name="Tabela1.A2" office:value-type="string">
              <text:p text:style-name="P5">oil</text:p>
            </table:table-cell>
            <table:table-cell table:style-name="Tabela1.B727" office:value-type="string">
              <text:p text:style-name="P2">oil</text:p>
            </table:table-cell>
            <table:table-cell table:style-name="Tabela1.C727" office:value-type="string">
              <text:p text:style-name="P2">óleo, petróleo</text:p>
            </table:table-cell>
          </table:table-row>
          <table:table-row table:style-name="TableLine94914118515584">
            <table:table-cell table:style-name="Tabela1.A2" office:value-type="string">
              <text:p text:style-name="P5">blood</text:p>
            </table:table-cell>
            <table:table-cell table:style-name="Tabela1.B728" office:value-type="string">
              <text:p text:style-name="P2">blâd</text:p>
            </table:table-cell>
            <table:table-cell table:style-name="Tabela1.C728" office:value-type="string">
              <text:p text:style-name="P2">sangue</text:p>
            </table:table-cell>
          </table:table-row>
          <table:table-row table:style-name="TableLine94914118517632">
            <table:table-cell table:style-name="Tabela1.A2" office:value-type="string">
              <text:p text:style-name="P5">touch</text:p>
            </table:table-cell>
            <table:table-cell table:style-name="Tabela1.B729" office:value-type="string">
              <text:p text:style-name="P2">tâtch</text:p>
            </table:table-cell>
            <table:table-cell table:style-name="Tabela1.C729" office:value-type="string">
              <text:p text:style-name="P2">tocar</text:p>
            </table:table-cell>
          </table:table-row>
          <table:table-row table:style-name="TableLine94914118519680">
            <table:table-cell table:style-name="Tabela1.A2" office:value-type="string">
              <text:p text:style-name="P5">grew</text:p>
            </table:table-cell>
            <table:table-cell table:style-name="Tabela1.B730" office:value-type="string">
              <text:p text:style-name="P2">gruu</text:p>
            </table:table-cell>
            <table:table-cell table:style-name="Tabela1.C730" office:value-type="string">
              <text:p text:style-name="P2">crescido</text:p>
            </table:table-cell>
          </table:table-row>
          <table:table-row table:style-name="TableLine94914118521728">
            <table:table-cell table:style-name="Tabela1.A2" office:value-type="string">
              <text:p text:style-name="P5">cent</text:p>
            </table:table-cell>
            <table:table-cell table:style-name="Tabela1.B731" office:value-type="string">
              <text:p text:style-name="P2">cent</text:p>
            </table:table-cell>
            <table:table-cell table:style-name="Tabela1.C731" office:value-type="string">
              <text:p text:style-name="P2">centavo</text:p>
            </table:table-cell>
          </table:table-row>
          <table:table-row table:style-name="TableLine94914118523776">
            <table:table-cell table:style-name="Tabela1.A2" office:value-type="string">
              <text:p text:style-name="P5">mix</text:p>
            </table:table-cell>
            <table:table-cell table:style-name="Tabela1.B732" office:value-type="string">
              <text:p text:style-name="P2">mêks</text:p>
            </table:table-cell>
            <table:table-cell table:style-name="Tabela1.C732" office:value-type="string">
              <text:p text:style-name="P2">mistura</text:p>
            </table:table-cell>
          </table:table-row>
          <table:table-row table:style-name="TableLine94914118525824">
            <table:table-cell table:style-name="Tabela1.A2" office:value-type="string">
              <text:p text:style-name="P5">team</text:p>
            </table:table-cell>
            <table:table-cell table:style-name="Tabela1.B733" office:value-type="string">
              <text:p text:style-name="P2">tiim</text:p>
            </table:table-cell>
            <table:table-cell table:style-name="Tabela1.C733" office:value-type="string">
              <text:p text:style-name="P2">grupo</text:p>
            </table:table-cell>
          </table:table-row>
          <table:table-row table:style-name="TableLine94914118527872">
            <table:table-cell table:style-name="Tabela1.A2" office:value-type="string">
              <text:p text:style-name="P5">wire</text:p>
            </table:table-cell>
            <table:table-cell table:style-name="Tabela1.B734" office:value-type="string">
              <text:p text:style-name="P2">uair</text:p>
            </table:table-cell>
            <table:table-cell table:style-name="Tabela1.C734" office:value-type="string">
              <text:p text:style-name="P2">arame</text:p>
            </table:table-cell>
          </table:table-row>
          <table:table-row table:style-name="TableLine94914118529920">
            <table:table-cell table:style-name="Tabela1.A2" office:value-type="string">
              <text:p text:style-name="P5">cost</text:p>
            </table:table-cell>
            <table:table-cell table:style-name="Tabela1.B735" office:value-type="string">
              <text:p text:style-name="P2">cóst</text:p>
            </table:table-cell>
            <table:table-cell table:style-name="Tabela1.C735" office:value-type="string">
              <text:p text:style-name="P2">custo</text:p>
            </table:table-cell>
          </table:table-row>
          <table:table-row table:style-name="TableLine94914118531968">
            <table:table-cell table:style-name="Tabela1.A2" office:value-type="string">
              <text:p text:style-name="P5">lost</text:p>
            </table:table-cell>
            <table:table-cell table:style-name="Tabela1.B736" office:value-type="string">
              <text:p text:style-name="P2">lóst</text:p>
            </table:table-cell>
            <table:table-cell table:style-name="Tabela1.C736" office:value-type="string">
              <text:p text:style-name="P2">perdido</text:p>
            </table:table-cell>
          </table:table-row>
          <table:table-row table:style-name="TableLine94914118534016">
            <table:table-cell table:style-name="Tabela1.A2" office:value-type="string">
              <text:p text:style-name="P5">brown</text:p>
            </table:table-cell>
            <table:table-cell table:style-name="Tabela1.B737" office:value-type="string">
              <text:p text:style-name="P2">braun</text:p>
            </table:table-cell>
            <table:table-cell table:style-name="Tabela1.C737" office:value-type="string">
              <text:p text:style-name="P2">marrom</text:p>
            </table:table-cell>
          </table:table-row>
          <table:table-row table:style-name="TableLine94914118536064">
            <table:table-cell table:style-name="Tabela1.A2" office:value-type="string">
              <text:p text:style-name="P5">wear</text:p>
            </table:table-cell>
            <table:table-cell table:style-name="Tabela1.B738" office:value-type="string">
              <text:p text:style-name="P2">uér</text:p>
            </table:table-cell>
            <table:table-cell table:style-name="Tabela1.C738" office:value-type="string">
              <text:p text:style-name="P2">usar</text:p>
            </table:table-cell>
          </table:table-row>
          <table:table-row table:style-name="TableLine94914118538112">
            <table:table-cell table:style-name="Tabela1.A2" office:value-type="string">
              <text:p text:style-name="P5">garden</text:p>
            </table:table-cell>
            <table:table-cell table:style-name="Tabela1.B739" office:value-type="string">
              <text:p text:style-name="P2">gardân</text:p>
            </table:table-cell>
            <table:table-cell table:style-name="Tabela1.C739" office:value-type="string">
              <text:p text:style-name="P2">jardim</text:p>
            </table:table-cell>
          </table:table-row>
          <table:table-row table:style-name="TableLine94914118540160">
            <table:table-cell table:style-name="Tabela1.A2" office:value-type="string">
              <text:p text:style-name="P5">equal</text:p>
            </table:table-cell>
            <table:table-cell table:style-name="Tabela1.B740" office:value-type="string">
              <text:p text:style-name="P2">iiquâl</text:p>
            </table:table-cell>
            <table:table-cell table:style-name="Tabela1.C740" office:value-type="string">
              <text:p text:style-name="P2">igual</text:p>
            </table:table-cell>
          </table:table-row>
          <table:table-row table:style-name="TableLine94914118542208">
            <table:table-cell table:style-name="Tabela1.A2" office:value-type="string">
              <text:p text:style-name="P5">sent</text:p>
            </table:table-cell>
            <table:table-cell table:style-name="Tabela1.B741" office:value-type="string">
              <text:p text:style-name="P2">sent</text:p>
            </table:table-cell>
            <table:table-cell table:style-name="Tabela1.C741" office:value-type="string">
              <text:p text:style-name="P2">enviado</text:p>
            </table:table-cell>
          </table:table-row>
          <table:table-row table:style-name="TableLine94914118544256">
            <table:table-cell table:style-name="Tabela1.A2" office:value-type="string">
              <text:p text:style-name="P5">choose</text:p>
            </table:table-cell>
            <table:table-cell table:style-name="Tabela1.B742" office:value-type="string">
              <text:p text:style-name="P2">tchuuz</text:p>
            </table:table-cell>
            <table:table-cell table:style-name="Tabela1.C742" office:value-type="string">
              <text:p text:style-name="P2">escolher</text:p>
            </table:table-cell>
          </table:table-row>
          <table:table-row table:style-name="TableLine94914118546304">
            <table:table-cell table:style-name="Tabela1.A2" office:value-type="string">
              <text:p text:style-name="P5">fell</text:p>
            </table:table-cell>
            <table:table-cell table:style-name="Tabela1.B743" office:value-type="string">
              <text:p text:style-name="P2">fel</text:p>
            </table:table-cell>
            <table:table-cell table:style-name="Tabela1.C743" office:value-type="string">
              <text:p text:style-name="P2">caido</text:p>
            </table:table-cell>
          </table:table-row>
          <table:table-row table:style-name="TableLine94914118548352">
            <table:table-cell table:style-name="Tabela1.A2" office:value-type="string">
              <text:p text:style-name="P5">fit</text:p>
            </table:table-cell>
            <table:table-cell table:style-name="Tabela1.B744" office:value-type="string">
              <text:p text:style-name="P2">fêt</text:p>
            </table:table-cell>
            <table:table-cell table:style-name="Tabela1.C744" office:value-type="string">
              <text:p text:style-name="P2">ajustado</text:p>
            </table:table-cell>
          </table:table-row>
          <table:table-row table:style-name="TableLine94914118550400">
            <table:table-cell table:style-name="Tabela1.A2" office:value-type="string">
              <text:p text:style-name="P5">flow</text:p>
            </table:table-cell>
            <table:table-cell table:style-name="Tabela1.B745" office:value-type="string">
              <text:p text:style-name="P2">flou</text:p>
            </table:table-cell>
            <table:table-cell table:style-name="Tabela1.C745" office:value-type="string">
              <text:p text:style-name="P2">correr, corrente</text:p>
            </table:table-cell>
          </table:table-row>
          <table:table-row table:style-name="TableLine94914118552448">
            <table:table-cell table:style-name="Tabela1.A2" office:value-type="string">
              <text:p text:style-name="P5">fair</text:p>
            </table:table-cell>
            <table:table-cell table:style-name="Tabela1.B746" office:value-type="string">
              <text:p text:style-name="P2">fér</text:p>
            </table:table-cell>
            <table:table-cell table:style-name="Tabela1.C746" office:value-type="string">
              <text:p text:style-name="P2">feira, claro</text:p>
            </table:table-cell>
          </table:table-row>
          <table:table-row table:style-name="TableLine94914118554496">
            <table:table-cell table:style-name="Tabela1.A2" office:value-type="string">
              <text:p text:style-name="P5">bank</text:p>
            </table:table-cell>
            <table:table-cell table:style-name="Tabela1.B747" office:value-type="string">
              <text:p text:style-name="P2">bénk</text:p>
            </table:table-cell>
            <table:table-cell table:style-name="Tabela1.C747" office:value-type="string">
              <text:p text:style-name="P2">banco</text:p>
            </table:table-cell>
          </table:table-row>
          <table:table-row table:style-name="TableLine94914118556544">
            <table:table-cell table:style-name="Tabela1.A2" office:value-type="string">
              <text:p text:style-name="P5">collect</text:p>
            </table:table-cell>
            <table:table-cell table:style-name="Tabela1.B748" office:value-type="string">
              <text:p text:style-name="P2">câlect</text:p>
            </table:table-cell>
            <table:table-cell table:style-name="Tabela1.C748" office:value-type="string">
              <text:p text:style-name="P2">recolher, pagar</text:p>
            </table:table-cell>
          </table:table-row>
          <table:table-row table:style-name="TableLine94914118558592">
            <table:table-cell table:style-name="Tabela1.A2" office:value-type="string">
              <text:p text:style-name="P5">save</text:p>
            </table:table-cell>
            <table:table-cell table:style-name="Tabela1.B749" office:value-type="string">
              <text:p text:style-name="P2">seiv</text:p>
            </table:table-cell>
            <table:table-cell table:style-name="Tabela1.C749" office:value-type="string">
              <text:p text:style-name="P2">salvar</text:p>
            </table:table-cell>
          </table:table-row>
          <table:table-row table:style-name="TableLine94914118560640">
            <table:table-cell table:style-name="Tabela1.A2" office:value-type="string">
              <text:p text:style-name="P5">control</text:p>
            </table:table-cell>
            <table:table-cell table:style-name="Tabela1.B750" office:value-type="string">
              <text:p text:style-name="P2">cântroul</text:p>
            </table:table-cell>
            <table:table-cell table:style-name="Tabela1.C750" office:value-type="string">
              <text:p text:style-name="P2">controle</text:p>
            </table:table-cell>
          </table:table-row>
          <table:table-row table:style-name="TableLine94914118562688">
            <table:table-cell table:style-name="Tabela1.A2" office:value-type="string">
              <text:p text:style-name="P5">decimal</text:p>
            </table:table-cell>
            <table:table-cell table:style-name="Tabela1.B751" office:value-type="string">
              <text:p text:style-name="P2">dêsêmâl</text:p>
            </table:table-cell>
            <table:table-cell table:style-name="Tabela1.C751" office:value-type="string">
              <text:p text:style-name="P2">decimal</text:p>
            </table:table-cell>
          </table:table-row>
          <table:table-row table:style-name="TableLine94914118564736">
            <table:table-cell table:style-name="Tabela1.A2" office:value-type="string">
              <text:p text:style-name="P5">gentle</text:p>
            </table:table-cell>
            <table:table-cell table:style-name="Tabela1.B752" office:value-type="string">
              <text:p text:style-name="P2">jentâl</text:p>
            </table:table-cell>
            <table:table-cell table:style-name="Tabela1.C752" office:value-type="string">
              <text:p text:style-name="P2">gentil</text:p>
            </table:table-cell>
          </table:table-row>
          <table:table-row table:style-name="TableLine94914118566784">
            <table:table-cell table:style-name="Tabela1.A2" office:value-type="string">
              <text:p text:style-name="P5">woman</text:p>
            </table:table-cell>
            <table:table-cell table:style-name="Tabela1.B753" office:value-type="string">
              <text:p text:style-name="P2">uômân</text:p>
            </table:table-cell>
            <table:table-cell table:style-name="Tabela1.C753" office:value-type="string">
              <text:p text:style-name="P2">mulher</text:p>
            </table:table-cell>
          </table:table-row>
          <table:table-row table:style-name="TableLine94914118568832">
            <table:table-cell table:style-name="Tabela1.A2" office:value-type="string">
              <text:p text:style-name="P5">captain</text:p>
            </table:table-cell>
            <table:table-cell table:style-name="Tabela1.B754" office:value-type="string">
              <text:p text:style-name="P2">képtân</text:p>
            </table:table-cell>
            <table:table-cell table:style-name="Tabela1.C754" office:value-type="string">
              <text:p text:style-name="P2">capitão</text:p>
            </table:table-cell>
          </table:table-row>
          <table:table-row table:style-name="TableLine94914118570880">
            <table:table-cell table:style-name="Tabela1.A2" office:value-type="string">
              <text:p text:style-name="P5">practice</text:p>
            </table:table-cell>
            <table:table-cell table:style-name="Tabela1.B755" office:value-type="string">
              <text:p text:style-name="P2">précttâs</text:p>
            </table:table-cell>
            <table:table-cell table:style-name="Tabela1.C755" office:value-type="string">
              <text:p text:style-name="P2">prática</text:p>
            </table:table-cell>
          </table:table-row>
          <table:table-row table:style-name="TableLine94914118572928">
            <table:table-cell table:style-name="Tabela1.A2" office:value-type="string">
              <text:p text:style-name="P5">separate</text:p>
            </table:table-cell>
            <table:table-cell table:style-name="Tabela1.B756" office:value-type="string">
              <text:p text:style-name="P2">sepârât</text:p>
            </table:table-cell>
            <table:table-cell table:style-name="Tabela1.C756" office:value-type="string">
              <text:p text:style-name="P2">separado</text:p>
            </table:table-cell>
          </table:table-row>
          <table:table-row table:style-name="TableLine94914118574976">
            <table:table-cell table:style-name="Tabela1.A2" office:value-type="string">
              <text:p text:style-name="P5">difficult</text:p>
            </table:table-cell>
            <table:table-cell table:style-name="Tabela1.B757" office:value-type="string">
              <text:p text:style-name="P2">dêfêcâlt</text:p>
            </table:table-cell>
            <table:table-cell table:style-name="Tabela1.C757" office:value-type="string">
              <text:p text:style-name="P2">difícil</text:p>
            </table:table-cell>
          </table:table-row>
          <table:table-row table:style-name="TableLine94914118577024">
            <table:table-cell table:style-name="Tabela1.A2" office:value-type="string">
              <text:p text:style-name="P5">doctor</text:p>
            </table:table-cell>
            <table:table-cell table:style-name="Tabela1.B758" office:value-type="string">
              <text:p text:style-name="P2">dactâr</text:p>
            </table:table-cell>
            <table:table-cell table:style-name="Tabela1.C758" office:value-type="string">
              <text:p text:style-name="P2">doutor</text:p>
            </table:table-cell>
          </table:table-row>
          <table:table-row table:style-name="TableLine94914118579072">
            <table:table-cell table:style-name="Tabela1.A2" office:value-type="string">
              <text:p text:style-name="P5">please</text:p>
            </table:table-cell>
            <table:table-cell table:style-name="Tabela1.B759" office:value-type="string">
              <text:p text:style-name="P2">pliiz</text:p>
            </table:table-cell>
            <table:table-cell table:style-name="Tabela1.C759" office:value-type="string">
              <text:p text:style-name="P2">por-favor, agradar</text:p>
            </table:table-cell>
          </table:table-row>
          <table:table-row table:style-name="TableLine94914118581120">
            <table:table-cell table:style-name="Tabela1.A2" office:value-type="string">
              <text:p text:style-name="P5">protect</text:p>
            </table:table-cell>
            <table:table-cell table:style-name="Tabela1.B760" office:value-type="string">
              <text:p text:style-name="P2">prâtect</text:p>
            </table:table-cell>
            <table:table-cell table:style-name="Tabela1.C760" office:value-type="string">
              <text:p text:style-name="P2">proteger</text:p>
            </table:table-cell>
          </table:table-row>
          <table:table-row table:style-name="TableLine94914118583168">
            <table:table-cell table:style-name="Tabela1.A2" office:value-type="string">
              <text:p text:style-name="P5">noon</text:p>
            </table:table-cell>
            <table:table-cell table:style-name="Tabela1.B761" office:value-type="string">
              <text:p text:style-name="P2">nuun</text:p>
            </table:table-cell>
            <table:table-cell table:style-name="Tabela1.C761" office:value-type="string">
              <text:p text:style-name="P2">meio-dia</text:p>
            </table:table-cell>
          </table:table-row>
          <table:table-row table:style-name="TableLine94914118585216">
            <table:table-cell table:style-name="Tabela1.A2" office:value-type="string">
              <text:p text:style-name="P5">whose</text:p>
            </table:table-cell>
            <table:table-cell table:style-name="Tabela1.B762" office:value-type="string">
              <text:p text:style-name="P2">rruuz</text:p>
            </table:table-cell>
            <table:table-cell table:style-name="Tabela1.C762" office:value-type="string">
              <text:p text:style-name="P2">cujo</text:p>
            </table:table-cell>
          </table:table-row>
          <table:table-row table:style-name="TableLine94914118587264">
            <table:table-cell table:style-name="Tabela1.A2" office:value-type="string">
              <text:p text:style-name="P5">locate</text:p>
            </table:table-cell>
            <table:table-cell table:style-name="Tabela1.B763" office:value-type="string">
              <text:p text:style-name="P2">loukeit</text:p>
            </table:table-cell>
            <table:table-cell table:style-name="Tabela1.C763" office:value-type="string">
              <text:p text:style-name="P2">localizar</text:p>
            </table:table-cell>
          </table:table-row>
          <table:table-row table:style-name="TableLine94914118589312">
            <table:table-cell table:style-name="Tabela1.A2" office:value-type="string">
              <text:p text:style-name="P5">ring</text:p>
            </table:table-cell>
            <table:table-cell table:style-name="Tabela1.B764" office:value-type="string">
              <text:p text:style-name="P2">rêng</text:p>
            </table:table-cell>
            <table:table-cell table:style-name="Tabela1.C764" office:value-type="string">
              <text:p text:style-name="P2">anel, tocar</text:p>
            </table:table-cell>
          </table:table-row>
          <table:table-row table:style-name="TableLine94914118591360">
            <table:table-cell table:style-name="Tabela1.A2" office:value-type="string">
              <text:p text:style-name="P5">character</text:p>
            </table:table-cell>
            <table:table-cell table:style-name="Tabela1.B765" office:value-type="string">
              <text:p text:style-name="P2">kérêktâr</text:p>
            </table:table-cell>
            <table:table-cell table:style-name="Tabela1.C765" office:value-type="string">
              <text:p text:style-name="P2">caráter, personagem</text:p>
            </table:table-cell>
          </table:table-row>
          <table:table-row table:style-name="TableLine94914118593408">
            <table:table-cell table:style-name="Tabela1.A2" office:value-type="string">
              <text:p text:style-name="P5">insect</text:p>
            </table:table-cell>
            <table:table-cell table:style-name="Tabela1.B766" office:value-type="string">
              <text:p text:style-name="P2">ênsect</text:p>
            </table:table-cell>
            <table:table-cell table:style-name="Tabela1.C766" office:value-type="string">
              <text:p text:style-name="P2">inseto</text:p>
            </table:table-cell>
          </table:table-row>
          <table:table-row table:style-name="TableLine94914118595456">
            <table:table-cell table:style-name="Tabela1.A2" office:value-type="string">
              <text:p text:style-name="P5">caught</text:p>
            </table:table-cell>
            <table:table-cell table:style-name="Tabela1.B767" office:value-type="string">
              <text:p text:style-name="P2">cót</text:p>
            </table:table-cell>
            <table:table-cell table:style-name="Tabela1.C767" office:value-type="string">
              <text:p text:style-name="P2">pego</text:p>
            </table:table-cell>
          </table:table-row>
          <table:table-row table:style-name="TableLine94914118597504">
            <table:table-cell table:style-name="Tabela1.A2" office:value-type="string">
              <text:p text:style-name="P5">period</text:p>
            </table:table-cell>
            <table:table-cell table:style-name="Tabela1.B768" office:value-type="string">
              <text:p text:style-name="P2">pêriiâd</text:p>
            </table:table-cell>
            <table:table-cell table:style-name="Tabela1.C768" office:value-type="string">
              <text:p text:style-name="P2">período</text:p>
            </table:table-cell>
          </table:table-row>
          <table:table-row table:style-name="TableLine94914118599552">
            <table:table-cell table:style-name="Tabela1.A2" office:value-type="string">
              <text:p text:style-name="P5">indicate</text:p>
            </table:table-cell>
            <table:table-cell table:style-name="Tabela1.B769" office:value-type="string">
              <text:p text:style-name="P2">êndêkeit</text:p>
            </table:table-cell>
            <table:table-cell table:style-name="Tabela1.C769" office:value-type="string">
              <text:p text:style-name="P2">indicar</text:p>
            </table:table-cell>
          </table:table-row>
          <table:table-row table:style-name="TableLine94914118601600">
            <table:table-cell table:style-name="Tabela1.A2" office:value-type="string">
              <text:p text:style-name="P5">radio</text:p>
            </table:table-cell>
            <table:table-cell table:style-name="Tabela1.B770" office:value-type="string">
              <text:p text:style-name="P2">reidiiou</text:p>
            </table:table-cell>
            <table:table-cell table:style-name="Tabela1.C770" office:value-type="string">
              <text:p text:style-name="P2">rádio</text:p>
            </table:table-cell>
          </table:table-row>
          <table:table-row table:style-name="TableLine94914118603648">
            <table:table-cell table:style-name="Tabela1.A2" office:value-type="string">
              <text:p text:style-name="P5">spoke</text:p>
            </table:table-cell>
            <table:table-cell table:style-name="Tabela1.B771" office:value-type="string">
              <text:p text:style-name="P2">spouk</text:p>
            </table:table-cell>
            <table:table-cell table:style-name="Tabela1.C771" office:value-type="string">
              <text:p text:style-name="P2">falado, raio</text:p>
            </table:table-cell>
          </table:table-row>
          <table:table-row table:style-name="TableLine94914118605696">
            <table:table-cell table:style-name="Tabela1.A2" office:value-type="string">
              <text:p text:style-name="P5">atom</text:p>
            </table:table-cell>
            <table:table-cell table:style-name="Tabela1.B772" office:value-type="string">
              <text:p text:style-name="P2">étâm</text:p>
            </table:table-cell>
            <table:table-cell table:style-name="Tabela1.C772" office:value-type="string">
              <text:p text:style-name="P2">átomo</text:p>
            </table:table-cell>
          </table:table-row>
          <table:table-row table:style-name="TableLine94914118607744">
            <table:table-cell table:style-name="Tabela1.A2" office:value-type="string">
              <text:p text:style-name="P5">human</text:p>
            </table:table-cell>
            <table:table-cell table:style-name="Tabela1.B773" office:value-type="string">
              <text:p text:style-name="P2">rriumân</text:p>
            </table:table-cell>
            <table:table-cell table:style-name="Tabela1.C773" office:value-type="string">
              <text:p text:style-name="P2">humano</text:p>
            </table:table-cell>
          </table:table-row>
          <table:table-row table:style-name="TableLine94914118609792">
            <table:table-cell table:style-name="Tabela1.A2" office:value-type="string">
              <text:p text:style-name="P5">history</text:p>
            </table:table-cell>
            <table:table-cell table:style-name="Tabela1.B774" office:value-type="string">
              <text:p text:style-name="P2">rrêstâri</text:p>
            </table:table-cell>
            <table:table-cell table:style-name="Tabela1.C774" office:value-type="string">
              <text:p text:style-name="P2">história</text:p>
            </table:table-cell>
          </table:table-row>
          <table:table-row table:style-name="TableLine94914118611840">
            <table:table-cell table:style-name="Tabela1.A2" office:value-type="string">
              <text:p text:style-name="P5">effect</text:p>
            </table:table-cell>
            <table:table-cell table:style-name="Tabela1.B775" office:value-type="string">
              <text:p text:style-name="P2">êfect</text:p>
            </table:table-cell>
            <table:table-cell table:style-name="Tabela1.C775" office:value-type="string">
              <text:p text:style-name="P2">efeito</text:p>
            </table:table-cell>
          </table:table-row>
          <table:table-row table:style-name="TableLine94914118613888">
            <table:table-cell table:style-name="Tabela1.A2" office:value-type="string">
              <text:p text:style-name="P5">electric</text:p>
            </table:table-cell>
            <table:table-cell table:style-name="Tabela1.B776" office:value-type="string">
              <text:p text:style-name="P2">êlektrêk</text:p>
            </table:table-cell>
            <table:table-cell table:style-name="Tabela1.C776" office:value-type="string">
              <text:p text:style-name="P2">elétrico</text:p>
            </table:table-cell>
          </table:table-row>
          <table:table-row table:style-name="TableLine94914118615936">
            <table:table-cell table:style-name="Tabela1.A2" office:value-type="string">
              <text:p text:style-name="P5">expect</text:p>
            </table:table-cell>
            <table:table-cell table:style-name="Tabela1.B777" office:value-type="string">
              <text:p text:style-name="P2">ikspekt</text:p>
            </table:table-cell>
            <table:table-cell table:style-name="Tabela1.C777" office:value-type="string">
              <text:p text:style-name="P2">esperar</text:p>
            </table:table-cell>
          </table:table-row>
          <table:table-row table:style-name="TableLine94914118617984">
            <table:table-cell table:style-name="Tabela1.A2" office:value-type="string">
              <text:p text:style-name="P5">crop</text:p>
            </table:table-cell>
            <table:table-cell table:style-name="Tabela1.B778" office:value-type="string">
              <text:p text:style-name="P2">crap</text:p>
            </table:table-cell>
            <table:table-cell table:style-name="Tabela1.C778" office:value-type="string">
              <text:p text:style-name="P2">colheita</text:p>
            </table:table-cell>
          </table:table-row>
          <table:table-row table:style-name="TableLine94914118620032">
            <table:table-cell table:style-name="Tabela1.A2" office:value-type="string">
              <text:p text:style-name="P5">modern</text:p>
            </table:table-cell>
            <table:table-cell table:style-name="Tabela1.B779" office:value-type="string">
              <text:p text:style-name="P2">madârn</text:p>
            </table:table-cell>
            <table:table-cell table:style-name="Tabela1.C779" office:value-type="string">
              <text:p text:style-name="P2">moderno</text:p>
            </table:table-cell>
          </table:table-row>
          <table:table-row table:style-name="TableLine94914118622080">
            <table:table-cell table:style-name="Tabela1.A2" office:value-type="string">
              <text:p text:style-name="P5">element</text:p>
            </table:table-cell>
            <table:table-cell table:style-name="Tabela1.B780" office:value-type="string">
              <text:p text:style-name="P2">elêmânt</text:p>
            </table:table-cell>
            <table:table-cell table:style-name="Tabela1.C780" office:value-type="string">
              <text:p text:style-name="P2">elemento</text:p>
            </table:table-cell>
          </table:table-row>
          <table:table-row table:style-name="TableLine94914118624128">
            <table:table-cell table:style-name="Tabela1.A2" office:value-type="string">
              <text:p text:style-name="P5">hit</text:p>
            </table:table-cell>
            <table:table-cell table:style-name="Tabela1.B781" office:value-type="string">
              <text:p text:style-name="P2">rrêt</text:p>
            </table:table-cell>
            <table:table-cell table:style-name="Tabela1.C781" office:value-type="string">
              <text:p text:style-name="P2">acertar</text:p>
            </table:table-cell>
          </table:table-row>
          <text:soft-page-break/>
          <table:table-row table:style-name="TableLine94914118626176">
            <table:table-cell table:style-name="Tabela1.A2" office:value-type="string">
              <text:p text:style-name="P5">student</text:p>
            </table:table-cell>
            <table:table-cell table:style-name="Tabela1.B782" office:value-type="string">
              <text:p text:style-name="P2">stuudânt</text:p>
            </table:table-cell>
            <table:table-cell table:style-name="Tabela1.C782" office:value-type="string">
              <text:p text:style-name="P2">estudante</text:p>
            </table:table-cell>
          </table:table-row>
          <table:table-row table:style-name="TableLine94914118628224">
            <table:table-cell table:style-name="Tabela1.A2" office:value-type="string">
              <text:p text:style-name="P5">corner</text:p>
            </table:table-cell>
            <table:table-cell table:style-name="Tabela1.B783" office:value-type="string">
              <text:p text:style-name="P2">córnâr</text:p>
            </table:table-cell>
            <table:table-cell table:style-name="Tabela1.C783" office:value-type="string">
              <text:p text:style-name="P2">esquina</text:p>
            </table:table-cell>
          </table:table-row>
          <table:table-row table:style-name="TableLine94914118630272">
            <table:table-cell table:style-name="Tabela1.A2" office:value-type="string">
              <text:p text:style-name="P5">party</text:p>
            </table:table-cell>
            <table:table-cell table:style-name="Tabela1.B784" office:value-type="string">
              <text:p text:style-name="P2">party</text:p>
            </table:table-cell>
            <table:table-cell table:style-name="Tabela1.C784" office:value-type="string">
              <text:p text:style-name="P2">partido, festa</text:p>
            </table:table-cell>
          </table:table-row>
          <table:table-row table:style-name="TableLine94914118632320">
            <table:table-cell table:style-name="Tabela1.A2" office:value-type="string">
              <text:p text:style-name="P5">supply</text:p>
            </table:table-cell>
            <table:table-cell table:style-name="Tabela1.B785" office:value-type="string">
              <text:p text:style-name="P2">sâplai</text:p>
            </table:table-cell>
            <table:table-cell table:style-name="Tabela1.C785" office:value-type="string">
              <text:p text:style-name="P2">suprir</text:p>
            </table:table-cell>
          </table:table-row>
          <table:table-row table:style-name="TableLine94914118634368">
            <table:table-cell table:style-name="Tabela1.A2" office:value-type="string">
              <text:p text:style-name="P5">bone</text:p>
            </table:table-cell>
            <table:table-cell table:style-name="Tabela1.B786" office:value-type="string">
              <text:p text:style-name="P2">boun</text:p>
            </table:table-cell>
            <table:table-cell table:style-name="Tabela1.C786" office:value-type="string">
              <text:p text:style-name="P2">osso</text:p>
            </table:table-cell>
          </table:table-row>
          <table:table-row table:style-name="TableLine94914118636416">
            <table:table-cell table:style-name="Tabela1.A2" office:value-type="string">
              <text:p text:style-name="P5">rail</text:p>
            </table:table-cell>
            <table:table-cell table:style-name="Tabela1.B787" office:value-type="string">
              <text:p text:style-name="P2">reil</text:p>
            </table:table-cell>
            <table:table-cell table:style-name="Tabela1.C787" office:value-type="string">
              <text:p text:style-name="P2">grade, trilho</text:p>
            </table:table-cell>
          </table:table-row>
          <table:table-row table:style-name="TableLine94914118638464">
            <table:table-cell table:style-name="Tabela1.A2" office:value-type="string">
              <text:p text:style-name="P5">imagine</text:p>
            </table:table-cell>
            <table:table-cell table:style-name="Tabela1.B788" office:value-type="string">
              <text:p text:style-name="P2">êmédjân</text:p>
            </table:table-cell>
            <table:table-cell table:style-name="Tabela1.C788" office:value-type="string">
              <text:p text:style-name="P2">imaginar</text:p>
            </table:table-cell>
          </table:table-row>
          <table:table-row table:style-name="TableLine94914118640512">
            <table:table-cell table:style-name="Tabela1.A2" office:value-type="string">
              <text:p text:style-name="P5">provide</text:p>
            </table:table-cell>
            <table:table-cell table:style-name="Tabela1.B789" office:value-type="string">
              <text:p text:style-name="P2">prâvaid</text:p>
            </table:table-cell>
            <table:table-cell table:style-name="Tabela1.C789" office:value-type="string">
              <text:p text:style-name="P2">fornecer</text:p>
            </table:table-cell>
          </table:table-row>
          <table:table-row table:style-name="TableLine94914118642560">
            <table:table-cell table:style-name="Tabela1.A2" office:value-type="string">
              <text:p text:style-name="P5">agree</text:p>
            </table:table-cell>
            <table:table-cell table:style-name="Tabela1.B790" office:value-type="string">
              <text:p text:style-name="P2">âgrii</text:p>
            </table:table-cell>
            <table:table-cell table:style-name="Tabela1.C790" office:value-type="string">
              <text:p text:style-name="P2">concordar</text:p>
            </table:table-cell>
          </table:table-row>
          <table:table-row table:style-name="TableLine94914118644608">
            <table:table-cell table:style-name="Tabela1.A2" office:value-type="string">
              <text:p text:style-name="P5">thus</text:p>
            </table:table-cell>
            <table:table-cell table:style-name="Tabela1.B791" office:value-type="string">
              <text:p text:style-name="P2">dhâs</text:p>
            </table:table-cell>
            <table:table-cell table:style-name="Tabela1.C791" office:value-type="string">
              <text:p text:style-name="P2">assim</text:p>
            </table:table-cell>
          </table:table-row>
          <table:table-row table:style-name="TableLine94914118646656">
            <table:table-cell table:style-name="Tabela1.A2" office:value-type="string">
              <text:p text:style-name="P5">capital</text:p>
            </table:table-cell>
            <table:table-cell table:style-name="Tabela1.B792" office:value-type="string">
              <text:p text:style-name="P2">képêtâl</text:p>
            </table:table-cell>
            <table:table-cell table:style-name="Tabela1.C792" office:value-type="string">
              <text:p text:style-name="P2">capital</text:p>
            </table:table-cell>
          </table:table-row>
          <table:table-row table:style-name="TableLine94914118648704">
            <table:table-cell table:style-name="Tabela1.A2" office:value-type="string">
              <text:p text:style-name="P5">won’t</text:p>
            </table:table-cell>
            <table:table-cell table:style-name="Tabela1.B793" office:value-type="string">
              <text:p text:style-name="P2">uount</text:p>
            </table:table-cell>
            <table:table-cell table:style-name="Tabela1.C793" office:value-type="string">
              <text:p text:style-name="P2">não-vai</text:p>
            </table:table-cell>
          </table:table-row>
          <table:table-row table:style-name="TableLine94914118650752">
            <table:table-cell table:style-name="Tabela1.A2" office:value-type="string">
              <text:p text:style-name="P5">chair</text:p>
            </table:table-cell>
            <table:table-cell table:style-name="Tabela1.B794" office:value-type="string">
              <text:p text:style-name="P2">tchér</text:p>
            </table:table-cell>
            <table:table-cell table:style-name="Tabela1.C794" office:value-type="string">
              <text:p text:style-name="P2">cadeira</text:p>
            </table:table-cell>
          </table:table-row>
          <table:table-row table:style-name="TableLine94914118652800">
            <table:table-cell table:style-name="Tabela1.A2" office:value-type="string">
              <text:p text:style-name="P5">danger</text:p>
            </table:table-cell>
            <table:table-cell table:style-name="Tabela1.B795" office:value-type="string">
              <text:p text:style-name="P2">deindjâr</text:p>
            </table:table-cell>
            <table:table-cell table:style-name="Tabela1.C795" office:value-type="string">
              <text:p text:style-name="P2">perigo</text:p>
            </table:table-cell>
          </table:table-row>
          <table:table-row table:style-name="TableLine94914118654848">
            <table:table-cell table:style-name="Tabela1.A2" office:value-type="string">
              <text:p text:style-name="P5">fruit</text:p>
            </table:table-cell>
            <table:table-cell table:style-name="Tabela1.B796" office:value-type="string">
              <text:p text:style-name="P2">fruut</text:p>
            </table:table-cell>
            <table:table-cell table:style-name="Tabela1.C796" office:value-type="string">
              <text:p text:style-name="P2">fruta</text:p>
            </table:table-cell>
          </table:table-row>
          <table:table-row table:style-name="TableLine94914118656896">
            <table:table-cell table:style-name="Tabela1.A2" office:value-type="string">
              <text:p text:style-name="P5">rich</text:p>
            </table:table-cell>
            <table:table-cell table:style-name="Tabela1.B797" office:value-type="string">
              <text:p text:style-name="P2">rêtch</text:p>
            </table:table-cell>
            <table:table-cell table:style-name="Tabela1.C797" office:value-type="string">
              <text:p text:style-name="P2">rico</text:p>
            </table:table-cell>
          </table:table-row>
          <table:table-row table:style-name="TableLine94914118658944">
            <table:table-cell table:style-name="Tabela1.A2" office:value-type="string">
              <text:p text:style-name="P5">thick</text:p>
            </table:table-cell>
            <table:table-cell table:style-name="Tabela1.B798" office:value-type="string">
              <text:p text:style-name="P2">thêk</text:p>
            </table:table-cell>
            <table:table-cell table:style-name="Tabela1.C798" office:value-type="string">
              <text:p text:style-name="P2">grosso</text:p>
            </table:table-cell>
          </table:table-row>
          <table:table-row table:style-name="TableLine94914118660992">
            <table:table-cell table:style-name="Tabela1.A2" office:value-type="string">
              <text:p text:style-name="P5">soldier</text:p>
            </table:table-cell>
            <table:table-cell table:style-name="Tabela1.B799" office:value-type="string">
              <text:p text:style-name="P2">souldjãr</text:p>
            </table:table-cell>
            <table:table-cell table:style-name="Tabela1.C799" office:value-type="string">
              <text:p text:style-name="P2">soldado</text:p>
            </table:table-cell>
          </table:table-row>
          <table:table-row table:style-name="TableLine94914118663040">
            <table:table-cell table:style-name="Tabela1.A2" office:value-type="string">
              <text:p text:style-name="P5">process</text:p>
            </table:table-cell>
            <table:table-cell table:style-name="Tabela1.B800" office:value-type="string">
              <text:p text:style-name="P2">prouces</text:p>
            </table:table-cell>
            <table:table-cell table:style-name="Tabela1.C800" office:value-type="string">
              <text:p text:style-name="P2">processo</text:p>
            </table:table-cell>
          </table:table-row>
          <table:table-row table:style-name="TableLine94914118665088">
            <table:table-cell table:style-name="Tabela1.A2" office:value-type="string">
              <text:p text:style-name="P5">operate</text:p>
            </table:table-cell>
            <table:table-cell table:style-name="Tabela1.B801" office:value-type="string">
              <text:p text:style-name="P2">apâreit</text:p>
            </table:table-cell>
            <table:table-cell table:style-name="Tabela1.C801" office:value-type="string">
              <text:p text:style-name="P2">operar</text:p>
            </table:table-cell>
          </table:table-row>
          <table:table-row table:style-name="TableLine94914118667136">
            <table:table-cell table:style-name="Tabela1.A2" office:value-type="string">
              <text:p text:style-name="P5">guess</text:p>
            </table:table-cell>
            <table:table-cell table:style-name="Tabela1.B802" office:value-type="string">
              <text:p text:style-name="P2">ghes</text:p>
            </table:table-cell>
            <table:table-cell table:style-name="Tabela1.C802" office:value-type="string">
              <text:p text:style-name="P2">adivinhar</text:p>
            </table:table-cell>
          </table:table-row>
          <table:table-row table:style-name="TableLine94914118669184">
            <table:table-cell table:style-name="Tabela1.A2" office:value-type="string">
              <text:p text:style-name="P5">necessary</text:p>
            </table:table-cell>
            <table:table-cell table:style-name="Tabela1.B803" office:value-type="string">
              <text:p text:style-name="P2">nesâséri</text:p>
            </table:table-cell>
            <table:table-cell table:style-name="Tabela1.C803" office:value-type="string">
              <text:p text:style-name="P2">necessário</text:p>
            </table:table-cell>
          </table:table-row>
          <table:table-row table:style-name="TableLine94914118671232">
            <table:table-cell table:style-name="Tabela1.A2" office:value-type="string">
              <text:p text:style-name="P5">sharp</text:p>
            </table:table-cell>
            <table:table-cell table:style-name="Tabela1.B804" office:value-type="string">
              <text:p text:style-name="P2">sharp</text:p>
            </table:table-cell>
            <table:table-cell table:style-name="Tabela1.C804" office:value-type="string">
              <text:p text:style-name="P2">agudo, sustenido</text:p>
            </table:table-cell>
          </table:table-row>
          <table:table-row table:style-name="TableLine94914118673280">
            <table:table-cell table:style-name="Tabela1.A2" office:value-type="string">
              <text:p text:style-name="P5">wing</text:p>
            </table:table-cell>
            <table:table-cell table:style-name="Tabela1.B805" office:value-type="string">
              <text:p text:style-name="P2">uêng</text:p>
            </table:table-cell>
            <table:table-cell table:style-name="Tabela1.C805" office:value-type="string">
              <text:p text:style-name="P2">asa</text:p>
            </table:table-cell>
          </table:table-row>
          <table:table-row table:style-name="TableLine94914118675328">
            <table:table-cell table:style-name="Tabela1.A2" office:value-type="string">
              <text:p text:style-name="P5">create</text:p>
            </table:table-cell>
            <table:table-cell table:style-name="Tabela1.B806" office:value-type="string">
              <text:p text:style-name="P2">crieit</text:p>
            </table:table-cell>
            <table:table-cell table:style-name="Tabela1.C806" office:value-type="string">
              <text:p text:style-name="P2">criar</text:p>
            </table:table-cell>
          </table:table-row>
          <table:table-row table:style-name="TableLine94914118677376">
            <table:table-cell table:style-name="Tabela1.A2" office:value-type="string">
              <text:p text:style-name="P5">neighbor</text:p>
            </table:table-cell>
            <table:table-cell table:style-name="Tabela1.B807" office:value-type="string">
              <text:p text:style-name="P2">neibâr</text:p>
            </table:table-cell>
            <table:table-cell table:style-name="Tabela1.C807" office:value-type="string">
              <text:p text:style-name="P2">vizinho</text:p>
            </table:table-cell>
          </table:table-row>
          <table:table-row table:style-name="TableLine94914118679424">
            <table:table-cell table:style-name="Tabela1.A2" office:value-type="string">
              <text:p text:style-name="P5">wash</text:p>
            </table:table-cell>
            <table:table-cell table:style-name="Tabela1.B808" office:value-type="string">
              <text:p text:style-name="P2">uósh</text:p>
            </table:table-cell>
            <table:table-cell table:style-name="Tabela1.C808" office:value-type="string">
              <text:p text:style-name="P2">lavar</text:p>
            </table:table-cell>
          </table:table-row>
          <table:table-row table:style-name="TableLine94914118681472">
            <table:table-cell table:style-name="Tabela1.A2" office:value-type="string">
              <text:p text:style-name="P5">bat</text:p>
            </table:table-cell>
            <table:table-cell table:style-name="Tabela1.B809" office:value-type="string">
              <text:p text:style-name="P2">bét</text:p>
            </table:table-cell>
            <table:table-cell table:style-name="Tabela1.C809" office:value-type="string">
              <text:p text:style-name="P2">morcego, bastão</text:p>
            </table:table-cell>
          </table:table-row>
          <table:table-row table:style-name="TableLine94914118683520">
            <table:table-cell table:style-name="Tabela1.A2" office:value-type="string">
              <text:p text:style-name="P5">rather</text:p>
            </table:table-cell>
            <table:table-cell table:style-name="Tabela1.B810" office:value-type="string">
              <text:p text:style-name="P2">raadhâr</text:p>
            </table:table-cell>
            <table:table-cell table:style-name="Tabela1.C810" office:value-type="string">
              <text:p text:style-name="P2">de-preferência</text:p>
            </table:table-cell>
          </table:table-row>
          <table:table-row table:style-name="TableLine94914118685568">
            <table:table-cell table:style-name="Tabela1.A2" office:value-type="string">
              <text:p text:style-name="P5">crowd</text:p>
            </table:table-cell>
            <table:table-cell table:style-name="Tabela1.B811" office:value-type="string">
              <text:p text:style-name="P2">craud</text:p>
            </table:table-cell>
            <table:table-cell table:style-name="Tabela1.C811" office:value-type="string">
              <text:p text:style-name="P2">multidão</text:p>
            </table:table-cell>
          </table:table-row>
          <table:table-row table:style-name="TableLine94914118687616">
            <table:table-cell table:style-name="Tabela1.A2" office:value-type="string">
              <text:p text:style-name="P5">corn</text:p>
            </table:table-cell>
            <table:table-cell table:style-name="Tabela1.B812" office:value-type="string">
              <text:p text:style-name="P2">córn</text:p>
            </table:table-cell>
            <table:table-cell table:style-name="Tabela1.C812" office:value-type="string">
              <text:p text:style-name="P2">milho</text:p>
            </table:table-cell>
          </table:table-row>
          <table:table-row table:style-name="TableLine94914118689664">
            <table:table-cell table:style-name="Tabela1.A2" office:value-type="string">
              <text:p text:style-name="P5">compare</text:p>
            </table:table-cell>
            <table:table-cell table:style-name="Tabela1.B813" office:value-type="string">
              <text:p text:style-name="P2">câmpér</text:p>
            </table:table-cell>
            <table:table-cell table:style-name="Tabela1.C813" office:value-type="string">
              <text:p text:style-name="P2">comparar</text:p>
            </table:table-cell>
          </table:table-row>
          <table:table-row table:style-name="TableLine94914118691712">
            <table:table-cell table:style-name="Tabela1.A2" office:value-type="string">
              <text:p text:style-name="P5">poem</text:p>
            </table:table-cell>
            <table:table-cell table:style-name="Tabela1.B814" office:value-type="string">
              <text:p text:style-name="P2">pouêm</text:p>
            </table:table-cell>
            <table:table-cell table:style-name="Tabela1.C814" office:value-type="string">
              <text:p text:style-name="P2">poema</text:p>
            </table:table-cell>
          </table:table-row>
          <table:table-row table:style-name="TableLine94914118693760">
            <table:table-cell table:style-name="Tabela1.A2" office:value-type="string">
              <text:p text:style-name="P5">string</text:p>
            </table:table-cell>
            <table:table-cell table:style-name="Tabela1.B815" office:value-type="string">
              <text:p text:style-name="P2">strêng</text:p>
            </table:table-cell>
            <table:table-cell table:style-name="Tabela1.C815" office:value-type="string">
              <text:p text:style-name="P2">corda</text:p>
            </table:table-cell>
          </table:table-row>
          <table:table-row table:style-name="TableLine94914118695808">
            <table:table-cell table:style-name="Tabela1.A2" office:value-type="string">
              <text:p text:style-name="P5">bell</text:p>
            </table:table-cell>
            <table:table-cell table:style-name="Tabela1.B816" office:value-type="string">
              <text:p text:style-name="P2">beól</text:p>
            </table:table-cell>
            <table:table-cell table:style-name="Tabela1.C816" office:value-type="string">
              <text:p text:style-name="P2">sino</text:p>
            </table:table-cell>
          </table:table-row>
          <table:table-row table:style-name="TableLine94914118697856">
            <table:table-cell table:style-name="Tabela1.A2" office:value-type="string">
              <text:p text:style-name="P5">depend</text:p>
            </table:table-cell>
            <table:table-cell table:style-name="Tabela1.B817" office:value-type="string">
              <text:p text:style-name="P2">dêpend</text:p>
            </table:table-cell>
            <table:table-cell table:style-name="Tabela1.C817" office:value-type="string">
              <text:p text:style-name="P2">depender</text:p>
            </table:table-cell>
          </table:table-row>
          <table:table-row table:style-name="TableLine94914118699904">
            <table:table-cell table:style-name="Tabela1.A2" office:value-type="string">
              <text:p text:style-name="P5">meat</text:p>
            </table:table-cell>
            <table:table-cell table:style-name="Tabela1.B818" office:value-type="string">
              <text:p text:style-name="P2">miit</text:p>
            </table:table-cell>
            <table:table-cell table:style-name="Tabela1.C818" office:value-type="string">
              <text:p text:style-name="P2">carne</text:p>
            </table:table-cell>
          </table:table-row>
          <table:table-row table:style-name="TableLine94914118701952">
            <table:table-cell table:style-name="Tabela1.A2" office:value-type="string">
              <text:p text:style-name="P5">rub</text:p>
            </table:table-cell>
            <table:table-cell table:style-name="Tabela1.B819" office:value-type="string">
              <text:p text:style-name="P2">râb</text:p>
            </table:table-cell>
            <table:table-cell table:style-name="Tabela1.C819" office:value-type="string">
              <text:p text:style-name="P2">esfregar</text:p>
            </table:table-cell>
          </table:table-row>
          <table:table-row table:style-name="TableLine94914118704000">
            <table:table-cell table:style-name="Tabela1.A2" office:value-type="string">
              <text:p text:style-name="P5">tube</text:p>
            </table:table-cell>
            <table:table-cell table:style-name="Tabela1.B820" office:value-type="string">
              <text:p text:style-name="P2">tuub</text:p>
            </table:table-cell>
            <table:table-cell table:style-name="Tabela1.C820" office:value-type="string">
              <text:p text:style-name="P2">tubo, tv</text:p>
            </table:table-cell>
          </table:table-row>
          <table:table-row table:style-name="TableLine94914118706048">
            <table:table-cell table:style-name="Tabela1.A2" office:value-type="string">
              <text:p text:style-name="P5">famous</text:p>
            </table:table-cell>
            <table:table-cell table:style-name="Tabela1.B821" office:value-type="string">
              <text:p text:style-name="P2">feimâs</text:p>
            </table:table-cell>
            <table:table-cell table:style-name="Tabela1.C821" office:value-type="string">
              <text:p text:style-name="P2">famoso</text:p>
            </table:table-cell>
          </table:table-row>
          <table:table-row table:style-name="TableLine94914118708096">
            <table:table-cell table:style-name="Tabela1.A2" office:value-type="string">
              <text:p text:style-name="P5">stream</text:p>
            </table:table-cell>
            <table:table-cell table:style-name="Tabela1.B822" office:value-type="string">
              <text:p text:style-name="P2">striim</text:p>
            </table:table-cell>
            <table:table-cell table:style-name="Tabela1.C822" office:value-type="string">
              <text:p text:style-name="P2">corrente</text:p>
            </table:table-cell>
          </table:table-row>
          <table:table-row table:style-name="TableLine94914118710144">
            <table:table-cell table:style-name="Tabela1.A2" office:value-type="string">
              <text:p text:style-name="P5">fear</text:p>
            </table:table-cell>
            <table:table-cell table:style-name="Tabela1.B823" office:value-type="string">
              <text:p text:style-name="P2">fiir</text:p>
            </table:table-cell>
            <table:table-cell table:style-name="Tabela1.C823" office:value-type="string">
              <text:p text:style-name="P2">medo, temer</text:p>
            </table:table-cell>
          </table:table-row>
          <table:table-row table:style-name="TableLine94914118712192">
            <table:table-cell table:style-name="Tabela1.A2" office:value-type="string">
              <text:p text:style-name="P5">thin</text:p>
            </table:table-cell>
            <table:table-cell table:style-name="Tabela1.B824" office:value-type="string">
              <text:p text:style-name="P2">thên</text:p>
            </table:table-cell>
            <table:table-cell table:style-name="Tabela1.C824" office:value-type="string">
              <text:p text:style-name="P2">fino, magro</text:p>
            </table:table-cell>
          </table:table-row>
          <table:table-row table:style-name="TableLine94914118714240">
            <table:table-cell table:style-name="Tabela1.A2" office:value-type="string">
              <text:p text:style-name="P5">triangle</text:p>
            </table:table-cell>
            <table:table-cell table:style-name="Tabela1.B825" office:value-type="string">
              <text:p text:style-name="P2">traiéngâl</text:p>
            </table:table-cell>
            <table:table-cell table:style-name="Tabela1.C825" office:value-type="string">
              <text:p text:style-name="P2">triângulo</text:p>
            </table:table-cell>
          </table:table-row>
          <table:table-row table:style-name="TableLine94914118716288">
            <table:table-cell table:style-name="Tabela1.A2" office:value-type="string">
              <text:p text:style-name="P5">planet</text:p>
            </table:table-cell>
            <table:table-cell table:style-name="Tabela1.B826" office:value-type="string">
              <text:p text:style-name="P2">plénât</text:p>
            </table:table-cell>
            <table:table-cell table:style-name="Tabela1.C826" office:value-type="string">
              <text:p text:style-name="P2">planeta</text:p>
            </table:table-cell>
          </table:table-row>
          <table:table-row table:style-name="TableLine94914118718336">
            <table:table-cell table:style-name="Tabela1.A2" office:value-type="string">
              <text:p text:style-name="P5">hurry</text:p>
            </table:table-cell>
            <table:table-cell table:style-name="Tabela1.B827" office:value-type="string">
              <text:p text:style-name="P2">rrâri</text:p>
            </table:table-cell>
            <table:table-cell table:style-name="Tabela1.C827" office:value-type="string">
              <text:p text:style-name="P2">pressa</text:p>
            </table:table-cell>
          </table:table-row>
          <table:table-row table:style-name="TableLine94914118720384">
            <table:table-cell table:style-name="Tabela1.A2" office:value-type="string">
              <text:p text:style-name="P5">chief</text:p>
            </table:table-cell>
            <table:table-cell table:style-name="Tabela1.B828" office:value-type="string">
              <text:p text:style-name="P2">chiif</text:p>
            </table:table-cell>
            <table:table-cell table:style-name="Tabela1.C828" office:value-type="string">
              <text:p text:style-name="P2">chefe</text:p>
            </table:table-cell>
          </table:table-row>
          <table:table-row table:style-name="TableLine94914118722432">
            <table:table-cell table:style-name="Tabela1.A2" office:value-type="string">
              <text:p text:style-name="P5">clock</text:p>
            </table:table-cell>
            <table:table-cell table:style-name="Tabela1.B829" office:value-type="string">
              <text:p text:style-name="P2">clak</text:p>
            </table:table-cell>
            <table:table-cell table:style-name="Tabela1.C829" office:value-type="string">
              <text:p text:style-name="P2">relógio</text:p>
            </table:table-cell>
          </table:table-row>
          <table:table-row table:style-name="TableLine94914118724480">
            <table:table-cell table:style-name="Tabela1.A2" office:value-type="string">
              <text:p text:style-name="P5">mine</text:p>
            </table:table-cell>
            <table:table-cell table:style-name="Tabela1.B830" office:value-type="string">
              <text:p text:style-name="P2">main</text:p>
            </table:table-cell>
            <table:table-cell table:style-name="Tabela1.C830" office:value-type="string">
              <text:p text:style-name="P2">meu, mina</text:p>
            </table:table-cell>
          </table:table-row>
          <table:table-row table:style-name="TableLine94914118726528">
            <table:table-cell table:style-name="Tabela1.A2" office:value-type="string">
              <text:p text:style-name="P5">tie</text:p>
            </table:table-cell>
            <table:table-cell table:style-name="Tabela1.B831" office:value-type="string">
              <text:p text:style-name="P2">tai</text:p>
            </table:table-cell>
            <table:table-cell table:style-name="Tabela1.C831" office:value-type="string">
              <text:p text:style-name="P2">amarrar</text:p>
            </table:table-cell>
          </table:table-row>
          <table:table-row table:style-name="TableLine94914118728576">
            <table:table-cell table:style-name="Tabela1.A2" office:value-type="string">
              <text:p text:style-name="P5">enter</text:p>
            </table:table-cell>
            <table:table-cell table:style-name="Tabela1.B832" office:value-type="string">
              <text:p text:style-name="P2">enttâr</text:p>
            </table:table-cell>
            <table:table-cell table:style-name="Tabela1.C832" office:value-type="string">
              <text:p text:style-name="P2">entrar</text:p>
            </table:table-cell>
          </table:table-row>
          <table:table-row table:style-name="TableLine94914118730624">
            <table:table-cell table:style-name="Tabela1.A2" office:value-type="string">
              <text:p text:style-name="P5">major</text:p>
            </table:table-cell>
            <table:table-cell table:style-name="Tabela1.B833" office:value-type="string">
              <text:p text:style-name="P2">meidjâr</text:p>
            </table:table-cell>
            <table:table-cell table:style-name="Tabela1.C833" office:value-type="string">
              <text:p text:style-name="P2">maior, major</text:p>
            </table:table-cell>
          </table:table-row>
          <table:table-row table:style-name="TableLine94914118732672">
            <table:table-cell table:style-name="Tabela1.A2" office:value-type="string">
              <text:p text:style-name="P5">fresh</text:p>
            </table:table-cell>
            <table:table-cell table:style-name="Tabela1.B834" office:value-type="string">
              <text:p text:style-name="P2">fresh</text:p>
            </table:table-cell>
            <table:table-cell table:style-name="Tabela1.C834" office:value-type="string">
              <text:p text:style-name="P2">fresco</text:p>
            </table:table-cell>
          </table:table-row>
          <table:table-row table:style-name="TableLine94914118734720">
            <table:table-cell table:style-name="Tabela1.A2" office:value-type="string">
              <text:p text:style-name="P5">search</text:p>
            </table:table-cell>
            <table:table-cell table:style-name="Tabela1.B835" office:value-type="string">
              <text:p text:style-name="P2">sârtch</text:p>
            </table:table-cell>
            <table:table-cell table:style-name="Tabela1.C835" office:value-type="string">
              <text:p text:style-name="P2">buscar</text:p>
            </table:table-cell>
          </table:table-row>
          <table:table-row table:style-name="TableLine94914118736768">
            <table:table-cell table:style-name="Tabela1.A2" office:value-type="string">
              <text:p text:style-name="P5">send</text:p>
            </table:table-cell>
            <table:table-cell table:style-name="Tabela1.B836" office:value-type="string">
              <text:p text:style-name="P2">send</text:p>
            </table:table-cell>
            <table:table-cell table:style-name="Tabela1.C836" office:value-type="string">
              <text:p text:style-name="P2">enviar</text:p>
            </table:table-cell>
          </table:table-row>
          <table:table-row table:style-name="TableLine94914118738816">
            <table:table-cell table:style-name="Tabela1.A2" office:value-type="string">
              <text:p text:style-name="P5">yellow</text:p>
            </table:table-cell>
            <table:table-cell table:style-name="Tabela1.B837" office:value-type="string">
              <text:p text:style-name="P2">yelou</text:p>
            </table:table-cell>
            <table:table-cell table:style-name="Tabela1.C837" office:value-type="string">
              <text:p text:style-name="P2">amarelo</text:p>
            </table:table-cell>
          </table:table-row>
          <table:table-row table:style-name="TableLine94914118740864">
            <table:table-cell table:style-name="Tabela1.A2" office:value-type="string">
              <text:p text:style-name="P5">gun</text:p>
            </table:table-cell>
            <table:table-cell table:style-name="Tabela1.B838" office:value-type="string">
              <text:p text:style-name="P2">gân</text:p>
            </table:table-cell>
            <table:table-cell table:style-name="Tabela1.C838" office:value-type="string">
              <text:p text:style-name="P2">arma</text:p>
            </table:table-cell>
          </table:table-row>
          <table:table-row table:style-name="TableLine94914118742912">
            <table:table-cell table:style-name="Tabela1.A2" office:value-type="string">
              <text:p text:style-name="P5">rose</text:p>
            </table:table-cell>
            <table:table-cell table:style-name="Tabela1.B839" office:value-type="string">
              <text:p text:style-name="P2">rouz</text:p>
            </table:table-cell>
            <table:table-cell table:style-name="Tabela1.C839" office:value-type="string">
              <text:p text:style-name="P2">rosa, levantado</text:p>
            </table:table-cell>
          </table:table-row>
          <table:table-row table:style-name="TableLine94914118744960">
            <table:table-cell table:style-name="Tabela1.A2" office:value-type="string">
              <text:p text:style-name="P5">allow</text:p>
            </table:table-cell>
            <table:table-cell table:style-name="Tabela1.B840" office:value-type="string">
              <text:p text:style-name="P2">âlau</text:p>
            </table:table-cell>
            <table:table-cell table:style-name="Tabela1.C840" office:value-type="string">
              <text:p text:style-name="P2">permitir</text:p>
            </table:table-cell>
          </table:table-row>
          <table:table-row table:style-name="TableLine94914118747008">
            <table:table-cell table:style-name="Tabela1.A2" office:value-type="string">
              <text:p text:style-name="P5">print</text:p>
            </table:table-cell>
            <table:table-cell table:style-name="Tabela1.B841" office:value-type="string">
              <text:p text:style-name="P2">prênt</text:p>
            </table:table-cell>
            <table:table-cell table:style-name="Tabela1.C841" office:value-type="string">
              <text:p text:style-name="P2">imprimir</text:p>
            </table:table-cell>
          </table:table-row>
          <table:table-row table:style-name="TableLine94914118749056">
            <table:table-cell table:style-name="Tabela1.A2" office:value-type="string">
              <text:p text:style-name="P5">dead</text:p>
            </table:table-cell>
            <table:table-cell table:style-name="Tabela1.B842" office:value-type="string">
              <text:p text:style-name="P2">ded</text:p>
            </table:table-cell>
            <table:table-cell table:style-name="Tabela1.C842" office:value-type="string">
              <text:p text:style-name="P2">morto</text:p>
            </table:table-cell>
          </table:table-row>
          <table:table-row table:style-name="TableLine94914118751104">
            <table:table-cell table:style-name="Tabela1.A2" office:value-type="string">
              <text:p text:style-name="P5">spot</text:p>
            </table:table-cell>
            <table:table-cell table:style-name="Tabela1.B843" office:value-type="string">
              <text:p text:style-name="P2">spat</text:p>
            </table:table-cell>
            <table:table-cell table:style-name="Tabela1.C843" office:value-type="string">
              <text:p text:style-name="P2">ponto</text:p>
            </table:table-cell>
          </table:table-row>
          <table:table-row table:style-name="TableLine94914118753152">
            <table:table-cell table:style-name="Tabela1.A2" office:value-type="string">
              <text:p text:style-name="P5">desert</text:p>
            </table:table-cell>
            <table:table-cell table:style-name="Tabela1.B844" office:value-type="string">
              <text:p text:style-name="P2">dêzârt</text:p>
            </table:table-cell>
            <table:table-cell table:style-name="Tabela1.C844" office:value-type="string">
              <text:p text:style-name="P2">deserto</text:p>
            </table:table-cell>
          </table:table-row>
          <table:table-row table:style-name="TableLine94914118755200">
            <table:table-cell table:style-name="Tabela1.A2" office:value-type="string">
              <text:p text:style-name="P5">suit</text:p>
            </table:table-cell>
            <table:table-cell table:style-name="Tabela1.B845" office:value-type="string">
              <text:p text:style-name="P2">suut</text:p>
            </table:table-cell>
            <table:table-cell table:style-name="Tabela1.C845" office:value-type="string">
              <text:p text:style-name="P2">terno</text:p>
            </table:table-cell>
          </table:table-row>
          <table:table-row table:style-name="TableLine94914118757248">
            <table:table-cell table:style-name="Tabela1.A2" office:value-type="string">
              <text:p text:style-name="P5">current</text:p>
            </table:table-cell>
            <table:table-cell table:style-name="Tabela1.B846" office:value-type="string">
              <text:p text:style-name="P2">cârânt</text:p>
            </table:table-cell>
            <table:table-cell table:style-name="Tabela1.C846" office:value-type="string">
              <text:p text:style-name="P2">atual</text:p>
            </table:table-cell>
          </table:table-row>
          <table:table-row table:style-name="TableLine94914118759296">
            <table:table-cell table:style-name="Tabela1.A2" office:value-type="string">
              <text:p text:style-name="P5">lift</text:p>
            </table:table-cell>
            <table:table-cell table:style-name="Tabela1.B847" office:value-type="string">
              <text:p text:style-name="P2">lêft</text:p>
            </table:table-cell>
            <table:table-cell table:style-name="Tabela1.C847" office:value-type="string">
              <text:p text:style-name="P2">levantar</text:p>
            </table:table-cell>
          </table:table-row>
          <table:table-row table:style-name="TableLine94914118761344">
            <table:table-cell table:style-name="Tabela1.A2" office:value-type="string">
              <text:p text:style-name="P5">continue</text:p>
            </table:table-cell>
            <table:table-cell table:style-name="Tabela1.B848" office:value-type="string">
              <text:p text:style-name="P2">cântêniu</text:p>
            </table:table-cell>
            <table:table-cell table:style-name="Tabela1.C848" office:value-type="string">
              <text:p text:style-name="P2">continuar</text:p>
            </table:table-cell>
          </table:table-row>
          <table:table-row table:style-name="TableLine94914118763392">
            <table:table-cell table:style-name="Tabela1.A2" office:value-type="string">
              <text:p text:style-name="P5">block</text:p>
            </table:table-cell>
            <table:table-cell table:style-name="Tabela1.B849" office:value-type="string">
              <text:p text:style-name="P2">blak</text:p>
            </table:table-cell>
            <table:table-cell table:style-name="Tabela1.C849" office:value-type="string">
              <text:p text:style-name="P2">bloco</text:p>
            </table:table-cell>
          </table:table-row>
          <table:table-row table:style-name="TableLine94914118765440">
            <table:table-cell table:style-name="Tabela1.A2" office:value-type="string">
              <text:p text:style-name="P5">chart</text:p>
            </table:table-cell>
            <table:table-cell table:style-name="Tabela1.B850" office:value-type="string">
              <text:p text:style-name="P2">tchart</text:p>
            </table:table-cell>
            <table:table-cell table:style-name="Tabela1.C850" office:value-type="string">
              <text:p text:style-name="P2">gráfico</text:p>
            </table:table-cell>
          </table:table-row>
          <table:table-row table:style-name="TableLine94914118767488">
            <table:table-cell table:style-name="Tabela1.A2" office:value-type="string">
              <text:p text:style-name="P5">hat</text:p>
            </table:table-cell>
            <table:table-cell table:style-name="Tabela1.B851" office:value-type="string">
              <text:p text:style-name="P2">rrét</text:p>
            </table:table-cell>
            <table:table-cell table:style-name="Tabela1.C851" office:value-type="string">
              <text:p text:style-name="P2">chapéu</text:p>
            </table:table-cell>
          </table:table-row>
          <table:table-row table:style-name="TableLine94914118769536">
            <table:table-cell table:style-name="Tabela1.A2" office:value-type="string">
              <text:p text:style-name="P5">sell</text:p>
            </table:table-cell>
            <table:table-cell table:style-name="Tabela1.B852" office:value-type="string">
              <text:p text:style-name="P2">sel</text:p>
            </table:table-cell>
            <table:table-cell table:style-name="Tabela1.C852" office:value-type="string">
              <text:p text:style-name="P2">vender</text:p>
            </table:table-cell>
          </table:table-row>
          <table:table-row table:style-name="TableLine94914118771584">
            <table:table-cell table:style-name="Tabela1.A2" office:value-type="string">
              <text:p text:style-name="P5">success</text:p>
            </table:table-cell>
            <table:table-cell table:style-name="Tabela1.B853" office:value-type="string">
              <text:p text:style-name="P2">sâkses</text:p>
            </table:table-cell>
            <table:table-cell table:style-name="Tabela1.C853" office:value-type="string">
              <text:p text:style-name="P2">sucesso</text:p>
            </table:table-cell>
          </table:table-row>
          <table:table-row table:style-name="TableLine94914118773632">
            <table:table-cell table:style-name="Tabela1.A2" office:value-type="string">
              <text:p text:style-name="P5">company</text:p>
            </table:table-cell>
            <table:table-cell table:style-name="Tabela1.B854" office:value-type="string">
              <text:p text:style-name="P2">câmpâni</text:p>
            </table:table-cell>
            <table:table-cell table:style-name="Tabela1.C854" office:value-type="string">
              <text:p text:style-name="P2">companhia, empresa</text:p>
            </table:table-cell>
          </table:table-row>
          <table:table-row table:style-name="TableLine94914118775680">
            <table:table-cell table:style-name="Tabela1.A2" office:value-type="string">
              <text:p text:style-name="P5">subtract</text:p>
            </table:table-cell>
            <table:table-cell table:style-name="Tabela1.B855" office:value-type="string">
              <text:p text:style-name="P2">sâbtréct</text:p>
            </table:table-cell>
            <table:table-cell table:style-name="Tabela1.C855" office:value-type="string">
              <text:p text:style-name="P2">subtrair</text:p>
            </table:table-cell>
          </table:table-row>
          <table:table-row table:style-name="TableLine94914118777728">
            <table:table-cell table:style-name="Tabela1.A2" office:value-type="string">
              <text:p text:style-name="P5">event</text:p>
            </table:table-cell>
            <table:table-cell table:style-name="Tabela1.B856" office:value-type="string">
              <text:p text:style-name="P2">ivent</text:p>
            </table:table-cell>
            <table:table-cell table:style-name="Tabela1.C856" office:value-type="string">
              <text:p text:style-name="P2">evento</text:p>
            </table:table-cell>
          </table:table-row>
          <table:table-row table:style-name="TableLine94914118779776">
            <table:table-cell table:style-name="Tabela1.A2" office:value-type="string">
              <text:p text:style-name="P5">particular</text:p>
            </table:table-cell>
            <table:table-cell table:style-name="Tabela1.B857" office:value-type="string">
              <text:p text:style-name="P2">partêkiâlar</text:p>
            </table:table-cell>
            <table:table-cell table:style-name="Tabela1.C857" office:value-type="string">
              <text:p text:style-name="P2">especial</text:p>
            </table:table-cell>
          </table:table-row>
          <table:table-row table:style-name="TableLine94914118781824">
            <table:table-cell table:style-name="Tabela1.A2" office:value-type="string">
              <text:p text:style-name="P5">deal</text:p>
            </table:table-cell>
            <table:table-cell table:style-name="Tabela1.B858" office:value-type="string">
              <text:p text:style-name="P2">diil</text:p>
            </table:table-cell>
            <table:table-cell table:style-name="Tabela1.C858" office:value-type="string">
              <text:p text:style-name="P2">negócio</text:p>
            </table:table-cell>
          </table:table-row>
          <table:table-row table:style-name="TableLine94914118783872">
            <table:table-cell table:style-name="Tabela1.A2" office:value-type="string">
              <text:p text:style-name="P5">term</text:p>
            </table:table-cell>
            <table:table-cell table:style-name="Tabela1.B859" office:value-type="string">
              <text:p text:style-name="P2">târm</text:p>
            </table:table-cell>
            <table:table-cell table:style-name="Tabela1.C859" office:value-type="string">
              <text:p text:style-name="P2">termo, período</text:p>
            </table:table-cell>
          </table:table-row>
          <table:table-row table:style-name="TableLine94914118785920">
            <table:table-cell table:style-name="Tabela1.A2" office:value-type="string">
              <text:p text:style-name="P5">opposite</text:p>
            </table:table-cell>
            <table:table-cell table:style-name="Tabela1.B860" office:value-type="string">
              <text:p text:style-name="P2">apâzât</text:p>
            </table:table-cell>
            <table:table-cell table:style-name="Tabela1.C860" office:value-type="string">
              <text:p text:style-name="P2">oposto</text:p>
            </table:table-cell>
          </table:table-row>
          <table:table-row table:style-name="TableLine94914118787968">
            <table:table-cell table:style-name="Tabela1.A2" office:value-type="string">
              <text:p text:style-name="P5">wife</text:p>
            </table:table-cell>
            <table:table-cell table:style-name="Tabela1.B861" office:value-type="string">
              <text:p text:style-name="P2">uaif</text:p>
            </table:table-cell>
            <table:table-cell table:style-name="Tabela1.C861" office:value-type="string">
              <text:p text:style-name="P2">esposa</text:p>
            </table:table-cell>
          </table:table-row>
          <table:table-row table:style-name="TableLine94914118790016">
            <table:table-cell table:style-name="Tabela1.A2" office:value-type="string">
              <text:p text:style-name="P5">shoe</text:p>
            </table:table-cell>
            <table:table-cell table:style-name="Tabela1.B862" office:value-type="string">
              <text:p text:style-name="P2">shuu</text:p>
            </table:table-cell>
            <table:table-cell table:style-name="Tabela1.C862" office:value-type="string">
              <text:p text:style-name="P2">sapato</text:p>
            </table:table-cell>
          </table:table-row>
          <table:table-row table:style-name="TableLine94914118792064">
            <table:table-cell table:style-name="Tabela1.A2" office:value-type="string">
              <text:p text:style-name="P5">shoulder</text:p>
            </table:table-cell>
            <table:table-cell table:style-name="Tabela1.B863" office:value-type="string">
              <text:p text:style-name="P2">shouldâr</text:p>
            </table:table-cell>
            <table:table-cell table:style-name="Tabela1.C863" office:value-type="string">
              <text:p text:style-name="P2">ombro</text:p>
            </table:table-cell>
          </table:table-row>
          <table:table-row table:style-name="TableLine94914118794112">
            <table:table-cell table:style-name="Tabela1.A2" office:value-type="string">
              <text:p text:style-name="P5">spread</text:p>
            </table:table-cell>
            <table:table-cell table:style-name="Tabela1.B864" office:value-type="string">
              <text:p text:style-name="P2">spred</text:p>
            </table:table-cell>
            <table:table-cell table:style-name="Tabela1.C864" office:value-type="string">
              <text:p text:style-name="P2">espalhar</text:p>
            </table:table-cell>
          </table:table-row>
          <text:soft-page-break/>
          <table:table-row table:style-name="TableLine94914118796160">
            <table:table-cell table:style-name="Tabela1.A2" office:value-type="string">
              <text:p text:style-name="P5">arrange</text:p>
            </table:table-cell>
            <table:table-cell table:style-name="Tabela1.B865" office:value-type="string">
              <text:p text:style-name="P2">âreindj</text:p>
            </table:table-cell>
            <table:table-cell table:style-name="Tabela1.C865" office:value-type="string">
              <text:p text:style-name="P2">arranjar</text:p>
            </table:table-cell>
          </table:table-row>
          <table:table-row table:style-name="TableLine94914118798208">
            <table:table-cell table:style-name="Tabela1.A2" office:value-type="string">
              <text:p text:style-name="P5">camp</text:p>
            </table:table-cell>
            <table:table-cell table:style-name="Tabela1.B866" office:value-type="string">
              <text:p text:style-name="P2">kémp</text:p>
            </table:table-cell>
            <table:table-cell table:style-name="Tabela1.C866" office:value-type="string">
              <text:p text:style-name="P2">campo</text:p>
            </table:table-cell>
          </table:table-row>
          <table:table-row table:style-name="TableLine94914118800256">
            <table:table-cell table:style-name="Tabela1.A2" office:value-type="string">
              <text:p text:style-name="P5">invent</text:p>
            </table:table-cell>
            <table:table-cell table:style-name="Tabela1.B867" office:value-type="string">
              <text:p text:style-name="P2">ênvent</text:p>
            </table:table-cell>
            <table:table-cell table:style-name="Tabela1.C867" office:value-type="string">
              <text:p text:style-name="P2">inventar</text:p>
            </table:table-cell>
          </table:table-row>
          <table:table-row table:style-name="TableLine94914118802304">
            <table:table-cell table:style-name="Tabela1.A2" office:value-type="string">
              <text:p text:style-name="P5">cotton</text:p>
            </table:table-cell>
            <table:table-cell table:style-name="Tabela1.B868" office:value-type="string">
              <text:p text:style-name="P2">catân</text:p>
            </table:table-cell>
            <table:table-cell table:style-name="Tabela1.C868" office:value-type="string">
              <text:p text:style-name="P2">algodão</text:p>
            </table:table-cell>
          </table:table-row>
          <table:table-row table:style-name="TableLine94914118804352">
            <table:table-cell table:style-name="Tabela1.A2" office:value-type="string">
              <text:p text:style-name="P5">born</text:p>
            </table:table-cell>
            <table:table-cell table:style-name="Tabela1.B869" office:value-type="string">
              <text:p text:style-name="P2">bórn</text:p>
            </table:table-cell>
            <table:table-cell table:style-name="Tabela1.C869" office:value-type="string">
              <text:p text:style-name="P2">nascido</text:p>
            </table:table-cell>
          </table:table-row>
          <table:table-row table:style-name="TableLine94914118806400">
            <table:table-cell table:style-name="Tabela1.A2" office:value-type="string">
              <text:p text:style-name="P5">determine</text:p>
            </table:table-cell>
            <table:table-cell table:style-name="Tabela1.B870" office:value-type="string">
              <text:p text:style-name="P2">dêtârmân</text:p>
            </table:table-cell>
            <table:table-cell table:style-name="Tabela1.C870" office:value-type="string">
              <text:p text:style-name="P2">determinar</text:p>
            </table:table-cell>
          </table:table-row>
          <table:table-row table:style-name="TableLine94914118808448">
            <table:table-cell table:style-name="Tabela1.A2" office:value-type="string">
              <text:p text:style-name="P5">quart</text:p>
            </table:table-cell>
            <table:table-cell table:style-name="Tabela1.B871" office:value-type="string">
              <text:p text:style-name="P2">quórt</text:p>
            </table:table-cell>
            <table:table-cell table:style-name="Tabela1.C871" office:value-type="string">
              <text:p text:style-name="P2">quarto(medida)</text:p>
            </table:table-cell>
          </table:table-row>
          <table:table-row table:style-name="TableLine94914118810496">
            <table:table-cell table:style-name="Tabela1.A2" office:value-type="string">
              <text:p text:style-name="P5">nine</text:p>
            </table:table-cell>
            <table:table-cell table:style-name="Tabela1.B872" office:value-type="string">
              <text:p text:style-name="P2">nain</text:p>
            </table:table-cell>
            <table:table-cell table:style-name="Tabela1.C872" office:value-type="string">
              <text:p text:style-name="P2">nove</text:p>
            </table:table-cell>
          </table:table-row>
          <table:table-row table:style-name="TableLine94914118812544">
            <table:table-cell table:style-name="Tabela1.A2" office:value-type="string">
              <text:p text:style-name="P5">truck</text:p>
            </table:table-cell>
            <table:table-cell table:style-name="Tabela1.B873" office:value-type="string">
              <text:p text:style-name="P2">trâk</text:p>
            </table:table-cell>
            <table:table-cell table:style-name="Tabela1.C873" office:value-type="string">
              <text:p text:style-name="P2">caminhão</text:p>
            </table:table-cell>
          </table:table-row>
          <table:table-row table:style-name="TableLine94914118814592">
            <table:table-cell table:style-name="Tabela1.A2" office:value-type="string">
              <text:p text:style-name="P5">noise</text:p>
            </table:table-cell>
            <table:table-cell table:style-name="Tabela1.B874" office:value-type="string">
              <text:p text:style-name="P2">nóiz</text:p>
            </table:table-cell>
            <table:table-cell table:style-name="Tabela1.C874" office:value-type="string">
              <text:p text:style-name="P2">barulho</text:p>
            </table:table-cell>
          </table:table-row>
          <table:table-row table:style-name="TableLine94914118816640">
            <table:table-cell table:style-name="Tabela1.A2" office:value-type="string">
              <text:p text:style-name="P5">level</text:p>
            </table:table-cell>
            <table:table-cell table:style-name="Tabela1.B875" office:value-type="string">
              <text:p text:style-name="P2">levâl</text:p>
            </table:table-cell>
            <table:table-cell table:style-name="Tabela1.C875" office:value-type="string">
              <text:p text:style-name="P2">nível</text:p>
            </table:table-cell>
          </table:table-row>
          <table:table-row table:style-name="TableLine94914118818688">
            <table:table-cell table:style-name="Tabela1.A2" office:value-type="string">
              <text:p text:style-name="P5">chance</text:p>
            </table:table-cell>
            <table:table-cell table:style-name="Tabela1.B876" office:value-type="string">
              <text:p text:style-name="P2">tchéns</text:p>
            </table:table-cell>
            <table:table-cell table:style-name="Tabela1.C876" office:value-type="string">
              <text:p text:style-name="P2">chance, acaso</text:p>
            </table:table-cell>
          </table:table-row>
          <table:table-row table:style-name="TableLine94914118820736">
            <table:table-cell table:style-name="Tabela1.A2" office:value-type="string">
              <text:p text:style-name="P5">gather</text:p>
            </table:table-cell>
            <table:table-cell table:style-name="Tabela1.B877" office:value-type="string">
              <text:p text:style-name="P2">ghédhâr</text:p>
            </table:table-cell>
            <table:table-cell table:style-name="Tabela1.C877" office:value-type="string">
              <text:p text:style-name="P2">juntar</text:p>
            </table:table-cell>
          </table:table-row>
          <table:table-row table:style-name="TableLine94914118822784">
            <table:table-cell table:style-name="Tabela1.A2" office:value-type="string">
              <text:p text:style-name="P5">shop</text:p>
            </table:table-cell>
            <table:table-cell table:style-name="Tabela1.B878" office:value-type="string">
              <text:p text:style-name="P2">shap</text:p>
            </table:table-cell>
            <table:table-cell table:style-name="Tabela1.C878" office:value-type="string">
              <text:p text:style-name="P2">loja</text:p>
            </table:table-cell>
          </table:table-row>
          <table:table-row table:style-name="TableLine94914118824832">
            <table:table-cell table:style-name="Tabela1.A2" office:value-type="string">
              <text:p text:style-name="P5">stretch</text:p>
            </table:table-cell>
            <table:table-cell table:style-name="Tabela1.B879" office:value-type="string">
              <text:p text:style-name="P2">stretch</text:p>
            </table:table-cell>
            <table:table-cell table:style-name="Tabela1.C879" office:value-type="string">
              <text:p text:style-name="P2">alcance</text:p>
            </table:table-cell>
          </table:table-row>
          <table:table-row table:style-name="TableLine94914118826880">
            <table:table-cell table:style-name="Tabela1.A2" office:value-type="string">
              <text:p text:style-name="P5">throw</text:p>
            </table:table-cell>
            <table:table-cell table:style-name="Tabela1.B880" office:value-type="string">
              <text:p text:style-name="P2">throu</text:p>
            </table:table-cell>
            <table:table-cell table:style-name="Tabela1.C880" office:value-type="string">
              <text:p text:style-name="P2">arremessar</text:p>
            </table:table-cell>
          </table:table-row>
          <table:table-row table:style-name="TableLine94914118828928">
            <table:table-cell table:style-name="Tabela1.A2" office:value-type="string">
              <text:p text:style-name="P5">shine</text:p>
            </table:table-cell>
            <table:table-cell table:style-name="Tabela1.B881" office:value-type="string">
              <text:p text:style-name="P2">shain</text:p>
            </table:table-cell>
            <table:table-cell table:style-name="Tabela1.C881" office:value-type="string">
              <text:p text:style-name="P2">brilhar</text:p>
            </table:table-cell>
          </table:table-row>
          <table:table-row table:style-name="TableLine94914118830976">
            <table:table-cell table:style-name="Tabela1.A2" office:value-type="string">
              <text:p text:style-name="P5">property</text:p>
            </table:table-cell>
            <table:table-cell table:style-name="Tabela1.B882" office:value-type="string">
              <text:p text:style-name="P2">prapâtti</text:p>
            </table:table-cell>
            <table:table-cell table:style-name="Tabela1.C882" office:value-type="string">
              <text:p text:style-name="P2">propriedade</text:p>
            </table:table-cell>
          </table:table-row>
          <table:table-row table:style-name="TableLine94914118833024">
            <table:table-cell table:style-name="Tabela1.A2" office:value-type="string">
              <text:p text:style-name="P5">column</text:p>
            </table:table-cell>
            <table:table-cell table:style-name="Tabela1.B883" office:value-type="string">
              <text:p text:style-name="P2">calâm</text:p>
            </table:table-cell>
            <table:table-cell table:style-name="Tabela1.C883" office:value-type="string">
              <text:p text:style-name="P2">coluna</text:p>
            </table:table-cell>
          </table:table-row>
          <table:table-row table:style-name="TableLine94914118835072">
            <table:table-cell table:style-name="Tabela1.A2" office:value-type="string">
              <text:p text:style-name="P5">molecule</text:p>
            </table:table-cell>
            <table:table-cell table:style-name="Tabela1.B884" office:value-type="string">
              <text:p text:style-name="P2">malêkiul</text:p>
            </table:table-cell>
            <table:table-cell table:style-name="Tabela1.C884" office:value-type="string">
              <text:p text:style-name="P2">molécula</text:p>
            </table:table-cell>
          </table:table-row>
          <table:table-row table:style-name="TableLine94914118837120">
            <table:table-cell table:style-name="Tabela1.A2" office:value-type="string">
              <text:p text:style-name="P5">select</text:p>
            </table:table-cell>
            <table:table-cell table:style-name="Tabela1.B885" office:value-type="string">
              <text:p text:style-name="P2">sêlect</text:p>
            </table:table-cell>
            <table:table-cell table:style-name="Tabela1.C885" office:value-type="string">
              <text:p text:style-name="P2">selecionar</text:p>
            </table:table-cell>
          </table:table-row>
          <table:table-row table:style-name="TableLine94914118839168">
            <table:table-cell table:style-name="Tabela1.A2" office:value-type="string">
              <text:p text:style-name="P5">wrong</text:p>
            </table:table-cell>
            <table:table-cell table:style-name="Tabela1.B886" office:value-type="string">
              <text:p text:style-name="P2">róng</text:p>
            </table:table-cell>
            <table:table-cell table:style-name="Tabela1.C886" office:value-type="string">
              <text:p text:style-name="P2">errado</text:p>
            </table:table-cell>
          </table:table-row>
          <table:table-row table:style-name="TableLine94914118841216">
            <table:table-cell table:style-name="Tabela1.A2" office:value-type="string">
              <text:p text:style-name="P5">gray</text:p>
            </table:table-cell>
            <table:table-cell table:style-name="Tabela1.B887" office:value-type="string">
              <text:p text:style-name="P2">grei</text:p>
            </table:table-cell>
            <table:table-cell table:style-name="Tabela1.C887" office:value-type="string">
              <text:p text:style-name="P2">cinza</text:p>
            </table:table-cell>
          </table:table-row>
          <table:table-row table:style-name="TableLine94914118843264">
            <table:table-cell table:style-name="Tabela1.A2" office:value-type="string">
              <text:p text:style-name="P5">repeat</text:p>
            </table:table-cell>
            <table:table-cell table:style-name="Tabela1.B888" office:value-type="string">
              <text:p text:style-name="P2">rêpiit</text:p>
            </table:table-cell>
            <table:table-cell table:style-name="Tabela1.C888" office:value-type="string">
              <text:p text:style-name="P2">repetir</text:p>
            </table:table-cell>
          </table:table-row>
          <table:table-row table:style-name="TableLine94914118845312">
            <table:table-cell table:style-name="Tabela1.A2" office:value-type="string">
              <text:p text:style-name="P5">require</text:p>
            </table:table-cell>
            <table:table-cell table:style-name="Tabela1.B889" office:value-type="string">
              <text:p text:style-name="P2">rêquair</text:p>
            </table:table-cell>
            <table:table-cell table:style-name="Tabela1.C889" office:value-type="string">
              <text:p text:style-name="P2">exigir</text:p>
            </table:table-cell>
          </table:table-row>
          <table:table-row table:style-name="TableLine94914118847360">
            <table:table-cell table:style-name="Tabela1.A2" office:value-type="string">
              <text:p text:style-name="P5">broad</text:p>
            </table:table-cell>
            <table:table-cell table:style-name="Tabela1.B890" office:value-type="string">
              <text:p text:style-name="P2">bród</text:p>
            </table:table-cell>
            <table:table-cell table:style-name="Tabela1.C890" office:value-type="string">
              <text:p text:style-name="P2">amplo</text:p>
            </table:table-cell>
          </table:table-row>
          <table:table-row table:style-name="TableLine94914118849408">
            <table:table-cell table:style-name="Tabela1.A2" office:value-type="string">
              <text:p text:style-name="P5">prepare</text:p>
            </table:table-cell>
            <table:table-cell table:style-name="Tabela1.B891" office:value-type="string">
              <text:p text:style-name="P2">prêpér</text:p>
            </table:table-cell>
            <table:table-cell table:style-name="Tabela1.C891" office:value-type="string">
              <text:p text:style-name="P2">preparar</text:p>
            </table:table-cell>
          </table:table-row>
          <table:table-row table:style-name="TableLine94914118851456">
            <table:table-cell table:style-name="Tabela1.A2" office:value-type="string">
              <text:p text:style-name="P5">salt</text:p>
            </table:table-cell>
            <table:table-cell table:style-name="Tabela1.B892" office:value-type="string">
              <text:p text:style-name="P2">sólt</text:p>
            </table:table-cell>
            <table:table-cell table:style-name="Tabela1.C892" office:value-type="string">
              <text:p text:style-name="P2">sal</text:p>
            </table:table-cell>
          </table:table-row>
          <table:table-row table:style-name="TableLine94914118853504">
            <table:table-cell table:style-name="Tabela1.A2" office:value-type="string">
              <text:p text:style-name="P5">nose</text:p>
            </table:table-cell>
            <table:table-cell table:style-name="Tabela1.B893" office:value-type="string">
              <text:p text:style-name="P2">nouz</text:p>
            </table:table-cell>
            <table:table-cell table:style-name="Tabela1.C893" office:value-type="string">
              <text:p text:style-name="P2">nariz</text:p>
            </table:table-cell>
          </table:table-row>
          <table:table-row table:style-name="TableLine94914118855552">
            <table:table-cell table:style-name="Tabela1.A2" office:value-type="string">
              <text:p text:style-name="P5">plural</text:p>
            </table:table-cell>
            <table:table-cell table:style-name="Tabela1.B894" office:value-type="string">
              <text:p text:style-name="P2">plôrâl</text:p>
            </table:table-cell>
            <table:table-cell table:style-name="Tabela1.C894" office:value-type="string">
              <text:p text:style-name="P2">plural</text:p>
            </table:table-cell>
          </table:table-row>
          <table:table-row table:style-name="TableLine94914118857600">
            <table:table-cell table:style-name="Tabela1.A2" office:value-type="string">
              <text:p text:style-name="P5">anger</text:p>
            </table:table-cell>
            <table:table-cell table:style-name="Tabela1.B895" office:value-type="string">
              <text:p text:style-name="P2">éngâr</text:p>
            </table:table-cell>
            <table:table-cell table:style-name="Tabela1.C895" office:value-type="string">
              <text:p text:style-name="P2">raiva</text:p>
            </table:table-cell>
          </table:table-row>
          <table:table-row table:style-name="TableLine94914118859648">
            <table:table-cell table:style-name="Tabela1.A2" office:value-type="string">
              <text:p text:style-name="P5">claim</text:p>
            </table:table-cell>
            <table:table-cell table:style-name="Tabela1.B896" office:value-type="string">
              <text:p text:style-name="P2">cleim</text:p>
            </table:table-cell>
            <table:table-cell table:style-name="Tabela1.C896" office:value-type="string">
              <text:p text:style-name="P2">clamar</text:p>
            </table:table-cell>
          </table:table-row>
          <table:table-row table:style-name="TableLine94914118861696">
            <table:table-cell table:style-name="Tabela1.A2" office:value-type="string">
              <text:p text:style-name="P5">continent</text:p>
            </table:table-cell>
            <table:table-cell table:style-name="Tabela1.B897" office:value-type="string">
              <text:p text:style-name="P2">cantânânt</text:p>
            </table:table-cell>
            <table:table-cell table:style-name="Tabela1.C897" office:value-type="string">
              <text:p text:style-name="P2">continente</text:p>
            </table:table-cell>
          </table:table-row>
          <table:table-row table:style-name="TableLine94914118863744">
            <table:table-cell table:style-name="Tabela1.A2" office:value-type="string">
              <text:p text:style-name="P5">oxygen</text:p>
            </table:table-cell>
            <table:table-cell table:style-name="Tabela1.B898" office:value-type="string">
              <text:p text:style-name="P2">aksêdjân</text:p>
            </table:table-cell>
            <table:table-cell table:style-name="Tabela1.C898" office:value-type="string">
              <text:p text:style-name="P2">oxigênio</text:p>
            </table:table-cell>
          </table:table-row>
          <table:table-row table:style-name="TableLine94914118865792">
            <table:table-cell table:style-name="Tabela1.A2" office:value-type="string">
              <text:p text:style-name="P5">sugar</text:p>
            </table:table-cell>
            <table:table-cell table:style-name="Tabela1.B899" office:value-type="string">
              <text:p text:style-name="P2">shuugâr</text:p>
            </table:table-cell>
            <table:table-cell table:style-name="Tabela1.C899" office:value-type="string">
              <text:p text:style-name="P2">açúcar</text:p>
            </table:table-cell>
          </table:table-row>
          <table:table-row table:style-name="TableLine94914118867840">
            <table:table-cell table:style-name="Tabela1.A2" office:value-type="string">
              <text:p text:style-name="P5">death</text:p>
            </table:table-cell>
            <table:table-cell table:style-name="Tabela1.B900" office:value-type="string">
              <text:p text:style-name="P2">deth</text:p>
            </table:table-cell>
            <table:table-cell table:style-name="Tabela1.C900" office:value-type="string">
              <text:p text:style-name="P2">morte</text:p>
            </table:table-cell>
          </table:table-row>
          <table:table-row table:style-name="TableLine94914118869888">
            <table:table-cell table:style-name="Tabela1.A2" office:value-type="string">
              <text:p text:style-name="P5">pretty</text:p>
            </table:table-cell>
            <table:table-cell table:style-name="Tabela1.B901" office:value-type="string">
              <text:p text:style-name="P2">prêti</text:p>
            </table:table-cell>
            <table:table-cell table:style-name="Tabela1.C901" office:value-type="string">
              <text:p text:style-name="P2">belo, muito</text:p>
            </table:table-cell>
          </table:table-row>
          <table:table-row table:style-name="TableLine94914118871936">
            <table:table-cell table:style-name="Tabela1.A2" office:value-type="string">
              <text:p text:style-name="P5">skill</text:p>
            </table:table-cell>
            <table:table-cell table:style-name="Tabela1.B902" office:value-type="string">
              <text:p text:style-name="P2">skêl</text:p>
            </table:table-cell>
            <table:table-cell table:style-name="Tabela1.C902" office:value-type="string">
              <text:p text:style-name="P2">habilidade</text:p>
            </table:table-cell>
          </table:table-row>
          <table:table-row table:style-name="TableLine94914118873984">
            <table:table-cell table:style-name="Tabela1.A2" office:value-type="string">
              <text:p text:style-name="P5">women</text:p>
            </table:table-cell>
            <table:table-cell table:style-name="Tabela1.B903" office:value-type="string">
              <text:p text:style-name="P2">uêmân</text:p>
            </table:table-cell>
            <table:table-cell table:style-name="Tabela1.C903" office:value-type="string">
              <text:p text:style-name="P2">mulheres</text:p>
            </table:table-cell>
          </table:table-row>
          <table:table-row table:style-name="TableLine94914118876032">
            <table:table-cell table:style-name="Tabela1.A2" office:value-type="string">
              <text:p text:style-name="P5">season</text:p>
            </table:table-cell>
            <table:table-cell table:style-name="Tabela1.B904" office:value-type="string">
              <text:p text:style-name="P2">seezân</text:p>
            </table:table-cell>
            <table:table-cell table:style-name="Tabela1.C904" office:value-type="string">
              <text:p text:style-name="P2">estação</text:p>
            </table:table-cell>
          </table:table-row>
          <table:table-row table:style-name="TableLine94914118878080">
            <table:table-cell table:style-name="Tabela1.A2" office:value-type="string">
              <text:p text:style-name="P5">solution</text:p>
            </table:table-cell>
            <table:table-cell table:style-name="Tabela1.B905" office:value-type="string">
              <text:p text:style-name="P2">sâlushân</text:p>
            </table:table-cell>
            <table:table-cell table:style-name="Tabela1.C905" office:value-type="string">
              <text:p text:style-name="P2">solução</text:p>
            </table:table-cell>
          </table:table-row>
          <table:table-row table:style-name="TableLine94914118880128">
            <table:table-cell table:style-name="Tabela1.A2" office:value-type="string">
              <text:p text:style-name="P5">magnet</text:p>
            </table:table-cell>
            <table:table-cell table:style-name="Tabela1.B906" office:value-type="string">
              <text:p text:style-name="P2">mégnât</text:p>
            </table:table-cell>
            <table:table-cell table:style-name="Tabela1.C906" office:value-type="string">
              <text:p text:style-name="P2">imã</text:p>
            </table:table-cell>
          </table:table-row>
          <table:table-row table:style-name="TableLine94914118882176">
            <table:table-cell table:style-name="Tabela1.A2" office:value-type="string">
              <text:p text:style-name="P5">silver</text:p>
            </table:table-cell>
            <table:table-cell table:style-name="Tabela1.B907" office:value-type="string">
              <text:p text:style-name="P2">sêlvãr</text:p>
            </table:table-cell>
            <table:table-cell table:style-name="Tabela1.C907" office:value-type="string">
              <text:p text:style-name="P2">prata</text:p>
            </table:table-cell>
          </table:table-row>
          <table:table-row table:style-name="TableLine94914118884224">
            <table:table-cell table:style-name="Tabela1.A2" office:value-type="string">
              <text:p text:style-name="P5">thank</text:p>
            </table:table-cell>
            <table:table-cell table:style-name="Tabela1.B908" office:value-type="string">
              <text:p text:style-name="P2">thénk</text:p>
            </table:table-cell>
            <table:table-cell table:style-name="Tabela1.C908" office:value-type="string">
              <text:p text:style-name="P2">agradecer</text:p>
            </table:table-cell>
          </table:table-row>
          <table:table-row table:style-name="TableLine94914118886272">
            <table:table-cell table:style-name="Tabela1.A2" office:value-type="string">
              <text:p text:style-name="P5">branch</text:p>
            </table:table-cell>
            <table:table-cell table:style-name="Tabela1.B909" office:value-type="string">
              <text:p text:style-name="P2">brénch</text:p>
            </table:table-cell>
            <table:table-cell table:style-name="Tabela1.C909" office:value-type="string">
              <text:p text:style-name="P2">galho</text:p>
            </table:table-cell>
          </table:table-row>
          <table:table-row table:style-name="TableLine94914118888320">
            <table:table-cell table:style-name="Tabela1.A2" office:value-type="string">
              <text:p text:style-name="P5">match</text:p>
            </table:table-cell>
            <table:table-cell table:style-name="Tabela1.B910" office:value-type="string">
              <text:p text:style-name="P2">métch</text:p>
            </table:table-cell>
            <table:table-cell table:style-name="Tabela1.C910" office:value-type="string">
              <text:p text:style-name="P2">competição, fósforo</text:p>
            </table:table-cell>
          </table:table-row>
          <table:table-row table:style-name="TableLine94914118890368">
            <table:table-cell table:style-name="Tabela1.A2" office:value-type="string">
              <text:p text:style-name="P5">suffix</text:p>
            </table:table-cell>
            <table:table-cell table:style-name="Tabela1.B911" office:value-type="string">
              <text:p text:style-name="P2">sâfêks</text:p>
            </table:table-cell>
            <table:table-cell table:style-name="Tabela1.C911" office:value-type="string">
              <text:p text:style-name="P2">sufixo</text:p>
            </table:table-cell>
          </table:table-row>
          <table:table-row table:style-name="TableLine94914118892416">
            <table:table-cell table:style-name="Tabela1.A2" office:value-type="string">
              <text:p text:style-name="P5">especially</text:p>
            </table:table-cell>
            <table:table-cell table:style-name="Tabela1.B912" office:value-type="string">
              <text:p text:style-name="P2">êspeshâli</text:p>
            </table:table-cell>
            <table:table-cell table:style-name="Tabela1.C912" office:value-type="string">
              <text:p text:style-name="P2">especialmente</text:p>
            </table:table-cell>
          </table:table-row>
          <table:table-row table:style-name="TableLine94914118894464">
            <table:table-cell table:style-name="Tabela1.A2" office:value-type="string">
              <text:p text:style-name="P5">fig</text:p>
            </table:table-cell>
            <table:table-cell table:style-name="Tabela1.B913" office:value-type="string">
              <text:p text:style-name="P2">fêg</text:p>
            </table:table-cell>
            <table:table-cell table:style-name="Tabela1.C913" office:value-type="string">
              <text:p text:style-name="P2">figo</text:p>
            </table:table-cell>
          </table:table-row>
          <table:table-row table:style-name="TableLine94914118896512">
            <table:table-cell table:style-name="Tabela1.A2" office:value-type="string">
              <text:p text:style-name="P5">afraid</text:p>
            </table:table-cell>
            <table:table-cell table:style-name="Tabela1.B914" office:value-type="string">
              <text:p text:style-name="P2">âfreid</text:p>
            </table:table-cell>
            <table:table-cell table:style-name="Tabela1.C914" office:value-type="string">
              <text:p text:style-name="P2">com-medo</text:p>
            </table:table-cell>
          </table:table-row>
          <table:table-row table:style-name="TableLine94914118898560">
            <table:table-cell table:style-name="Tabela1.A2" office:value-type="string">
              <text:p text:style-name="P5">huge</text:p>
            </table:table-cell>
            <table:table-cell table:style-name="Tabela1.B915" office:value-type="string">
              <text:p text:style-name="P2">rriudj</text:p>
            </table:table-cell>
            <table:table-cell table:style-name="Tabela1.C915" office:value-type="string">
              <text:p text:style-name="P2">grande, enorme</text:p>
            </table:table-cell>
          </table:table-row>
          <table:table-row table:style-name="TableLine94914118900608">
            <table:table-cell table:style-name="Tabela1.A2" office:value-type="string">
              <text:p text:style-name="P5">sister</text:p>
            </table:table-cell>
            <table:table-cell table:style-name="Tabela1.B916" office:value-type="string">
              <text:p text:style-name="P2">sêstâr</text:p>
            </table:table-cell>
            <table:table-cell table:style-name="Tabela1.C916" office:value-type="string">
              <text:p text:style-name="P2">irmã</text:p>
            </table:table-cell>
          </table:table-row>
          <table:table-row table:style-name="TableLine94914118902656">
            <table:table-cell table:style-name="Tabela1.A2" office:value-type="string">
              <text:p text:style-name="P5">steel</text:p>
            </table:table-cell>
            <table:table-cell table:style-name="Tabela1.B917" office:value-type="string">
              <text:p text:style-name="P2">stiil</text:p>
            </table:table-cell>
            <table:table-cell table:style-name="Tabela1.C917" office:value-type="string">
              <text:p text:style-name="P2">aço</text:p>
            </table:table-cell>
          </table:table-row>
          <table:table-row table:style-name="TableLine94914118904704">
            <table:table-cell table:style-name="Tabela1.A2" office:value-type="string">
              <text:p text:style-name="P5">discuss</text:p>
            </table:table-cell>
            <table:table-cell table:style-name="Tabela1.B918" office:value-type="string">
              <text:p text:style-name="P2">dêscâs</text:p>
            </table:table-cell>
            <table:table-cell table:style-name="Tabela1.C918" office:value-type="string">
              <text:p text:style-name="P2">discutir</text:p>
            </table:table-cell>
          </table:table-row>
          <table:table-row table:style-name="TableLine94914118906752">
            <table:table-cell table:style-name="Tabela1.A2" office:value-type="string">
              <text:p text:style-name="P5">dollar</text:p>
            </table:table-cell>
            <table:table-cell table:style-name="Tabela1.B919" office:value-type="string">
              <text:p text:style-name="P2">dalâr</text:p>
            </table:table-cell>
            <table:table-cell table:style-name="Tabela1.C919" office:value-type="string">
              <text:p text:style-name="P2">dólar</text:p>
            </table:table-cell>
          </table:table-row>
          <table:table-row table:style-name="TableLine94914118908800">
            <table:table-cell table:style-name="Tabela1.A2" office:value-type="string">
              <text:p text:style-name="P5">forward</text:p>
            </table:table-cell>
            <table:table-cell table:style-name="Tabela1.B920" office:value-type="string">
              <text:p text:style-name="P2">fóruârd</text:p>
            </table:table-cell>
            <table:table-cell table:style-name="Tabela1.C920" office:value-type="string">
              <text:p text:style-name="P2">adiante, passar adiante</text:p>
            </table:table-cell>
          </table:table-row>
          <table:table-row table:style-name="TableLine94914118910848">
            <table:table-cell table:style-name="Tabela1.A2" office:value-type="string">
              <text:p text:style-name="P5">similar</text:p>
            </table:table-cell>
            <table:table-cell table:style-name="Tabela1.B921" office:value-type="string">
              <text:p text:style-name="P2">sêmâlãr</text:p>
            </table:table-cell>
            <table:table-cell table:style-name="Tabela1.C921" office:value-type="string">
              <text:p text:style-name="P2">semelhante</text:p>
            </table:table-cell>
          </table:table-row>
          <table:table-row table:style-name="TableLine94914118912896">
            <table:table-cell table:style-name="Tabela1.A2" office:value-type="string">
              <text:p text:style-name="P5">guide</text:p>
            </table:table-cell>
            <table:table-cell table:style-name="Tabela1.B922" office:value-type="string">
              <text:p text:style-name="P2">gaid</text:p>
            </table:table-cell>
            <table:table-cell table:style-name="Tabela1.C922" office:value-type="string">
              <text:p text:style-name="P2">guia, guiar</text:p>
            </table:table-cell>
          </table:table-row>
          <table:table-row table:style-name="TableLine94914118914944">
            <table:table-cell table:style-name="Tabela1.A2" office:value-type="string">
              <text:p text:style-name="P5">experience</text:p>
            </table:table-cell>
            <table:table-cell table:style-name="Tabela1.B923" office:value-type="string">
              <text:p text:style-name="P2">êkspiiriâns</text:p>
            </table:table-cell>
            <table:table-cell table:style-name="Tabela1.C923" office:value-type="string">
              <text:p text:style-name="P2">experiência</text:p>
            </table:table-cell>
          </table:table-row>
          <table:table-row table:style-name="TableLine94914118916992">
            <table:table-cell table:style-name="Tabela1.A2" office:value-type="string">
              <text:p text:style-name="P5">score</text:p>
            </table:table-cell>
            <table:table-cell table:style-name="Tabela1.B924" office:value-type="string">
              <text:p text:style-name="P2">scór</text:p>
            </table:table-cell>
            <table:table-cell table:style-name="Tabela1.C924" office:value-type="string">
              <text:p text:style-name="P2">placar, duas-dezenas</text:p>
            </table:table-cell>
          </table:table-row>
          <table:table-row table:style-name="TableLine94914118919040">
            <table:table-cell table:style-name="Tabela1.A2" office:value-type="string">
              <text:p text:style-name="P5">apple</text:p>
            </table:table-cell>
            <table:table-cell table:style-name="Tabela1.B925" office:value-type="string">
              <text:p text:style-name="P2">épâl</text:p>
            </table:table-cell>
            <table:table-cell table:style-name="Tabela1.C925" office:value-type="string">
              <text:p text:style-name="P2">maçã</text:p>
            </table:table-cell>
          </table:table-row>
          <table:table-row table:style-name="TableLine94914118921088">
            <table:table-cell table:style-name="Tabela1.A2" office:value-type="string">
              <text:p text:style-name="P5">bought</text:p>
            </table:table-cell>
            <table:table-cell table:style-name="Tabela1.B926" office:value-type="string">
              <text:p text:style-name="P2">bót</text:p>
            </table:table-cell>
            <table:table-cell table:style-name="Tabela1.C926" office:value-type="string">
              <text:p text:style-name="P2">comprado</text:p>
            </table:table-cell>
          </table:table-row>
          <table:table-row table:style-name="TableLine94914118923136">
            <table:table-cell table:style-name="Tabela1.A2" office:value-type="string">
              <text:p text:style-name="P5">led</text:p>
            </table:table-cell>
            <table:table-cell table:style-name="Tabela1.B927" office:value-type="string">
              <text:p text:style-name="P2">led</text:p>
            </table:table-cell>
            <table:table-cell table:style-name="Tabela1.C927" office:value-type="string">
              <text:p text:style-name="P2">levado</text:p>
            </table:table-cell>
          </table:table-row>
          <table:table-row table:style-name="TableLine94914118925184">
            <table:table-cell table:style-name="Tabela1.A2" office:value-type="string">
              <text:p text:style-name="P5">colony</text:p>
            </table:table-cell>
            <table:table-cell table:style-name="Tabela1.B928" office:value-type="string">
              <text:p text:style-name="P2">calâni</text:p>
            </table:table-cell>
            <table:table-cell table:style-name="Tabela1.C928" office:value-type="string">
              <text:p text:style-name="P2">colonia</text:p>
            </table:table-cell>
          </table:table-row>
          <table:table-row table:style-name="TableLine94914118927232">
            <table:table-cell table:style-name="Tabela1.A2" office:value-type="string">
              <text:p text:style-name="P5">pitch</text:p>
            </table:table-cell>
            <table:table-cell table:style-name="Tabela1.B929" office:value-type="string">
              <text:p text:style-name="P2">pêtch</text:p>
            </table:table-cell>
            <table:table-cell table:style-name="Tabela1.C929" office:value-type="string">
              <text:p text:style-name="P2">piche, arremeço</text:p>
            </table:table-cell>
          </table:table-row>
          <table:table-row table:style-name="TableLine94914118929280">
            <table:table-cell table:style-name="Tabela1.A2" office:value-type="string">
              <text:p text:style-name="P5">coat</text:p>
            </table:table-cell>
            <table:table-cell table:style-name="Tabela1.B930" office:value-type="string">
              <text:p text:style-name="P2">cout</text:p>
            </table:table-cell>
            <table:table-cell table:style-name="Tabela1.C930" office:value-type="string">
              <text:p text:style-name="P2">casaco</text:p>
            </table:table-cell>
          </table:table-row>
          <table:table-row table:style-name="TableLine94914118931328">
            <table:table-cell table:style-name="Tabela1.A2" office:value-type="string">
              <text:p text:style-name="P5">mass</text:p>
            </table:table-cell>
            <table:table-cell table:style-name="Tabela1.B931" office:value-type="string">
              <text:p text:style-name="P2">més</text:p>
            </table:table-cell>
            <table:table-cell table:style-name="Tabela1.C931" office:value-type="string">
              <text:p text:style-name="P2">massa, missa</text:p>
            </table:table-cell>
          </table:table-row>
          <table:table-row table:style-name="TableLine94914118933376">
            <table:table-cell table:style-name="Tabela1.A2" office:value-type="string">
              <text:p text:style-name="P5">card</text:p>
            </table:table-cell>
            <table:table-cell table:style-name="Tabela1.B932" office:value-type="string">
              <text:p text:style-name="P2">card</text:p>
            </table:table-cell>
            <table:table-cell table:style-name="Tabela1.C932" office:value-type="string">
              <text:p text:style-name="P2">cartão</text:p>
            </table:table-cell>
          </table:table-row>
          <table:table-row table:style-name="TableLine94914118935424">
            <table:table-cell table:style-name="Tabela1.A2" office:value-type="string">
              <text:p text:style-name="P5">band</text:p>
            </table:table-cell>
            <table:table-cell table:style-name="Tabela1.B933" office:value-type="string">
              <text:p text:style-name="P2">bénd</text:p>
            </table:table-cell>
            <table:table-cell table:style-name="Tabela1.C933" office:value-type="string">
              <text:p text:style-name="P2">banda</text:p>
            </table:table-cell>
          </table:table-row>
          <table:table-row table:style-name="TableLine94914118937472">
            <table:table-cell table:style-name="Tabela1.A2" office:value-type="string">
              <text:p text:style-name="P5">rope</text:p>
            </table:table-cell>
            <table:table-cell table:style-name="Tabela1.B934" office:value-type="string">
              <text:p text:style-name="P2">roup</text:p>
            </table:table-cell>
            <table:table-cell table:style-name="Tabela1.C934" office:value-type="string">
              <text:p text:style-name="P2">corda</text:p>
            </table:table-cell>
          </table:table-row>
          <table:table-row table:style-name="TableLine94914118939520">
            <table:table-cell table:style-name="Tabela1.A2" office:value-type="string">
              <text:p text:style-name="P5">slip</text:p>
            </table:table-cell>
            <table:table-cell table:style-name="Tabela1.B935" office:value-type="string">
              <text:p text:style-name="P2">slêp</text:p>
            </table:table-cell>
            <table:table-cell table:style-name="Tabela1.C935" office:value-type="string">
              <text:p text:style-name="P2">escorregar</text:p>
            </table:table-cell>
          </table:table-row>
          <table:table-row table:style-name="TableLine94914118941568">
            <table:table-cell table:style-name="Tabela1.A2" office:value-type="string">
              <text:p text:style-name="P5">win</text:p>
            </table:table-cell>
            <table:table-cell table:style-name="Tabela1.B936" office:value-type="string">
              <text:p text:style-name="P2">uên</text:p>
            </table:table-cell>
            <table:table-cell table:style-name="Tabela1.C936" office:value-type="string">
              <text:p text:style-name="P2">ganhar</text:p>
            </table:table-cell>
          </table:table-row>
          <table:table-row table:style-name="TableLine94914118943616">
            <table:table-cell table:style-name="Tabela1.A2" office:value-type="string">
              <text:p text:style-name="P5">dream</text:p>
            </table:table-cell>
            <table:table-cell table:style-name="Tabela1.B937" office:value-type="string">
              <text:p text:style-name="P2">driim</text:p>
            </table:table-cell>
            <table:table-cell table:style-name="Tabela1.C937" office:value-type="string">
              <text:p text:style-name="P2">sonho</text:p>
            </table:table-cell>
          </table:table-row>
          <table:table-row table:style-name="TableLine94914118945664">
            <table:table-cell table:style-name="Tabela1.A2" office:value-type="string">
              <text:p text:style-name="P5">evening</text:p>
            </table:table-cell>
            <table:table-cell table:style-name="Tabela1.B938" office:value-type="string">
              <text:p text:style-name="P2">iivnêng</text:p>
            </table:table-cell>
            <table:table-cell table:style-name="Tabela1.C938" office:value-type="string">
              <text:p text:style-name="P2">noite</text:p>
            </table:table-cell>
          </table:table-row>
          <table:table-row table:style-name="TableLine94914118947712">
            <table:table-cell table:style-name="Tabela1.A2" office:value-type="string">
              <text:p text:style-name="P5">condition</text:p>
            </table:table-cell>
            <table:table-cell table:style-name="Tabela1.B939" office:value-type="string">
              <text:p text:style-name="P2">cândêshân</text:p>
            </table:table-cell>
            <table:table-cell table:style-name="Tabela1.C939" office:value-type="string">
              <text:p text:style-name="P2">condição</text:p>
            </table:table-cell>
          </table:table-row>
          <table:table-row table:style-name="TableLine94914118949760">
            <table:table-cell table:style-name="Tabela1.A2" office:value-type="string">
              <text:p text:style-name="P5">feed</text:p>
            </table:table-cell>
            <table:table-cell table:style-name="Tabela1.B940" office:value-type="string">
              <text:p text:style-name="P2">fiid</text:p>
            </table:table-cell>
            <table:table-cell table:style-name="Tabela1.C940" office:value-type="string">
              <text:p text:style-name="P2">alimentar</text:p>
            </table:table-cell>
          </table:table-row>
          <table:table-row table:style-name="TableLine94914118951808">
            <table:table-cell table:style-name="Tabela1.A2" office:value-type="string">
              <text:p text:style-name="P5">tool</text:p>
            </table:table-cell>
            <table:table-cell table:style-name="Tabela1.B941" office:value-type="string">
              <text:p text:style-name="P2">tuul</text:p>
            </table:table-cell>
            <table:table-cell table:style-name="Tabela1.C941" office:value-type="string">
              <text:p text:style-name="P2">ferramenta</text:p>
            </table:table-cell>
          </table:table-row>
          <table:table-row table:style-name="TableLine94914118953856">
            <table:table-cell table:style-name="Tabela1.A2" office:value-type="string">
              <text:p text:style-name="P5">total</text:p>
            </table:table-cell>
            <table:table-cell table:style-name="Tabela1.B942" office:value-type="string">
              <text:p text:style-name="P2">toutãl</text:p>
            </table:table-cell>
            <table:table-cell table:style-name="Tabela1.C942" office:value-type="string">
              <text:p text:style-name="P2">total</text:p>
            </table:table-cell>
          </table:table-row>
          <table:table-row table:style-name="TableLine94914118955904">
            <table:table-cell table:style-name="Tabela1.A2" office:value-type="string">
              <text:p text:style-name="P5">basic</text:p>
            </table:table-cell>
            <table:table-cell table:style-name="Tabela1.B943" office:value-type="string">
              <text:p text:style-name="P2">beisêk</text:p>
            </table:table-cell>
            <table:table-cell table:style-name="Tabela1.C943" office:value-type="string">
              <text:p text:style-name="P2">básico</text:p>
            </table:table-cell>
          </table:table-row>
          <table:table-row table:style-name="TableLine94914118957952">
            <table:table-cell table:style-name="Tabela1.A2" office:value-type="string">
              <text:p text:style-name="P5">smell</text:p>
            </table:table-cell>
            <table:table-cell table:style-name="Tabela1.B944" office:value-type="string">
              <text:p text:style-name="P2">smel</text:p>
            </table:table-cell>
            <table:table-cell table:style-name="Tabela1.C944" office:value-type="string">
              <text:p text:style-name="P2">cheiro</text:p>
            </table:table-cell>
          </table:table-row>
          <table:table-row table:style-name="TableLine94914118960000">
            <table:table-cell table:style-name="Tabela1.A2" office:value-type="string">
              <text:p text:style-name="P5">valley</text:p>
            </table:table-cell>
            <table:table-cell table:style-name="Tabela1.B945" office:value-type="string">
              <text:p text:style-name="P2">véli</text:p>
            </table:table-cell>
            <table:table-cell table:style-name="Tabela1.C945" office:value-type="string">
              <text:p text:style-name="P2">vale</text:p>
            </table:table-cell>
          </table:table-row>
          <table:table-row table:style-name="TableLine94914118962048">
            <table:table-cell table:style-name="Tabela1.A2" office:value-type="string">
              <text:p text:style-name="P5">nor</text:p>
            </table:table-cell>
            <table:table-cell table:style-name="Tabela1.B946" office:value-type="string">
              <text:p text:style-name="P2">nór</text:p>
            </table:table-cell>
            <table:table-cell table:style-name="Tabela1.C946" office:value-type="string">
              <text:p text:style-name="P2">nem</text:p>
            </table:table-cell>
          </table:table-row>
          <table:table-row table:style-name="TableLine94914118964096">
            <table:table-cell table:style-name="Tabela1.A2" office:value-type="string">
              <text:p text:style-name="P5">double</text:p>
            </table:table-cell>
            <table:table-cell table:style-name="Tabela1.B947" office:value-type="string">
              <text:p text:style-name="P2">dâbâl</text:p>
            </table:table-cell>
            <table:table-cell table:style-name="Tabela1.C947" office:value-type="string">
              <text:p text:style-name="P2">dobro</text:p>
            </table:table-cell>
          </table:table-row>
          <table:table-row table:style-name="TableLine94914118966144">
            <table:table-cell table:style-name="Tabela1.A2" office:value-type="string">
              <text:p text:style-name="P5">seat</text:p>
            </table:table-cell>
            <table:table-cell table:style-name="Tabela1.B948" office:value-type="string">
              <text:p text:style-name="P2">siit</text:p>
            </table:table-cell>
            <table:table-cell table:style-name="Tabela1.C948" office:value-type="string">
              <text:p text:style-name="P2">assento</text:p>
            </table:table-cell>
          </table:table-row>
          <table:table-row table:style-name="TableLine94914118968192">
            <table:table-cell table:style-name="Tabela1.A2" office:value-type="string">
              <text:p text:style-name="P5">arrive</text:p>
            </table:table-cell>
            <table:table-cell table:style-name="Tabela1.B949" office:value-type="string">
              <text:p text:style-name="P2">âraiv</text:p>
            </table:table-cell>
            <table:table-cell table:style-name="Tabela1.C949" office:value-type="string">
              <text:p text:style-name="P2">chegar</text:p>
            </table:table-cell>
          </table:table-row>
          <text:soft-page-break/>
          <table:table-row table:style-name="TableLine94914118970240">
            <table:table-cell table:style-name="Tabela1.A2" office:value-type="string">
              <text:p text:style-name="P5">master</text:p>
            </table:table-cell>
            <table:table-cell table:style-name="Tabela1.B950" office:value-type="string">
              <text:p text:style-name="P2">méstâr</text:p>
            </table:table-cell>
            <table:table-cell table:style-name="Tabela1.C950" office:value-type="string">
              <text:p text:style-name="P2">mestre</text:p>
            </table:table-cell>
          </table:table-row>
          <table:table-row table:style-name="TableLine94914118972288">
            <table:table-cell table:style-name="Tabela1.A2" office:value-type="string">
              <text:p text:style-name="P5">track</text:p>
            </table:table-cell>
            <table:table-cell table:style-name="Tabela1.B951" office:value-type="string">
              <text:p text:style-name="P2">trék</text:p>
            </table:table-cell>
            <table:table-cell table:style-name="Tabela1.C951" office:value-type="string">
              <text:p text:style-name="P2">trilha</text:p>
            </table:table-cell>
          </table:table-row>
          <table:table-row table:style-name="TableLine94914118974336">
            <table:table-cell table:style-name="Tabela1.A2" office:value-type="string">
              <text:p text:style-name="P5">parent</text:p>
            </table:table-cell>
            <table:table-cell table:style-name="Tabela1.B952" office:value-type="string">
              <text:p text:style-name="P2">pérânt</text:p>
            </table:table-cell>
            <table:table-cell table:style-name="Tabela1.C952" office:value-type="string">
              <text:p text:style-name="P2">pais</text:p>
            </table:table-cell>
          </table:table-row>
          <table:table-row table:style-name="TableLine94914118976384">
            <table:table-cell table:style-name="Tabela1.A2" office:value-type="string">
              <text:p text:style-name="P5">shore</text:p>
            </table:table-cell>
            <table:table-cell table:style-name="Tabela1.B953" office:value-type="string">
              <text:p text:style-name="P2">shór</text:p>
            </table:table-cell>
            <table:table-cell table:style-name="Tabela1.C953" office:value-type="string">
              <text:p text:style-name="P2">praia</text:p>
            </table:table-cell>
          </table:table-row>
          <table:table-row table:style-name="TableLine94914118978432">
            <table:table-cell table:style-name="Tabela1.A2" office:value-type="string">
              <text:p text:style-name="P5">division</text:p>
            </table:table-cell>
            <table:table-cell table:style-name="Tabela1.B954" office:value-type="string">
              <text:p text:style-name="P2">dêvêzhân</text:p>
            </table:table-cell>
            <table:table-cell table:style-name="Tabela1.C954" office:value-type="string">
              <text:p text:style-name="P2">divisão</text:p>
            </table:table-cell>
          </table:table-row>
          <table:table-row table:style-name="TableLine94914118980480">
            <table:table-cell table:style-name="Tabela1.A2" office:value-type="string">
              <text:p text:style-name="P5">sheet</text:p>
            </table:table-cell>
            <table:table-cell table:style-name="Tabela1.B955" office:value-type="string">
              <text:p text:style-name="P2">shiit</text:p>
            </table:table-cell>
            <table:table-cell table:style-name="Tabela1.C955" office:value-type="string">
              <text:p text:style-name="P2">folha, lençol</text:p>
            </table:table-cell>
          </table:table-row>
          <table:table-row table:style-name="TableLine94914118982528">
            <table:table-cell table:style-name="Tabela1.A2" office:value-type="string">
              <text:p text:style-name="P5">substance</text:p>
            </table:table-cell>
            <table:table-cell table:style-name="Tabela1.B956" office:value-type="string">
              <text:p text:style-name="P2">sâbstâns</text:p>
            </table:table-cell>
            <table:table-cell table:style-name="Tabela1.C956" office:value-type="string">
              <text:p text:style-name="P2">substância</text:p>
            </table:table-cell>
          </table:table-row>
          <table:table-row table:style-name="TableLine94914118984576">
            <table:table-cell table:style-name="Tabela1.A2" office:value-type="string">
              <text:p text:style-name="P5">favor</text:p>
            </table:table-cell>
            <table:table-cell table:style-name="Tabela1.B957" office:value-type="string">
              <text:p text:style-name="P2">feivâr</text:p>
            </table:table-cell>
            <table:table-cell table:style-name="Tabela1.C957" office:value-type="string">
              <text:p text:style-name="P2">favor, favorecer</text:p>
            </table:table-cell>
          </table:table-row>
          <table:table-row table:style-name="TableLine94914118986624">
            <table:table-cell table:style-name="Tabela1.A2" office:value-type="string">
              <text:p text:style-name="P5">connect</text:p>
            </table:table-cell>
            <table:table-cell table:style-name="Tabela1.B958" office:value-type="string">
              <text:p text:style-name="P2">cânect</text:p>
            </table:table-cell>
            <table:table-cell table:style-name="Tabela1.C958" office:value-type="string">
              <text:p text:style-name="P2">conectar</text:p>
            </table:table-cell>
          </table:table-row>
          <table:table-row table:style-name="TableLine94914118988672">
            <table:table-cell table:style-name="Tabela1.A2" office:value-type="string">
              <text:p text:style-name="P5">post</text:p>
            </table:table-cell>
            <table:table-cell table:style-name="Tabela1.B959" office:value-type="string">
              <text:p text:style-name="P2">poast</text:p>
            </table:table-cell>
            <table:table-cell table:style-name="Tabela1.C959" office:value-type="string">
              <text:p text:style-name="P2">pós, posto</text:p>
            </table:table-cell>
          </table:table-row>
          <table:table-row table:style-name="TableLine94914118990720">
            <table:table-cell table:style-name="Tabela1.A2" office:value-type="string">
              <text:p text:style-name="P5">spend</text:p>
            </table:table-cell>
            <table:table-cell table:style-name="Tabela1.B960" office:value-type="string">
              <text:p text:style-name="P2">spend</text:p>
            </table:table-cell>
            <table:table-cell table:style-name="Tabela1.C960" office:value-type="string">
              <text:p text:style-name="P2">gastar</text:p>
            </table:table-cell>
          </table:table-row>
          <table:table-row table:style-name="TableLine94914118992768">
            <table:table-cell table:style-name="Tabela1.A2" office:value-type="string">
              <text:p text:style-name="P5">swim</text:p>
            </table:table-cell>
            <table:table-cell table:style-name="Tabela1.B961" office:value-type="string">
              <text:p text:style-name="P2">suêm</text:p>
            </table:table-cell>
            <table:table-cell table:style-name="Tabela1.C961" office:value-type="string">
              <text:p text:style-name="P2">nadar</text:p>
            </table:table-cell>
          </table:table-row>
          <table:table-row table:style-name="TableLine94914118994816">
            <table:table-cell table:style-name="Tabela1.A2" office:value-type="string">
              <text:p text:style-name="P5">chord</text:p>
            </table:table-cell>
            <table:table-cell table:style-name="Tabela1.B962" office:value-type="string">
              <text:p text:style-name="P2">córd</text:p>
            </table:table-cell>
            <table:table-cell table:style-name="Tabela1.C962" office:value-type="string">
              <text:p text:style-name="P2">acorde</text:p>
            </table:table-cell>
          </table:table-row>
          <table:table-row table:style-name="TableLine94914118996864">
            <table:table-cell table:style-name="Tabela1.A2" office:value-type="string">
              <text:p text:style-name="P5">fat</text:p>
            </table:table-cell>
            <table:table-cell table:style-name="Tabela1.B963" office:value-type="string">
              <text:p text:style-name="P2">fét</text:p>
            </table:table-cell>
            <table:table-cell table:style-name="Tabela1.C963" office:value-type="string">
              <text:p text:style-name="P2">gordo</text:p>
            </table:table-cell>
          </table:table-row>
          <table:table-row table:style-name="TableLine94914118998912">
            <table:table-cell table:style-name="Tabela1.A2" office:value-type="string">
              <text:p text:style-name="P5">glad</text:p>
            </table:table-cell>
            <table:table-cell table:style-name="Tabela1.B964" office:value-type="string">
              <text:p text:style-name="P2">gléd</text:p>
            </table:table-cell>
            <table:table-cell table:style-name="Tabela1.C964" office:value-type="string">
              <text:p text:style-name="P2">contente</text:p>
            </table:table-cell>
          </table:table-row>
          <table:table-row table:style-name="TableLine94914119000960">
            <table:table-cell table:style-name="Tabela1.A2" office:value-type="string">
              <text:p text:style-name="P5">original</text:p>
            </table:table-cell>
            <table:table-cell table:style-name="Tabela1.B965" office:value-type="string">
              <text:p text:style-name="P2">ârêdjânâl</text:p>
            </table:table-cell>
            <table:table-cell table:style-name="Tabela1.C965" office:value-type="string">
              <text:p text:style-name="P2">original</text:p>
            </table:table-cell>
          </table:table-row>
          <table:table-row table:style-name="TableLine94914119003008">
            <table:table-cell table:style-name="Tabela1.A2" office:value-type="string">
              <text:p text:style-name="P5">share</text:p>
            </table:table-cell>
            <table:table-cell table:style-name="Tabela1.B966" office:value-type="string">
              <text:p text:style-name="P2">shér</text:p>
            </table:table-cell>
            <table:table-cell table:style-name="Tabela1.C966" office:value-type="string">
              <text:p text:style-name="P2">parte</text:p>
            </table:table-cell>
          </table:table-row>
          <table:table-row table:style-name="TableLine94914119005056">
            <table:table-cell table:style-name="Tabela1.A2" office:value-type="string">
              <text:p text:style-name="P5">station</text:p>
            </table:table-cell>
            <table:table-cell table:style-name="Tabela1.B967" office:value-type="string">
              <text:p text:style-name="P2">steishân</text:p>
            </table:table-cell>
            <table:table-cell table:style-name="Tabela1.C967" office:value-type="string">
              <text:p text:style-name="P2">estação</text:p>
            </table:table-cell>
          </table:table-row>
          <table:table-row table:style-name="TableLine94914119007104">
            <table:table-cell table:style-name="Tabela1.A2" office:value-type="string">
              <text:p text:style-name="P5">dad</text:p>
            </table:table-cell>
            <table:table-cell table:style-name="Tabela1.B968" office:value-type="string">
              <text:p text:style-name="P2">déd</text:p>
            </table:table-cell>
            <table:table-cell table:style-name="Tabela1.C968" office:value-type="string">
              <text:p text:style-name="P2">papai</text:p>
            </table:table-cell>
          </table:table-row>
          <table:table-row table:style-name="TableLine94914119009152">
            <table:table-cell table:style-name="Tabela1.A2" office:value-type="string">
              <text:p text:style-name="P5">bread</text:p>
            </table:table-cell>
            <table:table-cell table:style-name="Tabela1.B969" office:value-type="string">
              <text:p text:style-name="P2">bréd</text:p>
            </table:table-cell>
            <table:table-cell table:style-name="Tabela1.C969" office:value-type="string">
              <text:p text:style-name="P2">pão</text:p>
            </table:table-cell>
          </table:table-row>
          <table:table-row table:style-name="TableLine94914119011200">
            <table:table-cell table:style-name="Tabela1.A2" office:value-type="string">
              <text:p text:style-name="P5">charge</text:p>
            </table:table-cell>
            <table:table-cell table:style-name="Tabela1.B970" office:value-type="string">
              <text:p text:style-name="P2">chardj</text:p>
            </table:table-cell>
            <table:table-cell table:style-name="Tabela1.C970" office:value-type="string">
              <text:p text:style-name="P2">carga, cobrança</text:p>
            </table:table-cell>
          </table:table-row>
          <table:table-row table:style-name="TableLine94914119013248">
            <table:table-cell table:style-name="Tabela1.A2" office:value-type="string">
              <text:p text:style-name="P5">proper</text:p>
            </table:table-cell>
            <table:table-cell table:style-name="Tabela1.B971" office:value-type="string">
              <text:p text:style-name="P2">prapâr</text:p>
            </table:table-cell>
            <table:table-cell table:style-name="Tabela1.C971" office:value-type="string">
              <text:p text:style-name="P2">próprio</text:p>
            </table:table-cell>
          </table:table-row>
          <table:table-row table:style-name="TableLine94914119015296">
            <table:table-cell table:style-name="Tabela1.A2" office:value-type="string">
              <text:p text:style-name="P5">bar</text:p>
            </table:table-cell>
            <table:table-cell table:style-name="Tabela1.B972" office:value-type="string">
              <text:p text:style-name="P2">bar</text:p>
            </table:table-cell>
            <table:table-cell table:style-name="Tabela1.C972" office:value-type="string">
              <text:p text:style-name="P2">bar, barra</text:p>
            </table:table-cell>
          </table:table-row>
          <table:table-row table:style-name="TableLine94914119017344">
            <table:table-cell table:style-name="Tabela1.A2" office:value-type="string">
              <text:p text:style-name="P5">offer</text:p>
            </table:table-cell>
            <table:table-cell table:style-name="Tabela1.B973" office:value-type="string">
              <text:p text:style-name="P2">afêr</text:p>
            </table:table-cell>
            <table:table-cell table:style-name="Tabela1.C973" office:value-type="string">
              <text:p text:style-name="P2">oferecer</text:p>
            </table:table-cell>
          </table:table-row>
          <table:table-row table:style-name="TableLine94914119019392">
            <table:table-cell table:style-name="Tabela1.A2" office:value-type="string">
              <text:p text:style-name="P5">segment</text:p>
            </table:table-cell>
            <table:table-cell table:style-name="Tabela1.B974" office:value-type="string">
              <text:p text:style-name="P2">segmânt</text:p>
            </table:table-cell>
            <table:table-cell table:style-name="Tabela1.C974" office:value-type="string">
              <text:p text:style-name="P2">segmento</text:p>
            </table:table-cell>
          </table:table-row>
          <table:table-row table:style-name="TableLine94914119021440">
            <table:table-cell table:style-name="Tabela1.A2" office:value-type="string">
              <text:p text:style-name="P5">slave</text:p>
            </table:table-cell>
            <table:table-cell table:style-name="Tabela1.B975" office:value-type="string">
              <text:p text:style-name="P2">sleiv</text:p>
            </table:table-cell>
            <table:table-cell table:style-name="Tabela1.C975" office:value-type="string">
              <text:p text:style-name="P2">escravo</text:p>
            </table:table-cell>
          </table:table-row>
          <table:table-row table:style-name="TableLine94914119023488">
            <table:table-cell table:style-name="Tabela1.A2" office:value-type="string">
              <text:p text:style-name="P5">duck</text:p>
            </table:table-cell>
            <table:table-cell table:style-name="Tabela1.B976" office:value-type="string">
              <text:p text:style-name="P2">dâk</text:p>
            </table:table-cell>
            <table:table-cell table:style-name="Tabela1.C976" office:value-type="string">
              <text:p text:style-name="P2">pato, mergulhar</text:p>
            </table:table-cell>
          </table:table-row>
          <table:table-row table:style-name="TableLine94914119025536">
            <table:table-cell table:style-name="Tabela1.A2" office:value-type="string">
              <text:p text:style-name="P5">instant</text:p>
            </table:table-cell>
            <table:table-cell table:style-name="Tabela1.B977" office:value-type="string">
              <text:p text:style-name="P2">ênstânt</text:p>
            </table:table-cell>
            <table:table-cell table:style-name="Tabela1.C977" office:value-type="string">
              <text:p text:style-name="P2">instante</text:p>
            </table:table-cell>
          </table:table-row>
          <table:table-row table:style-name="TableLine94914119027584">
            <table:table-cell table:style-name="Tabela1.A2" office:value-type="string">
              <text:p text:style-name="P5">market</text:p>
            </table:table-cell>
            <table:table-cell table:style-name="Tabela1.B978" office:value-type="string">
              <text:p text:style-name="P2">markât</text:p>
            </table:table-cell>
            <table:table-cell table:style-name="Tabela1.C978" office:value-type="string">
              <text:p text:style-name="P2">mercado</text:p>
            </table:table-cell>
          </table:table-row>
          <table:table-row table:style-name="TableLine94914119029632">
            <table:table-cell table:style-name="Tabela1.A2" office:value-type="string">
              <text:p text:style-name="P5">degree</text:p>
            </table:table-cell>
            <table:table-cell table:style-name="Tabela1.B979" office:value-type="string">
              <text:p text:style-name="P2">dêgrii</text:p>
            </table:table-cell>
            <table:table-cell table:style-name="Tabela1.C979" office:value-type="string">
              <text:p text:style-name="P2">grau</text:p>
            </table:table-cell>
          </table:table-row>
          <table:table-row table:style-name="TableLine94914119031680">
            <table:table-cell table:style-name="Tabela1.A2" office:value-type="string">
              <text:p text:style-name="P5">populate</text:p>
            </table:table-cell>
            <table:table-cell table:style-name="Tabela1.B980" office:value-type="string">
              <text:p text:style-name="P2">papiâleit</text:p>
            </table:table-cell>
            <table:table-cell table:style-name="Tabela1.C980" office:value-type="string">
              <text:p text:style-name="P2">povoar</text:p>
            </table:table-cell>
          </table:table-row>
          <table:table-row table:style-name="TableLine94914119033728">
            <table:table-cell table:style-name="Tabela1.A2" office:value-type="string">
              <text:p text:style-name="P5">chick</text:p>
            </table:table-cell>
            <table:table-cell table:style-name="Tabela1.B981" office:value-type="string">
              <text:p text:style-name="P2">tchêk</text:p>
            </table:table-cell>
            <table:table-cell table:style-name="Tabela1.C981" office:value-type="string">
              <text:p text:style-name="P2">pintinho</text:p>
            </table:table-cell>
          </table:table-row>
          <table:table-row table:style-name="TableLine94914119035776">
            <table:table-cell table:style-name="Tabela1.A2" office:value-type="string">
              <text:p text:style-name="P5">dear</text:p>
            </table:table-cell>
            <table:table-cell table:style-name="Tabela1.B982" office:value-type="string">
              <text:p text:style-name="P2">diir</text:p>
            </table:table-cell>
            <table:table-cell table:style-name="Tabela1.C982" office:value-type="string">
              <text:p text:style-name="P2">querido</text:p>
            </table:table-cell>
          </table:table-row>
          <table:table-row table:style-name="TableLine94914119037824">
            <table:table-cell table:style-name="Tabela1.A2" office:value-type="string">
              <text:p text:style-name="P5">enemy</text:p>
            </table:table-cell>
            <table:table-cell table:style-name="Tabela1.B983" office:value-type="string">
              <text:p text:style-name="P2">enâmi</text:p>
            </table:table-cell>
            <table:table-cell table:style-name="Tabela1.C983" office:value-type="string">
              <text:p text:style-name="P2">inimigo</text:p>
            </table:table-cell>
          </table:table-row>
          <table:table-row table:style-name="TableLine94914119039872">
            <table:table-cell table:style-name="Tabela1.A2" office:value-type="string">
              <text:p text:style-name="P5">reply</text:p>
            </table:table-cell>
            <table:table-cell table:style-name="Tabela1.B984" office:value-type="string">
              <text:p text:style-name="P2">rêplai</text:p>
            </table:table-cell>
            <table:table-cell table:style-name="Tabela1.C984" office:value-type="string">
              <text:p text:style-name="P2">resposta</text:p>
            </table:table-cell>
          </table:table-row>
          <table:table-row table:style-name="TableLine94914119041920">
            <table:table-cell table:style-name="Tabela1.A2" office:value-type="string">
              <text:p text:style-name="P5">drink</text:p>
            </table:table-cell>
            <table:table-cell table:style-name="Tabela1.B985" office:value-type="string">
              <text:p text:style-name="P2">drênk</text:p>
            </table:table-cell>
            <table:table-cell table:style-name="Tabela1.C985" office:value-type="string">
              <text:p text:style-name="P2">bebida</text:p>
            </table:table-cell>
          </table:table-row>
          <table:table-row table:style-name="TableLine94914119043968">
            <table:table-cell table:style-name="Tabela1.A2" office:value-type="string">
              <text:p text:style-name="P5">occur</text:p>
            </table:table-cell>
            <table:table-cell table:style-name="Tabela1.B986" office:value-type="string">
              <text:p text:style-name="P2">âcâr</text:p>
            </table:table-cell>
            <table:table-cell table:style-name="Tabela1.C986" office:value-type="string">
              <text:p text:style-name="P2">ocorrer</text:p>
            </table:table-cell>
          </table:table-row>
          <table:table-row table:style-name="TableLine94914119046016">
            <table:table-cell table:style-name="Tabela1.A987" office:value-type="float" office:value="0">
              <text:p text:style-name="P5">0,00</text:p>
            </table:table-cell>
            <table:table-cell table:style-name="Tabela1.B987" office:value-type="string">
              <text:p text:style-name="P2">sâpórt</text:p>
            </table:table-cell>
            <table:table-cell table:style-name="Tabela1.C987" office:value-type="string">
              <text:p text:style-name="P2">apoiar</text:p>
            </table:table-cell>
          </table:table-row>
          <table:table-row table:style-name="TableLine94914119048768">
            <table:table-cell table:style-name="Tabela1.A2" office:value-type="string">
              <text:p text:style-name="P5">speech</text:p>
            </table:table-cell>
            <table:table-cell table:style-name="Tabela1.B988" office:value-type="string">
              <text:p text:style-name="P2">spiitch</text:p>
            </table:table-cell>
            <table:table-cell table:style-name="Tabela1.C988" office:value-type="string">
              <text:p text:style-name="P2">discurso</text:p>
            </table:table-cell>
          </table:table-row>
          <table:table-row table:style-name="TableLine94914119050816">
            <table:table-cell table:style-name="Tabela1.A2" office:value-type="string">
              <text:p text:style-name="P5">nature</text:p>
            </table:table-cell>
            <table:table-cell table:style-name="Tabela1.B989" office:value-type="string">
              <text:p text:style-name="P2">neitchâr</text:p>
            </table:table-cell>
            <table:table-cell table:style-name="Tabela1.C989" office:value-type="string">
              <text:p text:style-name="P2">natureza</text:p>
            </table:table-cell>
          </table:table-row>
          <table:table-row table:style-name="TableLine94914119052864">
            <table:table-cell table:style-name="Tabela1.A2" office:value-type="string">
              <text:p text:style-name="P5">range</text:p>
            </table:table-cell>
            <table:table-cell table:style-name="Tabela1.B990" office:value-type="string">
              <text:p text:style-name="P2">reindj</text:p>
            </table:table-cell>
            <table:table-cell table:style-name="Tabela1.C990" office:value-type="string">
              <text:p text:style-name="P2">alcance, pastagem</text:p>
            </table:table-cell>
          </table:table-row>
          <table:table-row table:style-name="TableLine94914119054912">
            <table:table-cell table:style-name="Tabela1.A2" office:value-type="string">
              <text:p text:style-name="P5">steam</text:p>
            </table:table-cell>
            <table:table-cell table:style-name="Tabela1.B991" office:value-type="string">
              <text:p text:style-name="P2">stiim</text:p>
            </table:table-cell>
            <table:table-cell table:style-name="Tabela1.C991" office:value-type="string">
              <text:p text:style-name="P2">vapor</text:p>
            </table:table-cell>
          </table:table-row>
          <table:table-row table:style-name="TableLine94914119056960">
            <table:table-cell table:style-name="Tabela1.A2" office:value-type="string">
              <text:p text:style-name="P5">motion</text:p>
            </table:table-cell>
            <table:table-cell table:style-name="Tabela1.B992" office:value-type="string">
              <text:p text:style-name="P2">moushân</text:p>
            </table:table-cell>
            <table:table-cell table:style-name="Tabela1.C992" office:value-type="string">
              <text:p text:style-name="P2">movimento</text:p>
            </table:table-cell>
          </table:table-row>
          <table:table-row table:style-name="TableLine94914119059008">
            <table:table-cell table:style-name="Tabela1.A2" office:value-type="string">
              <text:p text:style-name="P5">path</text:p>
            </table:table-cell>
            <table:table-cell table:style-name="Tabela1.B993" office:value-type="string">
              <text:p text:style-name="P2">péth</text:p>
            </table:table-cell>
            <table:table-cell table:style-name="Tabela1.C993" office:value-type="string">
              <text:p text:style-name="P2">caminho</text:p>
            </table:table-cell>
          </table:table-row>
          <table:table-row table:style-name="TableLine94914119061056">
            <table:table-cell table:style-name="Tabela1.A2" office:value-type="string">
              <text:p text:style-name="P5">liquid</text:p>
            </table:table-cell>
            <table:table-cell table:style-name="Tabela1.B994" office:value-type="string">
              <text:p text:style-name="P2">lêquâd</text:p>
            </table:table-cell>
            <table:table-cell table:style-name="Tabela1.C994" office:value-type="string">
              <text:p text:style-name="P2">líquido</text:p>
            </table:table-cell>
          </table:table-row>
          <table:table-row table:style-name="TableLine94914119063104">
            <table:table-cell table:style-name="Tabela1.A2" office:value-type="string">
              <text:p text:style-name="P5">log</text:p>
            </table:table-cell>
            <table:table-cell table:style-name="Tabela1.B995" office:value-type="string">
              <text:p text:style-name="P2">lóg</text:p>
            </table:table-cell>
            <table:table-cell table:style-name="Tabela1.C995" office:value-type="string">
              <text:p text:style-name="P2">lenha, diário</text:p>
            </table:table-cell>
          </table:table-row>
          <table:table-row table:style-name="TableLine94914119065152">
            <table:table-cell table:style-name="Tabela1.A2" office:value-type="string">
              <text:p text:style-name="P5">meant</text:p>
            </table:table-cell>
            <table:table-cell table:style-name="Tabela1.B996" office:value-type="string">
              <text:p text:style-name="P2">ment</text:p>
            </table:table-cell>
            <table:table-cell table:style-name="Tabela1.C996" office:value-type="string">
              <text:p text:style-name="P2">significado</text:p>
            </table:table-cell>
          </table:table-row>
          <table:table-row table:style-name="TableLine94914119067200">
            <table:table-cell table:style-name="Tabela1.A2" office:value-type="string">
              <text:p text:style-name="P5">quotient</text:p>
            </table:table-cell>
            <table:table-cell table:style-name="Tabela1.B997" office:value-type="string">
              <text:p text:style-name="P2">quoshânt</text:p>
            </table:table-cell>
            <table:table-cell table:style-name="Tabela1.C997" office:value-type="string">
              <text:p text:style-name="P2">quociente</text:p>
            </table:table-cell>
          </table:table-row>
          <table:table-row table:style-name="TableLine94914119069248">
            <table:table-cell table:style-name="Tabela1.A2" office:value-type="string">
              <text:p text:style-name="P5">teeth</text:p>
            </table:table-cell>
            <table:table-cell table:style-name="Tabela1.B998" office:value-type="string">
              <text:p text:style-name="P2">tiith</text:p>
            </table:table-cell>
            <table:table-cell table:style-name="Tabela1.C998" office:value-type="string">
              <text:p text:style-name="P2">dentes</text:p>
            </table:table-cell>
          </table:table-row>
          <table:table-row table:style-name="TableLine94914119071296">
            <table:table-cell table:style-name="Tabela1.A2" office:value-type="string">
              <text:p text:style-name="P5">shell</text:p>
            </table:table-cell>
            <table:table-cell table:style-name="Tabela1.B999" office:value-type="string">
              <text:p text:style-name="P2">shel</text:p>
            </table:table-cell>
            <table:table-cell table:style-name="Tabela1.C999" office:value-type="string">
              <text:p text:style-name="P2">concha</text:p>
            </table:table-cell>
          </table:table-row>
          <table:table-row table:style-name="TableLine94914119073344">
            <table:table-cell table:style-name="Tabela1.A2" office:value-type="string">
              <text:p text:style-name="P5">neck</text:p>
            </table:table-cell>
            <table:table-cell table:style-name="Tabela1.B1000" office:value-type="string">
              <text:p text:style-name="P2">nek</text:p>
            </table:table-cell>
            <table:table-cell table:style-name="Tabela1.C1000" office:value-type="string">
              <text:p text:style-name="P2">pescoço</text:p>
            </table:table-cell>
          </table:table-row>
          <table:table-row table:style-name="TableLine94914119075392">
            <table:table-cell table:style-name="Tabela1.A2" office:value-type="string">
              <text:p text:style-name="P5">dessert</text:p>
            </table:table-cell>
            <table:table-cell table:style-name="Tabela1.B1001" office:value-type="string">
              <text:p text:style-name="P2">dêssârt</text:p>
            </table:table-cell>
            <table:table-cell table:style-name="Tabela1.C1001" office:value-type="string">
              <text:p text:style-name="P2">sobremesa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48cm" style:type="center"/>
          <style:tab-stop style:position="18.2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48cm" style:type="center"/>
          <style:tab-stop style:position="18.29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cm" fo:margin-right="1.0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08:56.089345013</meta:creation-date>
    <dc:date>2021-09-20T17:36:10.899827134</dc:date>
    <meta:editing-duration>PT5M4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2" meta:paragraph-count="3003" meta:word-count="3195" meta:character-count="16951" meta:non-whitespace-character-count="16759"/>
  </office:meta>
</office:document-meta>
</file>